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eejob_scraped1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lien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categori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Publie le</text:p>
          </table:table-cell>
          <table:table-cell office:value-type="string" table:style-name="ce1">
            <text:p>Type de poste</text:p>
          </table:table-cell>
          <table:table-cell office:value-type="string" table:style-name="ce1">
            <text:p>Lieu de travail</text:p>
          </table:table-cell>
          <table:table-cell office:value-type="string" table:style-name="ce1">
            <text:p>Experience</text:p>
          </table:table-cell>
          <table:table-cell office:value-type="string" table:style-name="ce1">
            <text:p>Etude</text:p>
          </table:table-cell>
          <table:table-cell office:value-type="string" table:style-name="ce1">
            <text:p>Remuneration proposee</text:p>
          </table:table-cell>
          <table:table-cell office:value-type="string" table:style-name="ce1">
            <text:p>Disponibilite</text:p>
          </table:table-cell>
          <table:table-cell office:value-type="string" table:style-name="ce1">
            <text:p>Langues</text:p>
          </table:table-cell>
          <table:table-cell office:value-type="string" table:style-name="ce1">
            <text:p>Mobilit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Réseaux et Système</text:p>
          </table:table-cell>
          <table:table-cell office:value-type="string" table:style-name="ce1">
            <text:p>https://www.keejob.com/offres-emploi/153484/technicien-réseaux-et-système/</text:p>
          </table:table-cell>
          <table:table-cell office:value-type="string" table:style-name="ce1">
            <text:p>AT SERVICES</text:p>
          </table:table-cell>
          <table:table-cell office:value-type="string" table:style-name="ce1">
            <text:p>call center / télévente</text:p>
          </table:table-cell>
          <table:table-cell office:value-type="float" office:value="153484" table:style-name="ce1">
            <text:p>15348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ack office (ITALIANO)</text:p>
          </table:table-cell>
          <table:table-cell office:value-type="string" table:style-name="ce1">
            <text:p>https://www.keejob.com/offres-emploi/153044/back-office-italiano/</text:p>
          </table:table-cell>
          <table:table-cell office:value-type="string" table:style-name="ce1">
            <text:p>TRANSCOM</text:p>
          </table:table-cell>
          <table:table-cell office:value-type="string" table:style-name="ce1">
            <text:p>call center / télévente</text:p>
          </table:table-cell>
          <table:table-cell office:value-type="float" office:value="153044" table:style-name="ce1">
            <text:p>15304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 Italie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en informatique</text:p>
          </table:table-cell>
          <table:table-cell office:value-type="string" table:style-name="ce1">
            <text:p>https://www.keejob.com/offres-emploi/152653/technicien-supérieur-en-informatique/</text:p>
          </table:table-cell>
          <table:table-cell office:value-type="string" table:style-name="ce1">
            <text:p>RAS CONSULTING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2653" table:style-name="ce1">
            <text:p>15265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Méthode</text:p>
          </table:table-cell>
          <table:table-cell office:value-type="string" table:style-name="ce1">
            <text:p>https://www.keejob.com/offres-emploi/153766/ingénieur-méthode/</text:p>
          </table:table-cell>
          <table:table-cell office:value-type="string" table:style-name="ce1">
            <text:p>ONETECH HOLDING</text:p>
          </table:table-cell>
          <table:table-cell office:value-type="string" table:style-name="ce1">
            <text:p>informatique / télécoms</text:p>
          </table:table-cell>
          <table:table-cell office:value-type="float" office:value="153766" table:style-name="ce1">
            <text:p>15376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Menzel JemilBizert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 Prévoyance</text:p>
          </table:table-cell>
          <table:table-cell office:value-type="string" table:style-name="ce1">
            <text:p>https://www.keejob.com/offres-emploi/153008/télévendeurs-prévoyance/</text:p>
          </table:table-cell>
          <table:table-cell office:value-type="string" table:style-name="ce1">
            <text:p>FILIASSUR TUNISIE</text:p>
          </table:table-cell>
          <table:table-cell office:value-type="string" table:style-name="ce1">
            <text:p>banque / finance / assurances</text:p>
          </table:table-cell>
          <table:table-cell office:value-type="float" office:value="153008" table:style-name="ce1">
            <text:p>15300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3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NE QUALITE</text:p>
          </table:table-cell>
          <table:table-cell office:value-type="string" table:style-name="ce1">
            <text:p>https://www.keejob.com/offres-emploi/153737/technicienne-qualite/</text:p>
          </table:table-cell>
          <table:table-cell office:value-type="string" table:style-name="ce1">
            <text:p>TUNICAST</text:p>
          </table:table-cell>
          <table:table-cell office:value-type="string" table:style-name="ce1">
            <text:p>industrie métalliques</text:p>
          </table:table-cell>
          <table:table-cell office:value-type="float" office:value="153737" table:style-name="ce1">
            <text:p>15373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-SIVP-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 clientèle à Sidi Bouzid</text:p>
          </table:table-cell>
          <table:table-cell office:value-type="string" table:style-name="ce1">
            <text:p>https://www.keejob.com/offres-emploi/153038/chargé-de-clientèle-à-sidi-bouzid/</text:p>
          </table:table-cell>
          <table:table-cell office:value-type="string" table:style-name="ce1">
            <text:p>TUNISIE LEASING ET FACTORING</text:p>
          </table:table-cell>
          <table:table-cell office:value-type="string" table:style-name="ce1">
            <text:p>banque / finance / assurances</text:p>
          </table:table-cell>
          <table:table-cell office:value-type="float" office:value="153038" table:style-name="ce1">
            <text:p>15303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idi Bouzid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nager / Superviseur d'Equipe</text:p>
          </table:table-cell>
          <table:table-cell office:value-type="string" table:style-name="ce1">
            <text:p>https://www.keejob.com/offres-emploi/153061/manager-superviseur-dequipe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061" table:style-name="ce1">
            <text:p>15306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Maintenance et Pièces Rechange</text:p>
          </table:table-cell>
          <table:table-cell office:value-type="string" table:style-name="ce1">
            <text:p>https://www.keejob.com/offres-emploi/152523/gestionnaire-maintenance-et-pièces-rechange/</text:p>
          </table:table-cell>
          <table:table-cell office:value-type="string" table:style-name="ce1">
            <text:p>LA BROSSE</text:p>
          </table:table-cell>
          <table:table-cell office:value-type="string" table:style-name="ce1">
            <text:p>autres</text:p>
          </table:table-cell>
          <table:table-cell office:value-type="float" office:value="152523" table:style-name="ce1">
            <text:p>15252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PE Aruba TAC Engineer- English</text:p>
          </table:table-cell>
          <table:table-cell office:value-type="string" table:style-name="ce1">
            <text:p>https://www.keejob.com/offres-emploi/153556/aruba-tac-engineer-english/</text:p>
          </table:table-cell>
          <table:table-cell office:value-type="string" table:style-name="ce1">
            <text:p>HPE</text:p>
          </table:table-cell>
          <table:table-cell office:value-type="string" table:style-name="ce1">
            <text:p>informatique / télécoms</text:p>
          </table:table-cell>
          <table:table-cell office:value-type="float" office:value="153556" table:style-name="ce1">
            <text:p>15355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 H/F</text:p>
          </table:table-cell>
          <table:table-cell office:value-type="string" table:style-name="ce1">
            <text:p>https://www.keejob.com/offres-emploi/153781/technico-commercial-hf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81" table:style-name="ce1">
            <text:p>15378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 (H/F)</text:p>
          </table:table-cell>
          <table:table-cell office:value-type="string" table:style-name="ce1">
            <text:p>https://www.keejob.com/offres-emploi/152418/comptable-hf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18" table:style-name="ce1">
            <text:p>15241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3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uman Resources Assistant</text:p>
          </table:table-cell>
          <table:table-cell office:value-type="string" table:style-name="ce1">
            <text:p>https://www.keejob.com/offres-emploi/153487/human-resources-assistant/</text:p>
          </table:table-cell>
          <table:table-cell office:value-type="string" table:style-name="ce1">
            <text:p>HUBER SUHNER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487" table:style-name="ce1">
            <text:p>15348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 BtoB Confirmés</text:p>
          </table:table-cell>
          <table:table-cell office:value-type="string" table:style-name="ce1">
            <text:p>https://www.keejob.com/offres-emploi/152229/télévendeurs-btob-confirmés/</text:p>
          </table:table-cell>
          <table:table-cell office:value-type="string" table:style-name="ce1">
            <text:p>PHONEACT</text:p>
          </table:table-cell>
          <table:table-cell office:value-type="string" table:style-name="ce1">
            <text:p>call center / télévente</text:p>
          </table:table-cell>
          <table:table-cell office:value-type="float" office:value="152229" table:style-name="ce1">
            <text:p>15222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rs et caissiers Tunisia Mall</text:p>
          </table:table-cell>
          <table:table-cell office:value-type="string" table:style-name="ce1">
            <text:p>https://www.keejob.com/offres-emploi/152153/vendeurs-et-caissiers-tunisia-mall/</text:p>
          </table:table-cell>
          <table:table-cell office:value-type="string" table:style-name="ce1">
            <text:p>TUNTEX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153" table:style-name="ce1">
            <text:p>15215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qualité en Centre d'appel</text:p>
          </table:table-cell>
          <table:table-cell office:value-type="string" table:style-name="ce1">
            <text:p>https://www.keejob.com/offres-emploi/153787/chargée-qualité-en-centre-dappel/</text:p>
          </table:table-cell>
          <table:table-cell office:value-type="string" table:style-name="ce1">
            <text:p>CALLMAX</text:p>
          </table:table-cell>
          <table:table-cell office:value-type="string" table:style-name="ce1">
            <text:p>call center / télévente</text:p>
          </table:table-cell>
          <table:table-cell office:value-type="float" office:value="153787" table:style-name="ce1">
            <text:p>15378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logistique</text:p>
          </table:table-cell>
          <table:table-cell office:value-type="string" table:style-name="ce1">
            <text:p>https://www.keejob.com/offres-emploi/153358/responsable-logistique/</text:p>
          </table:table-cell>
          <table:table-cell office:value-type="string" table:style-name="ce1">
            <text:p>LUXO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358" table:style-name="ce1">
            <text:p>15335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Sécurité</text:p>
          </table:table-cell>
          <table:table-cell office:value-type="string" table:style-name="ce1">
            <text:p>https://www.keejob.com/offres-emploi/152469/consultant-sécurité/</text:p>
          </table:table-cell>
          <table:table-cell office:value-type="string" table:style-name="ce1">
            <text:p>DEVOTEAM</text:p>
          </table:table-cell>
          <table:table-cell office:value-type="string" table:style-name="ce1">
            <text:p>informatique / télécoms</text:p>
          </table:table-cell>
          <table:table-cell office:value-type="float" office:value="152469" table:style-name="ce1">
            <text:p>15246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lanificateur de production</text:p>
          </table:table-cell>
          <table:table-cell office:value-type="string" table:style-name="ce1">
            <text:p>https://www.keejob.com/offres-emploi/152804/planificateur-de-production/</text:p>
          </table:table-cell>
          <table:table-cell office:value-type="string" table:style-name="ce1">
            <text:p>KROMBERG &amp; SCHUBERT TUNISIE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2804" table:style-name="ce1">
            <text:p>15280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Beja NordBéj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duct Engineer Leader(H/F)</text:p>
          </table:table-cell>
          <table:table-cell office:value-type="string" table:style-name="ce1">
            <text:p>https://www.keejob.com/offres-emploi/152181/product-engineer-leader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181" table:style-name="ce1">
            <text:p>15218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eb Developer</text:p>
          </table:table-cell>
          <table:table-cell office:value-type="string" table:style-name="ce1">
            <text:p>https://www.keejob.com/offres-emploi/153040/web-developer/</text:p>
          </table:table-cell>
          <table:table-cell office:value-type="string" table:style-name="ce1">
            <text:p>FAURECIA INFORMATIQUE TUNISIE - FIT</text:p>
          </table:table-cell>
          <table:table-cell office:value-type="string" table:style-name="ce1">
            <text:p>informatique / télécoms</text:p>
          </table:table-cell>
          <table:table-cell office:value-type="float" office:value="153040" table:style-name="ce1">
            <text:p>15304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(E) COMPTABLE</text:p>
          </table:table-cell>
          <table:table-cell office:value-type="string" table:style-name="ce1">
            <text:p>https://www.keejob.com/offres-emploi/152862/assistant-e-comptable/</text:p>
          </table:table-cell>
          <table:table-cell office:value-type="string" table:style-name="ce1">
            <text:p>NEOPOLIS</text:p>
          </table:table-cell>
          <table:table-cell office:value-type="string" table:style-name="ce1">
            <text:p>call center / télévente</text:p>
          </table:table-cell>
          <table:table-cell office:value-type="float" office:value="152862" table:style-name="ce1">
            <text:p>15286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rs et caissiers Sfax</text:p>
          </table:table-cell>
          <table:table-cell office:value-type="string" table:style-name="ce1">
            <text:p>https://www.keejob.com/offres-emploi/152309/vendeurs-et-caissiers-sfax/</text:p>
          </table:table-cell>
          <table:table-cell office:value-type="string" table:style-name="ce1">
            <text:p>TUNTEX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09" table:style-name="ce1">
            <text:p>15230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heteur</text:p>
          </table:table-cell>
          <table:table-cell office:value-type="string" table:style-name="ce1">
            <text:p>https://www.keejob.com/offres-emploi/152211/acheteur/</text:p>
          </table:table-cell>
          <table:table-cell office:value-type="string" table:style-name="ce1">
            <text:p>FATALES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211" table:style-name="ce1">
            <text:p>15221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Téléopérateurs Expérimentés en B2B</text:p>
          </table:table-cell>
          <table:table-cell office:value-type="string" table:style-name="ce1">
            <text:p>https://www.keejob.com/offres-emploi/153723/des-téléopérateurs-expérimentés-en-b2b/</text:p>
          </table:table-cell>
          <table:table-cell office:value-type="string" table:style-name="ce1">
            <text:p>AT SERVICES</text:p>
          </table:table-cell>
          <table:table-cell office:value-type="string" table:style-name="ce1">
            <text:p>call center / télévente</text:p>
          </table:table-cell>
          <table:table-cell office:value-type="float" office:value="153723" table:style-name="ce1">
            <text:p>15372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8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ead of Network</text:p>
          </table:table-cell>
          <table:table-cell office:value-type="string" table:style-name="ce1">
            <text:p>https://www.keejob.com/offres-emploi/135516/head-of-network/</text:p>
          </table:table-cell>
          <table:table-cell office:value-type="string" table:style-name="ce1">
            <text:p>BANK ABC</text:p>
          </table:table-cell>
          <table:table-cell office:value-type="string" table:style-name="ce1">
            <text:p>banque / finance / assurances</text:p>
          </table:table-cell>
          <table:table-cell office:value-type="float" office:value="135516" table:style-name="ce1">
            <text:p>13551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comptable</text:p>
          </table:table-cell>
          <table:table-cell office:value-type="string" table:style-name="ce1">
            <text:p>https://www.keejob.com/offres-emploi/152407/chef-comptable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07" table:style-name="ce1">
            <text:p>15240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2000 - 2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LUB MANAGER (La Soukra)</text:p>
          </table:table-cell>
          <table:table-cell office:value-type="string" table:style-name="ce1">
            <text:p>https://www.keejob.com/offres-emploi/152579/club-manager-la-soukra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579" table:style-name="ce1">
            <text:p>15257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 en Mutuelle santé</text:p>
          </table:table-cell>
          <table:table-cell office:value-type="string" table:style-name="ce1">
            <text:p>https://www.keejob.com/offres-emploi/153647/télévendeurs-en-mutuelle-santé/</text:p>
          </table:table-cell>
          <table:table-cell office:value-type="string" table:style-name="ce1">
            <text:p>CALL UP CENTER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664" table:style-name="ce1">
            <text:p>15266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s (es) à l’Accueil</text:p>
          </table:table-cell>
          <table:table-cell office:value-type="string" table:style-name="ce1">
            <text:p>https://www.keejob.com/offres-emploi/152664/assistants-es-à-laccueil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banque / finance / assurances</text:p>
          </table:table-cell>
          <table:table-cell office:value-type="float" office:value="152327" table:style-name="ce1">
            <text:p>15232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oyens Généraux</text:p>
          </table:table-cell>
          <table:table-cell office:value-type="string" table:style-name="ce1">
            <text:p>https://www.keejob.com/offres-emploi/152327/responsable-moyens-généraux/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industrie électro-mécaniques</text:p>
          </table:table-cell>
          <table:table-cell office:value-type="float" office:value="152449" table:style-name="ce1">
            <text:p>15244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Hammam ZribaZaghouan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Qualité UP - CIVP</text:p>
          </table:table-cell>
          <table:table-cell office:value-type="string" table:style-name="ce1">
            <text:p>https://www.keejob.com/offres-emploi/152449/ingénieur-qualité-up-civp/</text:p>
          </table:table-cell>
          <table:table-cell office:value-type="string" table:style-name="ce1">
            <text:p>SITEM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605" table:style-name="ce1">
            <text:p>15260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Italie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llaborateur comptabilité internationale</text:p>
          </table:table-cell>
          <table:table-cell office:value-type="string" table:style-name="ce1">
            <text:p>https://www.keejob.com/offres-emploi/152605/collaborateur-comptabilité-internationale/</text:p>
          </table:table-cell>
          <table:table-cell office:value-type="string" table:style-name="ce1">
            <text:p>MAZARS BPO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75" table:style-name="ce1">
            <text:p>15377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erviseur maintenance et travaux neufs</text:p>
          </table:table-cell>
          <table:table-cell office:value-type="string" table:style-name="ce1">
            <text:p>https://www.keejob.com/offres-emploi/153775/superviseur-maintenance-et-travaux-neufs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305" table:style-name="ce1">
            <text:p>15230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de la relation Client</text:p>
          </table:table-cell>
          <table:table-cell office:value-type="string" table:style-name="ce1">
            <text:p>https://www.keejob.com/offres-emploi/152305/conseiller-de-la-relation-client/</text:p>
          </table:table-cell>
          <table:table-cell office:value-type="string" table:style-name="ce1">
            <text:p>ETAI TUNISIE/INFOPRO DIGITA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31" table:style-name="ce1">
            <text:p>15253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de maintenance</text:p>
          </table:table-cell>
          <table:table-cell office:value-type="string" table:style-name="ce1">
            <text:p>https://www.keejob.com/offres-emploi/152531/technicien-de-maintenance/</text:p>
          </table:table-cell>
          <table:table-cell office:value-type="string" table:style-name="ce1">
            <text:p>ARGANIA DISTRIBUTION</text:p>
          </table:table-cell>
          <table:table-cell office:value-type="string" table:style-name="ce1">
            <text:p>call center / télévente</text:p>
          </table:table-cell>
          <table:table-cell office:value-type="float" office:value="153783" table:style-name="ce1">
            <text:p>15378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</text:p>
          </table:table-cell>
          <table:table-cell office:value-type="string" table:style-name="ce1">
            <text:p>https://www.keejob.com/offres-emploi/153783/responsable-marketing/</text:p>
          </table:table-cell>
          <table:table-cell office:value-type="string" table:style-name="ce1">
            <text:p>NEOPOLIS</text:p>
          </table:table-cell>
          <table:table-cell office:value-type="string" table:style-name="ce1">
            <text:p>informatique / télécoms</text:p>
          </table:table-cell>
          <table:table-cell office:value-type="float" office:value="153554" table:style-name="ce1">
            <text:p>15355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PE Aruba SW Engineer with English</text:p>
          </table:table-cell>
          <table:table-cell office:value-type="string" table:style-name="ce1">
            <text:p>https://www.keejob.com/offres-emploi/153554/aruba-sw-engineer-english/</text:p>
          </table:table-cell>
          <table:table-cell office:value-type="string" table:style-name="ce1">
            <text:p>HPE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170" table:style-name="ce1">
            <text:p>15217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réseau de points de vente</text:p>
          </table:table-cell>
          <table:table-cell office:value-type="string" table:style-name="ce1">
            <text:p>https://www.keejob.com/offres-emploi/152170/responsable-réseau-de-points-de-vente/</text:p>
          </table:table-cell>
          <table:table-cell office:value-type="string" table:style-name="ce1">
            <text:p>FATALE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662" table:style-name="ce1">
            <text:p>15266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Marketing (Contrat en CIVP)</text:p>
          </table:table-cell>
          <table:table-cell office:value-type="string" table:style-name="ce1">
            <text:p>https://www.keejob.com/offres-emploi/152662/chargé-marketing-contrat-en-civp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065" table:style-name="ce1">
            <text:p>15306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ux Sédentaires</text:p>
          </table:table-cell>
          <table:table-cell office:value-type="string" table:style-name="ce1">
            <text:p>https://www.keejob.com/offres-emploi/153065/commerciaux-sédentaires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banque / finance / assurances</text:p>
          </table:table-cell>
          <table:table-cell office:value-type="float" office:value="153145" table:style-name="ce1">
            <text:p>15314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Contrôle de gestion</text:p>
          </table:table-cell>
          <table:table-cell office:value-type="string" table:style-name="ce1">
            <text:p>https://www.keejob.com/offres-emploi/153145/assistante-contrôle-de-gestion/</text:p>
          </table:table-cell>
          <table:table-cell office:value-type="string" table:style-name="ce1">
            <text:p>MICROCRED</text:p>
          </table:table-cell>
          <table:table-cell office:value-type="string" table:style-name="ce1">
            <text:p>informatique / télécoms</text:p>
          </table:table-cell>
          <table:table-cell office:value-type="float" office:value="153553" table:style-name="ce1">
            <text:p>15355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PE ARUBA WLAN Engineer with English</text:p>
          </table:table-cell>
          <table:table-cell office:value-type="string" table:style-name="ce1">
            <text:p>https://www.keejob.com/offres-emploi/153553/aruba-wlan-engineer/</text:p>
          </table:table-cell>
          <table:table-cell office:value-type="string" table:style-name="ce1">
            <text:p>HPE</text:p>
          </table:table-cell>
          <table:table-cell office:value-type="string" table:style-name="ce1">
            <text:p>call center / télévente</text:p>
          </table:table-cell>
          <table:table-cell office:value-type="float" office:value="153224" table:style-name="ce1">
            <text:p>15322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 (H/F)</text:p>
          </table:table-cell>
          <table:table-cell office:value-type="string" table:style-name="ce1">
            <text:p>https://www.keejob.com/offres-emploi/153224/télévendeurs-hf/</text:p>
          </table:table-cell>
          <table:table-cell office:value-type="string" table:style-name="ce1">
            <text:p>TANI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300" table:style-name="ce1">
            <text:p>15330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i Khalled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(e) d'approvisionnement</text:p>
          </table:table-cell>
          <table:table-cell office:value-type="string" table:style-name="ce1">
            <text:p>https://www.keejob.com/offres-emploi/153300/chargé-e-dapprovisionnement/</text:p>
          </table:table-cell>
          <table:table-cell office:value-type="string" table:style-name="ce1">
            <text:p>VACPA BOUJEBEL</text:p>
          </table:table-cell>
          <table:table-cell office:value-type="string" table:style-name="ce1">
            <text:p>informatique / télécoms</text:p>
          </table:table-cell>
          <table:table-cell office:value-type="float" office:value="153039" table:style-name="ce1">
            <text:p>15303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P MII/ME Developer</text:p>
          </table:table-cell>
          <table:table-cell office:value-type="string" table:style-name="ce1">
            <text:p>https://www.keejob.com/offres-emploi/153039/sap-miime-developer/</text:p>
          </table:table-cell>
          <table:table-cell office:value-type="string" table:style-name="ce1">
            <text:p>FAURECIA INFORMATIQUE TUNISIE - FIT</text:p>
          </table:table-cell>
          <table:table-cell office:value-type="string" table:style-name="ce1">
            <text:p>call center / télévente</text:p>
          </table:table-cell>
          <table:table-cell office:value-type="float" office:value="152638" table:style-name="ce1">
            <text:p>15263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 / Opérateurs téléphoniques</text:p>
          </table:table-cell>
          <table:table-cell office:value-type="string" table:style-name="ce1">
            <text:p>https://www.keejob.com/offres-emploi/152638/100-téléconseillers-salaire-net-de-1000-dt/</text:p>
          </table:table-cell>
          <table:table-cell office:value-type="string" table:style-name="ce1">
            <text:p>ALMAVIV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80" table:style-name="ce1">
            <text:p>15378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de maintenance industrielle</text:p>
          </table:table-cell>
          <table:table-cell office:value-type="string" table:style-name="ce1">
            <text:p>https://www.keejob.com/offres-emploi/153780/technicien-de-maintenance-industrielle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all center / télévente</text:p>
          </table:table-cell>
          <table:table-cell office:value-type="float" office:value="153708" table:style-name="ce1">
            <text:p>15370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9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 en Télécommunication</text:p>
          </table:table-cell>
          <table:table-cell office:value-type="string" table:style-name="ce1">
            <text:p>https://www.keejob.com/offres-emploi/153708/télévendeurs-en-télécommunication/</text:p>
          </table:table-cell>
          <table:table-cell office:value-type="string" table:style-name="ce1">
            <text:p>VOICECOM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57" table:style-name="ce1">
            <text:p>15255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eb Designer</text:p>
          </table:table-cell>
          <table:table-cell office:value-type="string" table:style-name="ce1">
            <text:p>https://www.keejob.com/offres-emploi/152557/web-designer/</text:p>
          </table:table-cell>
          <table:table-cell office:value-type="string" table:style-name="ce1">
            <text:p>ARGANIA DISTRIBUTION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927" table:style-name="ce1">
            <text:p>15392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Medior C#/.Net</text:p>
          </table:table-cell>
          <table:table-cell office:value-type="string" table:style-name="ce1">
            <text:p>https://www.keejob.com/offres-emploi/153927/développeur-medior-cnet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banque / finance / assurances</text:p>
          </table:table-cell>
          <table:table-cell office:value-type="float" office:value="152894" table:style-name="ce1">
            <text:p>15289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Gafs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bureau à Gafsa</text:p>
          </table:table-cell>
          <table:table-cell office:value-type="string" table:style-name="ce1">
            <text:p>https://www.keejob.com/offres-emploi/152894/chef-de-bureau-à-gafsa/</text:p>
          </table:table-cell>
          <table:table-cell office:value-type="string" table:style-name="ce1">
            <text:p>TUNISIE LEASING ET FACTORING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38" table:style-name="ce1">
            <text:p>15313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urchasing Manager</text:p>
          </table:table-cell>
          <table:table-cell office:value-type="string" table:style-name="ce1">
            <text:p>https://www.keejob.com/offres-emploi/153138/purchasing-manager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call center / télévente</text:p>
          </table:table-cell>
          <table:table-cell office:value-type="float" office:value="153046" table:style-name="ce1">
            <text:p>15304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erviseurs d'équipe H/F</text:p>
          </table:table-cell>
          <table:table-cell office:value-type="string" table:style-name="ce1">
            <text:p>https://www.keejob.com/offres-emploi/153046/superviseurs-déquipe-hf/</text:p>
          </table:table-cell>
          <table:table-cell office:value-type="string" table:style-name="ce1">
            <text:p>ARMATIS TUNIS</text:p>
          </table:table-cell>
          <table:table-cell office:value-type="string" table:style-name="ce1">
            <text:p>call center / télévente</text:p>
          </table:table-cell>
          <table:table-cell office:value-type="float" office:value="152448" table:style-name="ce1">
            <text:p>15244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Formation</text:p>
          </table:table-cell>
          <table:table-cell office:value-type="string" table:style-name="ce1">
            <text:p>https://www.keejob.com/offres-emploi/152448/chargé-formation/</text:p>
          </table:table-cell>
          <table:table-cell office:value-type="string" table:style-name="ce1">
            <text:p>METO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32" table:style-name="ce1">
            <text:p>15243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Administrative Et Commerciale</text:p>
          </table:table-cell>
          <table:table-cell office:value-type="string" table:style-name="ce1">
            <text:p>https://www.keejob.com/offres-emploi/152432/assistante-administrative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all center / télévente</text:p>
          </table:table-cell>
          <table:table-cell office:value-type="float" office:value="153225" table:style-name="ce1">
            <text:p>15322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prospecteurs</text:p>
          </table:table-cell>
          <table:table-cell office:value-type="string" table:style-name="ce1">
            <text:p>https://www.keejob.com/offres-emploi/153225/téléprospecteurs/</text:p>
          </table:table-cell>
          <table:table-cell office:value-type="string" table:style-name="ce1">
            <text:p>TANIS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123" table:style-name="ce1">
            <text:p>15312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 Qualification Anglophones</text:p>
          </table:table-cell>
          <table:table-cell office:value-type="string" table:style-name="ce1">
            <text:p>https://www.keejob.com/offres-emploi/153123/chargé-de-qualification-anglophones/</text:p>
          </table:table-cell>
          <table:table-cell office:value-type="string" table:style-name="ce1">
            <text:p>ETAI TUNISIE/INFOPRO DIGITAL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125" table:style-name="ce1">
            <text:p>15312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uisiniers et des Pâtissiers</text:p>
          </table:table-cell>
          <table:table-cell office:value-type="string" table:style-name="ce1">
            <text:p>https://www.keejob.com/offres-emploi/153125/cuisiniers-et-des-pâtissiers/</text:p>
          </table:table-cell>
          <table:table-cell office:value-type="string" table:style-name="ce1">
            <text:p>GOURMANDISE</text:p>
          </table:table-cell>
          <table:table-cell office:value-type="string" table:style-name="ce1">
            <text:p>informatique / télécoms</text:p>
          </table:table-cell>
          <table:table-cell office:value-type="float" office:value="153909" table:style-name="ce1">
            <text:p>15390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P Developer UMS</text:p>
          </table:table-cell>
          <table:table-cell office:value-type="string" table:style-name="ce1">
            <text:p>https://www.keejob.com/offres-emploi/153909/php-developer-ums/</text:p>
          </table:table-cell>
          <table:table-cell office:value-type="string" table:style-name="ce1">
            <text:p>STREAMWID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558" table:style-name="ce1">
            <text:p>15255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UALITY AND PROCESS IMPROVEMENT OFFICER</text:p>
          </table:table-cell>
          <table:table-cell office:value-type="string" table:style-name="ce1">
            <text:p>https://www.keejob.com/offres-emploi/152558/quality-and-process-improvement-officer/</text:p>
          </table:table-cell>
          <table:table-cell office:value-type="string" table:style-name="ce1">
            <text:p>PRODUCTLIFE GROUP</text:p>
          </table:table-cell>
          <table:table-cell office:value-type="string" table:style-name="ce1">
            <text:p>call center / télévente</text:p>
          </table:table-cell>
          <table:table-cell office:value-type="float" office:value="153100" table:style-name="ce1">
            <text:p>15310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llemand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undenberatungPrämie+Vorteile</text:p>
          </table:table-cell>
          <table:table-cell office:value-type="string" table:style-name="ce1">
            <text:p>https://www.keejob.com/offres-emploi/153100/kundenberatung-prämievorteile/</text:p>
          </table:table-cell>
          <table:table-cell office:value-type="string" table:style-name="ce1">
            <text:p>PHONEACT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3752" table:style-name="ce1">
            <text:p>15375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ères de vente à Fatales Tunis</text:p>
          </table:table-cell>
          <table:table-cell office:value-type="string" table:style-name="ce1">
            <text:p>https://www.keejob.com/offres-emploi/153752/conseillères-de-vente-à-fatales-tunis/</text:p>
          </table:table-cell>
          <table:table-cell office:value-type="string" table:style-name="ce1">
            <text:p>FATALES</text:p>
          </table:table-cell>
          <table:table-cell office:value-type="string" table:style-name="ce1">
            <text:p>call center / télévente</text:p>
          </table:table-cell>
          <table:table-cell office:value-type="float" office:value="154006" table:style-name="ce1">
            <text:p>15400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Omrane Superieur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xpert Réseaux / TELECOM / Niveau 2</text:p>
          </table:table-cell>
          <table:table-cell office:value-type="string" table:style-name="ce1">
            <text:p>https://www.keejob.com/offres-emploi/154006/expert-réseaux-telecom-niveau-2/</text:p>
          </table:table-cell>
          <table:table-cell office:value-type="string" table:style-name="ce1">
            <text:p>METOS</text:p>
          </table:table-cell>
          <table:table-cell office:value-type="string" table:style-name="ce1">
            <text:p>call center / télévente</text:p>
          </table:table-cell>
          <table:table-cell office:value-type="float" office:value="152777" table:style-name="ce1">
            <text:p>15277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Omrane Superieu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s en Réception d'appel (H/F)</text:p>
          </table:table-cell>
          <table:table-cell office:value-type="string" table:style-name="ce1">
            <text:p>https://www.keejob.com/offres-emploi/152777/téléconseillers-en-réception-dappel-hf/</text:p>
          </table:table-cell>
          <table:table-cell office:value-type="string" table:style-name="ce1">
            <text:p>METOS</text:p>
          </table:table-cell>
          <table:table-cell office:value-type="string" table:style-name="ce1">
            <text:p>call center / télévente</text:p>
          </table:table-cell>
          <table:table-cell office:value-type="float" office:value="153288" table:style-name="ce1">
            <text:p>15328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CONSEILLERS CLIENTS FR /réception d'appel</text:p>
          </table:table-cell>
          <table:table-cell office:value-type="string" table:style-name="ce1">
            <text:p>https://www.keejob.com/offres-emploi/153288/des-conseillers-clients-fr-réception-dappel/</text:p>
          </table:table-cell>
          <table:table-cell office:value-type="string" table:style-name="ce1">
            <text:p>ALMAVIV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081" table:style-name="ce1">
            <text:p>15308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Administratif et Financier</text:p>
          </table:table-cell>
          <table:table-cell office:value-type="string" table:style-name="ce1">
            <text:p>https://www.keejob.com/offres-emploi/153081/directeur-administratif-et-financier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informatique / télécoms</text:p>
          </table:table-cell>
          <table:table-cell office:value-type="float" office:value="152640" table:style-name="ce1">
            <text:p>15264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ront &amp; back Office agent (English/French)</text:p>
          </table:table-cell>
          <table:table-cell office:value-type="string" table:style-name="ce1">
            <text:p>https://www.keejob.com/offres-emploi/152640/front-back-office-agent-englishfrench/</text:p>
          </table:table-cell>
          <table:table-cell office:value-type="string" table:style-name="ce1">
            <text:p>CED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560" table:style-name="ce1">
            <text:p>15356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 ZribaZaghouan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Comptable (H/F)</text:p>
          </table:table-cell>
          <table:table-cell office:value-type="string" table:style-name="ce1">
            <text:p>https://www.keejob.com/offres-emploi/153560/chef-comptable-hf/</text:p>
          </table:table-cell>
          <table:table-cell office:value-type="string" table:style-name="ce1">
            <text:p>SITEM</text:p>
          </table:table-cell>
          <table:table-cell office:value-type="string" table:style-name="ce1">
            <text:p>call center / télévente</text:p>
          </table:table-cell>
          <table:table-cell office:value-type="float" office:value="153986" table:style-name="ce1">
            <text:p>15398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en assurance</text:p>
          </table:table-cell>
          <table:table-cell office:value-type="string" table:style-name="ce1">
            <text:p>https://www.keejob.com/offres-emploi/153986/conseiller-en-assurance/</text:p>
          </table:table-cell>
          <table:table-cell office:value-type="string" table:style-name="ce1">
            <text:p>PREMUNI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31" table:style-name="ce1">
            <text:p>15243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prospecteurs (H/F)</text:p>
          </table:table-cell>
          <table:table-cell office:value-type="string" table:style-name="ce1">
            <text:p>https://www.keejob.com/offres-emploi/152431/teleprospecteur-hf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659" table:style-name="ce1">
            <text:p>15265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eveloppement des compétences</text:p>
          </table:table-cell>
          <table:table-cell office:value-type="string" table:style-name="ce1">
            <text:p>https://www.keejob.com/offres-emploi/152659/hr-business-partner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all center / télévente</text:p>
          </table:table-cell>
          <table:table-cell office:value-type="float" office:value="152351" table:style-name="ce1">
            <text:p>15235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s de Direction Générale</text:p>
          </table:table-cell>
          <table:table-cell office:value-type="string" table:style-name="ce1">
            <text:p>https://www.keejob.com/offres-emploi/152351/assistantes-de-direction-générale/</text:p>
          </table:table-cell>
          <table:table-cell office:value-type="string" table:style-name="ce1">
            <text:p>NEOPOLIS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553" table:style-name="ce1">
            <text:p>15255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heteur</text:p>
          </table:table-cell>
          <table:table-cell office:value-type="string" table:style-name="ce1">
            <text:p>https://www.keejob.com/offres-emploi/152553/acheteur/</text:p>
          </table:table-cell>
          <table:table-cell office:value-type="string" table:style-name="ce1">
            <text:p>HYGIENE INDUSTRIELL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721" table:style-name="ce1">
            <text:p>15272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dre Financier</text:p>
          </table:table-cell>
          <table:table-cell office:value-type="string" table:style-name="ce1">
            <text:p>https://www.keejob.com/offres-emploi/152721/cadre-financier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025" table:style-name="ce1">
            <text:p>15302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ERIEUR LABORATOIRE</text:p>
          </table:table-cell>
          <table:table-cell office:value-type="string" table:style-name="ce1">
            <text:p>https://www.keejob.com/offres-emploi/153025/technicien-superieur-laboratoire/</text:p>
          </table:table-cell>
          <table:table-cell office:value-type="string" table:style-name="ce1">
            <text:p>IAT</text:p>
          </table:table-cell>
          <table:table-cell office:value-type="string" table:style-name="ce1">
            <text:p>call center / télévente</text:p>
          </table:table-cell>
          <table:table-cell office:value-type="float" office:value="153706" table:style-name="ce1">
            <text:p>15370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 Service Client Multicanal</text:p>
          </table:table-cell>
          <table:table-cell office:value-type="string" table:style-name="ce1">
            <text:p>https://www.keejob.com/offres-emploi/153706/téléconseiller-service-client-multicanal/</text:p>
          </table:table-cell>
          <table:table-cell office:value-type="string" table:style-name="ce1">
            <text:p>PHONEACT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928" table:style-name="ce1">
            <text:p>15392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Junior C#/.Net</text:p>
          </table:table-cell>
          <table:table-cell office:value-type="string" table:style-name="ce1">
            <text:p>https://www.keejob.com/offres-emploi/153928/développeur-junior-cnet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500" table:style-name="ce1">
            <text:p>15250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Doctora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dical Representative</text:p>
          </table:table-cell>
          <table:table-cell office:value-type="string" table:style-name="ce1">
            <text:p>https://www.keejob.com/offres-emploi/152500/medical-representative/</text:p>
          </table:table-cell>
          <table:table-cell office:value-type="string" table:style-name="ce1">
            <text:p>IBN AL BAYTAR HIKM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988" table:style-name="ce1">
            <text:p>15298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Carrières ( Banque )</text:p>
          </table:table-cell>
          <table:table-cell office:value-type="string" table:style-name="ce1">
            <text:p>https://www.keejob.com/offres-emploi/152988/gestionnaire-de-carrières-banque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all center / télévente</text:p>
          </table:table-cell>
          <table:table-cell office:value-type="float" office:value="152736" table:style-name="ce1">
            <text:p>15273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Qualité et Formation</text:p>
          </table:table-cell>
          <table:table-cell office:value-type="string" table:style-name="ce1">
            <text:p>https://www.keejob.com/offres-emploi/152736/chargée-qualité-et-formation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476" table:style-name="ce1">
            <text:p>15247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paie et comptables</text:p>
          </table:table-cell>
          <table:table-cell office:value-type="string" table:style-name="ce1">
            <text:p>https://www.keejob.com/offres-emploi/152476/gestionnaire-de-paie-et-comptables/</text:p>
          </table:table-cell>
          <table:table-cell office:value-type="string" table:style-name="ce1">
            <text:p>STANDFOR'S</text:p>
          </table:table-cell>
          <table:table-cell office:value-type="string" table:style-name="ce1">
            <text:p>call center / télévente</text:p>
          </table:table-cell>
          <table:table-cell office:value-type="float" office:value="153409" table:style-name="ce1">
            <text:p>15340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NAGER D’EQUIPE - EXPERIENCE EN ASSURANCES</text:p>
          </table:table-cell>
          <table:table-cell office:value-type="string" table:style-name="ce1">
            <text:p>https://www.keejob.com/offres-emploi/153409/manager-dequipe-experience-en-assurances/</text:p>
          </table:table-cell>
          <table:table-cell office:value-type="string" table:style-name="ce1">
            <text:p>ECG ASSURANCES</text:p>
          </table:table-cell>
          <table:table-cell office:value-type="string" table:style-name="ce1">
            <text:p>call center / télévente</text:p>
          </table:table-cell>
          <table:table-cell office:value-type="float" office:value="152845" table:style-name="ce1">
            <text:p>15284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Fullstack Symfony 4 / REACT</text:p>
          </table:table-cell>
          <table:table-cell office:value-type="string" table:style-name="ce1">
            <text:p>https://www.keejob.com/offres-emploi/152845/développeur-fullstack-symfony-4-react/</text:p>
          </table:table-cell>
          <table:table-cell office:value-type="string" table:style-name="ce1">
            <text:p>METOS</text:p>
          </table:table-cell>
          <table:table-cell office:value-type="string" table:style-name="ce1">
            <text:p>informatique / télécoms</text:p>
          </table:table-cell>
          <table:table-cell office:value-type="float" office:value="152765" table:style-name="ce1">
            <text:p>15276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 Allemand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rman Speaker /Back Office Agent</text:p>
          </table:table-cell>
          <table:table-cell office:value-type="string" table:style-name="ce1">
            <text:p>https://www.keejob.com/offres-emploi/152765/german-speaker-back-office-agent/</text:p>
          </table:table-cell>
          <table:table-cell office:value-type="string" table:style-name="ce1">
            <text:p>CED</text:p>
          </table:table-cell>
          <table:table-cell office:value-type="string" table:style-name="ce1">
            <text:p>call center / télévente</text:p>
          </table:table-cell>
          <table:table-cell office:value-type="float" office:value="152879" table:style-name="ce1">
            <text:p>15287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s en Mutuelle Santé</text:p>
          </table:table-cell>
          <table:table-cell office:value-type="string" table:style-name="ce1">
            <text:p>https://www.keejob.com/offres-emploi/152879/téléconseillers-en-mutuelle-santé/</text:p>
          </table:table-cell>
          <table:table-cell office:value-type="string" table:style-name="ce1">
            <text:p>CALLMAX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20" table:style-name="ce1">
            <text:p>15282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erviseur des ventes</text:p>
          </table:table-cell>
          <table:table-cell office:value-type="string" table:style-name="ce1">
            <text:p>https://www.keejob.com/offres-emploi/152820/superviseur-des-ventes/</text:p>
          </table:table-cell>
          <table:table-cell office:value-type="string" table:style-name="ce1">
            <text:p>ARGANIA DISTRIBUTION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665" table:style-name="ce1">
            <text:p>15266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Qualité Méthode</text:p>
          </table:table-cell>
          <table:table-cell office:value-type="string" table:style-name="ce1">
            <text:p>https://www.keejob.com/offres-emploi/152665/ingénieur-qualité-méthode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all center / télévente</text:p>
          </table:table-cell>
          <table:table-cell office:value-type="float" office:value="153410" table:style-name="ce1">
            <text:p>15341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ordinatrice/teur sous-traitants offshore</text:p>
          </table:table-cell>
          <table:table-cell office:value-type="string" table:style-name="ce1">
            <text:p>https://www.keejob.com/offres-emploi/153410/coordinatriceteur-sous-traitants-offshore/</text:p>
          </table:table-cell>
          <table:table-cell office:value-type="string" table:style-name="ce1">
            <text:p>ECG ASSURANCE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151" table:style-name="ce1">
            <text:p>15215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Kalaa El Kebira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00 - 9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store manager</text:p>
          </table:table-cell>
          <table:table-cell office:value-type="string" table:style-name="ce1">
            <text:p>https://www.keejob.com/offres-emploi/152151/assistant-store-manager/</text:p>
          </table:table-cell>
          <table:table-cell office:value-type="string" table:style-name="ce1">
            <text:p>STRASS</text:p>
          </table:table-cell>
          <table:table-cell office:value-type="string" table:style-name="ce1">
            <text:p>call center / télévente</text:p>
          </table:table-cell>
          <table:table-cell office:value-type="float" office:value="153121" table:style-name="ce1">
            <text:p>15312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production activité télévente</text:p>
          </table:table-cell>
          <table:table-cell office:value-type="string" table:style-name="ce1">
            <text:p>https://www.keejob.com/offres-emploi/153121/business-manager-hf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informatique / télécoms</text:p>
          </table:table-cell>
          <table:table-cell office:value-type="float" office:value="152604" table:style-name="ce1">
            <text:p>15260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recrutement IT et marqueemployeur</text:p>
          </table:table-cell>
          <table:table-cell office:value-type="string" table:style-name="ce1">
            <text:p>https://www.keejob.com/offres-emploi/152604/responsable-recrutement-it-et-marqueemployeur/</text:p>
          </table:table-cell>
          <table:table-cell office:value-type="string" table:style-name="ce1">
            <text:p>OWLIANCE TUNISI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139" table:style-name="ce1">
            <text:p>15313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 H/F</text:p>
          </table:table-cell>
          <table:table-cell office:value-type="string" table:style-name="ce1">
            <text:p>https://www.keejob.com/offres-emploi/153139/comptable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215" table:style-name="ce1">
            <text:p>15221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CommunicationSousse</text:p>
          </table:table-cell>
          <table:table-cell office:value-type="string" table:style-name="ce1">
            <text:p>https://www.keejob.com/offres-emploi/152215/assistante-communication-sousse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call center / télévente</text:p>
          </table:table-cell>
          <table:table-cell office:value-type="float" office:value="152415" table:style-name="ce1">
            <text:p>15241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200 - 14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ordinateur de Projet Déploiement- B to B</text:p>
          </table:table-cell>
          <table:table-cell office:value-type="string" table:style-name="ce1">
            <text:p>https://www.keejob.com/offres-emploi/152415/coordinateur-de-projet-déploiement-b-to-b/</text:p>
          </table:table-cell>
          <table:table-cell office:value-type="string" table:style-name="ce1">
            <text:p>AT SERVICES</text:p>
          </table:table-cell>
          <table:table-cell office:value-type="string" table:style-name="ce1">
            <text:p>call center / télévente</text:p>
          </table:table-cell>
          <table:table-cell office:value-type="float" office:value="152740" table:style-name="ce1">
            <text:p>15274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VELOPPEURS SENIOR</text:p>
          </table:table-cell>
          <table:table-cell office:value-type="string" table:style-name="ce1">
            <text:p>https://www.keejob.com/offres-emploi/152740/developpeurs-senior/</text:p>
          </table:table-cell>
          <table:table-cell office:value-type="string" table:style-name="ce1">
            <text:p>ALMAVIVA</text:p>
          </table:table-cell>
          <table:table-cell office:value-type="string" table:style-name="ce1">
            <text:p>call center / télévente</text:p>
          </table:table-cell>
          <table:table-cell office:value-type="float" office:value="152739" table:style-name="ce1">
            <text:p>15273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VELOPPEURS JUNIOR</text:p>
          </table:table-cell>
          <table:table-cell office:value-type="string" table:style-name="ce1">
            <text:p>https://www.keejob.com/offres-emploi/152739/developpeurs-junior/</text:p>
          </table:table-cell>
          <table:table-cell office:value-type="string" table:style-name="ce1">
            <text:p>ALMAVIVA</text:p>
          </table:table-cell>
          <table:table-cell office:value-type="string" table:style-name="ce1">
            <text:p>informatique / télécoms</text:p>
          </table:table-cell>
          <table:table-cell office:value-type="float" office:value="154017" table:style-name="ce1">
            <text:p>15401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ject Management Officer</text:p>
          </table:table-cell>
          <table:table-cell office:value-type="string" table:style-name="ce1">
            <text:p>https://www.keejob.com/offres-emploi/154017/project-management-officer/</text:p>
          </table:table-cell>
          <table:table-cell office:value-type="string" table:style-name="ce1">
            <text:p>DEVOTEAM</text:p>
          </table:table-cell>
          <table:table-cell office:value-type="string" table:style-name="ce1">
            <text:p>informatique / télécoms</text:p>
          </table:table-cell>
          <table:table-cell office:value-type="float" office:value="152591" table:style-name="ce1">
            <text:p>15259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rvice Desk analyst H/F</text:p>
          </table:table-cell>
          <table:table-cell office:value-type="string" table:style-name="ce1">
            <text:p>https://www.keejob.com/offres-emploi/152591/service-desk-analyst-hf/</text:p>
          </table:table-cell>
          <table:table-cell office:value-type="string" table:style-name="ce1">
            <text:p>EVERIENC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173" table:style-name="ce1">
            <text:p>15217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Zaghouan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Sample Order Technician (H/F)</text:p>
          </table:table-cell>
          <table:table-cell office:value-type="string" table:style-name="ce1">
            <text:p>https://www.keejob.com/offres-emploi/152173/un-sample-order-technician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165" table:style-name="ce1">
            <text:p>15316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PPROVISIONNEUR</text:p>
          </table:table-cell>
          <table:table-cell office:value-type="string" table:style-name="ce1">
            <text:p>https://www.keejob.com/offres-emploi/153165/approvisionneur/</text:p>
          </table:table-cell>
          <table:table-cell office:value-type="string" table:style-name="ce1">
            <text:p>PHARMAGHREB</text:p>
          </table:table-cell>
          <table:table-cell office:value-type="string" table:style-name="ce1">
            <text:p>call center / télévente</text:p>
          </table:table-cell>
          <table:table-cell office:value-type="float" office:value="152837" table:style-name="ce1">
            <text:p>15283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s (H/F) en Assurance</text:p>
          </table:table-cell>
          <table:table-cell office:value-type="string" table:style-name="ce1">
            <text:p>https://www.keejob.com/offres-emploi/152837/téléconseillers-hf-en-assurance/</text:p>
          </table:table-cell>
          <table:table-cell office:value-type="string" table:style-name="ce1">
            <text:p>METO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30" table:style-name="ce1">
            <text:p>15243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2000 - 2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ebmaster</text:p>
          </table:table-cell>
          <table:table-cell office:value-type="string" table:style-name="ce1">
            <text:p>https://www.keejob.com/offres-emploi/152430/webmaster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banque / finance / assurances</text:p>
          </table:table-cell>
          <table:table-cell office:value-type="float" office:value="153897" table:style-name="ce1">
            <text:p>15389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s Back End H/F</text:p>
          </table:table-cell>
          <table:table-cell office:value-type="string" table:style-name="ce1">
            <text:p>https://www.keejob.com/offres-emploi/153897/développeurs-back-end-hf/</text:p>
          </table:table-cell>
          <table:table-cell office:value-type="string" table:style-name="ce1">
            <text:p>SPB ISC</text:p>
          </table:table-cell>
          <table:table-cell office:value-type="string" table:style-name="ce1">
            <text:p>banque / finance / assurances</text:p>
          </table:table-cell>
          <table:table-cell office:value-type="float" office:value="153612" table:style-name="ce1">
            <text:p>15361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/C++ Software Development Engineer</text:p>
          </table:table-cell>
          <table:table-cell office:value-type="string" table:style-name="ce1">
            <text:p>https://www.keejob.com/offres-emploi/153612/cc-software-development-engineer/</text:p>
          </table:table-cell>
          <table:table-cell office:value-type="string" table:style-name="ce1">
            <text:p>NEW ACCES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78" table:style-name="ce1">
            <text:p>15257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de gestion</text:p>
          </table:table-cell>
          <table:table-cell office:value-type="string" table:style-name="ce1">
            <text:p>https://www.keejob.com/offres-emploi/152578/contrôleur-de-gestion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480" table:style-name="ce1">
            <text:p>15248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Digital marketing</text:p>
          </table:table-cell>
          <table:table-cell office:value-type="string" table:style-name="ce1">
            <text:p>https://www.keejob.com/offres-emploi/152480/directeur-digital-marketing/</text:p>
          </table:table-cell>
          <table:table-cell office:value-type="string" table:style-name="ce1">
            <text:p>STANDFOR'S</text:p>
          </table:table-cell>
          <table:table-cell office:value-type="string" table:style-name="ce1">
            <text:p>industrie métalliques</text:p>
          </table:table-cell>
          <table:table-cell office:value-type="float" office:value="153636" table:style-name="ce1">
            <text:p>15363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erviseur HSE</text:p>
          </table:table-cell>
          <table:table-cell office:value-type="string" table:style-name="ce1">
            <text:p>https://www.keejob.com/offres-emploi/153636/superviseur-hse/</text:p>
          </table:table-cell>
          <table:table-cell office:value-type="string" table:style-name="ce1">
            <text:p>TUNICAST</text:p>
          </table:table-cell>
          <table:table-cell office:value-type="string" table:style-name="ce1">
            <text:p>call center / télévente</text:p>
          </table:table-cell>
          <table:table-cell office:value-type="float" office:value="152118" table:style-name="ce1">
            <text:p>15211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ception d'appel - Opérateur Mobile TUN</text:p>
          </table:table-cell>
          <table:table-cell office:value-type="string" table:style-name="ce1">
            <text:p>https://www.keejob.com/offres-emploi/152118/100-conseillers-clients-opérateur-mobile/</text:p>
          </table:table-cell>
          <table:table-cell office:value-type="string" table:style-name="ce1">
            <text:p>MEZZO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433" table:style-name="ce1">
            <text:p>15343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i Khalled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'équipe en froid et climatisation</text:p>
          </table:table-cell>
          <table:table-cell office:value-type="string" table:style-name="ce1">
            <text:p>https://www.keejob.com/offres-emploi/153433/chef-déquipe-en-froid-et-climatisation/</text:p>
          </table:table-cell>
          <table:table-cell office:value-type="string" table:style-name="ce1">
            <text:p>VACPA BOUJEBEL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908" table:style-name="ce1">
            <text:p>15290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nior UI/UX Designer</text:p>
          </table:table-cell>
          <table:table-cell office:value-type="string" table:style-name="ce1">
            <text:p>https://www.keejob.com/offres-emploi/152908/senior-uiux-designer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call center / télévente</text:p>
          </table:table-cell>
          <table:table-cell office:value-type="float" office:value="152974" table:style-name="ce1">
            <text:p>15297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ux Opérateurs téléphonique 1100 D</text:p>
          </table:table-cell>
          <table:table-cell office:value-type="string" table:style-name="ce1">
            <text:p>https://www.keejob.com/offres-emploi/152974/commerciaux-opérateurs-téléphonique-1100-d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call center / télévente</text:p>
          </table:table-cell>
          <table:table-cell office:value-type="float" office:value="153707" table:style-name="ce1">
            <text:p>15370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 en énergie H/F</text:p>
          </table:table-cell>
          <table:table-cell office:value-type="string" table:style-name="ce1">
            <text:p>https://www.keejob.com/offres-emploi/153707/télévendeurs-en-énergie-hf/</text:p>
          </table:table-cell>
          <table:table-cell office:value-type="string" table:style-name="ce1">
            <text:p>PHONEACT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885" table:style-name="ce1">
            <text:p>15388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'équipe entretien</text:p>
          </table:table-cell>
          <table:table-cell office:value-type="string" table:style-name="ce1">
            <text:p>https://www.keejob.com/offres-emploi/153885/chef-déquipe-entretien/</text:p>
          </table:table-cell>
          <table:table-cell office:value-type="string" table:style-name="ce1">
            <text:p>TTP THOMAS TUNISIE PLASTIC</text:p>
          </table:table-cell>
          <table:table-cell office:value-type="string" table:style-name="ce1">
            <text:p>informatique / télécoms</text:p>
          </table:table-cell>
          <table:table-cell office:value-type="float" office:value="152551" table:style-name="ce1">
            <text:p>15255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Clientèle basé à Tunis</text:p>
          </table:table-cell>
          <table:table-cell office:value-type="string" table:style-name="ce1">
            <text:p>https://www.keejob.com/offres-emploi/152551/chargé-clientèle-basé-à-tunis/</text:p>
          </table:table-cell>
          <table:table-cell office:value-type="string" table:style-name="ce1">
            <text:p>OWLIANCE TUNISIE</text:p>
          </table:table-cell>
          <table:table-cell office:value-type="string" table:style-name="ce1">
            <text:p>informatique / télécoms</text:p>
          </table:table-cell>
          <table:table-cell office:value-type="float" office:value="152379" table:style-name="ce1">
            <text:p>15237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lient Applications Test Engineer</text:p>
          </table:table-cell>
          <table:table-cell office:value-type="string" table:style-name="ce1">
            <text:p>https://www.keejob.com/offres-emploi/152379/client-applications-test-engineer/</text:p>
          </table:table-cell>
          <table:table-cell office:value-type="string" table:style-name="ce1">
            <text:p>STREAMWIDE</text:p>
          </table:table-cell>
          <table:table-cell office:value-type="string" table:style-name="ce1">
            <text:p>informatique / télécoms</text:p>
          </table:table-cell>
          <table:table-cell office:value-type="float" office:value="154019" table:style-name="ce1">
            <text:p>15401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Iles de FranceFranc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s de Projet Infrastructure</text:p>
          </table:table-cell>
          <table:table-cell office:value-type="string" table:style-name="ce1">
            <text:p>https://www.keejob.com/offres-emploi/154019/chefs-de-projet-infrastructure/</text:p>
          </table:table-cell>
          <table:table-cell office:value-type="string" table:style-name="ce1">
            <text:p>DEVOTEAM</text:p>
          </table:table-cell>
          <table:table-cell office:value-type="string" table:style-name="ce1">
            <text:p>informatique / télécoms</text:p>
          </table:table-cell>
          <table:table-cell office:value-type="float" office:value="152164" table:style-name="ce1">
            <text:p>15216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s Data Viz - Power Bi</text:p>
          </table:table-cell>
          <table:table-cell office:value-type="string" table:style-name="ce1">
            <text:p>https://www.keejob.com/offres-emploi/152164/ingénieurs-data-viz-power-bi/</text:p>
          </table:table-cell>
          <table:table-cell office:value-type="string" table:style-name="ce1">
            <text:p>DEVOTEAM</text:p>
          </table:table-cell>
          <table:table-cell office:value-type="string" table:style-name="ce1">
            <text:p>call center / télévente</text:p>
          </table:table-cell>
          <table:table-cell office:value-type="float" office:value="153089" table:style-name="ce1">
            <text:p>15308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ntech activity / English + Arabic Market</text:p>
          </table:table-cell>
          <table:table-cell office:value-type="string" table:style-name="ce1">
            <text:p>https://www.keejob.com/offres-emploi/153089/fintech-activity-english-arabic-market/</text:p>
          </table:table-cell>
          <table:table-cell office:value-type="string" table:style-name="ce1">
            <text:p>TRANSCOM</text:p>
          </table:table-cell>
          <table:table-cell office:value-type="string" table:style-name="ce1">
            <text:p>informatique / télécoms</text:p>
          </table:table-cell>
          <table:table-cell office:value-type="float" office:value="153431" table:style-name="ce1">
            <text:p>15343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siness Continuity Manager</text:p>
          </table:table-cell>
          <table:table-cell office:value-type="string" table:style-name="ce1">
            <text:p>https://www.keejob.com/offres-emploi/153431/business-continuity-manager/</text:p>
          </table:table-cell>
          <table:table-cell office:value-type="string" table:style-name="ce1">
            <text:p>DEVOTEAM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4031" table:style-name="ce1">
            <text:p>15403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les Commercial Sfax</text:p>
          </table:table-cell>
          <table:table-cell office:value-type="string" table:style-name="ce1">
            <text:p>https://www.keejob.com/offres-emploi/154031/sales-commercial-sfax/</text:p>
          </table:table-cell>
          <table:table-cell office:value-type="string" table:style-name="ce1">
            <text:p>DEUTSCHCOLO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231" table:style-name="ce1">
            <text:p>15323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ogisticien H/F</text:p>
          </table:table-cell>
          <table:table-cell office:value-type="string" table:style-name="ce1">
            <text:p>https://www.keejob.com/offres-emploi/153231/logisticien-hf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180" table:style-name="ce1">
            <text:p>15218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lant Change Administrator (H/F)</text:p>
          </table:table-cell>
          <table:table-cell office:value-type="string" table:style-name="ce1">
            <text:p>https://www.keejob.com/offres-emploi/152180/plant-change-administrator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call center / télévente</text:p>
          </table:table-cell>
          <table:table-cell office:value-type="float" office:value="152130" table:style-name="ce1">
            <text:p>15213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s de clientèle Télévente</text:p>
          </table:table-cell>
          <table:table-cell office:value-type="string" table:style-name="ce1">
            <text:p>https://www.keejob.com/offres-emploi/152130/chargées-de-clientèle-télévente/</text:p>
          </table:table-cell>
          <table:table-cell office:value-type="string" table:style-name="ce1">
            <text:p>ARMATIS TUNI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161" table:style-name="ce1">
            <text:p>15216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Project Quality Manager (H/F)</text:p>
          </table:table-cell>
          <table:table-cell office:value-type="string" table:style-name="ce1">
            <text:p>https://www.keejob.com/offres-emploi/152161/un-project-quality-manager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call center / télévente</text:p>
          </table:table-cell>
          <table:table-cell office:value-type="float" office:value="153042" table:style-name="ce1">
            <text:p>15304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llemand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undenberater - Logistick</text:p>
          </table:table-cell>
          <table:table-cell office:value-type="string" table:style-name="ce1">
            <text:p>https://www.keejob.com/offres-emploi/153042/kundenberater-logistick/</text:p>
          </table:table-cell>
          <table:table-cell office:value-type="string" table:style-name="ce1">
            <text:p>TRANSCOM</text:p>
          </table:table-cell>
          <table:table-cell office:value-type="string" table:style-name="ce1">
            <text:p>call center / télévente</text:p>
          </table:table-cell>
          <table:table-cell office:value-type="float" office:value="154007" table:style-name="ce1">
            <text:p>15400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Omrane Superieu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RH (H/F)</text:p>
          </table:table-cell>
          <table:table-cell office:value-type="string" table:style-name="ce1">
            <text:p>https://www.keejob.com/offres-emploi/154007/chargé-rh-hf/</text:p>
          </table:table-cell>
          <table:table-cell office:value-type="string" table:style-name="ce1">
            <text:p>METOS</text:p>
          </table:table-cell>
          <table:table-cell office:value-type="string" table:style-name="ce1">
            <text:p>call center / télévente</text:p>
          </table:table-cell>
          <table:table-cell office:value-type="float" office:value="152184" table:style-name="ce1">
            <text:p>15218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nager d'équipe VAD en Mutuelle Santé</text:p>
          </table:table-cell>
          <table:table-cell office:value-type="string" table:style-name="ce1">
            <text:p>https://www.keejob.com/offres-emploi/152184/manager-déquipe-vad-en-mutuelle-santé/</text:p>
          </table:table-cell>
          <table:table-cell office:value-type="string" table:style-name="ce1">
            <text:p>CALLMAX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661" table:style-name="ce1">
            <text:p>15266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raphiste (Contrat en CIVP)</text:p>
          </table:table-cell>
          <table:table-cell office:value-type="string" table:style-name="ce1">
            <text:p>https://www.keejob.com/offres-emploi/152661/graphiste-contrat-en-civp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all center / télévente</text:p>
          </table:table-cell>
          <table:table-cell office:value-type="float" office:value="152443" table:style-name="ce1">
            <text:p>15244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</text:p>
          </table:table-cell>
          <table:table-cell office:value-type="string" table:style-name="ce1">
            <text:p>https://www.keejob.com/offres-emploi/152443/télévendeurs/</text:p>
          </table:table-cell>
          <table:table-cell office:value-type="string" table:style-name="ce1">
            <text:p>PREMUNI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968" table:style-name="ce1">
            <text:p>152968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/ Caissiers : Soukra</text:p>
          </table:table-cell>
          <table:table-cell office:value-type="string" table:style-name="ce1">
            <text:p>https://www.keejob.com/offres-emploi/152968/conseillers-caissiers-soukra/</text:p>
          </table:table-cell>
          <table:table-cell office:value-type="string" table:style-name="ce1">
            <text:p>TUNTEX</text:p>
          </table:table-cell>
          <table:table-cell office:value-type="string" table:style-name="ce1">
            <text:p>banque / finance / assurances</text:p>
          </table:table-cell>
          <table:table-cell office:value-type="float" office:value="153133" table:style-name="ce1">
            <text:p>153133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port data analyst</text:p>
          </table:table-cell>
          <table:table-cell office:value-type="string" table:style-name="ce1">
            <text:p>https://www.keejob.com/offres-emploi/153133/support-data-analyst/</text:p>
          </table:table-cell>
          <table:table-cell office:value-type="string" table:style-name="ce1">
            <text:p>PWC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27" table:style-name="ce1">
            <text:p>15242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25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</text:p>
          </table:table-cell>
          <table:table-cell office:value-type="string" table:style-name="ce1">
            <text:p>https://www.keejob.com/offres-emploi/152427/développeur-web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all center / télévente</text:p>
          </table:table-cell>
          <table:table-cell office:value-type="float" office:value="152131" table:style-name="ce1">
            <text:p>15213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s de clientèle Recouvrement</text:p>
          </table:table-cell>
          <table:table-cell office:value-type="string" table:style-name="ce1">
            <text:p>https://www.keejob.com/offres-emploi/152131/chargées-de-clientèle-recouvrement/</text:p>
          </table:table-cell>
          <table:table-cell office:value-type="string" table:style-name="ce1">
            <text:p>ARMATIS TUNI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37" table:style-name="ce1">
            <text:p>15313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Des Ressources Humaines</text:p>
          </table:table-cell>
          <table:table-cell office:value-type="string" table:style-name="ce1">
            <text:p>https://www.keejob.com/offres-emploi/153137/assistante-des-ressources-humaines/</text:p>
          </table:table-cell>
          <table:table-cell office:value-type="string" table:style-name="ce1">
            <text:p>AZIZ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37" table:style-name="ce1">
            <text:p>15243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2000 - 2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 et Marketing</text:p>
          </table:table-cell>
          <table:table-cell office:value-type="string" table:style-name="ce1">
            <text:p>https://www.keejob.com/offres-emploi/152437/responsable-plateau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banque / finance / assurances</text:p>
          </table:table-cell>
          <table:table-cell office:value-type="float" office:value="153035" table:style-name="ce1">
            <text:p>15303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idi Bouzid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 la Production à Sidi Bouzid</text:p>
          </table:table-cell>
          <table:table-cell office:value-type="string" table:style-name="ce1">
            <text:p>https://www.keejob.com/offres-emploi/153035/chargé-de-la-production-à-sidi-bouzid/</text:p>
          </table:table-cell>
          <table:table-cell office:value-type="string" table:style-name="ce1">
            <text:p>TUNISIE LEASING ET FACTORING</text:p>
          </table:table-cell>
          <table:table-cell office:value-type="string" table:style-name="ce1">
            <text:p>call center / télévente</text:p>
          </table:table-cell>
          <table:table-cell office:value-type="float" office:value="152696" table:style-name="ce1">
            <text:p>15269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s relation client (marché canadien)</text:p>
          </table:table-cell>
          <table:table-cell office:value-type="string" table:style-name="ce1">
            <text:p>https://www.keejob.com/offres-emploi/152696/agents-relation-client-marché-canadien/</text:p>
          </table:table-cell>
          <table:table-cell office:value-type="string" table:style-name="ce1">
            <text:p>TRANSCOM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119" table:style-name="ce1">
            <text:p>15311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informatique Sousse</text:p>
          </table:table-cell>
          <table:table-cell office:value-type="string" table:style-name="ce1">
            <text:p>https://www.keejob.com/offres-emploi/153119/responsable-informatique-sousse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all center / télévente</text:p>
          </table:table-cell>
          <table:table-cell office:value-type="float" office:value="152132" table:style-name="ce1">
            <text:p>15213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s de clientèle Assistance Commerciale</text:p>
          </table:table-cell>
          <table:table-cell office:value-type="string" table:style-name="ce1">
            <text:p>https://www.keejob.com/offres-emploi/152132/chargées-de-clientèle-assistance-commerciale/</text:p>
          </table:table-cell>
          <table:table-cell office:value-type="string" table:style-name="ce1">
            <text:p>ARMATIS TUNI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160" table:style-name="ce1">
            <text:p>15216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Zaghouan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ExpertRecherch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Project Logistics Engineer (H/F)</text:p>
          </table:table-cell>
          <table:table-cell office:value-type="string" table:style-name="ce1">
            <text:p>https://www.keejob.com/offres-emploi/152160/un-project-logistics-engineer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00" table:style-name="ce1">
            <text:p>15240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ographiste (H/F)</text:p>
          </table:table-cell>
          <table:table-cell office:value-type="string" table:style-name="ce1">
            <text:p>https://www.keejob.com/offres-emploi/152400/infographiste-hf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472" table:style-name="ce1">
            <text:p>15347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aintenance</text:p>
          </table:table-cell>
          <table:table-cell office:value-type="string" table:style-name="ce1">
            <text:p>https://www.keejob.com/offres-emploi/153472/technicien-maintenance/</text:p>
          </table:table-cell>
          <table:table-cell office:value-type="string" table:style-name="ce1">
            <text:p>TUNISIE CABLES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985" table:style-name="ce1">
            <text:p>15298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(ne) en sérigraphie</text:p>
          </table:table-cell>
          <table:table-cell office:value-type="string" table:style-name="ce1">
            <text:p>https://www.keejob.com/offres-emploi/152985/technicienne-en-sérigraphie/</text:p>
          </table:table-cell>
          <table:table-cell office:value-type="string" table:style-name="ce1">
            <text:p>HYGIENE INDUSTRIELLE</text:p>
          </table:table-cell>
          <table:table-cell office:value-type="string" table:style-name="ce1">
            <text:p>call center / télévente</text:p>
          </table:table-cell>
          <table:table-cell office:value-type="float" office:value="152126" table:style-name="ce1">
            <text:p>15212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en Relations Humaines</text:p>
          </table:table-cell>
          <table:table-cell office:value-type="string" table:style-name="ce1">
            <text:p>https://www.keejob.com/offres-emploi/152126/conseillers-en-relations-humaines/</text:p>
          </table:table-cell>
          <table:table-cell office:value-type="string" table:style-name="ce1">
            <text:p>TANIS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3102" table:style-name="ce1">
            <text:p>15310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nager point de vente FATALES Sousse</text:p>
          </table:table-cell>
          <table:table-cell office:value-type="string" table:style-name="ce1">
            <text:p>https://www.keejob.com/offres-emploi/153102/manager-point-de-vente-fatales-sousse/</text:p>
          </table:table-cell>
          <table:table-cell office:value-type="string" table:style-name="ce1">
            <text:p>FATALE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14" table:style-name="ce1">
            <text:p>15381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QuébecCanada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uvrier (préparation / finition) CANADA</text:p>
          </table:table-cell>
          <table:table-cell office:value-type="string" table:style-name="ce1">
            <text:p>https://www.keejob.com/offres-emploi/153814/ouvrier-préparation-finition-canada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101" table:style-name="ce1">
            <text:p>15310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R MANAGERIndustrie AutomobileH/F</text:p>
          </table:table-cell>
          <table:table-cell office:value-type="string" table:style-name="ce1">
            <text:p>https://www.keejob.com/offres-emploi/153101/hr-manager-industrie-automobile-hf/</text:p>
          </table:table-cell>
          <table:table-cell office:value-type="string" table:style-name="ce1">
            <text:p>MANPOWER PROFESSIONAL</text:p>
          </table:table-cell>
          <table:table-cell office:value-type="string" table:style-name="ce1">
            <text:p>banque / finance / assurances</text:p>
          </table:table-cell>
          <table:table-cell office:value-type="float" office:value="147604" table:style-name="ce1">
            <text:p>14760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ead of Risk Management</text:p>
          </table:table-cell>
          <table:table-cell office:value-type="string" table:style-name="ce1">
            <text:p>https://www.keejob.com/offres-emploi/147604/head-of-risk-management/</text:p>
          </table:table-cell>
          <table:table-cell office:value-type="string" table:style-name="ce1">
            <text:p>BANK ABC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97" table:style-name="ce1">
            <text:p>152897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issière à Sousse</text:p>
          </table:table-cell>
          <table:table-cell office:value-type="string" table:style-name="ce1">
            <text:p>https://www.keejob.com/offres-emploi/152897/caissière-à-sousse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banque / finance / assurances</text:p>
          </table:table-cell>
          <table:table-cell office:value-type="float" office:value="152399" table:style-name="ce1">
            <text:p>152399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ystèmeRéseaux et Sécurité</text:p>
          </table:table-cell>
          <table:table-cell office:value-type="string" table:style-name="ce1">
            <text:p>https://www.keejob.com/offres-emploi/152399/ingénieur-système-réseaux-et-sécurité/</text:p>
          </table:table-cell>
          <table:table-cell office:value-type="string" table:style-name="ce1">
            <text:p>FILIASSUR TUNISIE</text:p>
          </table:table-cell>
          <table:table-cell office:value-type="string" table:style-name="ce1">
            <text:p>call center / télévente</text:p>
          </table:table-cell>
          <table:table-cell office:value-type="float" office:value="152451" table:style-name="ce1">
            <text:p>152451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commerciaux en Assurance Auto</text:p>
          </table:table-cell>
          <table:table-cell office:value-type="string" table:style-name="ce1">
            <text:p>https://www.keejob.com/offres-emploi/152451/conseillers-commerciaux-en-assurance-auto/</text:p>
          </table:table-cell>
          <table:table-cell office:value-type="string" table:style-name="ce1">
            <text:p>ECG ASSURANCE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4032" table:style-name="ce1">
            <text:p>15403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issiére Tunis/Zone Mghira</text:p>
          </table:table-cell>
          <table:table-cell office:value-type="string" table:style-name="ce1">
            <text:p>https://www.keejob.com/offres-emploi/154032/caissiére-tuniszone-mghira/</text:p>
          </table:table-cell>
          <table:table-cell office:value-type="string" table:style-name="ce1">
            <text:p>DEUTSCHCOLOR</text:p>
          </table:table-cell>
          <table:table-cell office:value-type="string" table:style-name="ce1">
            <text:p>call center / télévente</text:p>
          </table:table-cell>
          <table:table-cell office:value-type="float" office:value="152222" table:style-name="ce1">
            <text:p>15222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Italie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s Supérieurs Réseaux</text:p>
          </table:table-cell>
          <table:table-cell office:value-type="string" table:style-name="ce1">
            <text:p>https://www.keejob.com/offres-emploi/152222/techniciens-supérieurs-réseaux/</text:p>
          </table:table-cell>
          <table:table-cell office:value-type="string" table:style-name="ce1">
            <text:p>ALMAVIVA</text:p>
          </table:table-cell>
          <table:table-cell office:value-type="string" table:style-name="ce1">
            <text:p>banque / finance / assurances</text:p>
          </table:table-cell>
          <table:table-cell office:value-type="float" office:value="153735" table:style-name="ce1">
            <text:p>153735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IRA ADMINISTRATOR</text:p>
          </table:table-cell>
          <table:table-cell office:value-type="string" table:style-name="ce1">
            <text:p>https://www.keejob.com/offres-emploi/153735/jira-administrator/</text:p>
          </table:table-cell>
          <table:table-cell office:value-type="string" table:style-name="ce1">
            <text:p>NEW ACCESS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44" table:style-name="ce1">
            <text:p>15334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400 - 1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e de Recrutement et administrative</text:p>
          </table:table-cell>
          <table:table-cell office:value-type="string" table:style-name="ce1">
            <text:p>https://www.keejob.com/offres-emploi/153344/chargée-de-recrutement-et-administratif/</text:p>
          </table:table-cell>
          <table:table-cell office:value-type="string" table:style-name="ce1">
            <text:p>PROTECT + TUNISIE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900" table:style-name="ce1">
            <text:p>153900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am leader medical</text:p>
          </table:table-cell>
          <table:table-cell office:value-type="string" table:style-name="ce1">
            <text:p>https://www.keejob.com/offres-emploi/153900/team-leader-medical/</text:p>
          </table:table-cell>
          <table:table-cell office:value-type="string" table:style-name="ce1">
            <text:p>TTP THOMAS TUNISIE PLASTIC</text:p>
          </table:table-cell>
          <table:table-cell office:value-type="string" table:style-name="ce1">
            <text:p>informatique / télécoms</text:p>
          </table:table-cell>
          <table:table-cell office:value-type="float" office:value="153156" table:style-name="ce1">
            <text:p>153156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nior QA Engineer</text:p>
          </table:table-cell>
          <table:table-cell office:value-type="string" table:style-name="ce1">
            <text:p>https://www.keejob.com/offres-emploi/153156/senior-qa-engineer/</text:p>
          </table:table-cell>
          <table:table-cell office:value-type="string" table:style-name="ce1">
            <text:p>STREAMWIDE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654" table:style-name="ce1">
            <text:p>15365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liman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tégrateur Process H/F</text:p>
          </table:table-cell>
          <table:table-cell office:value-type="string" table:style-name="ce1">
            <text:p>https://www.keejob.com/offres-emploi/153654/intégrateur-process-hf/</text:p>
          </table:table-cell>
          <table:table-cell office:value-type="string" table:style-name="ce1">
            <text:p>SAFRAN TUNISIE</text:p>
          </table:table-cell>
          <table:table-cell office:value-type="string" table:style-name="ce1">
            <text:p>call center / télévente</text:p>
          </table:table-cell>
          <table:table-cell office:value-type="float" office:value="152822" table:style-name="ce1">
            <text:p>152822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s Bilingue (Français /Anglais)</text:p>
          </table:table-cell>
          <table:table-cell office:value-type="string" table:style-name="ce1">
            <text:p>https://www.keejob.com/offres-emploi/152822/téléconseillers-bilingue-français-anglais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74" table:style-name="ce1">
            <text:p>153774</text:p>
          </table:table-cell>
          <table:table-cell office:value-type="date" office:date-value="2022-03-26T00:00:00" table:style-name="ce2">
            <text:p>2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am Leader Développement RH</text:p>
          </table:table-cell>
          <table:table-cell office:value-type="string" table:style-name="ce1">
            <text:p>https://www.keejob.com/offres-emploi/153774/team-leader-développement-rh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026" table:style-name="ce1">
            <text:p>153026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agro –ALIMENTAIRE (HOMME)</text:p>
          </table:table-cell>
          <table:table-cell office:value-type="string" table:style-name="ce1">
            <text:p>https://www.keejob.com/offres-emploi/153026/technicien-en-agro-alimentaire-homme/</text:p>
          </table:table-cell>
          <table:table-cell office:value-type="string" table:style-name="ce1">
            <text:p>SOTUBI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4033" table:style-name="ce1">
            <text:p>154033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Gafsa SudGafs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AZAKI Tunisia Recruit Plant Controller</text:p>
          </table:table-cell>
          <table:table-cell office:value-type="string" table:style-name="ce1">
            <text:p>https://www.keejob.com/offres-emploi/154033/yazaki-tunisia-recruit-plant-controller/</text:p>
          </table:table-cell>
          <table:table-cell office:value-type="string" table:style-name="ce1">
            <text:p>YAZAKI TUNISI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4041" table:style-name="ce1">
            <text:p>154041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déliste</text:p>
          </table:table-cell>
          <table:table-cell office:value-type="string" table:style-name="ce1">
            <text:p>https://www.keejob.com/offres-emploi/154041/modeliste/</text:p>
          </table:table-cell>
          <table:table-cell office:value-type="string" table:style-name="ce1">
            <text:p>MAHA MODEN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993" table:style-name="ce1">
            <text:p>153993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993/comptable-debiteur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4038" table:style-name="ce1">
            <text:p>154038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e développement des RH Groupe</text:p>
          </table:table-cell>
          <table:table-cell office:value-type="string" table:style-name="ce1">
            <text:p>https://www.keejob.com/offres-emploi/154038/responsable-de-développement-des-rh-groupe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998" table:style-name="ce1">
            <text:p>153998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administratif et financier</text:p>
          </table:table-cell>
          <table:table-cell office:value-type="string" table:style-name="ce1">
            <text:p>https://www.keejob.com/offres-emploi/153998/directeur-administratif-et-financier/</text:p>
          </table:table-cell>
          <table:table-cell office:value-type="string" table:style-name="ce1">
            <text:p>URBAT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000" table:style-name="ce1">
            <text:p>153000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bt Recovery Advisor</text:p>
          </table:table-cell>
          <table:table-cell office:value-type="string" table:style-name="ce1">
            <text:p>https://www.keejob.com/offres-emploi/153000/debt-recovery-advisor/</text:p>
          </table:table-cell>
          <table:table-cell office:value-type="string" table:style-name="ce1">
            <text:p>FINOPTI</text:p>
          </table:table-cell>
          <table:table-cell office:value-type="string" table:style-name="ce1">
            <text:p>banque / finance / assurances</text:p>
          </table:table-cell>
          <table:table-cell office:value-type="float" office:value="153048" table:style-name="ce1">
            <text:p>153048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à la Direction Générale</text:p>
          </table:table-cell>
          <table:table-cell office:value-type="string" table:style-name="ce1">
            <text:p>https://www.keejob.com/offres-emploi/153048/assistante-à-la-direction-générale/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4037" table:style-name="ce1">
            <text:p>154037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SI &amp; Transformation Digitale Groupe</text:p>
          </table:table-cell>
          <table:table-cell office:value-type="string" table:style-name="ce1">
            <text:p>https://www.keejob.com/offres-emploi/154037/directeur-si-transformation-digitale-groupe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4024" table:style-name="ce1">
            <text:p>154024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pérateur PAO - H/F</text:p>
          </table:table-cell>
          <table:table-cell office:value-type="string" table:style-name="ce1">
            <text:p>https://www.keejob.com/offres-emploi/154024/opérateur-pao-hf/</text:p>
          </table:table-cell>
          <table:table-cell office:value-type="string" table:style-name="ce1">
            <text:p>ATLAS SERVICES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4023" table:style-name="ce1">
            <text:p>154023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ographiste- H/F</text:p>
          </table:table-cell>
          <table:table-cell office:value-type="string" table:style-name="ce1">
            <text:p>https://www.keejob.com/offres-emploi/154023/infographiste-hf/</text:p>
          </table:table-cell>
          <table:table-cell office:value-type="string" table:style-name="ce1">
            <text:p>ATLAS SERVICE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006" table:style-name="ce1">
            <text:p>153006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ack End PLSQL/Oracle Developer</text:p>
          </table:table-cell>
          <table:table-cell office:value-type="string" table:style-name="ce1">
            <text:p>https://www.keejob.com/offres-emploi/153006/back-end-plsqloracle-developer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informatique / télécoms</text:p>
          </table:table-cell>
          <table:table-cell office:value-type="float" office:value="153037" table:style-name="ce1">
            <text:p>153037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A Engineer</text:p>
          </table:table-cell>
          <table:table-cell office:value-type="string" table:style-name="ce1">
            <text:p>https://www.keejob.com/offres-emploi/153037/qa-engineer/</text:p>
          </table:table-cell>
          <table:table-cell office:value-type="string" table:style-name="ce1">
            <text:p>FAURECIA INFORMATIQUE TUNISIE - FIT</text:p>
          </table:table-cell>
          <table:table-cell office:value-type="string" table:style-name="ce1">
            <text:p>call center / télévente</text:p>
          </table:table-cell>
          <table:table-cell office:value-type="float" office:value="153010" table:style-name="ce1">
            <text:p>153010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Qualité et Formation</text:p>
          </table:table-cell>
          <table:table-cell office:value-type="string" table:style-name="ce1">
            <text:p>https://www.keejob.com/offres-emploi/153010/chargé-qualité-et-formation/</text:p>
          </table:table-cell>
          <table:table-cell office:value-type="string" table:style-name="ce1">
            <text:p>PHONEACT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007" table:style-name="ce1">
            <text:p>153007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ta ops and QA role</text:p>
          </table:table-cell>
          <table:table-cell office:value-type="string" table:style-name="ce1">
            <text:p>https://www.keejob.com/offres-emploi/153007/data-ops-and-qa-role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informatique / télécoms</text:p>
          </table:table-cell>
          <table:table-cell office:value-type="float" office:value="154028" table:style-name="ce1">
            <text:p>154028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count manager</text:p>
          </table:table-cell>
          <table:table-cell office:value-type="string" table:style-name="ce1">
            <text:p>https://www.keejob.com/offres-emploi/154028/account-manager/</text:p>
          </table:table-cell>
          <table:table-cell office:value-type="string" table:style-name="ce1">
            <text:p>INSODEV</text:p>
          </table:table-cell>
          <table:table-cell office:value-type="string" table:style-name="ce1">
            <text:p>informatique / télécoms</text:p>
          </table:table-cell>
          <table:table-cell office:value-type="float" office:value="153034" table:style-name="ce1">
            <text:p>153034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PA Developer</text:p>
          </table:table-cell>
          <table:table-cell office:value-type="string" table:style-name="ce1">
            <text:p>https://www.keejob.com/offres-emploi/153034/rpa-developer/</text:p>
          </table:table-cell>
          <table:table-cell office:value-type="string" table:style-name="ce1">
            <text:p>FAURECIA INFORMATIQUE TUNISIE - FIT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3975" table:style-name="ce1">
            <text:p>153975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975/recrutement-commercial/</text:p>
          </table:table-cell>
          <table:table-cell office:value-type="string" table:style-name="ce1">
            <text:p>SDS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049" table:style-name="ce1">
            <text:p>153049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légué Médical</text:p>
          </table:table-cell>
          <table:table-cell office:value-type="string" table:style-name="ce1">
            <text:p>https://www.keejob.com/offres-emploi/153049/délégué-médical/</text:p>
          </table:table-cell>
          <table:table-cell office:value-type="string" table:style-name="ce1">
            <text:p>SANOFI</text:p>
          </table:table-cell>
          <table:table-cell office:value-type="string" table:style-name="ce1">
            <text:p>call center / télévente</text:p>
          </table:table-cell>
          <table:table-cell office:value-type="float" office:value="153011" table:style-name="ce1">
            <text:p>153011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erviseur H/F</text:p>
          </table:table-cell>
          <table:table-cell office:value-type="string" table:style-name="ce1">
            <text:p>https://www.keejob.com/offres-emploi/153011/superviseur-hf/</text:p>
          </table:table-cell>
          <table:table-cell office:value-type="string" table:style-name="ce1">
            <text:p>PHONEAC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4014" table:style-name="ce1">
            <text:p>154014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fonctionnel SAP</text:p>
          </table:table-cell>
          <table:table-cell office:value-type="string" table:style-name="ce1">
            <text:p>https://www.keejob.com/offres-emploi/154014/technico-fonctionnel-sap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call center / télévente</text:p>
          </table:table-cell>
          <table:table-cell office:value-type="float" office:value="153012" table:style-name="ce1">
            <text:p>153012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Clients</text:p>
          </table:table-cell>
          <table:table-cell office:value-type="string" table:style-name="ce1">
            <text:p>https://www.keejob.com/offres-emploi/153012/conseillers-clients/</text:p>
          </table:table-cell>
          <table:table-cell office:value-type="string" table:style-name="ce1">
            <text:p>PHONEACT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4010" table:style-name="ce1">
            <text:p>154010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60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ceptionniste sav automobile</text:p>
          </table:table-cell>
          <table:table-cell office:value-type="string" table:style-name="ce1">
            <text:p>https://www.keejob.com/offres-emploi/154010/réceptionniste-sav-automobile/</text:p>
          </table:table-cell>
          <table:table-cell office:value-type="string" table:style-name="ce1">
            <text:p>KAMOUN AUTO</text:p>
          </table:table-cell>
          <table:table-cell office:value-type="string" table:style-name="ce1">
            <text:p>chimie / biologie / physique</text:p>
          </table:table-cell>
          <table:table-cell office:value-type="float" office:value="153990" table:style-name="ce1">
            <text:p>153990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Logistique</text:p>
          </table:table-cell>
          <table:table-cell office:value-type="string" table:style-name="ce1">
            <text:p>https://www.keejob.com/offres-emploi/153990/assistant-e-logistiqueapprovisionnement/</text:p>
          </table:table-cell>
          <table:table-cell office:value-type="string" table:style-name="ce1">
            <text:p>MEDICHEM</text:p>
          </table:table-cell>
          <table:table-cell office:value-type="string" table:style-name="ce1">
            <text:p>informatique / télécoms</text:p>
          </table:table-cell>
          <table:table-cell office:value-type="float" office:value="153991" table:style-name="ce1">
            <text:p>153991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akiet Ezzit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adminstratif</text:p>
          </table:table-cell>
          <table:table-cell office:value-type="string" table:style-name="ce1">
            <text:p>https://www.keejob.com/offres-emploi/153991/agent-adminstratif/</text:p>
          </table:table-cell>
          <table:table-cell office:value-type="string" table:style-name="ce1">
            <text:p>INFOSQUAR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4034" table:style-name="ce1">
            <text:p>154034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00 - 8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Administrateur Réseaux H/F</text:p>
          </table:table-cell>
          <table:table-cell office:value-type="string" table:style-name="ce1">
            <text:p>https://www.keejob.com/offres-emploi/154034/technicien-administrateur-réseaux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997" table:style-name="ce1">
            <text:p>153997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997/commercial/</text:p>
          </table:table-cell>
          <table:table-cell office:value-type="string" table:style-name="ce1">
            <text:p>SAPORI ITALIA</text:p>
          </table:table-cell>
          <table:table-cell office:value-type="string" table:style-name="ce1">
            <text:p>chimie / biologie / physique</text:p>
          </table:table-cell>
          <table:table-cell office:value-type="float" office:value="153989" table:style-name="ce1">
            <text:p>153989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Comptable</text:p>
          </table:table-cell>
          <table:table-cell office:value-type="string" table:style-name="ce1">
            <text:p>https://www.keejob.com/offres-emploi/153989/assistante-comptable/</text:p>
          </table:table-cell>
          <table:table-cell office:value-type="string" table:style-name="ce1">
            <text:p>MEDICHEM</text:p>
          </table:table-cell>
          <table:table-cell office:value-type="string" table:style-name="ce1">
            <text:p>informatique / télécoms</text:p>
          </table:table-cell>
          <table:table-cell office:value-type="float" office:value="153036" table:style-name="ce1">
            <text:p>153036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TL Project Leader</text:p>
          </table:table-cell>
          <table:table-cell office:value-type="string" table:style-name="ce1">
            <text:p>https://www.keejob.com/offres-emploi/153036/etl-project-leader/</text:p>
          </table:table-cell>
          <table:table-cell office:value-type="string" table:style-name="ce1">
            <text:p>FAURECIA INFORMATIQUE TUNISIE - FIT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4022" table:style-name="ce1">
            <text:p>154022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60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en immobilier</text:p>
          </table:table-cell>
          <table:table-cell office:value-type="string" table:style-name="ce1">
            <text:p>https://www.keejob.com/offres-emploi/154022/conseillé-en-immobilier/</text:p>
          </table:table-cell>
          <table:table-cell office:value-type="string" table:style-name="ce1">
            <text:p>CAPITAL IMMO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988" table:style-name="ce1">
            <text:p>153988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comptable</text:p>
          </table:table-cell>
          <table:table-cell office:value-type="string" table:style-name="ce1">
            <text:p>https://www.keejob.com/offres-emploi/153988/assistant-comptable/</text:p>
          </table:table-cell>
          <table:table-cell office:value-type="string" table:style-name="ce1">
            <text:p>IRAQUO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4027" table:style-name="ce1">
            <text:p>154027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éveloppeur Junior C#/.Net</text:p>
          </table:table-cell>
          <table:table-cell office:value-type="string" table:style-name="ce1">
            <text:p>https://www.keejob.com/offres-emploi/154027/développeur-junior-cnet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call center / télévente</text:p>
          </table:table-cell>
          <table:table-cell office:value-type="float" office:value="153724" table:style-name="ce1">
            <text:p>153724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600 - 7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éléprospecteur</text:p>
          </table:table-cell>
          <table:table-cell office:value-type="string" table:style-name="ce1">
            <text:p>https://www.keejob.com/offres-emploi/153724/téléprospecteur/</text:p>
          </table:table-cell>
          <table:table-cell office:value-type="string" table:style-name="ce1">
            <text:p>PREMUNIA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987" table:style-name="ce1">
            <text:p>153987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7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ssisitance de Direction</text:p>
          </table:table-cell>
          <table:table-cell office:value-type="string" table:style-name="ce1">
            <text:p>https://www.keejob.com/offres-emploi/153987/assisitance-de-direction/</text:p>
          </table:table-cell>
          <table:table-cell office:value-type="string" table:style-name="ce1">
            <text:p>BODYTEC STUDIO</text:p>
          </table:table-cell>
          <table:table-cell office:value-type="string" table:style-name="ce1">
            <text:p>informatique / télécoms</text:p>
          </table:table-cell>
          <table:table-cell office:value-type="float" office:value="153033" table:style-name="ce1">
            <text:p>153033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ETL Developer</text:p>
          </table:table-cell>
          <table:table-cell office:value-type="string" table:style-name="ce1">
            <text:p>https://www.keejob.com/offres-emploi/153033/etl-developer/</text:p>
          </table:table-cell>
          <table:table-cell office:value-type="string" table:style-name="ce1">
            <text:p>FAURECIA INFORMATIQUE TUNISIE - FI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4013" table:style-name="ce1">
            <text:p>154013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hargé de recrutement (H/F)</text:p>
          </table:table-cell>
          <table:table-cell office:value-type="string" table:style-name="ce1">
            <text:p>https://www.keejob.com/offres-emploi/154013/chargé-de-recrutement-hf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informatique / télécoms</text:p>
          </table:table-cell>
          <table:table-cell office:value-type="float" office:value="154030" table:style-name="ce1">
            <text:p>154030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Indépendant/Freelance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Bac+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echnicien Approvisionnement H/F</text:p>
          </table:table-cell>
          <table:table-cell table:style-name="ce1"/>
          <table:table-cell office:value-type="string" table:style-name="ce1">
            <text:p>https://www.keejob.com/offres-emploi/153995/technicien-approvisionnement-hf/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4011" table:style-name="ce1">
            <text:p>154011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éveloppeur web</text:p>
          </table:table-cell>
          <table:table-cell office:value-type="string" table:style-name="ce1">
            <text:p>https://www.keejob.com/offres-emploi/154030/développeur-web-confirmé/</text:p>
          </table:table-cell>
          <table:table-cell office:value-type="string" table:style-name="ce1">
            <text:p>INESYS</text:p>
          </table:table-cell>
          <table:table-cell office:value-type="string" table:style-name="ce1">
            <text:p>call center / télévente</text:p>
          </table:table-cell>
          <table:table-cell office:value-type="float" office:value="153994" table:style-name="ce1">
            <text:p>153994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agasinier pièces automobile</text:p>
          </table:table-cell>
          <table:table-cell office:value-type="string" table:style-name="ce1">
            <text:p>https://www.keejob.com/offres-emploi/154011/magasinier-pièces-automobile/</text:p>
          </table:table-cell>
          <table:table-cell office:value-type="string" table:style-name="ce1">
            <text:p>KAMOUN AUTO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4025" table:style-name="ce1">
            <text:p>154025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élé-Enquêteurs (Planning 35H / 40H)</text:p>
          </table:table-cell>
          <table:table-cell office:value-type="string" table:style-name="ce1">
            <text:p>https://www.keejob.com/offres-emploi/153994/télé-enquêteurs-planning-35h-40h/</text:p>
          </table:table-cell>
          <table:table-cell office:value-type="string" table:style-name="ce1">
            <text:p>ADVANCIA TELESERVICES</text:p>
          </table:table-cell>
          <table:table-cell office:value-type="string" table:style-name="ce1">
            <text:p>informatique / télécoms</text:p>
          </table:table-cell>
          <table:table-cell office:value-type="float" office:value="154000" table:style-name="ce1">
            <text:p>154000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Vendeur (e)</text:p>
          </table:table-cell>
          <table:table-cell office:value-type="string" table:style-name="ce1">
            <text:p>https://www.keejob.com/offres-emploi/154025/vendeurs-vendeuses/</text:p>
          </table:table-cell>
          <table:table-cell office:value-type="string" table:style-name="ce1">
            <text:p>TUTTO SPORT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4036" table:style-name="ce1">
            <text:p>154036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gent de Production-Assurance</text:p>
          </table:table-cell>
          <table:table-cell office:value-type="string" table:style-name="ce1">
            <text:p>https://www.keejob.com/offres-emploi/154000/agent-de-production-assurance/</text:p>
          </table:table-cell>
          <table:table-cell office:value-type="string" table:style-name="ce1">
            <text:p>NEXTCARE TUNISI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996" table:style-name="ce1">
            <text:p>153996</text:p>
          </table:table-cell>
          <table:table-cell office:value-type="date" office:date-value="2022-03-25T00:00:00" table:style-name="ce2">
            <text:p>25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Représentant Commercial</text:p>
          </table:table-cell>
          <table:table-cell office:value-type="string" table:style-name="ce1">
            <text:p>https://www.keejob.com/offres-emploi/154036/représentant-commercial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925" table:style-name="ce1">
            <text:p>153925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996/comptable/</text:p>
          </table:table-cell>
          <table:table-cell office:value-type="string" table:style-name="ce1">
            <text:p>SAPORI ITALIA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954" table:style-name="ce1">
            <text:p>153954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hef de brigade</text:p>
          </table:table-cell>
          <table:table-cell office:value-type="string" table:style-name="ce1">
            <text:p>https://www.keejob.com/offres-emploi/153925/chef-de-brigade-chef-de-rang/</text:p>
          </table:table-cell>
          <table:table-cell office:value-type="string" table:style-name="ce1">
            <text:p>IBIS SFAX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983" table:style-name="ce1">
            <text:p>152983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Intérim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gent Immobilier</text:p>
          </table:table-cell>
          <table:table-cell office:value-type="string" table:style-name="ce1">
            <text:p>https://www.keejob.com/offres-emploi/153954/agent-immobilier-tecnocasa-petite-ariana/</text:p>
          </table:table-cell>
          <table:table-cell office:value-type="string" table:style-name="ce1">
            <text:p>TECNOCASA GROUP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926" table:style-name="ce1">
            <text:p>153926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Expert en e-learning et knowledge management</text:p>
          </table:table-cell>
          <table:table-cell office:value-type="string" table:style-name="ce1">
            <text:p>https://www.keejob.com/offres-emploi/152983/expert-en-e-learning-et-knowledge-management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976" table:style-name="ce1">
            <text:p>153976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ptable</text:p>
          </table:table-cell>
          <table:table-cell office:value-type="string" table:style-name="ce1">
            <text:p>https://www.keejob.com/offres-emploi/153926/societe-francaise-totalement-exportatrice/</text:p>
          </table:table-cell>
          <table:table-cell office:value-type="string" table:style-name="ce1">
            <text:p>L T E C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941" table:style-name="ce1">
            <text:p>152941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Junior Full Stack Javascript</text:p>
          </table:table-cell>
          <table:table-cell office:value-type="string" table:style-name="ce1">
            <text:p>https://www.keejob.com/offres-emploi/153976/développeur-junior-full-stack-javascript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971" table:style-name="ce1">
            <text:p>153971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 Sud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ython/Django Developer</text:p>
          </table:table-cell>
          <table:table-cell office:value-type="string" table:style-name="ce1">
            <text:p>https://www.keejob.com/offres-emploi/152941/pythondjango-developer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informatique / télécoms</text:p>
          </table:table-cell>
          <table:table-cell office:value-type="float" office:value="153960" table:style-name="ce1">
            <text:p>153960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Administratif</text:p>
          </table:table-cell>
          <table:table-cell office:value-type="string" table:style-name="ce1">
            <text:p>https://www.keejob.com/offres-emploi/153971/agent-administratif-hf/</text:p>
          </table:table-cell>
          <table:table-cell office:value-type="string" table:style-name="ce1">
            <text:p>ELKHABIA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888" table:style-name="ce1">
            <text:p>153888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sécurité</text:p>
          </table:table-cell>
          <table:table-cell office:value-type="string" table:style-name="ce1">
            <text:p>https://www.keejob.com/offres-emploi/153880/agent-de-sécurité/</text:p>
          </table:table-cell>
          <table:table-cell office:value-type="string" table:style-name="ce1">
            <text:p>HOTEL LESCURE</text:p>
          </table:table-cell>
          <table:table-cell office:value-type="string" table:style-name="ce1">
            <text:p>autres</text:p>
          </table:table-cell>
          <table:table-cell office:value-type="float" office:value="153354" table:style-name="ce1">
            <text:p>153354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noub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strumentiste</text:p>
          </table:table-cell>
          <table:table-cell office:value-type="string" table:style-name="ce1">
            <text:p>https://www.keejob.com/offres-emploi/153919/instrumentistes/</text:p>
          </table:table-cell>
          <table:table-cell office:value-type="string" table:style-name="ce1">
            <text:p>CLINIQUE LA ROSE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922" table:style-name="ce1">
            <text:p>153922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aintenance Industrielle</text:p>
          </table:table-cell>
          <table:table-cell office:value-type="string" table:style-name="ce1">
            <text:p>https://www.keejob.com/offres-emploi/153354/technicien-maintenance-industrielle/</text:p>
          </table:table-cell>
          <table:table-cell office:value-type="string" table:style-name="ce1">
            <text:p>COATS INDUSTRIAL TUNISIE</text:p>
          </table:table-cell>
          <table:table-cell office:value-type="string" table:style-name="ce1">
            <text:p>call center / télévente</text:p>
          </table:table-cell>
          <table:table-cell office:value-type="float" office:value="153932" table:style-name="ce1">
            <text:p>153932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100 - 2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llaborateur</text:p>
          </table:table-cell>
          <table:table-cell office:value-type="string" table:style-name="ce1">
            <text:p>https://www.keejob.com/offres-emploi/153922/collaborateur-junior-expérimenté/</text:p>
          </table:table-cell>
          <table:table-cell office:value-type="string" table:style-name="ce1">
            <text:p>KARMA ET ASSOCIÉS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942" table:style-name="ce1">
            <text:p>153942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en réception d'appels 850 D</text:p>
          </table:table-cell>
          <table:table-cell office:value-type="string" table:style-name="ce1">
            <text:p>https://www.keejob.com/offres-emploi/153932/conseillers-en-réception-dappels-850-d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968" table:style-name="ce1">
            <text:p>153968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rchitecte</text:p>
          </table:table-cell>
          <table:table-cell office:value-type="string" table:style-name="ce1">
            <text:p>https://www.keejob.com/offres-emploi/153942/architecte-ou-ingénieur-technico-commercial/</text:p>
          </table:table-cell>
          <table:table-cell office:value-type="string" table:style-name="ce1">
            <text:p>BLOCSTAR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935" table:style-name="ce1">
            <text:p>153935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Stock</text:p>
          </table:table-cell>
          <table:table-cell office:value-type="string" table:style-name="ce1">
            <text:p>https://www.keejob.com/offres-emploi/153968/gestionnaire-de-stock/</text:p>
          </table:table-cell>
          <table:table-cell office:value-type="string" table:style-name="ce1">
            <text:p>LINEA EXPO COMMERCE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961" table:style-name="ce1">
            <text:p>152961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assurance santé (Bilingue)</text:p>
          </table:table-cell>
          <table:table-cell office:value-type="string" table:style-name="ce1">
            <text:p>https://www.keejob.com/offres-emploi/153935/gestionnaire-assurance-santé-bilingue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banque / finance / assurances</text:p>
          </table:table-cell>
          <table:table-cell office:value-type="float" office:value="152958" table:style-name="ce1">
            <text:p>152958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ASP.Net (H/F)</text:p>
          </table:table-cell>
          <table:table-cell office:value-type="string" table:style-name="ce1">
            <text:p>https://www.keejob.com/offres-emploi/152961/développeur-aspnet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982" table:style-name="ce1">
            <text:p>153982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Bizerte NordBizert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 Ressources Humaines</text:p>
          </table:table-cell>
          <table:table-cell office:value-type="string" table:style-name="ce1">
            <text:p>https://www.keejob.com/offres-emploi/152958/chargé-de-ressources-humaines/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call center / télévente</text:p>
          </table:table-cell>
          <table:table-cell office:value-type="float" office:value="153959" table:style-name="ce1">
            <text:p>153959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8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à Bizerte <text:s/>Télésecrétaire Juridique<text:s/></text:p>
          </table:table-cell>
          <table:table-cell office:value-type="string" table:style-name="ce1">
            <text:p>https://www.keejob.com/offres-emploi/153982/à-bizerte-télésecrétaire-juridique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934" table:style-name="ce1">
            <text:p>153934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raphiste Web designer Lac 02</text:p>
          </table:table-cell>
          <table:table-cell office:value-type="string" table:style-name="ce1">
            <text:p>https://www.keejob.com/offres-emploi/153959/recrutement-graphiste-web-designer-lac-02/</text:p>
          </table:table-cell>
          <table:table-cell office:value-type="string" table:style-name="ce1">
            <text:p>DIGITAL LINK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955" table:style-name="ce1">
            <text:p>153955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(e) Représentant(e) Commercial(e)</text:p>
          </table:table-cell>
          <table:table-cell office:value-type="string" table:style-name="ce1">
            <text:p>https://www.keejob.com/offres-emploi/153934/une-représentante-commerciale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informatique / télécoms</text:p>
          </table:table-cell>
          <table:table-cell office:value-type="float" office:value="153963" table:style-name="ce1">
            <text:p>153963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kouda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ceptionniste</text:p>
          </table:table-cell>
          <table:table-cell office:value-type="string" table:style-name="ce1">
            <text:p>https://www.keejob.com/offres-emploi/153955/receptionniste-homme/</text:p>
          </table:table-cell>
          <table:table-cell office:value-type="string" table:style-name="ce1">
            <text:p>HOTEL LESCURE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990" table:style-name="ce1">
            <text:p>152990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(e) Administratif (ve)</text:p>
          </table:table-cell>
          <table:table-cell office:value-type="string" table:style-name="ce1">
            <text:p>https://www.keejob.com/offres-emploi/153963/assistant-e-administratif-ve/</text:p>
          </table:table-cell>
          <table:table-cell office:value-type="string" table:style-name="ce1">
            <text:p>WHITECAPE TECHNOLOGIES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913" table:style-name="ce1">
            <text:p>153913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500 - 2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cruiter Sousse</text:p>
          </table:table-cell>
          <table:table-cell office:value-type="string" table:style-name="ce1">
            <text:p>https://www.keejob.com/offres-emploi/152990/recruiter-with-english-sousse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986" table:style-name="ce1">
            <text:p>152986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 service client</text:p>
          </table:table-cell>
          <table:table-cell office:value-type="string" table:style-name="ce1">
            <text:p>https://www.keejob.com/offres-emploi/153913/téléconseiller-service-client/</text:p>
          </table:table-cell>
          <table:table-cell office:value-type="string" table:style-name="ce1">
            <text:p>TUTORAT</text:p>
          </table:table-cell>
          <table:table-cell office:value-type="string" table:style-name="ce1">
            <text:p>industrie métalliques</text:p>
          </table:table-cell>
          <table:table-cell office:value-type="float" office:value="153943" table:style-name="ce1">
            <text:p>153943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Hrairi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900 - 11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s opérations administratives RH</text:p>
          </table:table-cell>
          <table:table-cell office:value-type="string" table:style-name="ce1">
            <text:p>https://www.keejob.com/offres-emploi/152986/chargé-des-opérations-administratives-rh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autres</text:p>
          </table:table-cell>
          <table:table-cell office:value-type="float" office:value="153918" table:style-name="ce1">
            <text:p>153918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éthodes</text:p>
          </table:table-cell>
          <table:table-cell office:value-type="string" table:style-name="ce1">
            <text:p>https://www.keejob.com/offres-emploi/153943/responsable-méthodes/</text:p>
          </table:table-cell>
          <table:table-cell office:value-type="string" table:style-name="ce1">
            <text:p>NOVITA</text:p>
          </table:table-cell>
          <table:table-cell office:value-type="string" table:style-name="ce1">
            <text:p>banque / finance / assurances</text:p>
          </table:table-cell>
          <table:table-cell office:value-type="float" office:value="152944" table:style-name="ce1">
            <text:p>152944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Mahdia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andardistes Nuit et Weekend</text:p>
          </table:table-cell>
          <table:table-cell office:value-type="string" table:style-name="ce1">
            <text:p>https://www.keejob.com/offres-emploi/153918/standardistes-nuit-et-weekend/</text:p>
          </table:table-cell>
          <table:table-cell office:value-type="string" table:style-name="ce1">
            <text:p>GLOBAL COSTUMER SUPPORT (GROUPE SGP)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912" table:style-name="ce1">
            <text:p>153912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akiet Eddaier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Back-office Mahdia et Zaghouan</text:p>
          </table:table-cell>
          <table:table-cell office:value-type="string" table:style-name="ce1">
            <text:p>https://www.keejob.com/offres-emploi/152944/assistant-back-office-mahdia/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942" table:style-name="ce1">
            <text:p>152942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 digitale</text:p>
          </table:table-cell>
          <table:table-cell office:value-type="string" table:style-name="ce1">
            <text:p>https://www.keejob.com/offres-emploi/153912/responsable-marketing-digitale/</text:p>
          </table:table-cell>
          <table:table-cell office:value-type="string" table:style-name="ce1">
            <text:p>SOTUQAM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937" table:style-name="ce1">
            <text:p>153937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données opérationnelles</text:p>
          </table:table-cell>
          <table:table-cell office:value-type="string" table:style-name="ce1">
            <text:p>https://www.keejob.com/offres-emploi/152942/gestionnaire-de-données-opérationnelles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890" table:style-name="ce1">
            <text:p>153890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Prim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maintenance chaufferies</text:p>
          </table:table-cell>
          <table:table-cell office:value-type="string" table:style-name="ce1">
            <text:p>https://www.keejob.com/offres-emploi/153937/ingénieur-maintenance-chaufferies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informatique / télécoms</text:p>
          </table:table-cell>
          <table:table-cell office:value-type="float" office:value="153951" table:style-name="ce1">
            <text:p>153951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longeur (se)</text:p>
          </table:table-cell>
          <table:table-cell office:value-type="string" table:style-name="ce1">
            <text:p>https://www.keejob.com/offres-emploi/153890/plongeurplongeuse/</text:p>
          </table:table-cell>
          <table:table-cell office:value-type="string" table:style-name="ce1">
            <text:p>HOTEL LESCUR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920" table:style-name="ce1">
            <text:p>153920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maintenance informatique</text:p>
          </table:table-cell>
          <table:table-cell office:value-type="string" table:style-name="ce1">
            <text:p>https://www.keejob.com/offres-emploi/153951/technicien-en-maintenance-informatique/</text:p>
          </table:table-cell>
          <table:table-cell office:value-type="string" table:style-name="ce1">
            <text:p>STUBSOF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933" table:style-name="ce1">
            <text:p>153933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s d'anesthésistes et de réanimation</text:p>
          </table:table-cell>
          <table:table-cell office:value-type="string" table:style-name="ce1">
            <text:p>https://www.keejob.com/offres-emploi/153920/techniciens-danesthésistes-et-de-réanimation/</text:p>
          </table:table-cell>
          <table:table-cell office:value-type="string" table:style-name="ce1">
            <text:p>CLINIQUE LA ROSE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887" table:style-name="ce1">
            <text:p>153887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éthodiste</text:p>
          </table:table-cell>
          <table:table-cell office:value-type="string" table:style-name="ce1">
            <text:p>https://www.keejob.com/offres-emploi/153933/méthodiste/</text:p>
          </table:table-cell>
          <table:table-cell office:value-type="string" table:style-name="ce1">
            <text:p>GROUPE ZOUARI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981" table:style-name="ce1">
            <text:p>153981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llemand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tissier</text:p>
          </table:table-cell>
          <table:table-cell office:value-type="string" table:style-name="ce1">
            <text:p>https://www.keejob.com/offres-emploi/153887/patissier/</text:p>
          </table:table-cell>
          <table:table-cell office:value-type="string" table:style-name="ce1">
            <text:p>HOTEL LESCUR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956" table:style-name="ce1">
            <text:p>152956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ir MchergaZaghouan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s HELPDESK en langue Allemande</text:p>
          </table:table-cell>
          <table:table-cell office:value-type="string" table:style-name="ce1">
            <text:p>https://www.keejob.com/offres-emploi/153981/techniciens-helpdesk-en-langue-allemande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artisanat / textile / cuir</text:p>
          </table:table-cell>
          <table:table-cell office:value-type="float" office:value="153915" table:style-name="ce1">
            <text:p>153915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bikhaKairouan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d'Usine</text:p>
          </table:table-cell>
          <table:table-cell office:value-type="string" table:style-name="ce1">
            <text:p>https://www.keejob.com/offres-emploi/152956/directeur-dusine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978" table:style-name="ce1">
            <text:p>153978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 Sud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Prim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système et réseaux informatique</text:p>
          </table:table-cell>
          <table:table-cell office:value-type="string" table:style-name="ce1">
            <text:p>https://www.keejob.com/offres-emploi/153915/technicien-en-système-et-réseaux-informatique/</text:p>
          </table:table-cell>
          <table:table-cell office:value-type="string" table:style-name="ce1">
            <text:p>Ritun SARL</text:p>
          </table:table-cell>
          <table:table-cell office:value-type="string" table:style-name="ce1">
            <text:p>banque / finance / assurances</text:p>
          </table:table-cell>
          <table:table-cell office:value-type="float" office:value="152960" table:style-name="ce1">
            <text:p>152960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ivreur</text:p>
          </table:table-cell>
          <table:table-cell office:value-type="string" table:style-name="ce1">
            <text:p>https://www.keejob.com/offres-emploi/153978/livreur/</text:p>
          </table:table-cell>
          <table:table-cell office:value-type="string" table:style-name="ce1">
            <text:p>ELKHABIA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924" table:style-name="ce1">
            <text:p>153924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(e) en Ressources Humaines</text:p>
          </table:table-cell>
          <table:table-cell office:value-type="string" table:style-name="ce1">
            <text:p>https://www.keejob.com/offres-emploi/152960/conseillere-en-ressources-humaines/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991" table:style-name="ce1">
            <text:p>152991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Flux Junior H/FSousse.</text:p>
          </table:table-cell>
          <table:table-cell office:value-type="string" table:style-name="ce1">
            <text:p>https://www.keejob.com/offres-emploi/153924/contrôleur-flux-junior-hf-sousse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informatique / télécoms</text:p>
          </table:table-cell>
          <table:table-cell office:value-type="float" office:value="153929" table:style-name="ce1">
            <text:p>153929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Anglophone (H/F)</text:p>
          </table:table-cell>
          <table:table-cell office:value-type="string" table:style-name="ce1">
            <text:p>https://www.keejob.com/offres-emploi/152991/formateur-anglophone-hf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transport / logistique</text:p>
          </table:table-cell>
          <table:table-cell office:value-type="float" office:value="153964" table:style-name="ce1">
            <text:p>153964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Jebel Jelloud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rchitecte logiciel</text:p>
          </table:table-cell>
          <table:table-cell office:value-type="string" table:style-name="ce1">
            <text:p>https://www.keejob.com/offres-emploi/153929/architecte-logiciel/</text:p>
          </table:table-cell>
          <table:table-cell office:value-type="string" table:style-name="ce1">
            <text:p>FININFOSOLUTIONS</text:p>
          </table:table-cell>
          <table:table-cell office:value-type="string" table:style-name="ce1">
            <text:p>informatique / télécoms</text:p>
          </table:table-cell>
          <table:table-cell office:value-type="float" office:value="153974" table:style-name="ce1">
            <text:p>153974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964/comptable/</text:p>
          </table:table-cell>
          <table:table-cell office:value-type="string" table:style-name="ce1">
            <text:p>LAMMA CITY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947" table:style-name="ce1">
            <text:p>152947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igner Web</text:p>
          </table:table-cell>
          <table:table-cell office:value-type="string" table:style-name="ce1">
            <text:p>https://www.keejob.com/offres-emploi/153974/designer-web-mobile/</text:p>
          </table:table-cell>
          <table:table-cell office:value-type="string" table:style-name="ce1">
            <text:p>INSODEV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953" table:style-name="ce1">
            <text:p>153953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commercial &amp; marketing</text:p>
          </table:table-cell>
          <table:table-cell office:value-type="string" table:style-name="ce1">
            <text:p>https://www.keejob.com/offres-emploi/152947/directeur-commercial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call center / télévente</text:p>
          </table:table-cell>
          <table:table-cell office:value-type="float" office:value="152963" table:style-name="ce1">
            <text:p>152963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3953/technico-commercial-en-engins-tp/</text:p>
          </table:table-cell>
          <table:table-cell office:value-type="string" table:style-name="ce1">
            <text:p>GROUPE ZOUARI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936" table:style-name="ce1">
            <text:p>153936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Centre de Relation Client</text:p>
          </table:table-cell>
          <table:table-cell office:value-type="string" table:style-name="ce1">
            <text:p>https://www.keejob.com/offres-emploi/152963/conseiller-centre-de-relation-client/</text:p>
          </table:table-cell>
          <table:table-cell office:value-type="string" table:style-name="ce1">
            <text:p>ADVANCIA TELESERVICE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931" table:style-name="ce1">
            <text:p>153931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les Supervisor/ Sales Manager</text:p>
          </table:table-cell>
          <table:table-cell office:value-type="string" table:style-name="ce1">
            <text:p>https://www.keejob.com/offres-emploi/153936/sales-supervisor-sales-manager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967" table:style-name="ce1">
            <text:p>153967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OuerdanineMonastir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500 - 7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Téléphonie/ VOIP</text:p>
          </table:table-cell>
          <table:table-cell office:value-type="string" table:style-name="ce1">
            <text:p>https://www.keejob.com/offres-emploi/153931/ingénieur-téléphonie-voip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informatique / télécoms</text:p>
          </table:table-cell>
          <table:table-cell office:value-type="float" office:value="153950" table:style-name="ce1">
            <text:p>153950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Etiquetage et conditionnement</text:p>
          </table:table-cell>
          <table:table-cell office:value-type="string" table:style-name="ce1">
            <text:p>https://www.keejob.com/offres-emploi/153967/agent-etiquetage-et-conditionnement/</text:p>
          </table:table-cell>
          <table:table-cell office:value-type="string" table:style-name="ce1">
            <text:p>FLORAISON NATURAL BEAUTY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914" table:style-name="ce1">
            <text:p>153914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backend</text:p>
          </table:table-cell>
          <table:table-cell office:value-type="string" table:style-name="ce1">
            <text:p>https://www.keejob.com/offres-emploi/153950/développeur-backend/</text:p>
          </table:table-cell>
          <table:table-cell office:value-type="string" table:style-name="ce1">
            <text:p>INSODEV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970" table:style-name="ce1">
            <text:p>153970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légué médical</text:p>
          </table:table-cell>
          <table:table-cell office:value-type="string" table:style-name="ce1">
            <text:p>https://www.keejob.com/offres-emploi/153914/recrutement-dun-délégué-médical/</text:p>
          </table:table-cell>
          <table:table-cell office:value-type="string" table:style-name="ce1">
            <text:p>SIGMA PHARMA</text:p>
          </table:table-cell>
          <table:table-cell office:value-type="string" table:style-name="ce1">
            <text:p>industrie métalliques</text:p>
          </table:table-cell>
          <table:table-cell office:value-type="float" office:value="153944" table:style-name="ce1">
            <text:p>153944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Hrairia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ython/Django Developer</text:p>
          </table:table-cell>
          <table:table-cell office:value-type="string" table:style-name="ce1">
            <text:p>https://www.keejob.com/offres-emploi/153970/pythondjango-developer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informatique / télécoms</text:p>
          </table:table-cell>
          <table:table-cell office:value-type="float" office:value="153947" table:style-name="ce1">
            <text:p>153947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90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ptabilité et Finance</text:p>
          </table:table-cell>
          <table:table-cell office:value-type="string" table:style-name="ce1">
            <text:p>https://www.keejob.com/offres-emploi/153944/responsable-comptabilité-et-finance/</text:p>
          </table:table-cell>
          <table:table-cell office:value-type="string" table:style-name="ce1">
            <text:p>NOVITA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961" table:style-name="ce1">
            <text:p>153961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e clientèle</text:p>
          </table:table-cell>
          <table:table-cell office:value-type="string" table:style-name="ce1">
            <text:p>https://www.keejob.com/offres-emploi/153947/chargée-service-clientèle/</text:p>
          </table:table-cell>
          <table:table-cell office:value-type="string" table:style-name="ce1">
            <text:p>INSODEV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983" table:style-name="ce1">
            <text:p>153983</text:p>
          </table:table-cell>
          <table:table-cell office:value-type="date" office:date-value="2022-03-24T00:00:00" table:style-name="ce2">
            <text:p>2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2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Espagnol Allemand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961/comptable/</text:p>
          </table:table-cell>
          <table:table-cell office:value-type="string" table:style-name="ce1">
            <text:p>ELF CONSEIL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892" table:style-name="ce1">
            <text:p>153892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Goulett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 en réception d'appels (H/F)</text:p>
          </table:table-cell>
          <table:table-cell office:value-type="string" table:style-name="ce1">
            <text:p>https://www.keejob.com/offres-emploi/153983/téléconseiller-en-réception-dappels-hf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869" table:style-name="ce1">
            <text:p>153869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Menzel BourguibaBizert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llaborateur comptable</text:p>
          </table:table-cell>
          <table:table-cell office:value-type="string" table:style-name="ce1">
            <text:p>https://www.keejob.com/offres-emploi/153892/un-collaborateur-comptable-junior/</text:p>
          </table:table-cell>
          <table:table-cell office:value-type="string" table:style-name="ce1">
            <text:p>AUDIT CONSEIL</text:p>
          </table:table-cell>
          <table:table-cell office:value-type="string" table:style-name="ce1">
            <text:p>autres</text:p>
          </table:table-cell>
          <table:table-cell office:value-type="float" office:value="153826" table:style-name="ce1">
            <text:p>153826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TunisTunisie</text:p>
          </table:table-cell>
          <table:table-cell office:value-type="string" table:style-name="ce1">
            <text:p>Stage/PFE</text:p>
          </table:table-cell>
          <table:table-cell office:value-type="string" table:style-name="ce1">
            <text:p>Stage</text:p>
          </table:table-cell>
          <table:table-cell office:value-type="string" table:style-name="ce1">
            <text:p>Saisonnier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gasinier</text:p>
          </table:table-cell>
          <table:table-cell office:value-type="string" table:style-name="ce1">
            <text:p>https://www.keejob.com/offres-emploi/153869/magasinier/</text:p>
          </table:table-cell>
          <table:table-cell office:value-type="string" table:style-name="ce1">
            <text:p>STGI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918" table:style-name="ce1">
            <text:p>15291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Graphiste web</text:p>
          </table:table-cell>
          <table:table-cell office:value-type="string" table:style-name="ce1">
            <text:p>https://www.keejob.com/offres-emploi/153826/assistant-graphiste-web/</text:p>
          </table:table-cell>
          <table:table-cell office:value-type="string" table:style-name="ce1">
            <text:p>SMART D</text:p>
          </table:table-cell>
          <table:table-cell office:value-type="string" table:style-name="ce1">
            <text:p>transport / logistique</text:p>
          </table:table-cell>
          <table:table-cell office:value-type="float" office:value="153843" table:style-name="ce1">
            <text:p>153843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arthag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dre communication et marketing</text:p>
          </table:table-cell>
          <table:table-cell office:value-type="string" table:style-name="ce1">
            <text:p>https://www.keejob.com/offres-emploi/152918/cadre-communication-et-marketing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informatique / télécoms</text:p>
          </table:table-cell>
          <table:table-cell office:value-type="float" office:value="153902" table:style-name="ce1">
            <text:p>153902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duct Owner</text:p>
          </table:table-cell>
          <table:table-cell office:value-type="string" table:style-name="ce1">
            <text:p>https://www.keejob.com/offres-emploi/153843/product-owner/</text:p>
          </table:table-cell>
          <table:table-cell office:value-type="string" table:style-name="ce1">
            <text:p>KOOL DELIVERY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79" table:style-name="ce1">
            <text:p>153879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(e) Technico-Commercial</text:p>
          </table:table-cell>
          <table:table-cell office:value-type="string" table:style-name="ce1">
            <text:p>https://www.keejob.com/offres-emploi/153902/consultante-technico-commercial/</text:p>
          </table:table-cell>
          <table:table-cell office:value-type="string" table:style-name="ce1">
            <text:p>NAXXUM SOLUTIONS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864" table:style-name="ce1">
            <text:p>15386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Menzel BourguibaBizert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se</text:p>
          </table:table-cell>
          <table:table-cell office:value-type="string" table:style-name="ce1">
            <text:p>https://www.keejob.com/offres-emploi/153879/vendeuse/</text:p>
          </table:table-cell>
          <table:table-cell office:value-type="string" table:style-name="ce1">
            <text:p>PATISSERIE MAGENT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900" table:style-name="ce1">
            <text:p>152900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sinateur technique</text:p>
          </table:table-cell>
          <table:table-cell office:value-type="string" table:style-name="ce1">
            <text:p>https://www.keejob.com/offres-emploi/153864/dessinateur-technique/</text:p>
          </table:table-cell>
          <table:table-cell office:value-type="string" table:style-name="ce1">
            <text:p>STGI</text:p>
          </table:table-cell>
          <table:table-cell office:value-type="string" table:style-name="ce1">
            <text:p>informatique / télécoms</text:p>
          </table:table-cell>
          <table:table-cell office:value-type="float" office:value="153906" table:style-name="ce1">
            <text:p>153906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</text:p>
          </table:table-cell>
          <table:table-cell office:value-type="string" table:style-name="ce1">
            <text:p>https://www.keejob.com/offres-emploi/152900/responsable-commercial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47" table:style-name="ce1">
            <text:p>153847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4000 - 10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 symfony</text:p>
          </table:table-cell>
          <table:table-cell office:value-type="string" table:style-name="ce1">
            <text:p>https://www.keejob.com/offres-emploi/153906/développeur-web-symfony/</text:p>
          </table:table-cell>
          <table:table-cell office:value-type="string" table:style-name="ce1">
            <text:p>DEF TUNISIE - SSI SOFT</text:p>
          </table:table-cell>
          <table:table-cell office:value-type="string" table:style-name="ce1">
            <text:p>banque / finance / assurances</text:p>
          </table:table-cell>
          <table:table-cell office:value-type="float" office:value="153905" table:style-name="ce1">
            <text:p>153905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régional</text:p>
          </table:table-cell>
          <table:table-cell office:value-type="string" table:style-name="ce1">
            <text:p>https://www.keejob.com/offres-emploi/153847/directeur-régional/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893" table:style-name="ce1">
            <text:p>153893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riana Commerciaux terrain en Microfinance</text:p>
          </table:table-cell>
          <table:table-cell office:value-type="string" table:style-name="ce1">
            <text:p>https://www.keejob.com/offres-emploi/153905/ariana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48" table:style-name="ce1">
            <text:p>15384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Qualité</text:p>
          </table:table-cell>
          <table:table-cell office:value-type="string" table:style-name="ce1">
            <text:p>https://www.keejob.com/offres-emploi/153893/contrôleur-qualité/</text:p>
          </table:table-cell>
          <table:table-cell office:value-type="string" table:style-name="ce1">
            <text:p>AXPRO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867" table:style-name="ce1">
            <text:p>152867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moteur</text:p>
          </table:table-cell>
          <table:table-cell office:value-type="string" table:style-name="ce1">
            <text:p>https://www.keejob.com/offres-emploi/153848/promoteur/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27" table:style-name="ce1">
            <text:p>153827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Rades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I/UX Designer</text:p>
          </table:table-cell>
          <table:table-cell office:value-type="string" table:style-name="ce1">
            <text:p>https://www.keejob.com/offres-emploi/152867/uiux-designer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874" table:style-name="ce1">
            <text:p>15387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de gestion</text:p>
          </table:table-cell>
          <table:table-cell office:value-type="string" table:style-name="ce1">
            <text:p>https://www.keejob.com/offres-emploi/153827/contrôleur-de-gestion/</text:p>
          </table:table-cell>
          <table:table-cell office:value-type="string" table:style-name="ce1">
            <text:p>MED OIL CAMPANY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871" table:style-name="ce1">
            <text:p>153871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Décisionnel (BI)</text:p>
          </table:table-cell>
          <table:table-cell office:value-type="string" table:style-name="ce1">
            <text:p>https://www.keejob.com/offres-emploi/153874/chef-de-projet-décisionnel-bi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52" table:style-name="ce1">
            <text:p>153852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Applicatif Décisionnel (BI)</text:p>
          </table:table-cell>
          <table:table-cell office:value-type="string" table:style-name="ce1">
            <text:p>https://www.keejob.com/offres-emploi/153871/chef-de-projet-applicatif-décisionnel-bi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276" table:style-name="ce1">
            <text:p>153276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de opérateur</text:p>
          </table:table-cell>
          <table:table-cell office:value-type="string" table:style-name="ce1">
            <text:p>https://www.keejob.com/offres-emploi/153852/directeur-de-opérateur/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artisanat / textile / cuir</text:p>
          </table:table-cell>
          <table:table-cell office:value-type="float" office:value="153825" table:style-name="ce1">
            <text:p>153825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i Hassen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 COACHS</text:p>
          </table:table-cell>
          <table:table-cell office:value-type="string" table:style-name="ce1">
            <text:p>https://www.keejob.com/offres-emploi/153276/field-coachs/</text:p>
          </table:table-cell>
          <table:table-cell office:value-type="string" table:style-name="ce1">
            <text:p>MERCHANDISING IMPACT TEAM</text:p>
          </table:table-cell>
          <table:table-cell office:value-type="string" table:style-name="ce1">
            <text:p>iche de l'entreprise</text:p>
          </table:table-cell>
          <table:table-cell office:value-type="float" office:value="153870" table:style-name="ce1">
            <text:p>153870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450 - 5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contrôle qualité externe</text:p>
          </table:table-cell>
          <table:table-cell office:value-type="string" table:style-name="ce1">
            <text:p>https://www.keejob.com/offres-emploi/153825/agent-de-contrôle-qualité-externe/</text:p>
          </table:table-cell>
          <table:table-cell office:value-type="string" table:style-name="ce1">
            <text:p>FORUM GROUP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49" table:style-name="ce1">
            <text:p>153849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strumentiste</text:p>
          </table:table-cell>
          <table:table-cell office:value-type="string" table:style-name="ce1">
            <text:p>https://www.keejob.com/offres-emploi/153870/cabinet-dentaire-cherche-instrumentiste/</text:p>
          </table:table-cell>
          <table:table-cell office:value-type="string" table:style-name="ce1">
            <text:p>CABINET MEDICAL DENTAIRE EL MANAR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876" table:style-name="ce1">
            <text:p>153876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Commercial</text:p>
          </table:table-cell>
          <table:table-cell office:value-type="string" table:style-name="ce1">
            <text:p>https://www.keejob.com/offres-emploi/153849/directeur-commercial/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44" table:style-name="ce1">
            <text:p>15384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</text:p>
          </table:table-cell>
          <table:table-cell office:value-type="string" table:style-name="ce1">
            <text:p>https://www.keejob.com/offres-emploi/153876/développeur-webinformaticien/</text:p>
          </table:table-cell>
          <table:table-cell office:value-type="string" table:style-name="ce1">
            <text:p>SIXIEMESENS</text:p>
          </table:table-cell>
          <table:table-cell office:value-type="string" table:style-name="ce1">
            <text:p>informatique / télécoms</text:p>
          </table:table-cell>
          <table:table-cell office:value-type="float" office:value="153858" table:style-name="ce1">
            <text:p>15385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Technicien Réseaux et Systèmes</text:p>
          </table:table-cell>
          <table:table-cell office:value-type="string" table:style-name="ce1">
            <text:p>https://www.keejob.com/offres-emploi/153844/un-technicien-réseaux-et-systèmes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31" table:style-name="ce1">
            <text:p>153831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ull Stack Developer</text:p>
          </table:table-cell>
          <table:table-cell office:value-type="string" table:style-name="ce1">
            <text:p>https://www.keejob.com/offres-emploi/153858/senior-full-stack-developer/</text:p>
          </table:table-cell>
          <table:table-cell office:value-type="string" table:style-name="ce1">
            <text:p>Uteek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32" table:style-name="ce1">
            <text:p>153832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ach prospection (H/F)</text:p>
          </table:table-cell>
          <table:table-cell office:value-type="string" table:style-name="ce1">
            <text:p>https://www.keejob.com/offres-emploi/153831/coach-prospection-hf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banque / finance / assurances</text:p>
          </table:table-cell>
          <table:table-cell office:value-type="float" office:value="152917" table:style-name="ce1">
            <text:p>152917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ahdia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BEN AROUS</text:p>
          </table:table-cell>
          <table:table-cell office:value-type="string" table:style-name="ce1">
            <text:p>https://www.keejob.com/offres-emploi/153832/agent-magasin-hf-ben-arous/</text:p>
          </table:table-cell>
          <table:table-cell office:value-type="string" table:style-name="ce1">
            <text:p>MANPOWER PROFESSIONAL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891" table:style-name="ce1">
            <text:p>153891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'enregistrement des garanties Mahdia</text:p>
          </table:table-cell>
          <table:table-cell office:value-type="string" table:style-name="ce1">
            <text:p>https://www.keejob.com/offres-emploi/152917/chargé-denregistrement-des-garanties-mahdia/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culture / audiovisuel</text:p>
          </table:table-cell>
          <table:table-cell office:value-type="float" office:value="153868" table:style-name="ce1">
            <text:p>15386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 fournisseurs</text:p>
          </table:table-cell>
          <table:table-cell office:value-type="string" table:style-name="ce1">
            <text:p>https://www.keejob.com/offres-emploi/153891/comptable-fournisseurs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banque / finance / assurances</text:p>
          </table:table-cell>
          <table:table-cell office:value-type="float" office:value="153903" table:style-name="ce1">
            <text:p>153903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réseau informatique</text:p>
          </table:table-cell>
          <table:table-cell office:value-type="string" table:style-name="ce1">
            <text:p>https://www.keejob.com/offres-emploi/153868/recrutement-technicien/</text:p>
          </table:table-cell>
          <table:table-cell office:value-type="string" table:style-name="ce1">
            <text:p>CINELEC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55" table:style-name="ce1">
            <text:p>153855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arcelone Commerciaux terrain en Microfinance</text:p>
          </table:table-cell>
          <table:table-cell office:value-type="string" table:style-name="ce1">
            <text:p>https://www.keejob.com/offres-emploi/153903/barcelone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837" table:style-name="ce1">
            <text:p>153837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ntrôle de Gestion (H/F)</text:p>
          </table:table-cell>
          <table:table-cell office:value-type="string" table:style-name="ce1">
            <text:p>https://www.keejob.com/offres-emploi/153855/responsable-contrôle-de-gestion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3798" table:style-name="ce1">
            <text:p>15379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20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en gestion</text:p>
          </table:table-cell>
          <table:table-cell office:value-type="string" table:style-name="ce1">
            <text:p>https://www.keejob.com/offres-emploi/153837/formateur-gestion-management/</text:p>
          </table:table-cell>
          <table:table-cell office:value-type="string" table:style-name="ce1">
            <text:p>INSTITUT DES NOUVELLES TECHNOLOGIES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899" table:style-name="ce1">
            <text:p>153899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Zaghouan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Full Stack</text:p>
          </table:table-cell>
          <table:table-cell office:value-type="string" table:style-name="ce1">
            <text:p>https://www.keejob.com/offres-emploi/153798/développeur-full-stack-react-jssymfony/</text:p>
          </table:table-cell>
          <table:table-cell office:value-type="string" table:style-name="ce1">
            <text:p>ONLINEVIP CONSULTING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54" table:style-name="ce1">
            <text:p>15385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ogistics Manager</text:p>
          </table:table-cell>
          <table:table-cell office:value-type="string" table:style-name="ce1">
            <text:p>https://www.keejob.com/offres-emploi/153899/logistics-manager/</text:p>
          </table:table-cell>
          <table:table-cell office:value-type="string" table:style-name="ce1">
            <text:p>THERMOPLASTICS TUNISI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98" table:style-name="ce1">
            <text:p>15289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igner graphique en marketing</text:p>
          </table:table-cell>
          <table:table-cell office:value-type="string" table:style-name="ce1">
            <text:p>https://www.keejob.com/offres-emploi/153854/designer-graphique-en-marketing/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autres</text:p>
          </table:table-cell>
          <table:table-cell office:value-type="float" office:value="153845" table:style-name="ce1">
            <text:p>153845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bikhaKairouan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50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(e ) Commercial (e) Sousse</text:p>
          </table:table-cell>
          <table:table-cell office:value-type="string" table:style-name="ce1">
            <text:p>https://www.keejob.com/offres-emploi/152898/assistant-e-commercial-e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29" table:style-name="ce1">
            <text:p>153829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financier</text:p>
          </table:table-cell>
          <table:table-cell office:value-type="string" table:style-name="ce1">
            <text:p>https://www.keejob.com/offres-emploi/153845/responsable-financier/</text:p>
          </table:table-cell>
          <table:table-cell office:value-type="string" table:style-name="ce1">
            <text:p>NEW BOX TUNISIA</text:p>
          </table:table-cell>
          <table:table-cell office:value-type="string" table:style-name="ce1">
            <text:p>artisanat / textile / cuir</text:p>
          </table:table-cell>
          <table:table-cell office:value-type="float" office:value="153894" table:style-name="ce1">
            <text:p>15389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ayada Lamta Bou Hajar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fonctionnel SAP</text:p>
          </table:table-cell>
          <table:table-cell office:value-type="string" table:style-name="ce1">
            <text:p>https://www.keejob.com/offres-emploi/153829/technico-fonctionnel-sap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28" table:style-name="ce1">
            <text:p>15382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ir Mcherga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ject Manager</text:p>
          </table:table-cell>
          <table:table-cell office:value-type="string" table:style-name="ce1">
            <text:p>https://www.keejob.com/offres-emploi/153894/project-manager/</text:p>
          </table:table-cell>
          <table:table-cell office:value-type="string" table:style-name="ce1">
            <text:p>ASADA GROUP SAR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30" table:style-name="ce1">
            <text:p>153830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GRH</text:p>
          </table:table-cell>
          <table:table-cell office:value-type="string" table:style-name="ce1">
            <text:p>https://www.keejob.com/offres-emploi/153828/responsable-grh/</text:p>
          </table:table-cell>
          <table:table-cell office:value-type="string" table:style-name="ce1">
            <text:p>MED OIL CAMPANY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50" table:style-name="ce1">
            <text:p>153850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SAP/ABAP</text:p>
          </table:table-cell>
          <table:table-cell office:value-type="string" table:style-name="ce1">
            <text:p>https://www.keejob.com/offres-emploi/153830/développeur-sapabap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869" table:style-name="ce1">
            <text:p>152869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raducteur</text:p>
          </table:table-cell>
          <table:table-cell office:value-type="string" table:style-name="ce1">
            <text:p>https://www.keejob.com/offres-emploi/153850/traducteur/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872" table:style-name="ce1">
            <text:p>153872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am Leader WebMobile</text:p>
          </table:table-cell>
          <table:table-cell office:value-type="string" table:style-name="ce1">
            <text:p>https://www.keejob.com/offres-emploi/152869/team-leader-web-mobile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83" table:style-name="ce1">
            <text:p>153883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750 - 8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conome en hôtellerie / responsable achat</text:p>
          </table:table-cell>
          <table:table-cell office:value-type="string" table:style-name="ce1">
            <text:p>https://www.keejob.com/offres-emploi/153872/econome-en-hôtellerie-responsable-achat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873" table:style-name="ce1">
            <text:p>153873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e vente</text:p>
          </table:table-cell>
          <table:table-cell office:value-type="string" table:style-name="ce1">
            <text:p>https://www.keejob.com/offres-emploi/153883/responsable-vente/</text:p>
          </table:table-cell>
          <table:table-cell office:value-type="string" table:style-name="ce1">
            <text:p>PATISSERIE MAGENTA</text:p>
          </table:table-cell>
          <table:table-cell office:value-type="string" table:style-name="ce1">
            <text:p>call center / télévente</text:p>
          </table:table-cell>
          <table:table-cell office:value-type="float" office:value="152880" table:style-name="ce1">
            <text:p>152880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itre d'hôtel</text:p>
          </table:table-cell>
          <table:table-cell office:value-type="string" table:style-name="ce1">
            <text:p>https://www.keejob.com/offres-emploi/153873/maitre-dhôtel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914" table:style-name="ce1">
            <text:p>15291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 en Mutuelle Santé</text:p>
          </table:table-cell>
          <table:table-cell office:value-type="string" table:style-name="ce1">
            <text:p>https://www.keejob.com/offres-emploi/152880/télévendeurs-en-mutuelle-santé/</text:p>
          </table:table-cell>
          <table:table-cell office:value-type="string" table:style-name="ce1">
            <text:p>CALLMAX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865" table:style-name="ce1">
            <text:p>153865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ython/Django Developer</text:p>
          </table:table-cell>
          <table:table-cell office:value-type="string" table:style-name="ce1">
            <text:p>https://www.keejob.com/offres-emploi/152914/pythondjango-developer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901" table:style-name="ce1">
            <text:p>153901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nihlaAriana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irmiers</text:p>
          </table:table-cell>
          <table:table-cell office:value-type="string" table:style-name="ce1">
            <text:p>https://www.keejob.com/offres-emploi/153865/infirmiers/</text:p>
          </table:table-cell>
          <table:table-cell office:value-type="string" table:style-name="ce1">
            <text:p>CLINIQUE LA ROS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84" table:style-name="ce1">
            <text:p>15388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500 - 5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recouvrement</text:p>
          </table:table-cell>
          <table:table-cell office:value-type="string" table:style-name="ce1">
            <text:p>https://www.keejob.com/offres-emploi/153901/agent-de-recouvrement/</text:p>
          </table:table-cell>
          <table:table-cell office:value-type="string" table:style-name="ce1">
            <text:p>SAF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875" table:style-name="ce1">
            <text:p>153875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issier</text:p>
          </table:table-cell>
          <table:table-cell office:value-type="string" table:style-name="ce1">
            <text:p>https://www.keejob.com/offres-emploi/153884/caissiere/</text:p>
          </table:table-cell>
          <table:table-cell office:value-type="string" table:style-name="ce1">
            <text:p>PATISSERIE MAGENTA</text:p>
          </table:table-cell>
          <table:table-cell office:value-type="string" table:style-name="ce1">
            <text:p>banque / finance / assurances</text:p>
          </table:table-cell>
          <table:table-cell office:value-type="float" office:value="153904" table:style-name="ce1">
            <text:p>15390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Ressources Humaines</text:p>
          </table:table-cell>
          <table:table-cell office:value-type="string" table:style-name="ce1">
            <text:p>https://www.keejob.com/offres-emploi/153875/responsable-ressources-humaines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autres</text:p>
          </table:table-cell>
          <table:table-cell office:value-type="float" office:value="153860" table:style-name="ce1">
            <text:p>153860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i Khalled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Lif Commerciaux terrain en Microfinance</text:p>
          </table:table-cell>
          <table:table-cell office:value-type="string" table:style-name="ce1">
            <text:p>https://www.keejob.com/offres-emploi/153904/hlif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901" table:style-name="ce1">
            <text:p>152901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igner 3D</text:p>
          </table:table-cell>
          <table:table-cell office:value-type="string" table:style-name="ce1">
            <text:p>https://www.keejob.com/offres-emploi/153860/designer-3d/</text:p>
          </table:table-cell>
          <table:table-cell office:value-type="string" table:style-name="ce1">
            <text:p>NANI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51" table:style-name="ce1">
            <text:p>153851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H de Proximité</text:p>
          </table:table-cell>
          <table:table-cell office:value-type="string" table:style-name="ce1">
            <text:p>https://www.keejob.com/offres-emploi/152901/rh-de-proximité/</text:p>
          </table:table-cell>
          <table:table-cell office:value-type="string" table:style-name="ce1">
            <text:p>HYGIENE INDUSTRIELLE</text:p>
          </table:table-cell>
          <table:table-cell office:value-type="string" table:style-name="ce1">
            <text:p>banque / finance / assurances</text:p>
          </table:table-cell>
          <table:table-cell office:value-type="float" office:value="152886" table:style-name="ce1">
            <text:p>152886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erviseur</text:p>
          </table:table-cell>
          <table:table-cell office:value-type="string" table:style-name="ce1">
            <text:p>https://www.keejob.com/offres-emploi/153851/superviseur/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banque / finance / assurances</text:p>
          </table:table-cell>
          <table:table-cell office:value-type="float" office:value="152925" table:style-name="ce1">
            <text:p>152925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2886/community-manager/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informatique / télécoms</text:p>
          </table:table-cell>
          <table:table-cell office:value-type="float" office:value="153895" table:style-name="ce1">
            <text:p>153895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de saisie de données Mahdia</text:p>
          </table:table-cell>
          <table:table-cell office:value-type="string" table:style-name="ce1">
            <text:p>https://www.keejob.com/offres-emploi/152925/chargée-de-saisie-de-données-mahdia/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artisanat / textile / cuir</text:p>
          </table:table-cell>
          <table:table-cell office:value-type="float" office:value="153896" table:style-name="ce1">
            <text:p>153896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ayada Lamta Bou Hajar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Java/JEE</text:p>
          </table:table-cell>
          <table:table-cell office:value-type="string" table:style-name="ce1">
            <text:p>https://www.keejob.com/offres-emploi/153895/développeur-javajee-confirmé/</text:p>
          </table:table-cell>
          <table:table-cell office:value-type="string" table:style-name="ce1">
            <text:p>TSI</text:p>
          </table:table-cell>
          <table:table-cell office:value-type="string" table:style-name="ce1">
            <text:p>call center / télévente</text:p>
          </table:table-cell>
          <table:table-cell office:value-type="float" office:value="153839" table:style-name="ce1">
            <text:p>153839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Italie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urchasing Manager</text:p>
          </table:table-cell>
          <table:table-cell office:value-type="string" table:style-name="ce1">
            <text:p>https://www.keejob.com/offres-emploi/153896/purchasing-manager/</text:p>
          </table:table-cell>
          <table:table-cell office:value-type="string" table:style-name="ce1">
            <text:p>ASADA GROUP SAR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53" table:style-name="ce1">
            <text:p>153853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 Bilingue Italien/Français</text:p>
          </table:table-cell>
          <table:table-cell office:value-type="string" table:style-name="ce1">
            <text:p>https://www.keejob.com/offres-emploi/153839/téléconseiller-bilingue-italienfrançais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764" table:style-name="ce1">
            <text:p>15376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nager de comptes clés(KAM))</text:p>
          </table:table-cell>
          <table:table-cell office:value-type="string" table:style-name="ce1">
            <text:p>https://www.keejob.com/offres-emploi/153853/manager-de-comptes-cléskam/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867" table:style-name="ce1">
            <text:p>153867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Menzel BourguibaBizert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764/comptable/</text:p>
          </table:table-cell>
          <table:table-cell office:value-type="string" table:style-name="ce1">
            <text:p>LES CLINIQUES EL MANAR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886" table:style-name="ce1">
            <text:p>153886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électromécanique</text:p>
          </table:table-cell>
          <table:table-cell office:value-type="string" table:style-name="ce1">
            <text:p>https://www.keejob.com/offres-emploi/153867/ingénieur-électromécanique/</text:p>
          </table:table-cell>
          <table:table-cell office:value-type="string" table:style-name="ce1">
            <text:p>STGI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46" table:style-name="ce1">
            <text:p>153846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emme de chambre</text:p>
          </table:table-cell>
          <table:table-cell office:value-type="string" table:style-name="ce1">
            <text:p>https://www.keejob.com/offres-emploi/153886/femme-de-chambre/</text:p>
          </table:table-cell>
          <table:table-cell office:value-type="string" table:style-name="ce1">
            <text:p>HOTEL LESCUR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33" table:style-name="ce1">
            <text:p>153833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Juridique (H/F)</text:p>
          </table:table-cell>
          <table:table-cell office:value-type="string" table:style-name="ce1">
            <text:p>https://www.keejob.com/offres-emploi/153846/directeur-juridique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62" table:style-name="ce1">
            <text:p>153862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TUNIS</text:p>
          </table:table-cell>
          <table:table-cell office:value-type="string" table:style-name="ce1">
            <text:p>https://www.keejob.com/offres-emploi/153833/agent-magasin-hf-tunis/</text:p>
          </table:table-cell>
          <table:table-cell office:value-type="string" table:style-name="ce1">
            <text:p>MANPOWER PROFESSION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34" table:style-name="ce1">
            <text:p>153834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Auditeur interne (H/F)</text:p>
          </table:table-cell>
          <table:table-cell office:value-type="string" table:style-name="ce1">
            <text:p>https://www.keejob.com/offres-emploi/153862/responsable-auditeur-interne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transport / logistique</text:p>
          </table:table-cell>
          <table:table-cell office:value-type="float" office:value="153857" table:style-name="ce1">
            <text:p>153857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65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ARIANA</text:p>
          </table:table-cell>
          <table:table-cell office:value-type="string" table:style-name="ce1">
            <text:p>https://www.keejob.com/offres-emploi/153834/agent-magasin-hf-ariana/</text:p>
          </table:table-cell>
          <table:table-cell office:value-type="string" table:style-name="ce1">
            <text:p>MANPOWER PROFESSION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35" table:style-name="ce1">
            <text:p>153835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a Manoub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éparateur de commandes</text:p>
          </table:table-cell>
          <table:table-cell office:value-type="string" table:style-name="ce1">
            <text:p>https://www.keejob.com/offres-emploi/153857/préparateur-de-commandes/</text:p>
          </table:table-cell>
          <table:table-cell office:value-type="string" table:style-name="ce1">
            <text:p>LAMMA CITY</text:p>
          </table:table-cell>
          <table:table-cell office:value-type="string" table:style-name="ce1">
            <text:p>import / export</text:p>
          </table:table-cell>
          <table:table-cell office:value-type="float" office:value="153842" table:style-name="ce1">
            <text:p>153842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MANNOUBA</text:p>
          </table:table-cell>
          <table:table-cell office:value-type="string" table:style-name="ce1">
            <text:p>https://www.keejob.com/offres-emploi/153835/agent-magasin-hf-mannouba/</text:p>
          </table:table-cell>
          <table:table-cell office:value-type="string" table:style-name="ce1">
            <text:p>MANPOWER PROFESSIONAL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870" table:style-name="ce1">
            <text:p>152870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merciale</text:p>
          </table:table-cell>
          <table:table-cell office:value-type="string" table:style-name="ce1">
            <text:p>https://www.keejob.com/offres-emploi/153842/assistante-commerciale/</text:p>
          </table:table-cell>
          <table:table-cell office:value-type="string" table:style-name="ce1">
            <text:p>GENIUS GLOBAL BUSINESS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863" table:style-name="ce1">
            <text:p>153863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am Lead BI Cognos</text:p>
          </table:table-cell>
          <table:table-cell office:value-type="string" table:style-name="ce1">
            <text:p>https://www.keejob.com/offres-emploi/152870/team-lead-bi-cognos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866" table:style-name="ce1">
            <text:p>153866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Menzel BourguibaBizert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s de stérilisation</text:p>
          </table:table-cell>
          <table:table-cell office:value-type="string" table:style-name="ce1">
            <text:p>https://www.keejob.com/offres-emploi/153863/agents-de-stérilisation/</text:p>
          </table:table-cell>
          <table:table-cell office:value-type="string" table:style-name="ce1">
            <text:p>CLINIQUE LA ROSE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898" table:style-name="ce1">
            <text:p>15389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ZaghouanZaghouan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20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Mécanique</text:p>
          </table:table-cell>
          <table:table-cell office:value-type="string" table:style-name="ce1">
            <text:p>https://www.keejob.com/offres-emploi/153866/ingénieur-mécanique/</text:p>
          </table:table-cell>
          <table:table-cell office:value-type="string" table:style-name="ce1">
            <text:p>STGI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877" table:style-name="ce1">
            <text:p>153877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e production</text:p>
          </table:table-cell>
          <table:table-cell office:value-type="string" table:style-name="ce1">
            <text:p>https://www.keejob.com/offres-emploi/153898/responsable-de-production/</text:p>
          </table:table-cell>
          <table:table-cell office:value-type="string" table:style-name="ce1">
            <text:p>THERMOPLASTICS TUNISI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78" table:style-name="ce1">
            <text:p>15387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événementiel</text:p>
          </table:table-cell>
          <table:table-cell office:value-type="string" table:style-name="ce1">
            <text:p>https://www.keejob.com/offres-emploi/153877/chef-de-projet-événementiel/</text:p>
          </table:table-cell>
          <table:table-cell office:value-type="string" table:style-name="ce1">
            <text:p>SIXIEMESENS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861" table:style-name="ce1">
            <text:p>153861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Clientèle H/F</text:p>
          </table:table-cell>
          <table:table-cell office:value-type="string" table:style-name="ce1">
            <text:p>https://www.keejob.com/offres-emploi/153878/chargé-clientèle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881" table:style-name="ce1">
            <text:p>153881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radiologie</text:p>
          </table:table-cell>
          <table:table-cell office:value-type="string" table:style-name="ce1">
            <text:p>https://www.keejob.com/offres-emploi/153861/techniciens-en-radio/</text:p>
          </table:table-cell>
          <table:table-cell office:value-type="string" table:style-name="ce1">
            <text:p>CLINIQUE LA ROSE</text:p>
          </table:table-cell>
          <table:table-cell office:value-type="string" table:style-name="ce1">
            <text:p>call center / télévente</text:p>
          </table:table-cell>
          <table:table-cell office:value-type="float" office:value="152868" table:style-name="ce1">
            <text:p>152868</text:p>
          </table:table-cell>
          <table:table-cell office:value-type="date" office:date-value="2022-03-23T00:00:00" table:style-name="ce2">
            <text:p>2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Implémentation</text:p>
          </table:table-cell>
          <table:table-cell office:value-type="string" table:style-name="ce1">
            <text:p>https://www.keejob.com/offres-emploi/153881/ingénieur-implémentation/</text:p>
          </table:table-cell>
          <table:table-cell office:value-type="string" table:style-name="ce1">
            <text:p>PETROGAS SYSTEM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840" table:style-name="ce1">
            <text:p>152840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clients - Opérateur Mobile 2022</text:p>
          </table:table-cell>
          <table:table-cell office:value-type="string" table:style-name="ce1">
            <text:p>https://www.keejob.com/offres-emploi/152868/conseillers-clients-opérateur-mobile-2022/</text:p>
          </table:table-cell>
          <table:table-cell office:value-type="string" table:style-name="ce1">
            <text:p>MEZZO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784" table:style-name="ce1">
            <text:p>153784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Administrative ADV Sousse</text:p>
          </table:table-cell>
          <table:table-cell office:value-type="string" table:style-name="ce1">
            <text:p>https://www.keejob.com/offres-emploi/152840/assistante-administrative-adv-sousse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361" table:style-name="ce1">
            <text:p>152361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3784/community-manager/</text:p>
          </table:table-cell>
          <table:table-cell office:value-type="string" table:style-name="ce1">
            <text:p>MEUBLENTUB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791" table:style-name="ce1">
            <text:p>153791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500 - 2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T Support WebSousse</text:p>
          </table:table-cell>
          <table:table-cell office:value-type="string" table:style-name="ce1">
            <text:p>https://www.keejob.com/offres-emploi/152361/it-support-web-sousse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793" table:style-name="ce1">
            <text:p>153793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liman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Administratif et Financier</text:p>
          </table:table-cell>
          <table:table-cell office:value-type="string" table:style-name="ce1">
            <text:p>https://www.keejob.com/offres-emploi/153791/directeur-administratif-et-financier/</text:p>
          </table:table-cell>
          <table:table-cell office:value-type="string" table:style-name="ce1">
            <text:p>VETS SCP AKKARI DRISSI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782" table:style-name="ce1">
            <text:p>153782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9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Intégration &amp; Relation Ecoles H/F</text:p>
          </table:table-cell>
          <table:table-cell office:value-type="string" table:style-name="ce1">
            <text:p>https://www.keejob.com/offres-emploi/153793/responsable-intégration-relation-ecoles-hf/</text:p>
          </table:table-cell>
          <table:table-cell office:value-type="string" table:style-name="ce1">
            <text:p>SAFRAN TUNISIE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consulting / étude / stratégie</text:p>
          </table:table-cell>
          <table:table-cell office:value-type="date" office:date-value="2318-05-09T00:00:00" table:style-name="ce2">
            <text:p>9-mai-18</text:p>
          </table:table-cell>
          <table:table-cell office:value-type="float" office:value="0" table:formula="of:=-$$CDI-$$SIVP" table:style-name="ce1">
            <text:p>#NOM?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Biomédical</text:p>
          </table:table-cell>
          <table:table-cell office:value-type="string" table:style-name="ce1">
            <text:p>https://www.keejob.com/offres-emploi/153782/technicien-biomédical-technicien-anesthésie/</text:p>
          </table:table-cell>
          <table:table-cell office:value-type="string" table:style-name="ce1">
            <text:p>MEDICAL EXPRESS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803" table:style-name="ce1">
            <text:p>153803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ordinateur Technique Maintenance</text:p>
          </table:table-cell>
          <table:table-cell office:value-type="string" table:style-name="ce1">
            <text:p>Sousse</text:p>
          </table:table-cell>
          <table:table-cell office:value-type="string" table:style-name="ce1">
            <text:p>https://www.keejob.com/offres-emploi/152801/coordinateur-technique-maintenancesousse/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700" table:style-name="ce1">
            <text:p>153700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ptable</text:p>
          </table:table-cell>
          <table:table-cell office:value-type="string" table:style-name="ce1">
            <text:p>https://www.keejob.com/offres-emploi/153803/assistante-comptable-et-de-direction/</text:p>
          </table:table-cell>
          <table:table-cell office:value-type="string" table:style-name="ce1">
            <text:p>EXPERT AUDIT INTERNATIONAL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3812" table:style-name="ce1">
            <text:p>153812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SAP- ABAP (H/F)</text:p>
          </table:table-cell>
          <table:table-cell office:value-type="string" table:style-name="ce1">
            <text:p>https://www.keejob.com/offres-emploi/153700/développeur-sap-abap-hf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770" table:style-name="ce1">
            <text:p>153770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ahrasSfax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900 - 1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812/comptable/</text:p>
          </table:table-cell>
          <table:table-cell office:value-type="string" table:style-name="ce1">
            <text:p>KAP PHARM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828" table:style-name="ce1">
            <text:p>152828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Ressources Humaines</text:p>
          </table:table-cell>
          <table:table-cell office:value-type="string" table:style-name="ce1">
            <text:p>https://www.keejob.com/offres-emploi/153770/responsable-ressources-humaines/</text:p>
          </table:table-cell>
          <table:table-cell office:value-type="string" table:style-name="ce1">
            <text:p>SOCIETE NOUVELLE DE PRODUCTION ALIEMNTAIRE SNPA NF S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85" table:style-name="ce1">
            <text:p>153785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Intérim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ERIEUR MAINTENANCE</text:p>
          </table:table-cell>
          <table:table-cell office:value-type="string" table:style-name="ce1">
            <text:p>https://www.keejob.com/offres-emploi/152828/technicien-superieur-maintenance/</text:p>
          </table:table-cell>
          <table:table-cell office:value-type="string" table:style-name="ce1">
            <text:p>SOTUBI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consulting / étude / stratégie</text:p>
          </table:table-cell>
          <table:table-cell office:value-type="date" office:date-value="2318-01-29T00:00:00" table:style-name="ce2">
            <text:p>29-janv.-18</text:p>
          </table:table-cell>
          <table:table-cell office:value-type="float" office:value="0" table:formula="of:=-$$CDD-$$SIVP" table:style-name="ce1">
            <text:p>#NOM?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 Effectiveness Specialist</text:p>
          </table:table-cell>
          <table:table-cell office:value-type="string" table:style-name="ce1">
            <text:p>https://www.keejob.com/offres-emploi/153785/commercial-effectiveness-specialist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call center / télévente</text:p>
          </table:table-cell>
          <table:table-cell office:value-type="float" office:value="153819" table:style-name="ce1">
            <text:p>153819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420 - 550 DT / Mois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nalyste RH<text:s/></text:p>
          </table:table-cell>
          <table:table-cell office:value-type="string" table:style-name="ce1">
            <text:p>Sousse</text:p>
          </table:table-cell>
          <table:table-cell office:value-type="string" table:style-name="ce1">
            <text:p>https://www.keejob.com/offres-emploi/152701/analyste-rh-sousse/</text:p>
          </table:table-cell>
          <table:table-cell office:value-type="string" table:style-name="ce1">
            <text:p>autres</text:p>
          </table:table-cell>
          <table:table-cell office:value-type="float" office:value="153169" table:style-name="ce1">
            <text:p>153169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9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ôtesse d'accueil</text:p>
          </table:table-cell>
          <table:table-cell office:value-type="string" table:style-name="ce1">
            <text:p>https://www.keejob.com/offres-emploi/153819/hôtesse-daccueil-à-temps-partiel/</text:p>
          </table:table-cell>
          <table:table-cell office:value-type="string" table:style-name="ce1">
            <text:p>TREGI TUNISIA</text:p>
          </table:table-cell>
          <table:table-cell office:value-type="string" table:style-name="ce1">
            <text:p>informatique / télécoms</text:p>
          </table:table-cell>
          <table:table-cell office:value-type="float" office:value="153772" table:style-name="ce1">
            <text:p>153772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pérateur de machine CNC</text:p>
          </table:table-cell>
          <table:table-cell office:value-type="string" table:style-name="ce1">
            <text:p>https://www.keejob.com/offres-emploi/153169/opérateur-de-machine-cnc/</text:p>
          </table:table-cell>
          <table:table-cell office:value-type="string" table:style-name="ce1">
            <text:p>MDO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76" table:style-name="ce1">
            <text:p>153776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772/comptable/</text:p>
          </table:table-cell>
          <table:table-cell office:value-type="string" table:style-name="ce1">
            <text:p>TIMSOFT</text:p>
          </table:table-cell>
          <table:table-cell office:value-type="string" table:style-name="ce1">
            <text:p>banque / finance / assurances</text:p>
          </table:table-cell>
          <table:table-cell office:value-type="float" office:value="153804" table:style-name="ce1">
            <text:p>153804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les Analyst M/F</text:p>
          </table:table-cell>
          <table:table-cell office:value-type="string" table:style-name="ce1">
            <text:p>https://www.keejob.com/offres-emploi/153776/sales-analyst-mf/</text:p>
          </table:table-cell>
          <table:table-cell office:value-type="string" table:style-name="ce1">
            <text:p>MANPOWER PROFESSIONAL</text:p>
          </table:table-cell>
          <table:table-cell office:value-type="string" table:style-name="ce1">
            <text:p>informatique / télécoms</text:p>
          </table:table-cell>
          <table:table-cell office:value-type="float" office:value="153405" table:style-name="ce1">
            <text:p>153405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Sinistres Matériels</text:p>
          </table:table-cell>
          <table:table-cell office:value-type="string" table:style-name="ce1">
            <text:p>https://www.keejob.com/offres-emploi/153804/gestionnaire-sinistres-matériels/</text:p>
          </table:table-cell>
          <table:table-cell office:value-type="string" table:style-name="ce1">
            <text:p>AGENCE MAGHREBIA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769" table:style-name="ce1">
            <text:p>153769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600 - 14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ustomer Support night shift</text:p>
          </table:table-cell>
          <table:table-cell office:value-type="string" table:style-name="ce1">
            <text:p>https://www.keejob.com/offres-emploi/153405/customer-support/</text:p>
          </table:table-cell>
          <table:table-cell office:value-type="string" table:style-name="ce1">
            <text:p>STREAMWIDE</text:p>
          </table:table-cell>
          <table:table-cell office:value-type="string" table:style-name="ce1">
            <text:p>banque / finance / assurances</text:p>
          </table:table-cell>
          <table:table-cell office:value-type="float" office:value="153806" table:style-name="ce1">
            <text:p>153806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uisinier qualifié</text:p>
          </table:table-cell>
          <table:table-cell office:value-type="string" table:style-name="ce1">
            <text:p>https://www.keejob.com/offres-emploi/153769/cuisinier-qualifié/</text:p>
          </table:table-cell>
          <table:table-cell office:value-type="string" table:style-name="ce1">
            <text:p>SOCIETE NOUVELLE DE PRODUCTION ALIEMNTAIRE SNPA NF SA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807" table:style-name="ce1">
            <text:p>152807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IT</text:p>
          </table:table-cell>
          <table:table-cell office:value-type="string" table:style-name="ce1">
            <text:p>https://www.keejob.com/offres-emploi/153806/développeur-it/</text:p>
          </table:table-cell>
          <table:table-cell office:value-type="string" table:style-name="ce1">
            <text:p>AGENCE MAGHREBIA</text:p>
          </table:table-cell>
          <table:table-cell office:value-type="string" table:style-name="ce1">
            <text:p>informatique / télécoms</text:p>
          </table:table-cell>
          <table:table-cell office:value-type="float" office:value="152645" table:style-name="ce1">
            <text:p>152645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BI</text:p>
          </table:table-cell>
          <table:table-cell office:value-type="string" table:style-name="ce1">
            <text:p>https://www.keejob.com/offres-emploi/152807/développeur-bi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autres</text:p>
          </table:table-cell>
          <table:table-cell office:value-type="float" office:value="153779" table:style-name="ce1">
            <text:p>153779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Informatique débutant CIVP</text:p>
          </table:table-cell>
          <table:table-cell office:value-type="string" table:style-name="ce1">
            <text:p>https://www.keejob.com/offres-emploi/152645/technicien-en-informatique-débutant-civp/</text:p>
          </table:table-cell>
          <table:table-cell office:value-type="string" table:style-name="ce1">
            <text:p>FAURECIA INFORMATIQUE TUNISIE - FIT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816" table:style-name="ce1">
            <text:p>153816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12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e</text:p>
          </table:table-cell>
          <table:table-cell office:value-type="string" table:style-name="ce1">
            <text:p>https://www.keejob.com/offres-emploi/153779/commerciale-confirmée/</text:p>
          </table:table-cell>
          <table:table-cell office:value-type="string" table:style-name="ce1">
            <text:p>JMB INORMATIQUE</text:p>
          </table:table-cell>
          <table:table-cell office:value-type="string" table:style-name="ce1">
            <text:p>call center / télévente</text:p>
          </table:table-cell>
          <table:table-cell office:value-type="float" office:value="153815" table:style-name="ce1">
            <text:p>153815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iteur</text:p>
          </table:table-cell>
          <table:table-cell office:value-type="string" table:style-name="ce1">
            <text:p>https://www.keejob.com/offres-emploi/153816/auditeur-comptable/</text:p>
          </table:table-cell>
          <table:table-cell office:value-type="string" table:style-name="ce1">
            <text:p>SIGMA AUDIT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799" table:style-name="ce1">
            <text:p>153799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liman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opérateurs</text:p>
          </table:table-cell>
          <table:table-cell office:value-type="string" table:style-name="ce1">
            <text:p>https://www.keejob.com/offres-emploi/153815/on-recrute-des-téléopérateurs/</text:p>
          </table:table-cell>
          <table:table-cell office:value-type="string" table:style-name="ce1">
            <text:p>SBR COMMUNICATION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776" table:style-name="ce1">
            <text:p>152776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heteur H/F</text:p>
          </table:table-cell>
          <table:table-cell office:value-type="string" table:style-name="ce1">
            <text:p>https://www.keejob.com/offres-emploi/153799/acheteur-hf/</text:p>
          </table:table-cell>
          <table:table-cell office:value-type="string" table:style-name="ce1">
            <text:p>SAFRAN TUNISI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768" table:style-name="ce1">
            <text:p>153768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Médior Front End VueJS</text:p>
          </table:table-cell>
          <table:table-cell office:value-type="string" table:style-name="ce1">
            <text:p>https://www.keejob.com/offres-emploi/152776/développeur-médior-front-end-vuejs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informatique / télécoms</text:p>
          </table:table-cell>
          <table:table-cell office:value-type="float" office:value="153778" table:style-name="ce1">
            <text:p>153778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crétaire médicale</text:p>
          </table:table-cell>
          <table:table-cell office:value-type="string" table:style-name="ce1">
            <text:p>https://www.keejob.com/offres-emploi/153768/dentiste-recrute-secrétaire-médicale/</text:p>
          </table:table-cell>
          <table:table-cell office:value-type="string" table:style-name="ce1">
            <text:p>OC DENTAL CLINIC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797" table:style-name="ce1">
            <text:p>153797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cess Excellence Supervisor</text:p>
          </table:table-cell>
          <table:table-cell office:value-type="string" table:style-name="ce1">
            <text:p>https://www.keejob.com/offres-emploi/153778/process-excellence-supervisor/</text:p>
          </table:table-cell>
          <table:table-cell office:value-type="string" table:style-name="ce1">
            <text:p>TIMSOFT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consulting / étude / stratégie</text:p>
          </table:table-cell>
          <table:table-cell office:value-type="date" office:date-value="2319-10-29T00:00:00" table:style-name="ce2">
            <text:p>29-oct.-19</text:p>
          </table:table-cell>
          <table:table-cell office:value-type="float" office:value="0" table:formula="of:=-$$CDI-$$SIVP" table:style-name="ce1">
            <text:p>#NOM?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en génie civil</text:p>
          </table:table-cell>
          <table:table-cell office:value-type="string" table:style-name="ce1">
            <text:p>https://www.keejob.com/offres-emploi/153797/ingénieur-en-génie-civil-hf/</text:p>
          </table:table-cell>
          <table:table-cell office:value-type="string" table:style-name="ce1">
            <text:p>SETEC MI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702" table:style-name="ce1">
            <text:p>153702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 Administration Fournisseurs</text:p>
          </table:table-cell>
          <table:table-cell office:value-type="string" table:style-name="ce1">
            <text:p>Sousse.</text:p>
          </table:table-cell>
          <table:table-cell office:value-type="string" table:style-name="ce1">
            <text:p>https://www.keejob.com/offres-emploi/153339/comptable-administration-fournisseurssousse/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3811" table:style-name="ce1">
            <text:p>153811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am Leader WebMobile</text:p>
          </table:table-cell>
          <table:table-cell office:value-type="string" table:style-name="ce1">
            <text:p>https://www.keejob.com/offres-emploi/153702/team-leader-web-mobile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773" table:style-name="ce1">
            <text:p>153773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dacteur Web</text:p>
          </table:table-cell>
          <table:table-cell office:value-type="string" table:style-name="ce1">
            <text:p>https://www.keejob.com/offres-emploi/153811/rédacteur-web/</text:p>
          </table:table-cell>
          <table:table-cell office:value-type="string" table:style-name="ce1">
            <text:p>KAP PHARMA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802" table:style-name="ce1">
            <text:p>153802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de Contrôle de Gestion Groupe</text:p>
          </table:table-cell>
          <table:table-cell office:value-type="string" table:style-name="ce1">
            <text:p>https://www.keejob.com/offres-emploi/153773/directeur-de-contrôle-de-gestion-groupe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767" table:style-name="ce1">
            <text:p>153767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Mnihl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7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paie</text:p>
          </table:table-cell>
          <table:table-cell office:value-type="string" table:style-name="ce1">
            <text:p>https://www.keejob.com/offres-emploi/153802/gestionnaire-de-paie-francaise/</text:p>
          </table:table-cell>
          <table:table-cell office:value-type="string" table:style-name="ce1">
            <text:p>EXPERT AUDIT INTERNATIONAL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786" table:style-name="ce1">
            <text:p>153786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Indépendant/Freelance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en immobilier</text:p>
          </table:table-cell>
          <table:table-cell office:value-type="string" table:style-name="ce1">
            <text:p>https://www.keejob.com/offres-emploi/153767/conseillère-et-conseiller-en-immobilier/</text:p>
          </table:table-cell>
          <table:table-cell office:value-type="string" table:style-name="ce1">
            <text:p>TECNOCASA LES JARDIN DEL MENZAH</text:p>
          </table:table-cell>
          <table:table-cell office:value-type="string" table:style-name="ce1">
            <text:p>informatique / télécoms</text:p>
          </table:table-cell>
          <table:table-cell office:value-type="float" office:value="152710" table:style-name="ce1">
            <text:p>152710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en gestion</text:p>
          </table:table-cell>
          <table:table-cell office:value-type="string" table:style-name="ce1">
            <text:p>https://www.keejob.com/offres-emploi/153786/formateur-en-gestion/</text:p>
          </table:table-cell>
          <table:table-cell office:value-type="string" table:style-name="ce1">
            <text:p>INFO2000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703" table:style-name="ce1">
            <text:p>153703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P CC Cloud Platform Developer</text:p>
          </table:table-cell>
          <table:table-cell office:value-type="string" table:style-name="ce1">
            <text:p>https://www.keejob.com/offres-emploi/152710/sap-cc-cloud-platform-developer/</text:p>
          </table:table-cell>
          <table:table-cell office:value-type="string" table:style-name="ce1">
            <text:p>FAURECIA INFORMATIQUE TUNISIE - FIT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771" table:style-name="ce1">
            <text:p>153771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MahrasSfax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900 - 1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veloppeur BI Cognos</text:p>
          </table:table-cell>
          <table:table-cell office:value-type="string" table:style-name="ce1">
            <text:p>https://www.keejob.com/offres-emploi/153703/developpeur-bi-cognos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756" table:style-name="ce1">
            <text:p>153756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Menzel JemilBizert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qualité &amp; sécurité alimentaire</text:p>
          </table:table-cell>
          <table:table-cell office:value-type="string" table:style-name="ce1">
            <text:p>https://www.keejob.com/offres-emploi/153771/responsable-qualité-sécurité-alimentaire/</text:p>
          </table:table-cell>
          <table:table-cell office:value-type="string" table:style-name="ce1">
            <text:p>SOCIETE NOUVELLE DE PRODUCTION ALIEMNTAIRE SNPA NF S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822" table:style-name="ce1">
            <text:p>153822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Doctora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aintenance</text:p>
          </table:table-cell>
          <table:table-cell office:value-type="string" table:style-name="ce1">
            <text:p>https://www.keejob.com/offres-emploi/153756/technicien-maintenance/</text:p>
          </table:table-cell>
          <table:table-cell office:value-type="string" table:style-name="ce1">
            <text:p>TUNISIE CABLES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801" table:style-name="ce1">
            <text:p>153801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rmacovigilance Country Associate</text:p>
          </table:table-cell>
          <table:table-cell office:value-type="string" table:style-name="ce1">
            <text:p>https://www.keejob.com/offres-emploi/153822/pharmacovigilance-country-associate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521" table:style-name="ce1">
            <text:p>152521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801/comptable/</text:p>
          </table:table-cell>
          <table:table-cell office:value-type="string" table:style-name="ce1">
            <text:p>EXPERT AUDIT INTERNATIONA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23" table:style-name="ce1">
            <text:p>152823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 Junior (Sousse)</text:p>
          </table:table-cell>
          <table:table-cell office:value-type="string" table:style-name="ce1">
            <text:p>https://www.keejob.com/offres-emploi/152521/comptable-junior-sousse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779" table:style-name="ce1">
            <text:p>152779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Intérim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présentant Commercial (VRP Détail)</text:p>
          </table:table-cell>
          <table:table-cell office:value-type="string" table:style-name="ce1">
            <text:p>https://www.keejob.com/offres-emploi/152823/représentant-commercial-vrp-détail/</text:p>
          </table:table-cell>
          <table:table-cell office:value-type="string" table:style-name="ce1">
            <text:p>ARGANIA DISTRIBUTION</text:p>
          </table:table-cell>
          <table:table-cell office:value-type="string" table:style-name="ce1">
            <text:p>informatique / télécoms</text:p>
          </table:table-cell>
          <table:table-cell office:value-type="float" office:value="153736" table:style-name="ce1">
            <text:p>153736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'archive ( Tunis et Bizerte)</text:p>
          </table:table-cell>
          <table:table-cell office:value-type="string" table:style-name="ce1">
            <text:p>https://www.keejob.com/offres-emploi/152779/agent-darchive-tunis-et-bizerte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informatique / télécoms</text:p>
          </table:table-cell>
          <table:table-cell office:value-type="float" office:value="153682" table:style-name="ce1">
            <text:p>153682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40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vOps Engineer</text:p>
          </table:table-cell>
          <table:table-cell office:value-type="string" table:style-name="ce1">
            <text:p>https://www.keejob.com/offres-emploi/153736/devops-engineer/</text:p>
          </table:table-cell>
          <table:table-cell office:value-type="string" table:style-name="ce1">
            <text:p>STREAMWIDE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813" table:style-name="ce1">
            <text:p>152813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se WordPress</text:p>
          </table:table-cell>
          <table:table-cell office:value-type="string" table:style-name="ce1">
            <text:p>https://www.keejob.com/offres-emploi/153682/développeuse-wordpress/</text:p>
          </table:table-cell>
          <table:table-cell office:value-type="string" table:style-name="ce1">
            <text:p>LAB-IT</text:p>
          </table:table-cell>
          <table:table-cell office:value-type="string" table:style-name="ce1">
            <text:p>banque / finance / assurances</text:p>
          </table:table-cell>
          <table:table-cell office:value-type="float" office:value="153800" table:style-name="ce1">
            <text:p>153800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iteur / Auditrice</text:p>
          </table:table-cell>
          <table:table-cell office:value-type="string" table:style-name="ce1">
            <text:p>https://www.keejob.com/offres-emploi/152813/auditeur-auditrice/</text:p>
          </table:table-cell>
          <table:table-cell office:value-type="string" table:style-name="ce1">
            <text:p>FINOPTI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701" table:style-name="ce1">
            <text:p>153701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écurité IT</text:p>
          </table:table-cell>
          <table:table-cell office:value-type="string" table:style-name="ce1">
            <text:p>https://www.keejob.com/offres-emploi/153800/ingénieur-sécurité-it/</text:p>
          </table:table-cell>
          <table:table-cell office:value-type="string" table:style-name="ce1">
            <text:p>AGENCE MAGHREBIA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32391" table:style-name="ce1">
            <text:p>132391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CRM Selligent (H/F)</text:p>
          </table:table-cell>
          <table:table-cell office:value-type="string" table:style-name="ce1">
            <text:p>https://www.keejob.com/offres-emploi/153701/développeur-crm-selligent-hf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810" table:style-name="ce1">
            <text:p>153810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raphiste / Monteur Vidéo</text:p>
          </table:table-cell>
          <table:table-cell office:value-type="string" table:style-name="ce1">
            <text:p>https://www.keejob.com/offres-emploi/132391/photographe-débutant/</text:p>
          </table:table-cell>
          <table:table-cell office:value-type="string" table:style-name="ce1">
            <text:p>DIGITAL SOLUTION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705" table:style-name="ce1">
            <text:p>153705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isiteur pharmaceutique</text:p>
          </table:table-cell>
          <table:table-cell office:value-type="string" table:style-name="ce1">
            <text:p>https://www.keejob.com/offres-emploi/153810/visiteur-pharmaceutique/</text:p>
          </table:table-cell>
          <table:table-cell office:value-type="string" table:style-name="ce1">
            <text:p>GEI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805" table:style-name="ce1">
            <text:p>153805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FICO SAP</text:p>
          </table:table-cell>
          <table:table-cell office:value-type="string" table:style-name="ce1">
            <text:p>https://www.keejob.com/offres-emploi/153705/chef-de-projet-fico-sap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77" table:style-name="ce1">
            <text:p>153777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Intérim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Zone</text:p>
          </table:table-cell>
          <table:table-cell office:value-type="string" table:style-name="ce1">
            <text:p>https://www.keejob.com/offres-emploi/153805/chef-de-zone/</text:p>
          </table:table-cell>
          <table:table-cell office:value-type="string" table:style-name="ce1">
            <text:p>ELMAZRAA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704" table:style-name="ce1">
            <text:p>153704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sh and Bank Coordinator</text:p>
          </table:table-cell>
          <table:table-cell office:value-type="string" table:style-name="ce1">
            <text:p>https://www.keejob.com/offres-emploi/153777/cash-and-bank-coordinator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3180" table:style-name="ce1">
            <text:p>153180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am Lead BI Cognos</text:p>
          </table:table-cell>
          <table:table-cell office:value-type="string" table:style-name="ce1">
            <text:p>https://www.keejob.com/offres-emploi/153704/team-lead-bi-cognos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call center / télévente</text:p>
          </table:table-cell>
          <table:table-cell office:value-type="float" office:value="153795" table:style-name="ce1">
            <text:p>153795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</text:p>
          </table:table-cell>
          <table:table-cell office:value-type="string" table:style-name="ce1">
            <text:p>https://www.keejob.com/offres-emploi/153180/responsable-commercial/</text:p>
          </table:table-cell>
          <table:table-cell office:value-type="string" table:style-name="ce1">
            <text:p>SHINE SOLAR CONSULTING</text:p>
          </table:table-cell>
          <table:table-cell office:value-type="string" table:style-name="ce1">
            <text:p>call center / télévente</text:p>
          </table:table-cell>
          <table:table-cell office:value-type="float" office:value="153794" table:style-name="ce1">
            <text:p>153794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Conseillers clients en Fidélisation</text:p>
          </table:table-cell>
          <table:table-cell office:value-type="string" table:style-name="ce1">
            <text:p>https://www.keejob.com/offres-emploi/153795/des-conseillers-clients-en-fidélisation/</text:p>
          </table:table-cell>
          <table:table-cell office:value-type="string" table:style-name="ce1">
            <text:p>MEZZO</text:p>
          </table:table-cell>
          <table:table-cell office:value-type="string" table:style-name="ce1">
            <text:p>banque / finance / assurances</text:p>
          </table:table-cell>
          <table:table-cell office:value-type="float" office:value="153789" table:style-name="ce1">
            <text:p>153789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0 Conseillers clients - Emission d'appel</text:p>
          </table:table-cell>
          <table:table-cell office:value-type="string" table:style-name="ce1">
            <text:p>https://www.keejob.com/offres-emploi/153794/100-conseillers-clients-emission-dappel/</text:p>
          </table:table-cell>
          <table:table-cell office:value-type="string" table:style-name="ce1">
            <text:p>MEZZO</text:p>
          </table:table-cell>
          <table:table-cell office:value-type="string" table:style-name="ce1">
            <text:p>import / export</text:p>
          </table:table-cell>
          <table:table-cell office:value-type="float" office:value="153808" table:style-name="ce1">
            <text:p>153808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 Crédit Zaghouan</text:p>
          </table:table-cell>
          <table:table-cell office:value-type="string" table:style-name="ce1">
            <text:p>https://www.keejob.com/offres-emploi/153789/chargé-de-crédit-zaghouan/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CFE TUNISIE</text:p>
          </table:table-cell>
          <table:table-cell office:value-type="string" table:style-name="ce1">
            <text:p>banque / finance / assurances</text:p>
          </table:table-cell>
          <table:table-cell office:value-type="date" office:date-value="2318-04-23T00:00:00" table:style-name="ce2">
            <text:p>23-avr.-18</text:p>
          </table:table-cell>
          <table:table-cell office:value-type="float" office:value="0" table:formula="of:=-$$CDI-$$SIVP" table:style-name="ce1">
            <text:p>#NOM?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3808/assistante-de-direction/</text:p>
          </table:table-cell>
          <table:table-cell office:value-type="string" table:style-name="ce1">
            <text:p>SOREZA</text:p>
          </table:table-cell>
          <table:table-cell office:value-type="string" table:style-name="ce1">
            <text:p>informatique / télécoms</text:p>
          </table:table-cell>
          <table:table-cell office:value-type="float" office:value="153823" table:style-name="ce1">
            <text:p>153823</text:p>
          </table:table-cell>
          <table:table-cell office:value-type="date" office:date-value="2022-03-22T00:00:00" table:style-name="ce2">
            <text:p>2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 créditArianaBejaNabeul</text:p>
          </table:table-cell>
          <table:table-cell table:style-name="ce1"/>
          <table:table-cell office:value-type="string" table:style-name="ce1">
            <text:p>https://www.keejob.com/offres-emploi/152785/chargé-de-crédit-ariana-beja-nabeul/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695" table:style-name="ce1">
            <text:p>153695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ta Analyst - Power BI</text:p>
          </table:table-cell>
          <table:table-cell office:value-type="string" table:style-name="ce1">
            <text:p>https://www.keejob.com/offres-emploi/153823/data-analyst-power-bi/</text:p>
          </table:table-cell>
          <table:table-cell office:value-type="string" table:style-name="ce1">
            <text:p>SAQARA</text:p>
          </table:table-cell>
          <table:table-cell office:value-type="string" table:style-name="ce1">
            <text:p>industrie électro-mécaniques</text:p>
          </table:table-cell>
          <table:table-cell office:value-type="float" office:value="152932" table:style-name="ce1">
            <text:p>152932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Promotion de l’Export</text:p>
          </table:table-cell>
          <table:table-cell office:value-type="string" table:style-name="ce1">
            <text:p>https://www.keejob.com/offres-emploi/153695/responsable-promotion-de-lexport/</text:p>
          </table:table-cell>
          <table:table-cell office:value-type="string" table:style-name="ce1">
            <text:p>PHARMAGHREB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33" table:style-name="ce1">
            <text:p>153733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'Equipe de Production</text:p>
          </table:table-cell>
          <table:table-cell office:value-type="string" table:style-name="ce1">
            <text:p>https://www.keejob.com/offres-emploi/152932/chef-dequipe-de-production/</text:p>
          </table:table-cell>
          <table:table-cell office:value-type="string" table:style-name="ce1">
            <text:p>VARITEC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761" table:style-name="ce1">
            <text:p>153761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ta Analyst (H/F)</text:p>
          </table:table-cell>
          <table:table-cell office:value-type="string" table:style-name="ce1">
            <text:p>https://www.keejob.com/offres-emploi/153733/data-analyst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3697" table:style-name="ce1">
            <text:p>153697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économiste Junior</text:p>
          </table:table-cell>
          <table:table-cell office:value-type="string" table:style-name="ce1">
            <text:p>https://www.keejob.com/offres-emploi/153761/un-économiste-junior/</text:p>
          </table:table-cell>
          <table:table-cell office:value-type="string" table:style-name="ce1">
            <text:p>SCET TUNISI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751" table:style-name="ce1">
            <text:p>153751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ERP</text:p>
          </table:table-cell>
          <table:table-cell office:value-type="string" table:style-name="ce1">
            <text:p>https://www.keejob.com/offres-emploi/153697/ingénieur-erp/</text:p>
          </table:table-cell>
          <table:table-cell office:value-type="string" table:style-name="ce1">
            <text:p>TIMSOF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694" table:style-name="ce1">
            <text:p>153694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biomédical</text:p>
          </table:table-cell>
          <table:table-cell office:value-type="string" table:style-name="ce1">
            <text:p>https://www.keejob.com/offres-emploi/153751/technicien-biomédical/</text:p>
          </table:table-cell>
          <table:table-cell office:value-type="string" table:style-name="ce1">
            <text:p>TUNISIE MEDIC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41" table:style-name="ce1">
            <text:p>153741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Allemand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dre Ressources humaines</text:p>
          </table:table-cell>
          <table:table-cell office:value-type="string" table:style-name="ce1">
            <text:p>https://www.keejob.com/offres-emploi/153694/cadre-ressources-humaines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informatique / télécoms</text:p>
          </table:table-cell>
          <table:table-cell office:value-type="float" office:value="153754" table:style-name="ce1">
            <text:p>153754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izerte NordBizert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ject Manager Production system (H/F)</text:p>
          </table:table-cell>
          <table:table-cell office:value-type="string" table:style-name="ce1">
            <text:p>https://www.keejob.com/offres-emploi/153741/project-manager-production-system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3749" table:style-name="ce1">
            <text:p>153749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 Allemand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 Account Manager</text:p>
          </table:table-cell>
          <table:table-cell office:value-type="string" table:style-name="ce1">
            <text:p>https://www.keejob.com/offres-emploi/153754/key-account-manager/</text:p>
          </table:table-cell>
          <table:table-cell office:value-type="string" table:style-name="ce1">
            <text:p>ONETECH HOLDING</text:p>
          </table:table-cell>
          <table:table-cell office:value-type="string" table:style-name="ce1">
            <text:p>informatique / télécoms</text:p>
          </table:table-cell>
          <table:table-cell office:value-type="float" office:value="153494" table:style-name="ce1">
            <text:p>153494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JAVA</text:p>
          </table:table-cell>
          <table:table-cell office:value-type="string" table:style-name="ce1">
            <text:p>https://www.keejob.com/offres-emploi/153749/développeur-java/</text:p>
          </table:table-cell>
          <table:table-cell office:value-type="string" table:style-name="ce1">
            <text:p>BERTSCH INNOVATION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32" table:style-name="ce1">
            <text:p>153732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494/comptable/</text:p>
          </table:table-cell>
          <table:table-cell office:value-type="string" table:style-name="ce1">
            <text:p>2IGA</text:p>
          </table:table-cell>
          <table:table-cell office:value-type="string" table:style-name="ce1">
            <text:p>import / export</text:p>
          </table:table-cell>
          <table:table-cell office:value-type="float" office:value="153728" table:style-name="ce1">
            <text:p>153728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Essijoumi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ta Engineer(H/F)</text:p>
          </table:table-cell>
          <table:table-cell office:value-type="string" table:style-name="ce1">
            <text:p>https://www.keejob.com/offres-emploi/153732/data-engineer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760" table:style-name="ce1">
            <text:p>153760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ir MchergaZagh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de maintenace de chaudiére</text:p>
          </table:table-cell>
          <table:table-cell office:value-type="string" table:style-name="ce1">
            <text:p>https://www.keejob.com/offres-emploi/153728/technicien-de-maintenace-de-chaudiére/</text:p>
          </table:table-cell>
          <table:table-cell office:value-type="string" table:style-name="ce1">
            <text:p>CARTHAGO ESSENCES TN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15" table:style-name="ce1">
            <text:p>153715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intenance (site Bir Mchergua)</text:p>
          </table:table-cell>
          <table:table-cell office:value-type="string" table:style-name="ce1">
            <text:p>https://www.keejob.com/offres-emploi/153760/responsable-maintenance-site-bir-mchergua/</text:p>
          </table:table-cell>
          <table:table-cell office:value-type="string" table:style-name="ce1">
            <text:p>MED OIL CAMPANY</text:p>
          </table:table-cell>
          <table:table-cell office:value-type="string" table:style-name="ce1">
            <text:p>informatique / télécoms</text:p>
          </table:table-cell>
          <table:table-cell office:value-type="float" office:value="153750" table:style-name="ce1">
            <text:p>153750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 Allemand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lant Manager (H/F)</text:p>
          </table:table-cell>
          <table:table-cell office:value-type="string" table:style-name="ce1">
            <text:p>https://www.keejob.com/offres-emploi/153715/plant-manager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3722" table:style-name="ce1">
            <text:p>153722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jet de fin d'étude</text:p>
          </table:table-cell>
          <table:table-cell office:value-type="string" table:style-name="ce1">
            <text:p>https://www.keejob.com/offres-emploi/153750/projet-de-fin-détude/</text:p>
          </table:table-cell>
          <table:table-cell office:value-type="string" table:style-name="ce1">
            <text:p>BERTSCH INNOVATION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762" table:style-name="ce1">
            <text:p>153762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al Lead Senior Full-Stack JS Developer</text:p>
          </table:table-cell>
          <table:table-cell office:value-type="string" table:style-name="ce1">
            <text:p>https://www.keejob.com/offres-emploi/153722/technical-lead-senior-full-stack-js-developer/</text:p>
          </table:table-cell>
          <table:table-cell office:value-type="string" table:style-name="ce1">
            <text:p>NAZA DEV SOLUTIONS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696" table:style-name="ce1">
            <text:p>153696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nancier</text:p>
          </table:table-cell>
          <table:table-cell office:value-type="string" table:style-name="ce1">
            <text:p>https://www.keejob.com/offres-emploi/153762/financier/</text:p>
          </table:table-cell>
          <table:table-cell office:value-type="string" table:style-name="ce1">
            <text:p>LES CLINIQUES EL MANA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748" table:style-name="ce1">
            <text:p>153748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légué(e) médical pour La Lybie.</text:p>
          </table:table-cell>
          <table:table-cell office:value-type="string" table:style-name="ce1">
            <text:p>https://www.keejob.com/offres-emploi/153696/déléguée-médical-pour-la-lybie/</text:p>
          </table:table-cell>
          <table:table-cell office:value-type="string" table:style-name="ce1">
            <text:p>PHARMAGHREB</text:p>
          </table:table-cell>
          <table:table-cell office:value-type="string" table:style-name="ce1">
            <text:p>artisanat / textile / cuir</text:p>
          </table:table-cell>
          <table:table-cell office:value-type="float" office:value="153765" table:style-name="ce1">
            <text:p>153765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Ouerdanine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748/commercial/</text:p>
          </table:table-cell>
          <table:table-cell office:value-type="string" table:style-name="ce1">
            <text:p>UNO DISTRIBUTION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31" table:style-name="ce1">
            <text:p>153731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de qualité en lavage et finition</text:p>
          </table:table-cell>
          <table:table-cell office:value-type="string" table:style-name="ce1">
            <text:p>https://www.keejob.com/offres-emploi/153765/technicien-de-qualité-en-lavage-et-finition/</text:p>
          </table:table-cell>
          <table:table-cell office:value-type="string" table:style-name="ce1">
            <text:p>BLUE PANAM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738" table:style-name="ce1">
            <text:p>153738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ta Quality Project Engineer( H/F)</text:p>
          </table:table-cell>
          <table:table-cell office:value-type="string" table:style-name="ce1">
            <text:p>https://www.keejob.com/offres-emploi/153731/data-quality-project-engineer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726" table:style-name="ce1">
            <text:p>153726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738/commercial-e-débutant/</text:p>
          </table:table-cell>
          <table:table-cell office:value-type="string" table:style-name="ce1">
            <text:p>FRIGOTECHNIQU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722" table:style-name="ce1">
            <text:p>152722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âtissier</text:p>
          </table:table-cell>
          <table:table-cell office:value-type="string" table:style-name="ce1">
            <text:p>https://www.keejob.com/offres-emploi/153726/patisserie/</text:p>
          </table:table-cell>
          <table:table-cell office:value-type="string" table:style-name="ce1">
            <text:p>BUSINESS HOTEL TUNI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642" table:style-name="ce1">
            <text:p>153642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GÉNIE CIVIL</text:p>
          </table:table-cell>
          <table:table-cell office:value-type="string" table:style-name="ce1">
            <text:p>https://www.keejob.com/offres-emploi/152722/technicien-génie-civil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42" table:style-name="ce1">
            <text:p>153742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Génie Civil</text:p>
          </table:table-cell>
          <table:table-cell office:value-type="string" table:style-name="ce1">
            <text:p>https://www.keejob.com/offres-emploi/153642/ingénieur-génie-civil/</text:p>
          </table:table-cell>
          <table:table-cell office:value-type="string" table:style-name="ce1">
            <text:p>ACOUSTICA</text:p>
          </table:table-cell>
          <table:table-cell office:value-type="string" table:style-name="ce1">
            <text:p>informatique / télécoms</text:p>
          </table:table-cell>
          <table:table-cell office:value-type="float" office:value="153739" table:style-name="ce1">
            <text:p>153739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OT Engineer (H/F)</text:p>
          </table:table-cell>
          <table:table-cell office:value-type="string" table:style-name="ce1">
            <text:p>https://www.keejob.com/offres-emploi/153742/iot-engineer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3720" table:style-name="ce1">
            <text:p>153720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ustomer Support Specialist</text:p>
          </table:table-cell>
          <table:table-cell office:value-type="string" table:style-name="ce1">
            <text:p>https://www.keejob.com/offres-emploi/153739/customer-support-specialist-tunis/</text:p>
          </table:table-cell>
          <table:table-cell office:value-type="string" table:style-name="ce1">
            <text:p>PCSOL TUNISI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727" table:style-name="ce1">
            <text:p>153727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 Solutions Cybersécurité</text:p>
          </table:table-cell>
          <table:table-cell office:value-type="string" table:style-name="ce1">
            <text:p>https://www.keejob.com/offres-emploi/153720/commercial-solutions-cybersécurité/</text:p>
          </table:table-cell>
          <table:table-cell office:value-type="string" table:style-name="ce1">
            <text:p>SPG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648" table:style-name="ce1">
            <text:p>153648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Administratif(ve)</text:p>
          </table:table-cell>
          <table:table-cell office:value-type="string" table:style-name="ce1">
            <text:p>https://www.keejob.com/offres-emploi/153727/assistante-administratifve/</text:p>
          </table:table-cell>
          <table:table-cell office:value-type="string" table:style-name="ce1">
            <text:p>NEXTPROTEIN TUNISI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53" table:style-name="ce1">
            <text:p>153753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uality Control Editor (HTML / CSS / JS)</text:p>
          </table:table-cell>
          <table:table-cell office:value-type="string" table:style-name="ce1">
            <text:p>https://www.keejob.com/offres-emploi/153648/quality-control-editor-html-css-js/</text:p>
          </table:table-cell>
          <table:table-cell office:value-type="string" table:style-name="ce1">
            <text:p>CTM TUNISIA</text:p>
          </table:table-cell>
          <table:table-cell office:value-type="string" table:style-name="ce1">
            <text:p>autres</text:p>
          </table:table-cell>
          <table:table-cell office:value-type="float" office:value="153698" table:style-name="ce1">
            <text:p>153698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A Team Lead (H/F)</text:p>
          </table:table-cell>
          <table:table-cell office:value-type="string" table:style-name="ce1">
            <text:p>https://www.keejob.com/offres-emploi/153753/qa-team-lead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699" table:style-name="ce1">
            <text:p>153699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Rades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698/comptable/</text:p>
          </table:table-cell>
          <table:table-cell office:value-type="string" table:style-name="ce1">
            <text:p>ETS SIALA FRERES</text:p>
          </table:table-cell>
          <table:table-cell office:value-type="string" table:style-name="ce1">
            <text:p>industrie métalliques</text:p>
          </table:table-cell>
          <table:table-cell office:value-type="float" office:value="153747" table:style-name="ce1">
            <text:p>153747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akiet EddaierSfax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joint Responsable USINE</text:p>
          </table:table-cell>
          <table:table-cell office:value-type="string" table:style-name="ce1">
            <text:p>https://www.keejob.com/offres-emploi/153699/adjoint-responsable-usine/</text:p>
          </table:table-cell>
          <table:table-cell office:value-type="string" table:style-name="ce1">
            <text:p>MED OIL CAMPANY</text:p>
          </table:table-cell>
          <table:table-cell office:value-type="string" table:style-name="ce1">
            <text:p>informatique / télécoms</text:p>
          </table:table-cell>
          <table:table-cell office:value-type="float" office:value="153759" table:style-name="ce1">
            <text:p>153759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3747/assistante-de-direction/</text:p>
          </table:table-cell>
          <table:table-cell office:value-type="string" table:style-name="ce1">
            <text:p>SIMMO</text:p>
          </table:table-cell>
          <table:table-cell office:value-type="string" table:style-name="ce1">
            <text:p>artisanat / textile / cuir</text:p>
          </table:table-cell>
          <table:table-cell office:value-type="float" office:value="153718" table:style-name="ce1">
            <text:p>153718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eni Khiar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r</text:p>
          </table:table-cell>
          <table:table-cell office:value-type="string" table:style-name="ce1">
            <text:p>https://www.keejob.com/offres-emploi/153759/agent-de-vente-rayon-électroménager/</text:p>
          </table:table-cell>
          <table:table-cell office:value-type="string" table:style-name="ce1">
            <text:p>SYNOTEC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709" table:style-name="ce1">
            <text:p>153709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aintenance</text:p>
          </table:table-cell>
          <table:table-cell office:value-type="string" table:style-name="ce1">
            <text:p>https://www.keejob.com/offres-emploi/153718/technicien-maintenance-poste-a-nebeul/</text:p>
          </table:table-cell>
          <table:table-cell office:value-type="string" table:style-name="ce1">
            <text:p>ART MARTIN</text:p>
          </table:table-cell>
          <table:table-cell office:value-type="string" table:style-name="ce1">
            <text:p>import / export</text:p>
          </table:table-cell>
          <table:table-cell office:value-type="float" office:value="153729" table:style-name="ce1">
            <text:p>153729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Essijoumi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de gestion commercial</text:p>
          </table:table-cell>
          <table:table-cell office:value-type="string" table:style-name="ce1">
            <text:p>https://www.keejob.com/offres-emploi/153709/contrôleur-de-gestion-commercial/</text:p>
          </table:table-cell>
          <table:table-cell office:value-type="string" table:style-name="ce1">
            <text:p>SOTUBI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19" table:style-name="ce1">
            <text:p>153719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imiste</text:p>
          </table:table-cell>
          <table:table-cell office:value-type="string" table:style-name="ce1">
            <text:p>https://www.keejob.com/offres-emploi/153729/chimiste/</text:p>
          </table:table-cell>
          <table:table-cell office:value-type="string" table:style-name="ce1">
            <text:p>CARTHAGO ESSENCES TN</text:p>
          </table:table-cell>
          <table:table-cell office:value-type="string" table:style-name="ce1">
            <text:p>informatique / télécoms</text:p>
          </table:table-cell>
          <table:table-cell office:value-type="float" office:value="153743" table:style-name="ce1">
            <text:p>153743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T Specialist</text:p>
          </table:table-cell>
          <table:table-cell office:value-type="string" table:style-name="ce1">
            <text:p>https://www.keejob.com/offres-emploi/153719/support-applications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34" table:style-name="ce1">
            <text:p>153734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SINATEUR en architecture d'intérieur</text:p>
          </table:table-cell>
          <table:table-cell office:value-type="string" table:style-name="ce1">
            <text:p>https://www.keejob.com/offres-emploi/153743/dessinateur-en-architecture-dintérieur/</text:p>
          </table:table-cell>
          <table:table-cell office:value-type="string" table:style-name="ce1">
            <text:p>GEON-LISP RÉSEAUX &amp; TELECOMS</text:p>
          </table:table-cell>
          <table:table-cell office:value-type="string" table:style-name="ce1">
            <text:p>informatique / télécoms</text:p>
          </table:table-cell>
          <table:table-cell office:value-type="float" office:value="153688" table:style-name="ce1">
            <text:p>153688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Administratif et Financier (H/F)</text:p>
          </table:table-cell>
          <table:table-cell office:value-type="string" table:style-name="ce1">
            <text:p>https://www.keejob.com/offres-emploi/153734/chargé-administratif-et-financier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13" table:style-name="ce1">
            <text:p>153713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age : Digital Marketer</text:p>
          </table:table-cell>
          <table:table-cell office:value-type="string" table:style-name="ce1">
            <text:p>https://www.keejob.com/offres-emploi/153688/stage-digital-marketer/</text:p>
          </table:table-cell>
          <table:table-cell office:value-type="string" table:style-name="ce1">
            <text:p>Ozone Connect</text:p>
          </table:table-cell>
          <table:table-cell office:value-type="string" table:style-name="ce1">
            <text:p>informatique / télécoms</text:p>
          </table:table-cell>
          <table:table-cell office:value-type="float" office:value="153617" table:style-name="ce1">
            <text:p>153617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Chargé clientéle (H/F)</text:p>
          </table:table-cell>
          <table:table-cell office:value-type="string" table:style-name="ce1">
            <text:p>https://www.keejob.com/offres-emploi/153713/un-chargé-clientéle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dustrie métalliques</text:p>
          </table:table-cell>
          <table:table-cell office:value-type="float" office:value="153711" table:style-name="ce1">
            <text:p>153711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Kalaa El Kebi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Italie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informatique</text:p>
          </table:table-cell>
          <table:table-cell office:value-type="string" table:style-name="ce1">
            <text:p>https://www.keejob.com/offres-emploi/153617/développeur-informatique/</text:p>
          </table:table-cell>
          <table:table-cell office:value-type="string" table:style-name="ce1">
            <text:p>STUBSOFT</text:p>
          </table:table-cell>
          <table:table-cell office:value-type="string" table:style-name="ce1">
            <text:p>informatique / télécoms</text:p>
          </table:table-cell>
          <table:table-cell office:value-type="float" office:value="153757" table:style-name="ce1">
            <text:p>153757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Goulett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achat et approvisionnement</text:p>
          </table:table-cell>
          <table:table-cell office:value-type="string" table:style-name="ce1">
            <text:p>https://www.keejob.com/offres-emploi/153711/responsable-achat-et-approvisionnement/</text:p>
          </table:table-cell>
          <table:table-cell office:value-type="string" table:style-name="ce1">
            <text:p>PANNEAUX DU MAGHREB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693" table:style-name="ce1">
            <text:p>153693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3D</text:p>
          </table:table-cell>
          <table:table-cell office:value-type="string" table:style-name="ce1">
            <text:p>https://www.keejob.com/offres-emploi/153757/développeur-3d/</text:p>
          </table:table-cell>
          <table:table-cell office:value-type="string" table:style-name="ce1">
            <text:p>BROS TECHNOLOGIE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746" table:style-name="ce1">
            <text:p>153746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éthode</text:p>
          </table:table-cell>
          <table:table-cell office:value-type="string" table:style-name="ce1">
            <text:p>https://www.keejob.com/offres-emploi/153693/agent-méthode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banque / finance / assurances</text:p>
          </table:table-cell>
          <table:table-cell office:value-type="float" office:value="153758" table:style-name="ce1">
            <text:p>153758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OLEUR DIMENTIONNEL USINAGE MECANIQUE</text:p>
          </table:table-cell>
          <table:table-cell office:value-type="string" table:style-name="ce1">
            <text:p>https://www.keejob.com/offres-emploi/153746/controleur-dimentionnel-usinage-mecanique/</text:p>
          </table:table-cell>
          <table:table-cell office:value-type="string" table:style-name="ce1">
            <text:p>GEORGET PRODUCTION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745" table:style-name="ce1">
            <text:p>153745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Commercial en Assurance</text:p>
          </table:table-cell>
          <table:table-cell office:value-type="string" table:style-name="ce1">
            <text:p>https://www.keejob.com/offres-emploi/153758/conseiller-commercial-en-assurance/</text:p>
          </table:table-cell>
          <table:table-cell office:value-type="string" table:style-name="ce1">
            <text:p>FILIASSUR TUNISIE</text:p>
          </table:table-cell>
          <table:table-cell office:value-type="string" table:style-name="ce1">
            <text:p>informatique / télécoms</text:p>
          </table:table-cell>
          <table:table-cell office:value-type="float" office:value="153690" table:style-name="ce1">
            <text:p>153690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ourneur régleur programmeur sur machine TOUR</text:p>
          </table:table-cell>
          <table:table-cell office:value-type="string" table:style-name="ce1">
            <text:p>https://www.keejob.com/offres-emploi/153745/tourneur-régleur-programmeur-sur-machine-tour/</text:p>
          </table:table-cell>
          <table:table-cell office:value-type="string" table:style-name="ce1">
            <text:p>GEORGET PRODUCTION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744" table:style-name="ce1">
            <text:p>153744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Ressources Humaines</text:p>
          </table:table-cell>
          <table:table-cell office:value-type="string" table:style-name="ce1">
            <text:p>https://www.keejob.com/offres-emploi/153690/assistante-ressources-humaines-bts/</text:p>
          </table:table-cell>
          <table:table-cell office:value-type="string" table:style-name="ce1">
            <text:p>AOSORA AFRITECH</text:p>
          </table:table-cell>
          <table:table-cell office:value-type="string" table:style-name="ce1">
            <text:p>call center / télévente</text:p>
          </table:table-cell>
          <table:table-cell office:value-type="float" office:value="153725" table:style-name="ce1">
            <text:p>153725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en Développement Full Stack</text:p>
          </table:table-cell>
          <table:table-cell office:value-type="string" table:style-name="ce1">
            <text:p>https://www.keejob.com/offres-emploi/153744/formateur-en-développement-full-stack/</text:p>
          </table:table-cell>
          <table:table-cell office:value-type="string" table:style-name="ce1">
            <text:p>WECODE LAND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714" table:style-name="ce1">
            <text:p>153714</text:p>
          </table:table-cell>
          <table:table-cell office:value-type="date" office:date-value="2022-03-21T00:00:00" table:style-name="ce2">
            <text:p>2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s de clientèle</text:p>
          </table:table-cell>
          <table:table-cell office:value-type="string" table:style-name="ce1">
            <text:p>https://www.keejob.com/offres-emploi/153725/chargés-de-clientèle/</text:p>
          </table:table-cell>
          <table:table-cell office:value-type="string" table:style-name="ce1">
            <text:p>ANDROMIDE CAB TUNISIA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674" table:style-name="ce1">
            <text:p>153674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rmacien Responsable Production (H/F)</text:p>
          </table:table-cell>
          <table:table-cell office:value-type="string" table:style-name="ce1">
            <text:p>https://www.keejob.com/offres-emploi/153714/pharmacien-responsable-production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40264" table:style-name="ce1">
            <text:p>140264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ite Quality Manager</text:p>
          </table:table-cell>
          <table:table-cell office:value-type="string" table:style-name="ce1">
            <text:p>https://www.keejob.com/offres-emploi/153674/site-quality-manager/</text:p>
          </table:table-cell>
          <table:table-cell office:value-type="string" table:style-name="ce1">
            <text:p>HUBER SUHNER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679" table:style-name="ce1">
            <text:p>153679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40264/community-manager/</text:p>
          </table:table-cell>
          <table:table-cell office:value-type="string" table:style-name="ce1">
            <text:p>DIGITAL SOLUTIONS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653" table:style-name="ce1">
            <text:p>153653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liman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</text:p>
          </table:table-cell>
          <table:table-cell office:value-type="string" table:style-name="ce1">
            <text:p>https://www.keejob.com/offres-emploi/153679/technicien-supérieur/</text:p>
          </table:table-cell>
          <table:table-cell office:value-type="string" table:style-name="ce1">
            <text:p>Larisys North Africa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3649" table:style-name="ce1">
            <text:p>153649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ordinateur PMO (Project Management Office)</text:p>
          </table:table-cell>
          <table:table-cell office:value-type="string" table:style-name="ce1">
            <text:p>https://www.keejob.com/offres-emploi/153653/coordinateur-pmo-project-management-office/</text:p>
          </table:table-cell>
          <table:table-cell office:value-type="string" table:style-name="ce1">
            <text:p>SAFRAN TUNISIE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650" table:style-name="ce1">
            <text:p>153650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enieur AUTOMOBILE CAD Components</text:p>
          </table:table-cell>
          <table:table-cell office:value-type="string" table:style-name="ce1">
            <text:p>https://www.keejob.com/offres-emploi/153649/ingenieur-automobile-cad-components/</text:p>
          </table:table-cell>
          <table:table-cell office:value-type="string" table:style-name="ce1">
            <text:p>MICLA ENGINEERING AND DESIGN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687" table:style-name="ce1">
            <text:p>153687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Qualité Client et Produit</text:p>
          </table:table-cell>
          <table:table-cell office:value-type="string" table:style-name="ce1">
            <text:p>https://www.keejob.com/offres-emploi/153650/responsable-qualité-client-et-produit/</text:p>
          </table:table-cell>
          <table:table-cell office:value-type="string" table:style-name="ce1">
            <text:p>TTP THOMAS TUNISIE PLASTIC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670" table:style-name="ce1">
            <text:p>153670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687/comptable/</text:p>
          </table:table-cell>
          <table:table-cell office:value-type="string" table:style-name="ce1">
            <text:p>AUDIT AND CONSULTING OFFICE ACO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671" table:style-name="ce1">
            <text:p>153671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450 - 7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Régleur machine CNC 3 Axes</text:p>
          </table:table-cell>
          <table:table-cell office:value-type="string" table:style-name="ce1">
            <text:p>https://www.keejob.com/offres-emploi/153670/technicien-régleur-machine-cnc-3-axes/</text:p>
          </table:table-cell>
          <table:table-cell office:value-type="string" table:style-name="ce1">
            <text:p>AXPRO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566" table:style-name="ce1">
            <text:p>153566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ne génie civil</text:p>
          </table:table-cell>
          <table:table-cell office:value-type="string" table:style-name="ce1">
            <text:p>https://www.keejob.com/offres-emploi/153671/technicienne-génie-civil/</text:p>
          </table:table-cell>
          <table:table-cell office:value-type="string" table:style-name="ce1">
            <text:p>SOCIETE EXPRESS BATIMENT</text:p>
          </table:table-cell>
          <table:table-cell office:value-type="string" table:style-name="ce1">
            <text:p>autres</text:p>
          </table:table-cell>
          <table:table-cell office:value-type="float" office:value="153663" table:style-name="ce1">
            <text:p>153663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de biologie médicale</text:p>
          </table:table-cell>
          <table:table-cell office:value-type="string" table:style-name="ce1">
            <text:p>https://www.keejob.com/offres-emploi/153566/technicien-de-biologie-médicale/</text:p>
          </table:table-cell>
          <table:table-cell office:value-type="string" table:style-name="ce1">
            <text:p>LES CLINIQUES EL MANAR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672" table:style-name="ce1">
            <text:p>153672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ordinateur de Production</text:p>
          </table:table-cell>
          <table:table-cell office:value-type="string" table:style-name="ce1">
            <text:p>https://www.keejob.com/offres-emploi/153663/coordinateur-de-production/</text:p>
          </table:table-cell>
          <table:table-cell office:value-type="string" table:style-name="ce1">
            <text:p>AFROCHIM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669" table:style-name="ce1">
            <text:p>153669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RH</text:p>
          </table:table-cell>
          <table:table-cell office:value-type="string" table:style-name="ce1">
            <text:p>https://www.keejob.com/offres-emploi/153672/assistante-rh/</text:p>
          </table:table-cell>
          <table:table-cell office:value-type="string" table:style-name="ce1">
            <text:p>CFAC CONSULTING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684" table:style-name="ce1">
            <text:p>153684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MonastirMonastir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magasinier</text:p>
          </table:table-cell>
          <table:table-cell office:value-type="string" table:style-name="ce1">
            <text:p>https://www.keejob.com/offres-emploi/153669/chef-magasinier/</text:p>
          </table:table-cell>
          <table:table-cell office:value-type="string" table:style-name="ce1">
            <text:p>AXPRO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678" table:style-name="ce1">
            <text:p>153678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ère en Dermo-Cosmètique</text:p>
          </table:table-cell>
          <table:table-cell office:value-type="string" table:style-name="ce1">
            <text:p>https://www.keejob.com/offres-emploi/153684/conseillère-en-dermo-cosmètique/</text:p>
          </table:table-cell>
          <table:table-cell office:value-type="string" table:style-name="ce1">
            <text:p>MAISON PHARM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675" table:style-name="ce1">
            <text:p>153675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s d’Usinage</text:p>
          </table:table-cell>
          <table:table-cell office:value-type="string" table:style-name="ce1">
            <text:p>https://www.keejob.com/offres-emploi/153678/techniciens-dusinage/</text:p>
          </table:table-cell>
          <table:table-cell office:value-type="string" table:style-name="ce1">
            <text:p>Larisys North Africa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680" table:style-name="ce1">
            <text:p>153680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agronome - Production maraichère</text:p>
          </table:table-cell>
          <table:table-cell office:value-type="string" table:style-name="ce1">
            <text:p>https://www.keejob.com/offres-emploi/153675/ingénieur-agronome-production-maraichère/</text:p>
          </table:table-cell>
          <table:table-cell office:value-type="string" table:style-name="ce1">
            <text:p>HERBIOTECH</text:p>
          </table:table-cell>
          <table:table-cell office:value-type="string" table:style-name="ce1">
            <text:p>informatique / télécoms</text:p>
          </table:table-cell>
          <table:table-cell office:value-type="float" office:value="153686" table:style-name="ce1">
            <text:p>153686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Etude et Conception</text:p>
          </table:table-cell>
          <table:table-cell office:value-type="string" table:style-name="ce1">
            <text:p>https://www.keejob.com/offres-emploi/153680/ingénieur-etude-et-conception/</text:p>
          </table:table-cell>
          <table:table-cell office:value-type="string" table:style-name="ce1">
            <text:p>Larisys North Africa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651" table:style-name="ce1">
            <text:p>153651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liman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(e) ERP Expérimenté(e)</text:p>
          </table:table-cell>
          <table:table-cell office:value-type="string" table:style-name="ce1">
            <text:p>https://www.keejob.com/offres-emploi/153686/consultante-erp-expérimentée/</text:p>
          </table:table-cell>
          <table:table-cell office:value-type="string" table:style-name="ce1">
            <text:p>ELITINFO</text:p>
          </table:table-cell>
          <table:table-cell office:value-type="string" table:style-name="ce1">
            <text:p>autres</text:p>
          </table:table-cell>
          <table:table-cell office:value-type="float" office:value="153666" table:style-name="ce1">
            <text:p>153666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jeteur F/H</text:p>
          </table:table-cell>
          <table:table-cell office:value-type="string" table:style-name="ce1">
            <text:p>https://www.keejob.com/offres-emploi/153651/projeteur-fh/</text:p>
          </table:table-cell>
          <table:table-cell office:value-type="string" table:style-name="ce1">
            <text:p>SAFRAN TUNISIE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40246" table:style-name="ce1">
            <text:p>140246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 ommercial</text:p>
          </table:table-cell>
          <table:table-cell office:value-type="string" table:style-name="ce1">
            <text:p>https://www.keejob.com/offres-emploi/153666/technico-ommercial/</text:p>
          </table:table-cell>
          <table:table-cell office:value-type="string" table:style-name="ce1">
            <text:p>AFROCHIM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3656" table:style-name="ce1">
            <text:p>153656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veloppeur Web</text:p>
          </table:table-cell>
          <table:table-cell office:value-type="string" table:style-name="ce1">
            <text:p>https://www.keejob.com/offres-emploi/140246/wordpress-senior-developer/</text:p>
          </table:table-cell>
          <table:table-cell office:value-type="string" table:style-name="ce1">
            <text:p>DIGITAL SOLUTIONS</text:p>
          </table:table-cell>
          <table:table-cell office:value-type="string" table:style-name="ce1">
            <text:p>autres</text:p>
          </table:table-cell>
          <table:table-cell office:value-type="float" office:value="153664" table:style-name="ce1">
            <text:p>153664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enieur Automobile ADAS</text:p>
          </table:table-cell>
          <table:table-cell office:value-type="string" table:style-name="ce1">
            <text:p>https://www.keejob.com/offres-emploi/153656/ingenieur-automobile-adas/</text:p>
          </table:table-cell>
          <table:table-cell office:value-type="string" table:style-name="ce1">
            <text:p>MICLA ENGINEERING AND DESIGN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665" table:style-name="ce1">
            <text:p>153665</text:p>
          </table:table-cell>
          <table:table-cell office:value-type="date" office:date-value="2022-03-20T00:00:00" table:style-name="ce2">
            <text:p>2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laboratoire</text:p>
          </table:table-cell>
          <table:table-cell office:value-type="string" table:style-name="ce1">
            <text:p>https://www.keejob.com/offres-emploi/153664/technicien-laboratoire/</text:p>
          </table:table-cell>
          <table:table-cell office:value-type="string" table:style-name="ce1">
            <text:p>AFROCHIM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655" table:style-name="ce1">
            <text:p>152655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issière Rte gabes Sfax</text:p>
          </table:table-cell>
          <table:table-cell office:value-type="string" table:style-name="ce1">
            <text:p>https://www.keejob.com/offres-emploi/153665/caissière-rte-gabes-sfax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632" table:style-name="ce1">
            <text:p>152632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MINISTRATEUR RÉSEAUX</text:p>
          </table:table-cell>
          <table:table-cell office:value-type="string" table:style-name="ce1">
            <text:p>https://www.keejob.com/offres-emploi/152655/administrateur-réseaux/</text:p>
          </table:table-cell>
          <table:table-cell office:value-type="string" table:style-name="ce1">
            <text:p>PHARMAGHREB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689" table:style-name="ce1">
            <text:p>152689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dior Developer C#/.Net</text:p>
          </table:table-cell>
          <table:table-cell office:value-type="string" table:style-name="ce1">
            <text:p>https://www.keejob.com/offres-emploi/152632/medior-developer-cnet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634" table:style-name="ce1">
            <text:p>152634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 Contrôleurs de Gestion</text:p>
          </table:table-cell>
          <table:table-cell office:value-type="string" table:style-name="ce1">
            <text:p>https://www.keejob.com/offres-emploi/152689/2-contrôleurs-de-gestion/</text:p>
          </table:table-cell>
          <table:table-cell office:value-type="string" table:style-name="ce1">
            <text:p>SCET TUNISIE</text:p>
          </table:table-cell>
          <table:table-cell office:value-type="string" table:style-name="ce1">
            <text:p>informatique / télécoms</text:p>
          </table:table-cell>
          <table:table-cell office:value-type="float" office:value="152693" table:style-name="ce1">
            <text:p>152693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Menzel JemilBizert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velopment Tech Leader C#/.Net</text:p>
          </table:table-cell>
          <table:table-cell office:value-type="string" table:style-name="ce1">
            <text:p>https://www.keejob.com/offres-emploi/152634/development-tech-leader-cnet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631" table:style-name="ce1">
            <text:p>152631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'équipe</text:p>
          </table:table-cell>
          <table:table-cell office:value-type="string" table:style-name="ce1">
            <text:p>https://www.keejob.com/offres-emploi/152693/chef-déquipe/</text:p>
          </table:table-cell>
          <table:table-cell office:value-type="string" table:style-name="ce1">
            <text:p>ONETECH HOLDING</text:p>
          </table:table-cell>
          <table:table-cell office:value-type="string" table:style-name="ce1">
            <text:p>informatique / télécoms</text:p>
          </table:table-cell>
          <table:table-cell office:value-type="float" office:value="152694" table:style-name="ce1">
            <text:p>152694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Menzel JemilBizert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cruiter</text:p>
          </table:table-cell>
          <table:table-cell office:value-type="string" table:style-name="ce1">
            <text:p>https://www.keejob.com/offres-emploi/152631/recruiter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670" table:style-name="ce1">
            <text:p>152670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ool Ingénieur</text:p>
          </table:table-cell>
          <table:table-cell office:value-type="string" table:style-name="ce1">
            <text:p>https://www.keejob.com/offres-emploi/152694/pool-ingénieur/</text:p>
          </table:table-cell>
          <table:table-cell office:value-type="string" table:style-name="ce1">
            <text:p>ONETECH HOLDING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2626" table:style-name="ce1">
            <text:p>152626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électromécanique</text:p>
          </table:table-cell>
          <table:table-cell office:value-type="string" table:style-name="ce1">
            <text:p>https://www.keejob.com/offres-emploi/152670/ingénieur-électromécanique/</text:p>
          </table:table-cell>
          <table:table-cell office:value-type="string" table:style-name="ce1">
            <text:p>SOTUBI</text:p>
          </table:table-cell>
          <table:table-cell office:value-type="string" table:style-name="ce1">
            <text:p>banque / finance / assurances</text:p>
          </table:table-cell>
          <table:table-cell office:value-type="float" office:value="152639" table:style-name="ce1">
            <text:p>152639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(e) Chargé(e) Développement Commercial</text:p>
          </table:table-cell>
          <table:table-cell office:value-type="string" table:style-name="ce1">
            <text:p>https://www.keejob.com/offres-emploi/152626/une-chargée-développement-commercial/</text:p>
          </table:table-cell>
          <table:table-cell office:value-type="string" table:style-name="ce1">
            <text:p>STRAM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636" table:style-name="ce1">
            <text:p>152636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IT</text:p>
          </table:table-cell>
          <table:table-cell office:value-type="string" table:style-name="ce1">
            <text:p>https://www.keejob.com/offres-emploi/152639/assistant-it/</text:p>
          </table:table-cell>
          <table:table-cell office:value-type="string" table:style-name="ce1">
            <text:p>MICROCRED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641" table:style-name="ce1">
            <text:p>152641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A Team Leader</text:p>
          </table:table-cell>
          <table:table-cell office:value-type="string" table:style-name="ce1">
            <text:p>https://www.keejob.com/offres-emploi/152636/qa-team-leader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635" table:style-name="ce1">
            <text:p>152635</text:p>
          </table:table-cell>
          <table:table-cell office:value-type="date" office:date-value="2022-03-19T00:00:00" table:style-name="ce2">
            <text:p>19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chef de projet Systèmes Embarqués (H/F)</text:p>
          </table:table-cell>
          <table:table-cell office:value-type="string" table:style-name="ce1">
            <text:p>https://www.keejob.com/offres-emploi/152641/un-chef-de-projet-systèmes-embarqués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2588" table:style-name="ce1">
            <text:p>152588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unior Developer C#/.Net</text:p>
          </table:table-cell>
          <table:table-cell office:value-type="string" table:style-name="ce1">
            <text:p>https://www.keejob.com/offres-emploi/152635/junior-developer-cnet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banque / finance / assurances</text:p>
          </table:table-cell>
          <table:table-cell office:value-type="float" office:value="152827" table:style-name="ce1">
            <text:p>152827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ERP (Bureau Sfax)</text:p>
          </table:table-cell>
          <table:table-cell office:value-type="string" table:style-name="ce1">
            <text:p>https://www.keejob.com/offres-emploi/152588/consultant-retail-bureau-sfax/</text:p>
          </table:table-cell>
          <table:table-cell office:value-type="string" table:style-name="ce1">
            <text:p>TIMSOFT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605" table:style-name="ce1">
            <text:p>153605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annoubaLa Manoub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Doctora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 clientèle</text:p>
          </table:table-cell>
          <table:table-cell office:value-type="string" table:style-name="ce1">
            <text:p>https://www.keejob.com/offres-emploi/152827/chargé-de-clientèle-fh/</text:p>
          </table:table-cell>
          <table:table-cell office:value-type="string" table:style-name="ce1">
            <text:p>BOURSEDESCREDITS.COM</text:p>
          </table:table-cell>
          <table:table-cell office:value-type="string" table:style-name="ce1">
            <text:p>call center / télévente</text:p>
          </table:table-cell>
          <table:table-cell office:value-type="float" office:value="153634" table:style-name="ce1">
            <text:p>153634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rmacien Responsable Production</text:p>
          </table:table-cell>
          <table:table-cell office:value-type="string" table:style-name="ce1">
            <text:p>https://www.keejob.com/offres-emploi/153605/pharmacien-responsable-production/</text:p>
          </table:table-cell>
          <table:table-cell office:value-type="string" table:style-name="ce1">
            <text:p>LABORATOIRE THERA</text:p>
          </table:table-cell>
          <table:table-cell office:value-type="string" table:style-name="ce1">
            <text:p>banque / finance / assurances</text:p>
          </table:table-cell>
          <table:table-cell office:value-type="float" office:value="153610" table:style-name="ce1">
            <text:p>153610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 B2C</text:p>
          </table:table-cell>
          <table:table-cell office:value-type="string" table:style-name="ce1">
            <text:p>https://www.keejob.com/offres-emploi/153634/télévendeur-b2c/</text:p>
          </table:table-cell>
          <table:table-cell office:value-type="string" table:style-name="ce1">
            <text:p>ADVANCIA TELESERVICE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615" table:style-name="ce1">
            <text:p>153615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énior Software Developer C#/.NET</text:p>
          </table:table-cell>
          <table:table-cell office:value-type="string" table:style-name="ce1">
            <text:p>https://www.keejob.com/offres-emploi/153610/sénior-software-developer-cnet/</text:p>
          </table:table-cell>
          <table:table-cell office:value-type="string" table:style-name="ce1">
            <text:p>NEW ACCES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628" table:style-name="ce1">
            <text:p>153628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mécanique &amp; Electromécanique</text:p>
          </table:table-cell>
          <table:table-cell office:value-type="string" table:style-name="ce1">
            <text:p>https://www.keejob.com/offres-emploi/153615/ingénieur-mécanique-electromécanique/</text:p>
          </table:table-cell>
          <table:table-cell office:value-type="string" table:style-name="ce1">
            <text:p>ELMAZRAA</text:p>
          </table:table-cell>
          <table:table-cell office:value-type="string" table:style-name="ce1">
            <text:p>informatique / télécoms</text:p>
          </table:table-cell>
          <table:table-cell office:value-type="float" office:value="153501" table:style-name="ce1">
            <text:p>153501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Java/Jee</text:p>
          </table:table-cell>
          <table:table-cell office:value-type="string" table:style-name="ce1">
            <text:p>https://www.keejob.com/offres-emploi/153628/développeur-javajee/</text:p>
          </table:table-cell>
          <table:table-cell office:value-type="string" table:style-name="ce1">
            <text:p>UPGRADETEK ENGINEERING</text:p>
          </table:table-cell>
          <table:table-cell office:value-type="string" table:style-name="ce1">
            <text:p>informatique / télécoms</text:p>
          </table:table-cell>
          <table:table-cell office:value-type="float" office:value="153637" table:style-name="ce1">
            <text:p>153637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Sinistres</text:p>
          </table:table-cell>
          <table:table-cell office:value-type="string" table:style-name="ce1">
            <text:p>https://www.keejob.com/offres-emploi/153501/une-gestionnaire-sinistres/</text:p>
          </table:table-cell>
          <table:table-cell office:value-type="string" table:style-name="ce1">
            <text:p>2IGA</text:p>
          </table:table-cell>
          <table:table-cell office:value-type="string" table:style-name="ce1">
            <text:p>informatique / télécoms</text:p>
          </table:table-cell>
          <table:table-cell office:value-type="float" office:value="152592" table:style-name="ce1">
            <text:p>152592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Full stack Java/EE</text:p>
          </table:table-cell>
          <table:table-cell office:value-type="string" table:style-name="ce1">
            <text:p>https://www.keejob.com/offres-emploi/153637/développeur-full-stack-javaee/</text:p>
          </table:table-cell>
          <table:table-cell office:value-type="string" table:style-name="ce1">
            <text:p>EDIFIXIO TUNISI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606" table:style-name="ce1">
            <text:p>153606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duction Supervisor H/F</text:p>
          </table:table-cell>
          <table:table-cell office:value-type="string" table:style-name="ce1">
            <text:p>https://www.keejob.com/offres-emploi/152592/production-supervisor-hf/</text:p>
          </table:table-cell>
          <table:table-cell office:value-type="string" table:style-name="ce1">
            <text:p>EVERIENCE</text:p>
          </table:table-cell>
          <table:table-cell office:value-type="string" table:style-name="ce1">
            <text:p>informatique / télécoms</text:p>
          </table:table-cell>
          <table:table-cell office:value-type="float" office:value="153476" table:style-name="ce1">
            <text:p>153476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 Chatt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500 - 2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606/cogeb-immobilière-recrute/</text:p>
          </table:table-cell>
          <table:table-cell office:value-type="string" table:style-name="ce1">
            <text:p>COGEB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598" table:style-name="ce1">
            <text:p>153598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Indépendant/Freelance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Développement Java/Angular</text:p>
          </table:table-cell>
          <table:table-cell office:value-type="string" table:style-name="ce1">
            <text:p>https://www.keejob.com/offres-emploi/153476/ingénieur-confirmé-développement-javaangular/</text:p>
          </table:table-cell>
          <table:table-cell office:value-type="string" table:style-name="ce1">
            <text:p>DOTWAYS</text:p>
          </table:table-cell>
          <table:table-cell office:value-type="string" table:style-name="ce1">
            <text:p>autres</text:p>
          </table:table-cell>
          <table:table-cell office:value-type="float" office:value="153622" table:style-name="ce1">
            <text:p>153622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ir MchergaZaghouan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'agence immobilière</text:p>
          </table:table-cell>
          <table:table-cell office:value-type="string" table:style-name="ce1">
            <text:p>https://www.keejob.com/offres-emploi/153598/chef-dagence-immobilière/</text:p>
          </table:table-cell>
          <table:table-cell office:value-type="string" table:style-name="ce1">
            <text:p>CASA IMMO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608" table:style-name="ce1">
            <text:p>153608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Maintenance Mécanique Sté BJO</text:p>
          </table:table-cell>
          <table:table-cell office:value-type="string" table:style-name="ce1">
            <text:p>https://www.keejob.com/offres-emploi/153622/technicien-en-maintenance-mécanique-sté-bjo/</text:p>
          </table:table-cell>
          <table:table-cell office:value-type="string" table:style-name="ce1">
            <text:p>BRIQUETERIES BIR MCHERGUA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598" table:style-name="ce1">
            <text:p>152598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se</text:p>
          </table:table-cell>
          <table:table-cell office:value-type="string" table:style-name="ce1">
            <text:p>https://www.keejob.com/offres-emploi/153608/zanimo-lac1/</text:p>
          </table:table-cell>
          <table:table-cell office:value-type="string" table:style-name="ce1">
            <text:p>ZANIMO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59" table:style-name="ce1">
            <text:p>152559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unior QA</text:p>
          </table:table-cell>
          <table:table-cell office:value-type="string" table:style-name="ce1">
            <text:p>https://www.keejob.com/offres-emploi/152598/junior-qa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industrie métalliques</text:p>
          </table:table-cell>
          <table:table-cell office:value-type="float" office:value="153618" table:style-name="ce1">
            <text:p>153618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liman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dre Financier</text:p>
          </table:table-cell>
          <table:table-cell office:value-type="string" table:style-name="ce1">
            <text:p>https://www.keejob.com/offres-emploi/152559/cadre-financier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574" table:style-name="ce1">
            <text:p>152574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maintenance électrique</text:p>
          </table:table-cell>
          <table:table-cell office:value-type="string" table:style-name="ce1">
            <text:p>https://www.keejob.com/offres-emploi/153618/technicien-en-maintenance-électrique/</text:p>
          </table:table-cell>
          <table:table-cell office:value-type="string" table:style-name="ce1">
            <text:p>SCAT</text:p>
          </table:table-cell>
          <table:table-cell office:value-type="string" table:style-name="ce1">
            <text:p>call center / télévente</text:p>
          </table:table-cell>
          <table:table-cell office:value-type="float" office:value="153641" table:style-name="ce1">
            <text:p>153641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7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s Ressources Humaines</text:p>
          </table:table-cell>
          <table:table-cell office:value-type="string" table:style-name="ce1">
            <text:p>https://www.keejob.com/offres-emploi/152574/une-un-gestionnaire-des-ressources-humaines/</text:p>
          </table:table-cell>
          <table:table-cell office:value-type="string" table:style-name="ce1">
            <text:p>SCET TUNISIE</text:p>
          </table:table-cell>
          <table:table-cell office:value-type="string" table:style-name="ce1">
            <text:p>banque / finance / assurances</text:p>
          </table:table-cell>
          <table:table-cell office:value-type="float" office:value="153609" table:style-name="ce1">
            <text:p>153609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0 Conseillers clients pour Mezzo</text:p>
          </table:table-cell>
          <table:table-cell office:value-type="string" table:style-name="ce1">
            <text:p>https://www.keejob.com/offres-emploi/153641/100-conseillers-clients-pour-mezzo/</text:p>
          </table:table-cell>
          <table:table-cell office:value-type="string" table:style-name="ce1">
            <text:p>MEZZO</text:p>
          </table:table-cell>
          <table:table-cell office:value-type="string" table:style-name="ce1">
            <text:p>call center / télévente</text:p>
          </table:table-cell>
          <table:table-cell office:value-type="float" office:value="153601" table:style-name="ce1">
            <text:p>153601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unior Software Developer C++</text:p>
          </table:table-cell>
          <table:table-cell office:value-type="string" table:style-name="ce1">
            <text:p>https://www.keejob.com/offres-emploi/153609/junior-software-developer-c/</text:p>
          </table:table-cell>
          <table:table-cell office:value-type="string" table:style-name="ce1">
            <text:p>NEW ACCESS</text:p>
          </table:table-cell>
          <table:table-cell office:value-type="string" table:style-name="ce1">
            <text:p>call center / télévente</text:p>
          </table:table-cell>
          <table:table-cell office:value-type="float" office:value="153632" table:style-name="ce1">
            <text:p>153632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conseillers en Emission d'appel 2022</text:p>
          </table:table-cell>
          <table:table-cell office:value-type="string" table:style-name="ce1">
            <text:p>https://www.keejob.com/offres-emploi/153601/conseillers-clients-assurance-2022/</text:p>
          </table:table-cell>
          <table:table-cell office:value-type="string" table:style-name="ce1">
            <text:p>MEZZO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616" table:style-name="ce1">
            <text:p>153616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ux B2B</text:p>
          </table:table-cell>
          <table:table-cell office:value-type="string" table:style-name="ce1">
            <text:p>https://www.keejob.com/offres-emploi/153632/commerciaux-b2b/</text:p>
          </table:table-cell>
          <table:table-cell office:value-type="string" table:style-name="ce1">
            <text:p>ADVANCIA TELESERVICE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550" table:style-name="ce1">
            <text:p>152550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de direction</text:p>
          </table:table-cell>
          <table:table-cell office:value-type="string" table:style-name="ce1">
            <text:p>https://www.keejob.com/offres-emploi/153616/assistante-de-direction/</text:p>
          </table:table-cell>
          <table:table-cell office:value-type="string" table:style-name="ce1">
            <text:p>COLLEGE LASALLE INTERNATIONAL TUNIS</text:p>
          </table:table-cell>
          <table:table-cell office:value-type="string" table:style-name="ce1">
            <text:p>call center / télévente</text:p>
          </table:table-cell>
          <table:table-cell office:value-type="float" office:value="153620" table:style-name="ce1">
            <text:p>153620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1400 - 19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** Des Techniciens en informatique **</text:p>
          </table:table-cell>
          <table:table-cell office:value-type="string" table:style-name="ce1">
            <text:p>https://www.keejob.com/offres-emploi/152550/des-techniciens-en-informatique/</text:p>
          </table:table-cell>
          <table:table-cell office:value-type="string" table:style-name="ce1">
            <text:p>POULINA GROUP HOLDING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621" table:style-name="ce1">
            <text:p>153621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Kasserin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'équipe ( Activité Télévente )</text:p>
          </table:table-cell>
          <table:table-cell office:value-type="string" table:style-name="ce1">
            <text:p>https://www.keejob.com/offres-emploi/153620/responsable-déquipe-activité-télévente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informatique / télécoms</text:p>
          </table:table-cell>
          <table:table-cell office:value-type="float" office:value="153600" table:style-name="ce1">
            <text:p>153600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Génie Civil H/FGouv Kasserine</text:p>
          </table:table-cell>
          <table:table-cell office:value-type="string" table:style-name="ce1">
            <text:p>https://www.keejob.com/offres-emploi/153621/technicien-génie-civil-hf-gouv-kasserine/</text:p>
          </table:table-cell>
          <table:table-cell office:value-type="string" table:style-name="ce1">
            <text:p>MANPOWER PROFESSIONAL</text:p>
          </table:table-cell>
          <table:table-cell office:value-type="string" table:style-name="ce1">
            <text:p>industrie métalliques</text:p>
          </table:table-cell>
          <table:table-cell office:value-type="float" office:value="153611" table:style-name="ce1">
            <text:p>153611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liman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administratif et commercial</text:p>
          </table:table-cell>
          <table:table-cell office:value-type="string" table:style-name="ce1">
            <text:p>https://www.keejob.com/offres-emploi/153600/assistant-administratif-et-commercial-hf/</text:p>
          </table:table-cell>
          <table:table-cell office:value-type="string" table:style-name="ce1">
            <text:p>CASTLE SOFT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576" table:style-name="ce1">
            <text:p>152576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gasin</text:p>
          </table:table-cell>
          <table:table-cell office:value-type="string" table:style-name="ce1">
            <text:p>https://www.keejob.com/offres-emploi/153611/responsable-magasin/</text:p>
          </table:table-cell>
          <table:table-cell office:value-type="string" table:style-name="ce1">
            <text:p>SCAT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613" table:style-name="ce1">
            <text:p>153613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ChebikaKair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en Informatique</text:p>
          </table:table-cell>
          <table:table-cell office:value-type="string" table:style-name="ce1">
            <text:p>https://www.keejob.com/offres-emploi/152576/un-technicien-supérieur-en-informatique/</text:p>
          </table:table-cell>
          <table:table-cell office:value-type="string" table:style-name="ce1">
            <text:p>SCET TUNISIE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623" table:style-name="ce1">
            <text:p>153623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stock</text:p>
          </table:table-cell>
          <table:table-cell office:value-type="string" table:style-name="ce1">
            <text:p>https://www.keejob.com/offres-emploi/153613/gestionnaire-de-stock/</text:p>
          </table:table-cell>
          <table:table-cell office:value-type="string" table:style-name="ce1">
            <text:p>MANBET NOUR DU CENTRE</text:p>
          </table:table-cell>
          <table:table-cell office:value-type="string" table:style-name="ce1">
            <text:p>informatique / télécoms</text:p>
          </table:table-cell>
          <table:table-cell office:value-type="float" office:value="152593" table:style-name="ce1">
            <text:p>152593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623/des-comptables/</text:p>
          </table:table-cell>
          <table:table-cell office:value-type="string" table:style-name="ce1">
            <text:p>L EXPERT FINANCIAL AUDIT ET CONSEIL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635" table:style-name="ce1">
            <text:p>153635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livery Manager H/F</text:p>
          </table:table-cell>
          <table:table-cell office:value-type="string" table:style-name="ce1">
            <text:p>https://www.keejob.com/offres-emploi/152593/delivery-manager-hf/</text:p>
          </table:table-cell>
          <table:table-cell office:value-type="string" table:style-name="ce1">
            <text:p>EVERIENC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584" table:style-name="ce1">
            <text:p>152584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Italie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d'Information et d'Orientation</text:p>
          </table:table-cell>
          <table:table-cell office:value-type="string" table:style-name="ce1">
            <text:p>https://www.keejob.com/offres-emploi/153635/conseillers-dinformation-et-dorientation/</text:p>
          </table:table-cell>
          <table:table-cell office:value-type="string" table:style-name="ce1">
            <text:p>COLLEGE LASALLE INTERNATIONAL TUNIS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597" table:style-name="ce1">
            <text:p>153597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50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merciale (H/F)</text:p>
          </table:table-cell>
          <table:table-cell office:value-type="string" table:style-name="ce1">
            <text:p>https://www.keejob.com/offres-emploi/152584/assistante-commerciale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3638" table:style-name="ce1">
            <text:p>153638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ntaire</text:p>
          </table:table-cell>
          <table:table-cell office:value-type="string" table:style-name="ce1">
            <text:p>https://www.keejob.com/offres-emploi/153597/assistante-dentaire/</text:p>
          </table:table-cell>
          <table:table-cell office:value-type="string" table:style-name="ce1">
            <text:p>DENTAL OFFICE</text:p>
          </table:table-cell>
          <table:table-cell office:value-type="string" table:style-name="ce1">
            <text:p>banque / finance / assurances</text:p>
          </table:table-cell>
          <table:table-cell office:value-type="float" office:value="153614" table:style-name="ce1">
            <text:p>153614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Java sur AWS</text:p>
          </table:table-cell>
          <table:table-cell office:value-type="string" table:style-name="ce1">
            <text:p>https://www.keejob.com/offres-emploi/153638/développeur-java-sur-aws/</text:p>
          </table:table-cell>
          <table:table-cell office:value-type="string" table:style-name="ce1">
            <text:p>EDIFIXIO TUNISIE</text:p>
          </table:table-cell>
          <table:table-cell office:value-type="string" table:style-name="ce1">
            <text:p>banque / finance / assurances</text:p>
          </table:table-cell>
          <table:table-cell office:value-type="float" office:value="153644" table:style-name="ce1">
            <text:p>153644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administrative</text:p>
          </table:table-cell>
          <table:table-cell office:value-type="string" table:style-name="ce1">
            <text:p>https://www.keejob.com/offres-emploi/153614/assistante-administrative-agence-assurance/</text:p>
          </table:table-cell>
          <table:table-cell office:value-type="string" table:style-name="ce1">
            <text:p>ASSURANCE SALIM</text:p>
          </table:table-cell>
          <table:table-cell office:value-type="string" table:style-name="ce1">
            <text:p>banque / finance / assurances</text:p>
          </table:table-cell>
          <table:table-cell office:value-type="float" office:value="152575" table:style-name="ce1">
            <text:p>152575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clientèle / service Client</text:p>
          </table:table-cell>
          <table:table-cell office:value-type="string" table:style-name="ce1">
            <text:p>https://www.keejob.com/offres-emploi/153644/conseiller-clientèle-service-client/</text:p>
          </table:table-cell>
          <table:table-cell office:value-type="string" table:style-name="ce1">
            <text:p>FILIASSUR TUNISIE</text:p>
          </table:table-cell>
          <table:table-cell office:value-type="string" table:style-name="ce1">
            <text:p>call center / télévente</text:p>
          </table:table-cell>
          <table:table-cell office:value-type="float" office:value="153640" table:style-name="ce1">
            <text:p>153640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 (H/F)</text:p>
          </table:table-cell>
          <table:table-cell office:value-type="string" table:style-name="ce1">
            <text:p>https://www.keejob.com/offres-emploi/152575/comptable-hf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call center / télévente</text:p>
          </table:table-cell>
          <table:table-cell office:value-type="float" office:value="153630" table:style-name="ce1">
            <text:p>153630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(e) en Prise de RDV B2B</text:p>
          </table:table-cell>
          <table:table-cell office:value-type="string" table:style-name="ce1">
            <text:p>https://www.keejob.com/offres-emploi/153640/conseillere-en-prise-de-rdv-b2b/</text:p>
          </table:table-cell>
          <table:table-cell office:value-type="string" table:style-name="ce1">
            <text:p>ADVANCIA TELESERVICES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3624" table:style-name="ce1">
            <text:p>153624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 en B to B (Canal+ business)</text:p>
          </table:table-cell>
          <table:table-cell office:value-type="string" table:style-name="ce1">
            <text:p>https://www.keejob.com/offres-emploi/153630/télévendeurs-en-b-to-b-canal-business/</text:p>
          </table:table-cell>
          <table:table-cell office:value-type="string" table:style-name="ce1">
            <text:p>ADVANCIA TELESERVICES</text:p>
          </table:table-cell>
          <table:table-cell office:value-type="string" table:style-name="ce1">
            <text:p>MANPOWER PROFESSIONAL</text:p>
          </table:table-cell>
          <table:table-cell office:value-type="string" table:style-name="ce1">
            <text:p>recrutement / ressources humaines</text:p>
          </table:table-cell>
          <table:table-cell office:value-type="date" office:date-value="2320-08-28T00:00:00" table:style-name="ce2">
            <text:p>28-août-20</text:p>
          </table:table-cell>
          <table:table-cell office:value-type="float" office:value="0" table:formula="of:=-$$CDI-$$SIVP" table:style-name="ce1">
            <text:p>#NOM?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Logiciel de test produit embarqué</text:p>
          </table:table-cell>
          <table:table-cell office:value-type="string" table:style-name="ce1">
            <text:p>https://www.keejob.com/offres-emploi/153624/développeur-logiciel-de-test-produit-embarqué/</text:p>
          </table:table-cell>
          <table:table-cell office:value-type="string" table:style-name="ce1">
            <text:p>ESO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604" table:style-name="ce1">
            <text:p>153604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 Digital H/F</text:p>
          </table:table-cell>
          <table:table-cell table:style-name="ce1"/>
          <table:table-cell office:value-type="string" table:style-name="ce1">
            <text:p>https://www.keejob.com/offres-emploi/153643/responsable-marketing-digital-hf/</text:p>
          </table:table-cell>
          <table:table-cell office:value-type="string" table:style-name="ce1">
            <text:p>call center / télévente</text:p>
          </table:table-cell>
          <table:table-cell office:value-type="float" office:value="153602" table:style-name="ce1">
            <text:p>153602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ervice desk Anglais/Français</text:p>
          </table:table-cell>
          <table:table-cell office:value-type="string" table:style-name="ce1">
            <text:p>https://www.keejob.com/offres-emploi/153604/technicien-service-desk-anglaisfrançais/</text:p>
          </table:table-cell>
          <table:table-cell office:value-type="string" table:style-name="ce1">
            <text:p>MANPOWER PROFESSIONAL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599" table:style-name="ce1">
            <text:p>153599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5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Conseillers clients appels Sortants</text:p>
          </table:table-cell>
          <table:table-cell office:value-type="string" table:style-name="ce1">
            <text:p>https://www.keejob.com/offres-emploi/153602/des-conseillers-clients-appels-entrants/</text:p>
          </table:table-cell>
          <table:table-cell office:value-type="string" table:style-name="ce1">
            <text:p>MEZZO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603" table:style-name="ce1">
            <text:p>153603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crétaire médicale</text:p>
          </table:table-cell>
          <table:table-cell office:value-type="string" table:style-name="ce1">
            <text:p>https://www.keejob.com/offres-emploi/153599/secrétaire-médicale-cabinet-de-dermatologie/</text:p>
          </table:table-cell>
          <table:table-cell office:value-type="string" table:style-name="ce1">
            <text:p>CABINET MEDICAL DOCTEUR OLFA MIDASSI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596" table:style-name="ce1">
            <text:p>152596</text:p>
          </table:table-cell>
          <table:table-cell office:value-type="date" office:date-value="2022-03-18T00:00:00" table:style-name="ce2">
            <text:p>1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Central Financier</text:p>
          </table:table-cell>
          <table:table-cell office:value-type="string" table:style-name="ce1">
            <text:p>https://www.keejob.com/offres-emploi/153603/directeur-central-financier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27" table:style-name="ce1">
            <text:p>153527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Nabeul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7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nior QA</text:p>
          </table:table-cell>
          <table:table-cell office:value-type="string" table:style-name="ce1">
            <text:p>https://www.keejob.com/offres-emploi/152596/senior-qa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570" table:style-name="ce1">
            <text:p>153570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 ZribaZaghouan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Guichet Bancaire Nabeul H/F</text:p>
          </table:table-cell>
          <table:table-cell office:value-type="string" table:style-name="ce1">
            <text:p>https://www.keejob.com/offres-emploi/153527/agent-de-guichet-bancaire-nabeul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artisanat / textile / cuir</text:p>
          </table:table-cell>
          <table:table-cell office:value-type="float" office:value="153543" table:style-name="ce1">
            <text:p>153543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a ChebbaMahdi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HSE (H/F)</text:p>
          </table:table-cell>
          <table:table-cell office:value-type="string" table:style-name="ce1">
            <text:p>https://www.keejob.com/offres-emploi/153570/responsable-hse-hf/</text:p>
          </table:table-cell>
          <table:table-cell office:value-type="string" table:style-name="ce1">
            <text:p>SITEM</text:p>
          </table:table-cell>
          <table:table-cell office:value-type="string" table:style-name="ce1">
            <text:p>industrie métalliques</text:p>
          </table:table-cell>
          <table:table-cell office:value-type="float" office:value="153497" table:style-name="ce1">
            <text:p>153497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nagement Qualité</text:p>
          </table:table-cell>
          <table:table-cell office:value-type="string" table:style-name="ce1">
            <text:p>https://www.keejob.com/offres-emploi/153543/management-qualité/</text:p>
          </table:table-cell>
          <table:table-cell office:value-type="string" table:style-name="ce1">
            <text:p>SBM TUNISI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78" table:style-name="ce1">
            <text:p>153578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Administrative</text:p>
          </table:table-cell>
          <table:table-cell office:value-type="string" table:style-name="ce1">
            <text:p>https://www.keejob.com/offres-emploi/153497/assistante-administratif/</text:p>
          </table:table-cell>
          <table:table-cell office:value-type="string" table:style-name="ce1">
            <text:p>ATLASS METALLIQUE</text:p>
          </table:table-cell>
          <table:table-cell office:value-type="string" table:style-name="ce1">
            <text:p>informatique / télécoms</text:p>
          </table:table-cell>
          <table:table-cell office:value-type="float" office:value="153580" table:style-name="ce1">
            <text:p>153580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e Kef EstLe Kef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5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tériels Roulants Groupe</text:p>
          </table:table-cell>
          <table:table-cell office:value-type="string" table:style-name="ce1">
            <text:p>https://www.keejob.com/offres-emploi/153578/responsable-matériels-roulants-groupe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artisanat / textile / cuir</text:p>
          </table:table-cell>
          <table:table-cell office:value-type="float" office:value="153579" table:style-name="ce1">
            <text:p>153579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moteurs de Ventes</text:p>
          </table:table-cell>
          <table:table-cell office:value-type="string" table:style-name="ce1">
            <text:p>https://www.keejob.com/offres-emploi/153580/des-promoteurs-de-ventes-le-kéf/</text:p>
          </table:table-cell>
          <table:table-cell office:value-type="string" table:style-name="ce1">
            <text:p>LYCAMOBIL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25" table:style-name="ce1">
            <text:p>153525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se</text:p>
          </table:table-cell>
          <table:table-cell office:value-type="string" table:style-name="ce1">
            <text:p>https://www.keejob.com/offres-emploi/153579/vendeuse/</text:p>
          </table:table-cell>
          <table:table-cell office:value-type="string" table:style-name="ce1">
            <text:p>BABYDOODLE</text:p>
          </table:table-cell>
          <table:table-cell office:value-type="string" table:style-name="ce1">
            <text:p>informatique / télécoms</text:p>
          </table:table-cell>
          <table:table-cell office:value-type="float" office:value="153498" table:style-name="ce1">
            <text:p>153498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unication Institutionnelle</text:p>
          </table:table-cell>
          <table:table-cell office:value-type="string" table:style-name="ce1">
            <text:p>https://www.keejob.com/offres-emploi/153525/responsable-communication-institutionnelle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511" table:style-name="ce1">
            <text:p>153511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.e Commercial</text:p>
          </table:table-cell>
          <table:table-cell office:value-type="string" table:style-name="ce1">
            <text:p>https://www.keejob.com/offres-emploi/153498/chargée-commercial-sales-representative/</text:p>
          </table:table-cell>
          <table:table-cell office:value-type="string" table:style-name="ce1">
            <text:p>SAQAR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84" table:style-name="ce1">
            <text:p>153584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El Jem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Recouvrement / start-up Française</text:p>
          </table:table-cell>
          <table:table-cell office:value-type="string" table:style-name="ce1">
            <text:p>https://www.keejob.com/offres-emploi/153511/chargée-recouvrement-start-up-française/</text:p>
          </table:table-cell>
          <table:table-cell office:value-type="string" table:style-name="ce1">
            <text:p>FINOPTI</text:p>
          </table:table-cell>
          <table:table-cell office:value-type="string" table:style-name="ce1">
            <text:p>call center / télévente</text:p>
          </table:table-cell>
          <table:table-cell office:value-type="float" office:value="153561" table:style-name="ce1">
            <text:p>153561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Maintenance (El Jem)</text:p>
          </table:table-cell>
          <table:table-cell office:value-type="string" table:style-name="ce1">
            <text:p>https://www.keejob.com/offres-emploi/153584/technicien-en-maintenance-el-jem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informatique / télécoms</text:p>
          </table:table-cell>
          <table:table-cell office:value-type="float" office:value="153518" table:style-name="ce1">
            <text:p>153518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count Manager</text:p>
          </table:table-cell>
          <table:table-cell office:value-type="string" table:style-name="ce1">
            <text:p>https://www.keejob.com/offres-emploi/153561/account-manager/</text:p>
          </table:table-cell>
          <table:table-cell office:value-type="string" table:style-name="ce1">
            <text:p>FOODOMARKET</text:p>
          </table:table-cell>
          <table:table-cell office:value-type="string" table:style-name="ce1">
            <text:p>transport / logistique</text:p>
          </table:table-cell>
          <table:table-cell office:value-type="float" office:value="153189" table:style-name="ce1">
            <text:p>153189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Test Logiciels</text:p>
          </table:table-cell>
          <table:table-cell office:value-type="string" table:style-name="ce1">
            <text:p>https://www.keejob.com/offres-emploi/153518/ingénieur-test-logiciels/</text:p>
          </table:table-cell>
          <table:table-cell office:value-type="string" table:style-name="ce1">
            <text:p>SOLY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585" table:style-name="ce1">
            <text:p>153585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saken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merciale</text:p>
          </table:table-cell>
          <table:table-cell office:value-type="string" table:style-name="ce1">
            <text:p>https://www.keejob.com/offres-emploi/153189/assistante-commerciale-logistique/</text:p>
          </table:table-cell>
          <table:table-cell office:value-type="string" table:style-name="ce1">
            <text:p>LEADER TRANSPORT SERVICE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55" table:style-name="ce1">
            <text:p>153555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de gestion</text:p>
          </table:table-cell>
          <table:table-cell office:value-type="string" table:style-name="ce1">
            <text:p>https://www.keejob.com/offres-emploi/153585/controleur-de-gestion/</text:p>
          </table:table-cell>
          <table:table-cell office:value-type="string" table:style-name="ce1">
            <text:p>IDI COULEUR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75" table:style-name="ce1">
            <text:p>153575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H international (Poste à Sousse )</text:p>
          </table:table-cell>
          <table:table-cell office:value-type="string" table:style-name="ce1">
            <text:p>https://www.keejob.com/offres-emploi/153555/un-recruteur-international-poste-à-sousse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595" table:style-name="ce1">
            <text:p>153595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Applicatif Décisionnel (BI)</text:p>
          </table:table-cell>
          <table:table-cell office:value-type="string" table:style-name="ce1">
            <text:p>https://www.keejob.com/offres-emploi/153575/chef-de-projet-applicatif-décisionnel-bi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3517" table:style-name="ce1">
            <text:p>153517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gestion de stock</text:p>
          </table:table-cell>
          <table:table-cell office:value-type="string" table:style-name="ce1">
            <text:p>https://www.keejob.com/offres-emploi/153595/responsable-gestion-de-stock/</text:p>
          </table:table-cell>
          <table:table-cell office:value-type="string" table:style-name="ce1">
            <text:p>HENI COLLECTION</text:p>
          </table:table-cell>
          <table:table-cell office:value-type="string" table:style-name="ce1">
            <text:p>informatique / télécoms</text:p>
          </table:table-cell>
          <table:table-cell office:value-type="float" office:value="153551" table:style-name="ce1">
            <text:p>153551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517/des-représentants-commerciaux/</text:p>
          </table:table-cell>
          <table:table-cell office:value-type="string" table:style-name="ce1">
            <text:p>EL ATHI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557" table:style-name="ce1">
            <text:p>153557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rchitecte DOT.NET</text:p>
          </table:table-cell>
          <table:table-cell office:value-type="string" table:style-name="ce1">
            <text:p>https://www.keejob.com/offres-emploi/153551/tsi-recrute-un-architecte-dotnet/</text:p>
          </table:table-cell>
          <table:table-cell office:value-type="string" table:style-name="ce1">
            <text:p>TSI</text:p>
          </table:table-cell>
          <table:table-cell office:value-type="string" table:style-name="ce1">
            <text:p>banque / finance / assurances</text:p>
          </table:table-cell>
          <table:table-cell office:value-type="float" office:value="153544" table:style-name="ce1">
            <text:p>153544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r</text:p>
          </table:table-cell>
          <table:table-cell office:value-type="string" table:style-name="ce1">
            <text:p>https://www.keejob.com/offres-emploi/153557/vendeur/</text:p>
          </table:table-cell>
          <table:table-cell office:value-type="string" table:style-name="ce1">
            <text:p>MUSIC PLU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517" table:style-name="ce1">
            <text:p>152517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IT</text:p>
          </table:table-cell>
          <table:table-cell office:value-type="string" table:style-name="ce1">
            <text:p>https://www.keejob.com/offres-emploi/153544/responsable-it/</text:p>
          </table:table-cell>
          <table:table-cell office:value-type="string" table:style-name="ce1">
            <text:p>MICROCRED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26" table:style-name="ce1">
            <text:p>153526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Jendoub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7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Administratif et Financier</text:p>
          </table:table-cell>
          <table:table-cell office:value-type="string" table:style-name="ce1">
            <text:p>https://www.keejob.com/offres-emploi/152517/directeur-administratif-et-financier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informatique / télécoms</text:p>
          </table:table-cell>
          <table:table-cell office:value-type="float" office:value="153558" table:style-name="ce1">
            <text:p>153558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Guichet Bancaire Jendouba H/F</text:p>
          </table:table-cell>
          <table:table-cell office:value-type="string" table:style-name="ce1">
            <text:p>https://www.keejob.com/offres-emploi/153526/agent-de-guichet-bancaire-jendouba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524" table:style-name="ce1">
            <text:p>153524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 fullstack</text:p>
          </table:table-cell>
          <table:table-cell office:value-type="string" table:style-name="ce1">
            <text:p>https://www.keejob.com/offres-emploi/153558/développeur-web-fullstack/</text:p>
          </table:table-cell>
          <table:table-cell office:value-type="string" table:style-name="ce1">
            <text:p>DELTASOFT INTERNATIONAL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77" table:style-name="ce1">
            <text:p>153577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igner produit</text:p>
          </table:table-cell>
          <table:table-cell office:value-type="string" table:style-name="ce1">
            <text:p>https://www.keejob.com/offres-emploi/153524/designer-produit/</text:p>
          </table:table-cell>
          <table:table-cell office:value-type="string" table:style-name="ce1">
            <text:p>NAUTILU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40" table:style-name="ce1">
            <text:p>153540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Génie Industriel</text:p>
          </table:table-cell>
          <table:table-cell office:value-type="string" table:style-name="ce1">
            <text:p>https://www.keejob.com/offres-emploi/153577/chargé-génie-industriel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521" table:style-name="ce1">
            <text:p>153521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Administratif et Financier</text:p>
          </table:table-cell>
          <table:table-cell office:value-type="string" table:style-name="ce1">
            <text:p>https://www.keejob.com/offres-emploi/153540/responsable-administratif-et-financier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informatique / télécoms</text:p>
          </table:table-cell>
          <table:table-cell office:value-type="float" office:value="153562" table:style-name="ce1">
            <text:p>153562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 Italien Allemand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Marketing et commerciale</text:p>
          </table:table-cell>
          <table:table-cell office:value-type="string" table:style-name="ce1">
            <text:p>https://www.keejob.com/offres-emploi/153521/assistante-marketing-et-commerciale/</text:p>
          </table:table-cell>
          <table:table-cell office:value-type="string" table:style-name="ce1">
            <text:p>SKWERE ADS</text:p>
          </table:table-cell>
          <table:table-cell office:value-type="string" table:style-name="ce1">
            <text:p>informatique / télécoms</text:p>
          </table:table-cell>
          <table:table-cell office:value-type="float" office:value="153515" table:style-name="ce1">
            <text:p>153515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upport et Développement Software</text:p>
          </table:table-cell>
          <table:table-cell office:value-type="string" table:style-name="ce1">
            <text:p>https://www.keejob.com/offres-emploi/153562/ingénieur-support-et-développement-software/</text:p>
          </table:table-cell>
          <table:table-cell office:value-type="string" table:style-name="ce1">
            <text:p>SITA SOFTWARE TN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3567" table:style-name="ce1">
            <text:p>153567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FTTH</text:p>
          </table:table-cell>
          <table:table-cell office:value-type="string" table:style-name="ce1">
            <text:p>https://www.keejob.com/offres-emploi/153515/chef-de-projet-ftth/</text:p>
          </table:table-cell>
          <table:table-cell office:value-type="string" table:style-name="ce1">
            <text:p>SOBEK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523" table:style-name="ce1">
            <text:p>153523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erviseur HSE</text:p>
          </table:table-cell>
          <table:table-cell office:value-type="string" table:style-name="ce1">
            <text:p>https://www.keejob.com/offres-emploi/153567/superviseur-hse/</text:p>
          </table:table-cell>
          <table:table-cell office:value-type="string" table:style-name="ce1">
            <text:p>TESCA TUNISIA</text:p>
          </table:table-cell>
          <table:table-cell office:value-type="string" table:style-name="ce1">
            <text:p>artisanat / textile / cuir</text:p>
          </table:table-cell>
          <table:table-cell office:value-type="float" office:value="153571" table:style-name="ce1">
            <text:p>153571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de gestion</text:p>
          </table:table-cell>
          <table:table-cell office:value-type="string" table:style-name="ce1">
            <text:p>https://www.keejob.com/offres-emploi/153523/contrôleur-de-gestion/</text:p>
          </table:table-cell>
          <table:table-cell office:value-type="string" table:style-name="ce1">
            <text:p>AZIZA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537" table:style-name="ce1">
            <text:p>153537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upeur</text:p>
          </table:table-cell>
          <table:table-cell office:value-type="string" table:style-name="ce1">
            <text:p>https://www.keejob.com/offres-emploi/153571/coupeur/</text:p>
          </table:table-cell>
          <table:table-cell office:value-type="string" table:style-name="ce1">
            <text:p>MANUFACTURE CLAUDIA TUNISIE</text:p>
          </table:table-cell>
          <table:table-cell office:value-type="string" table:style-name="ce1">
            <text:p>informatique / télécoms</text:p>
          </table:table-cell>
          <table:table-cell office:value-type="float" office:value="153510" table:style-name="ce1">
            <text:p>153510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Recrutement</text:p>
          </table:table-cell>
          <table:table-cell office:value-type="string" table:style-name="ce1">
            <text:p>https://www.keejob.com/offres-emploi/153537/responsable-recrutement/</text:p>
          </table:table-cell>
          <table:table-cell office:value-type="string" table:style-name="ce1">
            <text:p>GROUPE SCOLAIRE RENE DESCARTE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64" table:style-name="ce1">
            <text:p>153564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age PFE - Logiciels d'imagerie médicale</text:p>
          </table:table-cell>
          <table:table-cell office:value-type="string" table:style-name="ce1">
            <text:p>https://www.keejob.com/offres-emploi/153510/stage-pfe-logiciels-dimagerie-médicale/</text:p>
          </table:table-cell>
          <table:table-cell office:value-type="string" table:style-name="ce1">
            <text:p>ISS4U</text:p>
          </table:table-cell>
          <table:table-cell office:value-type="string" table:style-name="ce1">
            <text:p>informatique / télécoms</text:p>
          </table:table-cell>
          <table:table-cell office:value-type="float" office:value="153500" table:style-name="ce1">
            <text:p>153500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uffeur/Coursier H/F</text:p>
          </table:table-cell>
          <table:table-cell office:value-type="string" table:style-name="ce1">
            <text:p>https://www.keejob.com/offres-emploi/153564/chauffeurcoursier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546" table:style-name="ce1">
            <text:p>153546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de Qualité</text:p>
          </table:table-cell>
          <table:table-cell office:value-type="string" table:style-name="ce1">
            <text:p>https://www.keejob.com/offres-emploi/153500/une-chargée-de-qualité/</text:p>
          </table:table-cell>
          <table:table-cell office:value-type="string" table:style-name="ce1">
            <text:p>2IG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76" table:style-name="ce1">
            <text:p>153576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anesthésie réanimation</text:p>
          </table:table-cell>
          <table:table-cell office:value-type="string" table:style-name="ce1">
            <text:p>https://www.keejob.com/offres-emploi/153546/technicien-en-anesthésie-réanimation/</text:p>
          </table:table-cell>
          <table:table-cell office:value-type="string" table:style-name="ce1">
            <text:p>LES CLINIQUES EL MANAR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30" table:style-name="ce1">
            <text:p>153530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Manoub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7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en électromécanique (Basé à Sousse)</text:p>
          </table:table-cell>
          <table:table-cell office:value-type="string" table:style-name="ce1">
            <text:p>https://www.keejob.com/offres-emploi/153576/ingénieur-en-électromécanique-basé-à-sousse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29" table:style-name="ce1">
            <text:p>153529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7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Guichet Bancaire Mannouba H/F</text:p>
          </table:table-cell>
          <table:table-cell office:value-type="string" table:style-name="ce1">
            <text:p>https://www.keejob.com/offres-emploi/153530/agent-de-guichet-bancaire-mannouba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42" table:style-name="ce1">
            <text:p>153542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e Kef OuestLe Kef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8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Guichet Bancaire Ben Arous H/F</text:p>
          </table:table-cell>
          <table:table-cell office:value-type="string" table:style-name="ce1">
            <text:p>https://www.keejob.com/offres-emploi/153529/agent-de-guichet-bancaire-ben-arous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568" table:style-name="ce1">
            <text:p>153568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Agronome</text:p>
          </table:table-cell>
          <table:table-cell office:value-type="string" table:style-name="ce1">
            <text:p>https://www.keejob.com/offres-emploi/153542/agonome/</text:p>
          </table:table-cell>
          <table:table-cell office:value-type="string" table:style-name="ce1">
            <text:p>ABIDA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590" table:style-name="ce1">
            <text:p>153590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bureau des méthodes</text:p>
          </table:table-cell>
          <table:table-cell office:value-type="string" table:style-name="ce1">
            <text:p>https://www.keejob.com/offres-emploi/153568/resp-bureau-des-méthodes-à-yasmine-hammamet/</text:p>
          </table:table-cell>
          <table:table-cell office:value-type="string" table:style-name="ce1">
            <text:p>CARTHAGE LAND TUNI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39" table:style-name="ce1">
            <text:p>153539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enzel JemilBizert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e en événementiel</text:p>
          </table:table-cell>
          <table:table-cell office:value-type="string" table:style-name="ce1">
            <text:p>https://www.keejob.com/offres-emploi/153590/commerciale-en-événementiel/</text:p>
          </table:table-cell>
          <table:table-cell office:value-type="string" table:style-name="ce1">
            <text:p>IFE TUNISI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50" table:style-name="ce1">
            <text:p>153550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e Kef EstLe Kef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 H/F</text:p>
          </table:table-cell>
          <table:table-cell office:value-type="string" table:style-name="ce1">
            <text:p>https://www.keejob.com/offres-emploi/153539/responsable-commercial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informatique / télécoms</text:p>
          </table:table-cell>
          <table:table-cell office:value-type="float" office:value="153581" table:style-name="ce1">
            <text:p>153581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électricité</text:p>
          </table:table-cell>
          <table:table-cell office:value-type="string" table:style-name="ce1">
            <text:p>https://www.keejob.com/offres-emploi/153550/technicien-en-électricité/</text:p>
          </table:table-cell>
          <table:table-cell office:value-type="string" table:style-name="ce1">
            <text:p>ABID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86" table:style-name="ce1">
            <text:p>153586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El Jem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agile</text:p>
          </table:table-cell>
          <table:table-cell office:value-type="string" table:style-name="ce1">
            <text:p>https://www.keejob.com/offres-emploi/153581/po-chef-de-projet-agile/</text:p>
          </table:table-cell>
          <table:table-cell office:value-type="string" table:style-name="ce1">
            <text:p>ENGINOV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82" table:style-name="ce1">
            <text:p>153582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Stocks (Poste basé à Jam)</text:p>
          </table:table-cell>
          <table:table-cell office:value-type="string" table:style-name="ce1">
            <text:p>https://www.keejob.com/offres-emploi/153586/gestionnaire-de-stocks-poste-basé-à-jam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autres</text:p>
          </table:table-cell>
          <table:table-cell office:value-type="float" office:value="153559" table:style-name="ce1">
            <text:p>153559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'Audit Interne (Poste basé à Mahdia)</text:p>
          </table:table-cell>
          <table:table-cell office:value-type="string" table:style-name="ce1">
            <text:p>https://www.keejob.com/offres-emploi/153582/chargé-daudit-interne-poste-basé-à-mahdia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499" table:style-name="ce1">
            <text:p>153499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se</text:p>
          </table:table-cell>
          <table:table-cell office:value-type="string" table:style-name="ce1">
            <text:p>https://www.keejob.com/offres-emploi/153559/vendeuse/</text:p>
          </table:table-cell>
          <table:table-cell office:value-type="string" table:style-name="ce1">
            <text:p>STER LE GOURME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35" table:style-name="ce1">
            <text:p>153535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sinateur (trice)</text:p>
          </table:table-cell>
          <table:table-cell office:value-type="string" table:style-name="ce1">
            <text:p>https://www.keejob.com/offres-emploi/153499/dessinateur-trice/</text:p>
          </table:table-cell>
          <table:table-cell office:value-type="string" table:style-name="ce1">
            <text:p>NAUTILUS</text:p>
          </table:table-cell>
          <table:table-cell office:value-type="string" table:style-name="ce1">
            <text:p>banque / finance / assurances</text:p>
          </table:table-cell>
          <table:table-cell office:value-type="float" office:value="153596" table:style-name="ce1">
            <text:p>153596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(E) ADMINTRATIF ET FINANCIER</text:p>
          </table:table-cell>
          <table:table-cell office:value-type="string" table:style-name="ce1">
            <text:p>https://www.keejob.com/offres-emploi/153535/assistant-e-admintratif-et-financier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534" table:style-name="ce1">
            <text:p>153534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Hammam Zriba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ach Mutuelle Santé (H/F)</text:p>
          </table:table-cell>
          <table:table-cell office:value-type="string" table:style-name="ce1">
            <text:p>https://www.keejob.com/offres-emploi/153596/coach-mutuelle-santé-hf/</text:p>
          </table:table-cell>
          <table:table-cell office:value-type="string" table:style-name="ce1">
            <text:p>FILIASSUR TUNISI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87" table:style-name="ce1">
            <text:p>153587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Moule</text:p>
          </table:table-cell>
          <table:table-cell office:value-type="string" table:style-name="ce1">
            <text:p>https://www.keejob.com/offres-emploi/153534/technicien-en-moule/</text:p>
          </table:table-cell>
          <table:table-cell office:value-type="string" table:style-name="ce1">
            <text:p>SOCIÉTÉ HORCHANI DE TRANSFORMATION DE PLASTIQUE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512" table:style-name="ce1">
            <text:p>153512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énergétique (Basé à Sousse)</text:p>
          </table:table-cell>
          <table:table-cell office:value-type="string" table:style-name="ce1">
            <text:p>https://www.keejob.com/offres-emploi/153587/ingénieur-énergétique-basé-à-sousse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533" table:style-name="ce1">
            <text:p>152533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Intérim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 / Expérience en compta Française</text:p>
          </table:table-cell>
          <table:table-cell office:value-type="string" table:style-name="ce1">
            <text:p>https://www.keejob.com/offres-emploi/153512/comptable-expérience-en-compta-française/</text:p>
          </table:table-cell>
          <table:table-cell office:value-type="string" table:style-name="ce1">
            <text:p>FINOPTI</text:p>
          </table:table-cell>
          <table:table-cell office:value-type="string" table:style-name="ce1">
            <text:p>call center / télévente</text:p>
          </table:table-cell>
          <table:table-cell office:value-type="float" office:value="153548" table:style-name="ce1">
            <text:p>153548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 EN MAINTENANCE INDUSTRIELLE</text:p>
          </table:table-cell>
          <table:table-cell office:value-type="string" table:style-name="ce1">
            <text:p>https://www.keejob.com/offres-emploi/152533/technicien-sup-en-maintenance-industrielle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artisanat / textile / cuir</text:p>
          </table:table-cell>
          <table:table-cell office:value-type="float" office:value="153569" table:style-name="ce1">
            <text:p>153569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Senior en Centre d'appel</text:p>
          </table:table-cell>
          <table:table-cell office:value-type="string" table:style-name="ce1">
            <text:p>https://www.keejob.com/offres-emploi/153548/formateur-senior-en-centre-dappel/</text:p>
          </table:table-cell>
          <table:table-cell office:value-type="string" table:style-name="ce1">
            <text:p>CALLMAX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549" table:style-name="ce1">
            <text:p>153549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iqueurs (se)</text:p>
          </table:table-cell>
          <table:table-cell office:value-type="string" table:style-name="ce1">
            <text:p>https://www.keejob.com/offres-emploi/153569/piqueuses-piqueurs/</text:p>
          </table:table-cell>
          <table:table-cell office:value-type="string" table:style-name="ce1">
            <text:p>MANUFACTURE CLAUDIA TUNISI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509" table:style-name="ce1">
            <text:p>153509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base de données</text:p>
          </table:table-cell>
          <table:table-cell office:value-type="string" table:style-name="ce1">
            <text:p>https://www.keejob.com/offres-emploi/153549/technicien-base-de-données/</text:p>
          </table:table-cell>
          <table:table-cell office:value-type="string" table:style-name="ce1">
            <text:p>ETAI TUNISIE/INFOPRO DIGITAL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492" table:style-name="ce1">
            <text:p>152492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MC Associate</text:p>
          </table:table-cell>
          <table:table-cell office:value-type="string" table:style-name="ce1">
            <text:p>https://www.keejob.com/offres-emploi/153509/cmc-associate/</text:p>
          </table:table-cell>
          <table:table-cell office:value-type="string" table:style-name="ce1">
            <text:p>PRODUCTLIFE GROUP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583" table:style-name="ce1">
            <text:p>153583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 Italien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de gestion industriel</text:p>
          </table:table-cell>
          <table:table-cell office:value-type="string" table:style-name="ce1">
            <text:p>https://www.keejob.com/offres-emploi/152492/un-controleur-de-gestion-industriel/</text:p>
          </table:table-cell>
          <table:table-cell office:value-type="string" table:style-name="ce1">
            <text:p>SOTUBI</text:p>
          </table:table-cell>
          <table:table-cell office:value-type="string" table:style-name="ce1">
            <text:p>autres</text:p>
          </table:table-cell>
          <table:table-cell office:value-type="float" office:value="153532" table:style-name="ce1">
            <text:p>153532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Logistique Commerciale (ADV)</text:p>
          </table:table-cell>
          <table:table-cell office:value-type="string" table:style-name="ce1">
            <text:p>https://www.keejob.com/offres-emploi/153583/responsable-logistique-commerciale-adv/</text:p>
          </table:table-cell>
          <table:table-cell office:value-type="string" table:style-name="ce1">
            <text:p>HUTCHINSON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531" table:style-name="ce1">
            <text:p>153531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Froid industriel</text:p>
          </table:table-cell>
          <table:table-cell office:value-type="string" table:style-name="ce1">
            <text:p>https://www.keejob.com/offres-emploi/153532/technicien-froid-industriel-et-panneaux-sandw/</text:p>
          </table:table-cell>
          <table:table-cell office:value-type="string" table:style-name="ce1">
            <text:p>MONDIAL FROID NEGOC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573" table:style-name="ce1">
            <text:p>153573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RH</text:p>
          </table:table-cell>
          <table:table-cell office:value-type="string" table:style-name="ce1">
            <text:p>https://www.keejob.com/offres-emploi/153531/gestionnaire-rh/</text:p>
          </table:table-cell>
          <table:table-cell office:value-type="string" table:style-name="ce1">
            <text:p>GROUPE SCOLAIRE RENE DESCARTES</text:p>
          </table:table-cell>
          <table:table-cell office:value-type="string" table:style-name="ce1">
            <text:p>import / export</text:p>
          </table:table-cell>
          <table:table-cell office:value-type="float" office:value="153196" table:style-name="ce1">
            <text:p>153196</text:p>
          </table:table-cell>
          <table:table-cell office:value-type="date" office:date-value="2022-03-17T00:00:00" table:style-name="ce2">
            <text:p>1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intenance Groupe</text:p>
          </table:table-cell>
          <table:table-cell office:value-type="string" table:style-name="ce1">
            <text:p>https://www.keejob.com/offres-emploi/153573/responsable-maintenance-groupe/</text:p>
          </table:table-cell>
          <table:table-cell office:value-type="string" table:style-name="ce1">
            <text:p>ROSE BLANCHE GROUP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481" table:style-name="ce1">
            <text:p>153481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Korba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(e) commercial (e)</text:p>
          </table:table-cell>
          <table:table-cell office:value-type="string" table:style-name="ce1">
            <text:p>https://www.keejob.com/offres-emploi/153196/assistant-e-commercial-e/</text:p>
          </table:table-cell>
          <table:table-cell office:value-type="string" table:style-name="ce1">
            <text:p>PRODELIC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471" table:style-name="ce1">
            <text:p>153471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e Bardo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se Qualité visuel</text:p>
          </table:table-cell>
          <table:table-cell office:value-type="string" table:style-name="ce1">
            <text:p>https://www.keejob.com/offres-emploi/153481/contrôleuse-qualité-visuel/</text:p>
          </table:table-cell>
          <table:table-cell office:value-type="string" table:style-name="ce1">
            <text:p>QAQC INGENIERIE</text:p>
          </table:table-cell>
          <table:table-cell office:value-type="string" table:style-name="ce1">
            <text:p>informatique / télécoms</text:p>
          </table:table-cell>
          <table:table-cell office:value-type="float" office:value="152434" table:style-name="ce1">
            <text:p>152434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enzel JemilBizert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inésithérapeute</text:p>
          </table:table-cell>
          <table:table-cell office:value-type="string" table:style-name="ce1">
            <text:p>https://www.keejob.com/offres-emploi/153471/kinésithérapeute/</text:p>
          </table:table-cell>
          <table:table-cell office:value-type="string" table:style-name="ce1">
            <text:p>CLINIQUE LE BARDO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466" table:style-name="ce1">
            <text:p>153466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qualité UAP</text:p>
          </table:table-cell>
          <table:table-cell office:value-type="string" table:style-name="ce1">
            <text:p>https://www.keejob.com/offres-emploi/152434/responsable-qualité-uap/</text:p>
          </table:table-cell>
          <table:table-cell office:value-type="string" table:style-name="ce1">
            <text:p>ONETECH HOLDING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93" table:style-name="ce1">
            <text:p>152393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raphic designer</text:p>
          </table:table-cell>
          <table:table-cell office:value-type="string" table:style-name="ce1">
            <text:p>https://www.keejob.com/offres-emploi/153466/graphic-designer-junior/</text:p>
          </table:table-cell>
          <table:table-cell office:value-type="string" table:style-name="ce1">
            <text:p>IWARE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3461" table:style-name="ce1">
            <text:p>153461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Allemand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dre communication et marketing</text:p>
          </table:table-cell>
          <table:table-cell office:value-type="string" table:style-name="ce1">
            <text:p>https://www.keejob.com/offres-emploi/152393/cadre-communication-et-marketing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informatique / télécoms</text:p>
          </table:table-cell>
          <table:table-cell office:value-type="float" office:value="153422" table:style-name="ce1">
            <text:p>153422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Doctora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Recherche &amp; Développement</text:p>
          </table:table-cell>
          <table:table-cell office:value-type="string" table:style-name="ce1">
            <text:p>https://www.keejob.com/offres-emploi/153461/ingénieur-recherche-développement/</text:p>
          </table:table-cell>
          <table:table-cell office:value-type="string" table:style-name="ce1">
            <text:p>KBE ELEKTROTECHNIK S.C.S</text:p>
          </table:table-cell>
          <table:table-cell office:value-type="string" table:style-name="ce1">
            <text:p>informatique / télécoms</text:p>
          </table:table-cell>
          <table:table-cell office:value-type="float" office:value="153437" table:style-name="ce1">
            <text:p>153437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10 - 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édecin Administrateur Sinistres</text:p>
          </table:table-cell>
          <table:table-cell office:value-type="string" table:style-name="ce1">
            <text:p>https://www.keejob.com/offres-emploi/153422/médecin-administrateur-sinistres/</text:p>
          </table:table-cell>
          <table:table-cell office:value-type="string" table:style-name="ce1">
            <text:p>NEXTCARE TUNISI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423" table:style-name="ce1">
            <text:p>153423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ffre de stage rédacteur web</text:p>
          </table:table-cell>
          <table:table-cell office:value-type="string" table:style-name="ce1">
            <text:p>https://www.keejob.com/offres-emploi/153437/offre-de-stage-rédacteur-web/</text:p>
          </table:table-cell>
          <table:table-cell office:value-type="string" table:style-name="ce1">
            <text:p>SHOP MY INFLUENCE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463" table:style-name="ce1">
            <text:p>153463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8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uffeur</text:p>
          </table:table-cell>
          <table:table-cell office:value-type="string" table:style-name="ce1">
            <text:p>https://www.keejob.com/offres-emploi/153423/chauffeur/</text:p>
          </table:table-cell>
          <table:table-cell office:value-type="string" table:style-name="ce1">
            <text:p>AFRO-PHARMA</text:p>
          </table:table-cell>
          <table:table-cell office:value-type="string" table:style-name="ce1">
            <text:p>artisanat / textile / cuir</text:p>
          </table:table-cell>
          <table:table-cell office:value-type="float" office:value="153486" table:style-name="ce1">
            <text:p>153486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Ouerdanine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RH</text:p>
          </table:table-cell>
          <table:table-cell office:value-type="string" table:style-name="ce1">
            <text:p>https://www.keejob.com/offres-emploi/153463/poste-gestionnaire-rh-chef-de-projet-rh/</text:p>
          </table:table-cell>
          <table:table-cell office:value-type="string" table:style-name="ce1">
            <text:p>OPTIM TUNISIA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480" table:style-name="ce1">
            <text:p>153480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jimMédenin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électricité eau et vapeur</text:p>
          </table:table-cell>
          <table:table-cell office:value-type="string" table:style-name="ce1">
            <text:p>https://www.keejob.com/offres-emploi/153486/technicien-en-électricité-eau-et-vapeur/</text:p>
          </table:table-cell>
          <table:table-cell office:value-type="string" table:style-name="ce1">
            <text:p>BLUE PANAM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483" table:style-name="ce1">
            <text:p>153483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anadaCanada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fesseur de DP</text:p>
          </table:table-cell>
          <table:table-cell office:value-type="string" table:style-name="ce1">
            <text:p>https://www.keejob.com/offres-emploi/153480/offre-demploi-professeur-de-dp/</text:p>
          </table:table-cell>
          <table:table-cell office:value-type="string" table:style-name="ce1">
            <text:p>LES NOUVELLES GENERATIONS</text:p>
          </table:table-cell>
          <table:table-cell office:value-type="string" table:style-name="ce1">
            <text:p>informatique / télécoms</text:p>
          </table:table-cell>
          <table:table-cell office:value-type="float" office:value="153490" table:style-name="ce1">
            <text:p>153490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Goulett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écanicien véhicule lourd ( Canada )</text:p>
          </table:table-cell>
          <table:table-cell office:value-type="string" table:style-name="ce1">
            <text:p>https://www.keejob.com/offres-emploi/153483/mécanicien-véhicule-lourd-canada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391" table:style-name="ce1">
            <text:p>152391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3490/community-manager-hf/</text:p>
          </table:table-cell>
          <table:table-cell office:value-type="string" table:style-name="ce1">
            <text:p>SBA WORKFORCE</text:p>
          </table:table-cell>
          <table:table-cell office:value-type="string" table:style-name="ce1">
            <text:p>informatique / télécoms</text:p>
          </table:table-cell>
          <table:table-cell office:value-type="float" office:value="153421" table:style-name="ce1">
            <text:p>153421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VOPS / Site Reliability Engineer Manager</text:p>
          </table:table-cell>
          <table:table-cell office:value-type="string" table:style-name="ce1">
            <text:p>https://www.keejob.com/offres-emploi/152391/devops-site-reliability-engineer-manager/</text:p>
          </table:table-cell>
          <table:table-cell office:value-type="string" table:style-name="ce1">
            <text:p>ADP ES TUNISI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414" table:style-name="ce1">
            <text:p>153414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Remboursement</text:p>
          </table:table-cell>
          <table:table-cell office:value-type="string" table:style-name="ce1">
            <text:p>https://www.keejob.com/offres-emploi/153421/agent-de-remboursement/</text:p>
          </table:table-cell>
          <table:table-cell office:value-type="string" table:style-name="ce1">
            <text:p>NEXTCARE TUNISI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09" table:style-name="ce1">
            <text:p>152409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414/agricole-paysage-commercial/</text:p>
          </table:table-cell>
          <table:table-cell office:value-type="string" table:style-name="ce1">
            <text:p>Ben Cheikh Garden Center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447" table:style-name="ce1">
            <text:p>153447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Doctorat</text:p>
          </table:table-cell>
          <table:table-cell office:value-type="string" table:style-name="ce1">
            <text:p>200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iteur SI ( H/F)</text:p>
          </table:table-cell>
          <table:table-cell office:value-type="string" table:style-name="ce1">
            <text:p>https://www.keejob.com/offres-emploi/152409/auditeur-si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3478" table:style-name="ce1">
            <text:p>153478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édecin généraliste</text:p>
          </table:table-cell>
          <table:table-cell office:value-type="string" table:style-name="ce1">
            <text:p>https://www.keejob.com/offres-emploi/153447/medecin-generaliste/</text:p>
          </table:table-cell>
          <table:table-cell office:value-type="string" table:style-name="ce1">
            <text:p>CLINIQUE ESPOIR</text:p>
          </table:table-cell>
          <table:table-cell office:value-type="string" table:style-name="ce1">
            <text:p>banque / finance / assurances</text:p>
          </table:table-cell>
          <table:table-cell office:value-type="float" office:value="153419" table:style-name="ce1">
            <text:p>153419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Qualité</text:p>
          </table:table-cell>
          <table:table-cell office:value-type="string" table:style-name="ce1">
            <text:p>https://www.keejob.com/offres-emploi/153478/responsable-qualité/</text:p>
          </table:table-cell>
          <table:table-cell office:value-type="string" table:style-name="ce1">
            <text:p>ELSIL TECHNOLOGIES</text:p>
          </table:table-cell>
          <table:table-cell office:value-type="string" table:style-name="ce1">
            <text:p>informatique / télécoms</text:p>
          </table:table-cell>
          <table:table-cell office:value-type="float" office:value="153489" table:style-name="ce1">
            <text:p>153489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_H/F</text:p>
          </table:table-cell>
          <table:table-cell office:value-type="string" table:style-name="ce1">
            <text:p>https://www.keejob.com/offres-emploi/153419/chef-de-projet_hf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informatique / télécoms</text:p>
          </table:table-cell>
          <table:table-cell office:value-type="float" office:value="152433" table:style-name="ce1">
            <text:p>152433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enzel JemilBizert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php</text:p>
          </table:table-cell>
          <table:table-cell office:value-type="string" table:style-name="ce1">
            <text:p>https://www.keejob.com/offres-emploi/153489/développeur-phplaravel-hf/</text:p>
          </table:table-cell>
          <table:table-cell office:value-type="string" table:style-name="ce1">
            <text:p>EXON TECHNOLOGIES INC</text:p>
          </table:table-cell>
          <table:table-cell office:value-type="string" table:style-name="ce1">
            <text:p>informatique / télécoms</text:p>
          </table:table-cell>
          <table:table-cell office:value-type="float" office:value="153491" table:style-name="ce1">
            <text:p>153491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Qualité Coupe et Préparation</text:p>
          </table:table-cell>
          <table:table-cell office:value-type="string" table:style-name="ce1">
            <text:p>https://www.keejob.com/offres-emploi/152433/responsable-qualité-coupe-et-préparation/</text:p>
          </table:table-cell>
          <table:table-cell office:value-type="string" table:style-name="ce1">
            <text:p>ONETECH HOLDING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3416" table:style-name="ce1">
            <text:p>153416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T Business Developer</text:p>
          </table:table-cell>
          <table:table-cell office:value-type="string" table:style-name="ce1">
            <text:p>https://www.keejob.com/offres-emploi/153491/it-business-developer/</text:p>
          </table:table-cell>
          <table:table-cell office:value-type="string" table:style-name="ce1">
            <text:p>EXON TECHNOLOGIES INC</text:p>
          </table:table-cell>
          <table:table-cell office:value-type="string" table:style-name="ce1">
            <text:p>informatique / télécoms</text:p>
          </table:table-cell>
          <table:table-cell office:value-type="float" office:value="153465" table:style-name="ce1">
            <text:p>153465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pérateur de chaîne</text:p>
          </table:table-cell>
          <table:table-cell office:value-type="string" table:style-name="ce1">
            <text:p>https://www.keejob.com/offres-emploi/153416/operateurs-de-chaine/</text:p>
          </table:table-cell>
          <table:table-cell office:value-type="string" table:style-name="ce1">
            <text:p>EL ATHIR</text:p>
          </table:table-cell>
          <table:table-cell office:value-type="string" table:style-name="ce1">
            <text:p>informatique / télécoms</text:p>
          </table:table-cell>
          <table:table-cell office:value-type="float" office:value="153425" table:style-name="ce1">
            <text:p>153425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(trice) Ressources Humaines</text:p>
          </table:table-cell>
          <table:table-cell office:value-type="string" table:style-name="ce1">
            <text:p>https://www.keejob.com/offres-emploi/153465/directeurtrice-ressources-humaines/</text:p>
          </table:table-cell>
          <table:table-cell office:value-type="string" table:style-name="ce1">
            <text:p>APPRENTUS TUNIS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432" table:style-name="ce1">
            <text:p>153432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Dot NET</text:p>
          </table:table-cell>
          <table:table-cell office:value-type="string" table:style-name="ce1">
            <text:p>https://www.keejob.com/offres-emploi/153425/développeur-dot-net/</text:p>
          </table:table-cell>
          <table:table-cell office:value-type="string" table:style-name="ce1">
            <text:p>TSI</text:p>
          </table:table-cell>
          <table:table-cell office:value-type="string" table:style-name="ce1">
            <text:p>artisanat / textile / cuir</text:p>
          </table:table-cell>
          <table:table-cell office:value-type="float" office:value="153418" table:style-name="ce1">
            <text:p>153418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3432/community-manager/</text:p>
          </table:table-cell>
          <table:table-cell office:value-type="string" table:style-name="ce1">
            <text:p>AFRO-PHARM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475" table:style-name="ce1">
            <text:p>153475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ligne</text:p>
          </table:table-cell>
          <table:table-cell office:value-type="string" table:style-name="ce1">
            <text:p>https://www.keejob.com/offres-emploi/153418/recrutement-1/</text:p>
          </table:table-cell>
          <table:table-cell office:value-type="string" table:style-name="ce1">
            <text:p>MANUFACTURE CLAUDIA TUNISI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435" table:style-name="ce1">
            <text:p>153435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eni Khalled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les Coach</text:p>
          </table:table-cell>
          <table:table-cell office:value-type="string" table:style-name="ce1">
            <text:p>https://www.keejob.com/offres-emploi/153475/sales-coach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artisanat / textile / cuir</text:p>
          </table:table-cell>
          <table:table-cell office:value-type="float" office:value="153470" table:style-name="ce1">
            <text:p>153470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Ouerdanine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ingénieur systèmes d’information</text:p>
          </table:table-cell>
          <table:table-cell office:value-type="string" table:style-name="ce1">
            <text:p>https://www.keejob.com/offres-emploi/153435/un-ingénieur-systèmes-dinformation/</text:p>
          </table:table-cell>
          <table:table-cell office:value-type="string" table:style-name="ce1">
            <text:p>VACPA BOUJEBEL</text:p>
          </table:table-cell>
          <table:table-cell office:value-type="string" table:style-name="ce1">
            <text:p>informatique / télécoms</text:p>
          </table:table-cell>
          <table:table-cell office:value-type="float" office:value="153492" table:style-name="ce1">
            <text:p>153492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idi Thabet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déliste</text:p>
          </table:table-cell>
          <table:table-cell office:value-type="string" table:style-name="ce1">
            <text:p>https://www.keejob.com/offres-emploi/153470/modéliste/</text:p>
          </table:table-cell>
          <table:table-cell office:value-type="string" table:style-name="ce1">
            <text:p>BLUE PANAMA</text:p>
          </table:table-cell>
          <table:table-cell office:value-type="string" table:style-name="ce1">
            <text:p>artisanat / textile / cuir</text:p>
          </table:table-cell>
          <table:table-cell office:value-type="float" office:value="153474" table:style-name="ce1">
            <text:p>153474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Ouerdanine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E Commerce</text:p>
          </table:table-cell>
          <table:table-cell office:value-type="string" table:style-name="ce1">
            <text:p>https://www.keejob.com/offres-emploi/153492/assistante-e-commerce/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479" table:style-name="ce1">
            <text:p>153479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informatique et réseaux</text:p>
          </table:table-cell>
          <table:table-cell office:value-type="string" table:style-name="ce1">
            <text:p>https://www.keejob.com/offres-emploi/153474/technicien-en-informatique-et-réseaux/</text:p>
          </table:table-cell>
          <table:table-cell office:value-type="string" table:style-name="ce1">
            <text:p>BLUE PANAMA</text:p>
          </table:table-cell>
          <table:table-cell office:value-type="string" table:style-name="ce1">
            <text:p>informatique / télécoms</text:p>
          </table:table-cell>
          <table:table-cell office:value-type="float" office:value="153493" table:style-name="ce1">
            <text:p>153493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idi Thabet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ceptionniste</text:p>
          </table:table-cell>
          <table:table-cell office:value-type="string" table:style-name="ce1">
            <text:p>https://www.keejob.com/offres-emploi/153479/réceptionniste/</text:p>
          </table:table-cell>
          <table:table-cell office:value-type="string" table:style-name="ce1">
            <text:p>GLOBAL SKILL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94" table:style-name="ce1">
            <text:p>152394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ir MchergaZaghouan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Marketing Digital</text:p>
          </table:table-cell>
          <table:table-cell office:value-type="string" table:style-name="ce1">
            <text:p>https://www.keejob.com/offres-emploi/153493/chargé-marketing-digital-junior/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482" table:style-name="ce1">
            <text:p>153482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QuébecCanada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qualité produit</text:p>
          </table:table-cell>
          <table:table-cell office:value-type="string" table:style-name="ce1">
            <text:p>https://www.keejob.com/offres-emploi/152394/agent-qualité-produit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92" table:style-name="ce1">
            <text:p>152392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ÉCANICIENS D’ENGINS DE CHANTIER <text:s/>CANADA</text:p>
          </table:table-cell>
          <table:table-cell office:value-type="string" table:style-name="ce1">
            <text:p>https://www.keejob.com/offres-emploi/153482/mécaniciens-dengins-de-chantier-canada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473" table:style-name="ce1">
            <text:p>153473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Administratif et Financier</text:p>
          </table:table-cell>
          <table:table-cell office:value-type="string" table:style-name="ce1">
            <text:p>https://www.keejob.com/offres-emploi/152392/directeur-administratif-et-financier/</text:p>
          </table:table-cell>
          <table:table-cell office:value-type="string" table:style-name="ce1">
            <text:p>SOQUIBA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08" table:style-name="ce1">
            <text:p>152408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les Supervisor</text:p>
          </table:table-cell>
          <table:table-cell office:value-type="string" table:style-name="ce1">
            <text:p>https://www.keejob.com/offres-emploi/153473/sales-supervisor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468" table:style-name="ce1">
            <text:p>153468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responsable Showroom (H/F)</text:p>
          </table:table-cell>
          <table:table-cell office:value-type="string" table:style-name="ce1">
            <text:p>https://www.keejob.com/offres-emploi/152408/un-responsable-showroom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3485" table:style-name="ce1">
            <text:p>153485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informatique à Medina(Hammamet)</text:p>
          </table:table-cell>
          <table:table-cell office:value-type="string" table:style-name="ce1">
            <text:p>https://www.keejob.com/offres-emploi/153468/technicien-en-informatique-à-medinahammamet/</text:p>
          </table:table-cell>
          <table:table-cell office:value-type="string" table:style-name="ce1">
            <text:p>CARTHAGE LAND TUNI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460" table:style-name="ce1">
            <text:p>153460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annoubaLa Manoub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upport télécom</text:p>
          </table:table-cell>
          <table:table-cell office:value-type="string" table:style-name="ce1">
            <text:p>https://www.keejob.com/offres-emploi/153485/ingénieur-support-télécom-junior-/</text:p>
          </table:table-cell>
          <table:table-cell office:value-type="string" table:style-name="ce1">
            <text:p>STD SERVICES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420" table:style-name="ce1">
            <text:p>153420</text:p>
          </table:table-cell>
          <table:table-cell office:value-type="date" office:date-value="2022-03-16T00:00:00" table:style-name="ce2">
            <text:p>1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ExpertRecherch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ach de fitness</text:p>
          </table:table-cell>
          <table:table-cell office:value-type="string" table:style-name="ce1">
            <text:p>https://www.keejob.com/offres-emploi/153460/coach-de-fitness-femme/</text:p>
          </table:table-cell>
          <table:table-cell office:value-type="string" table:style-name="ce1">
            <text:p>MULTI FORM</text:p>
          </table:table-cell>
          <table:table-cell office:value-type="string" table:style-name="ce1">
            <text:p>call center / télévente</text:p>
          </table:table-cell>
          <table:table-cell office:value-type="float" office:value="153404" table:style-name="ce1">
            <text:p>153404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9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420/comptable/</text:p>
          </table:table-cell>
          <table:table-cell office:value-type="string" table:style-name="ce1">
            <text:p>SOGIC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392" table:style-name="ce1">
            <text:p>153392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Relations Clients - F/H</text:p>
          </table:table-cell>
          <table:table-cell office:value-type="string" table:style-name="ce1">
            <text:p>https://www.keejob.com/offres-emploi/153404/gestionnaire-relations-clients-fh/</text:p>
          </table:table-cell>
          <table:table-cell office:value-type="string" table:style-name="ce1">
            <text:p>AT SERVICES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346" table:style-name="ce1">
            <text:p>153346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magasin de chaussure</text:p>
          </table:table-cell>
          <table:table-cell office:value-type="string" table:style-name="ce1">
            <text:p>https://www.keejob.com/offres-emploi/153392/directeur-magasin-de-chaussure/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337" table:style-name="ce1">
            <text:p>153337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'Equipe</text:p>
          </table:table-cell>
          <table:table-cell office:value-type="string" table:style-name="ce1">
            <text:p>https://www.keejob.com/offres-emploi/153346/chef-dequipe/</text:p>
          </table:table-cell>
          <table:table-cell office:value-type="string" table:style-name="ce1">
            <text:p>MECAPROTEC AERO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59" table:style-name="ce1">
            <text:p>152359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Nabeul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iteur</text:p>
          </table:table-cell>
          <table:table-cell office:value-type="string" table:style-name="ce1">
            <text:p>https://www.keejob.com/offres-emploi/153337/auditeur-junior/</text:p>
          </table:table-cell>
          <table:table-cell office:value-type="string" table:style-name="ce1">
            <text:p>EXPERT UP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55" table:style-name="ce1">
            <text:p>153355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izert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r Cash Van - Cap Bon</text:p>
          </table:table-cell>
          <table:table-cell office:value-type="string" table:style-name="ce1">
            <text:p>https://www.keejob.com/offres-emploi/152359/vendeur-cash-van-cap-bon/</text:p>
          </table:table-cell>
          <table:table-cell office:value-type="string" table:style-name="ce1">
            <text:p>ARGANIA DISTRIBUTION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348" table:style-name="ce1">
            <text:p>153348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izerte - Commerciaux terrain en Microfinance</text:p>
          </table:table-cell>
          <table:table-cell office:value-type="string" table:style-name="ce1">
            <text:p>https://www.keejob.com/offres-emploi/153355/bizerte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350" table:style-name="ce1">
            <text:p>152350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Qualité Clients</text:p>
          </table:table-cell>
          <table:table-cell office:value-type="string" table:style-name="ce1">
            <text:p>https://www.keejob.com/offres-emploi/153348/chargé-qualité-clients/</text:p>
          </table:table-cell>
          <table:table-cell office:value-type="string" table:style-name="ce1">
            <text:p>MECAPROTEC AERO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364" table:style-name="ce1">
            <text:p>153364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 Saisie Sousse ( H/F)</text:p>
          </table:table-cell>
          <table:table-cell office:value-type="string" table:style-name="ce1">
            <text:p>https://www.keejob.com/offres-emploi/152350/comptable-saisie-sousse-hf/</text:p>
          </table:table-cell>
          <table:table-cell office:value-type="string" table:style-name="ce1">
            <text:p>VEO WORLDWIDE SERVICE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394" table:style-name="ce1">
            <text:p>153394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UtiqueBizert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siness Development Assistants</text:p>
          </table:table-cell>
          <table:table-cell office:value-type="string" table:style-name="ce1">
            <text:p>https://www.keejob.com/offres-emploi/153364/business-development-assistants/</text:p>
          </table:table-cell>
          <table:table-cell office:value-type="string" table:style-name="ce1">
            <text:p>ASIA AFRICA IDEA CONSULTANCY</text:p>
          </table:table-cell>
          <table:table-cell office:value-type="string" table:style-name="ce1">
            <text:p>informatique / télécoms</text:p>
          </table:table-cell>
          <table:table-cell office:value-type="float" office:value="153407" table:style-name="ce1">
            <text:p>153407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administratif financier</text:p>
          </table:table-cell>
          <table:table-cell office:value-type="string" table:style-name="ce1">
            <text:p>https://www.keejob.com/offres-emploi/153394/responsable-administratif-financier/</text:p>
          </table:table-cell>
          <table:table-cell office:value-type="string" table:style-name="ce1">
            <text:p>STE AGROLIA</text:p>
          </table:table-cell>
          <table:table-cell office:value-type="string" table:style-name="ce1">
            <text:p>autres</text:p>
          </table:table-cell>
          <table:table-cell office:value-type="float" office:value="153341" table:style-name="ce1">
            <text:p>153341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s Front-End React</text:p>
          </table:table-cell>
          <table:table-cell office:value-type="string" table:style-name="ce1">
            <text:p>https://www.keejob.com/offres-emploi/153407/développeurs-front-end-react/</text:p>
          </table:table-cell>
          <table:table-cell office:value-type="string" table:style-name="ce1">
            <text:p>TSI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362" table:style-name="ce1">
            <text:p>153362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Kondar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Doctora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isiteur médical</text:p>
          </table:table-cell>
          <table:table-cell office:value-type="string" table:style-name="ce1">
            <text:p>https://www.keejob.com/offres-emploi/153341/visiteur-medical/</text:p>
          </table:table-cell>
          <table:table-cell office:value-type="string" table:style-name="ce1">
            <text:p>VITAL ACADEMY</text:p>
          </table:table-cell>
          <table:table-cell office:value-type="string" table:style-name="ce1">
            <text:p>banque / finance / assurances</text:p>
          </table:table-cell>
          <table:table-cell office:value-type="float" office:value="153403" table:style-name="ce1">
            <text:p>153403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Intérim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rmacien Responsable Controle Qualité</text:p>
          </table:table-cell>
          <table:table-cell office:value-type="string" table:style-name="ce1">
            <text:p>https://www.keejob.com/offres-emploi/153362/pharmacien-responsable-controle-qualité/</text:p>
          </table:table-cell>
          <table:table-cell office:value-type="string" table:style-name="ce1">
            <text:p>ALLIANCE PHARMA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69" table:style-name="ce1">
            <text:p>153369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Jendoub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Vente Directe en Contrat d’Intérim</text:p>
          </table:table-cell>
          <table:table-cell office:value-type="string" table:style-name="ce1">
            <text:p>https://www.keejob.com/offres-emploi/153403/agent-de-vente-directe-en-contrat-dintérim/</text:p>
          </table:table-cell>
          <table:table-cell office:value-type="string" table:style-name="ce1">
            <text:p>BANK ABC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371" table:style-name="ce1">
            <text:p>153371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endouba Commerciaux terrain en Microfinance</text:p>
          </table:table-cell>
          <table:table-cell office:value-type="string" table:style-name="ce1">
            <text:p>https://www.keejob.com/offres-emploi/153369/jendouba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import / export</text:p>
          </table:table-cell>
          <table:table-cell office:value-type="float" office:value="153381" table:style-name="ce1">
            <text:p>153381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ssijoumi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Approvisionnement FMS ( Sousse )</text:p>
          </table:table-cell>
          <table:table-cell office:value-type="string" table:style-name="ce1">
            <text:p>https://www.keejob.com/offres-emploi/153371/responsable-approvisionnement-fms-sousse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413" table:style-name="ce1">
            <text:p>153413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agroalimentaire</text:p>
          </table:table-cell>
          <table:table-cell office:value-type="string" table:style-name="ce1">
            <text:p>https://www.keejob.com/offres-emploi/153381/poste-1-industie-agroalimentaire-a-tunis/</text:p>
          </table:table-cell>
          <table:table-cell office:value-type="string" table:style-name="ce1">
            <text:p>CARTHAGO ESSENCES TN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366" table:style-name="ce1">
            <text:p>153366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Français Anglais Tchèqu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Marketing</text:p>
          </table:table-cell>
          <table:table-cell office:value-type="string" table:style-name="ce1">
            <text:p>https://www.keejob.com/offres-emploi/153413/assistante-marketing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411" table:style-name="ce1">
            <text:p>153411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Python</text:p>
          </table:table-cell>
          <table:table-cell office:value-type="string" table:style-name="ce1">
            <text:p>https://www.keejob.com/offres-emploi/153366/formateur-python/</text:p>
          </table:table-cell>
          <table:table-cell office:value-type="string" table:style-name="ce1">
            <text:p>WECODE LAND</text:p>
          </table:table-cell>
          <table:table-cell office:value-type="string" table:style-name="ce1">
            <text:p>autres</text:p>
          </table:table-cell>
          <table:table-cell office:value-type="float" office:value="153330" table:style-name="ce1">
            <text:p>153330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ousse Riadh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ursier</text:p>
          </table:table-cell>
          <table:table-cell office:value-type="string" table:style-name="ce1">
            <text:p>https://www.keejob.com/offres-emploi/153411/coursier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370" table:style-name="ce1">
            <text:p>153370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mécanique</text:p>
          </table:table-cell>
          <table:table-cell office:value-type="string" table:style-name="ce1">
            <text:p>https://www.keejob.com/offres-emploi/153330/technicien/</text:p>
          </table:table-cell>
          <table:table-cell office:value-type="string" table:style-name="ce1">
            <text:p>AFRICHROM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352" table:style-name="ce1">
            <text:p>153352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ptable</text:p>
          </table:table-cell>
          <table:table-cell office:value-type="string" table:style-name="ce1">
            <text:p>https://www.keejob.com/offres-emploi/153370/assistante-comptable/</text:p>
          </table:table-cell>
          <table:table-cell office:value-type="string" table:style-name="ce1">
            <text:p>YAKIN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338" table:style-name="ce1">
            <text:p>152338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700 - 2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Espagnol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(e) B to B</text:p>
          </table:table-cell>
          <table:table-cell office:value-type="string" table:style-name="ce1">
            <text:p>https://www.keejob.com/offres-emploi/153352/commerciale-b-to-b/</text:p>
          </table:table-cell>
          <table:table-cell office:value-type="string" table:style-name="ce1">
            <text:p>TARPOFLEX</text:p>
          </table:table-cell>
          <table:table-cell office:value-type="string" table:style-name="ce1">
            <text:p>autres</text:p>
          </table:table-cell>
          <table:table-cell office:value-type="float" office:value="153390" table:style-name="ce1">
            <text:p>153390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idounMédenin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elpdesk en langue espagnole</text:p>
          </table:table-cell>
          <table:table-cell office:value-type="string" table:style-name="ce1">
            <text:p>https://www.keejob.com/offres-emploi/152338/helpdesk-en-langue-espagnole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informatique / télécoms</text:p>
          </table:table-cell>
          <table:table-cell office:value-type="float" office:value="152922" table:style-name="ce1">
            <text:p>152922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500 - 2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 Digital</text:p>
          </table:table-cell>
          <table:table-cell office:value-type="string" table:style-name="ce1">
            <text:p>https://www.keejob.com/offres-emploi/153390/responsable-marketing-digital/</text:p>
          </table:table-cell>
          <table:table-cell office:value-type="string" table:style-name="ce1">
            <text:p>STE LAYOUNI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316" table:style-name="ce1">
            <text:p>152316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6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FullStack ReactJs / NodeJs</text:p>
          </table:table-cell>
          <table:table-cell office:value-type="string" table:style-name="ce1">
            <text:p>https://www.keejob.com/offres-emploi/152922/développeur-fullstack-reactjs-nodejs/</text:p>
          </table:table-cell>
          <table:table-cell office:value-type="string" table:style-name="ce1">
            <text:p>RS TECHNOLOGIE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289" table:style-name="ce1">
            <text:p>152289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 Allemand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ux Magasin-Kairouan &amp; Menzel Kamel</text:p>
          </table:table-cell>
          <table:table-cell office:value-type="string" table:style-name="ce1">
            <text:p>https://www.keejob.com/offres-emploi/152316/commerciaux-magasin-kairouan-menzel-kamel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import / export</text:p>
          </table:table-cell>
          <table:table-cell office:value-type="float" office:value="153402" table:style-name="ce1">
            <text:p>153402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ead of IT Infrastructure Team</text:p>
          </table:table-cell>
          <table:table-cell office:value-type="string" table:style-name="ce1">
            <text:p>https://www.keejob.com/offres-emploi/152289/head-of-it-infrastructure-team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349" table:style-name="ce1">
            <text:p>153349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 digital</text:p>
          </table:table-cell>
          <table:table-cell office:value-type="string" table:style-name="ce1">
            <text:p>https://www.keejob.com/offres-emploi/153402/marketing-digital/</text:p>
          </table:table-cell>
          <table:table-cell office:value-type="string" table:style-name="ce1">
            <text:p>CARTHAGO ESSENCES TN</text:p>
          </table:table-cell>
          <table:table-cell office:value-type="string" table:style-name="ce1">
            <text:p>autres</text:p>
          </table:table-cell>
          <table:table-cell office:value-type="float" office:value="153333" table:style-name="ce1">
            <text:p>153333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'équipe logistique</text:p>
          </table:table-cell>
          <table:table-cell office:value-type="string" table:style-name="ce1">
            <text:p>https://www.keejob.com/offres-emploi/153349/chef-déquipe-logistique/</text:p>
          </table:table-cell>
          <table:table-cell office:value-type="string" table:style-name="ce1">
            <text:p>MECAPROTEC AERO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386" table:style-name="ce1">
            <text:p>153386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50 - 9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érante de Boutique</text:p>
          </table:table-cell>
          <table:table-cell office:value-type="string" table:style-name="ce1">
            <text:p>https://www.keejob.com/offres-emploi/153333/gérante-de-boutique/</text:p>
          </table:table-cell>
          <table:table-cell office:value-type="string" table:style-name="ce1">
            <text:p>STER LE GOURME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389" table:style-name="ce1">
            <text:p>153389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2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Bâtiment DAO 2D</text:p>
          </table:table-cell>
          <table:table-cell office:value-type="string" table:style-name="ce1">
            <text:p>https://www.keejob.com/offres-emploi/153386/des-techniciens-en-bâtiment-dao-2d/</text:p>
          </table:table-cell>
          <table:table-cell office:value-type="string" table:style-name="ce1">
            <text:p>ATGT TUNISI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408" table:style-name="ce1">
            <text:p>153408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Administrative et financiére H/F</text:p>
          </table:table-cell>
          <table:table-cell office:value-type="string" table:style-name="ce1">
            <text:p>https://www.keejob.com/offres-emploi/153389/assistante-administrative-et-financiére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all center / télévente</text:p>
          </table:table-cell>
          <table:table-cell office:value-type="float" office:value="153363" table:style-name="ce1">
            <text:p>153363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Gestion des données (PDM)</text:p>
          </table:table-cell>
          <table:table-cell office:value-type="string" table:style-name="ce1">
            <text:p>https://www.keejob.com/offres-emploi/153408/responsable-gestion-des-données-pdm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autres</text:p>
          </table:table-cell>
          <table:table-cell office:value-type="float" office:value="153327" table:style-name="ce1">
            <text:p>153327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ousse Riadh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ANIMATEUR : ACTIVITE TELEVENTE</text:p>
          </table:table-cell>
          <table:table-cell office:value-type="string" table:style-name="ce1">
            <text:p>https://www.keejob.com/offres-emploi/153363/formateur-animateur-activite-televente/</text:p>
          </table:table-cell>
          <table:table-cell office:value-type="string" table:style-name="ce1">
            <text:p>ALMAVIVA</text:p>
          </table:table-cell>
          <table:table-cell office:value-type="string" table:style-name="ce1">
            <text:p>autres</text:p>
          </table:table-cell>
          <table:table-cell office:value-type="float" office:value="153361" table:style-name="ce1">
            <text:p>153361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327/commercial/</text:p>
          </table:table-cell>
          <table:table-cell office:value-type="string" table:style-name="ce1">
            <text:p>AFRICHROME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367" table:style-name="ce1">
            <text:p>153367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ExpertRecherch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Service Marketing</text:p>
          </table:table-cell>
          <table:table-cell office:value-type="string" table:style-name="ce1">
            <text:p>https://www.keejob.com/offres-emploi/153361/responsable-service-marketing/</text:p>
          </table:table-cell>
          <table:table-cell office:value-type="string" table:style-name="ce1">
            <text:p>GERMAN INSTITUT FOR EDUCATION</text:p>
          </table:table-cell>
          <table:table-cell office:value-type="string" table:style-name="ce1">
            <text:p>autres</text:p>
          </table:table-cell>
          <table:table-cell office:value-type="float" office:value="153342" table:style-name="ce1">
            <text:p>153342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ce comptable</text:p>
          </table:table-cell>
          <table:table-cell office:value-type="string" table:style-name="ce1">
            <text:p>https://www.keejob.com/offres-emploi/153367/assistance-comptable-et-fiscale/</text:p>
          </table:table-cell>
          <table:table-cell office:value-type="string" table:style-name="ce1">
            <text:p>DVV INTERNATIONAL TUNISIE</text:p>
          </table:table-cell>
          <table:table-cell office:value-type="string" table:style-name="ce1">
            <text:p>autres</text:p>
          </table:table-cell>
          <table:table-cell office:value-type="float" office:value="153374" table:style-name="ce1">
            <text:p>153374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9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dacteur Web</text:p>
          </table:table-cell>
          <table:table-cell office:value-type="string" table:style-name="ce1">
            <text:p>https://www.keejob.com/offres-emploi/153342/rédacteur-web/</text:p>
          </table:table-cell>
          <table:table-cell office:value-type="string" table:style-name="ce1">
            <text:p>JMB INORMATIQUE</text:p>
          </table:table-cell>
          <table:table-cell office:value-type="string" table:style-name="ce1">
            <text:p>informatique / télécoms</text:p>
          </table:table-cell>
          <table:table-cell office:value-type="float" office:value="153360" table:style-name="ce1">
            <text:p>153360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se</text:p>
          </table:table-cell>
          <table:table-cell office:value-type="string" table:style-name="ce1">
            <text:p>https://www.keejob.com/offres-emploi/153374/télévendeuses-expérimentées/</text:p>
          </table:table-cell>
          <table:table-cell office:value-type="string" table:style-name="ce1">
            <text:p>DOCTOUR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3338" table:style-name="ce1">
            <text:p>153338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Indépendant/Freelance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pérateur(trice) de saisie</text:p>
          </table:table-cell>
          <table:table-cell office:value-type="string" table:style-name="ce1">
            <text:p>https://www.keejob.com/offres-emploi/153360/opérateurtrice-de-saisie-hf/</text:p>
          </table:table-cell>
          <table:table-cell office:value-type="string" table:style-name="ce1">
            <text:p>STUDIA AFRIQU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308" table:style-name="ce1">
            <text:p>152308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Intérim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338/agent-commercial-indépendant-hf/</text:p>
          </table:table-cell>
          <table:table-cell office:value-type="string" table:style-name="ce1">
            <text:p>COEUR DE MARIE</text:p>
          </table:table-cell>
          <table:table-cell office:value-type="string" table:style-name="ce1">
            <text:p>informatique / télécoms</text:p>
          </table:table-cell>
          <table:table-cell office:value-type="float" office:value="153391" table:style-name="ce1">
            <text:p>153391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IRMIERS</text:p>
          </table:table-cell>
          <table:table-cell office:value-type="string" table:style-name="ce1">
            <text:p>https://www.keejob.com/offres-emploi/152308/infirmiers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314" table:style-name="ce1">
            <text:p>152314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llemand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GED</text:p>
          </table:table-cell>
          <table:table-cell office:value-type="string" table:style-name="ce1">
            <text:p>https://www.keejob.com/offres-emploi/153391/consultant-ged/</text:p>
          </table:table-cell>
          <table:table-cell office:value-type="string" table:style-name="ce1">
            <text:p>TUNELEC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345" table:style-name="ce1">
            <text:p>153345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s HELPDESK en langue Allemande</text:p>
          </table:table-cell>
          <table:table-cell office:value-type="string" table:style-name="ce1">
            <text:p>https://www.keejob.com/offres-emploi/152314/techniciens-helpdesk-en-langue-allemande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aéronautique / aviation / voyagiste</text:p>
          </table:table-cell>
          <table:table-cell office:value-type="float" office:value="153347" table:style-name="ce1">
            <text:p>153347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procédés</text:p>
          </table:table-cell>
          <table:table-cell office:value-type="string" table:style-name="ce1">
            <text:p>https://www.keejob.com/offres-emploi/153345/technicien-procédés/</text:p>
          </table:table-cell>
          <table:table-cell office:value-type="string" table:style-name="ce1">
            <text:p>MECAPROTEC AERO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53" table:style-name="ce1">
            <text:p>153353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HSE</text:p>
          </table:table-cell>
          <table:table-cell office:value-type="string" table:style-name="ce1">
            <text:p>https://www.keejob.com/offres-emploi/153347/technicien-hse/</text:p>
          </table:table-cell>
          <table:table-cell office:value-type="string" table:style-name="ce1">
            <text:p>MECAPROTEC AERO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75" table:style-name="ce1">
            <text:p>153375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Hammam Lif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abeul - Commerciaux terrain en Microfinance</text:p>
          </table:table-cell>
          <table:table-cell office:value-type="string" table:style-name="ce1">
            <text:p>https://www.keejob.com/offres-emploi/153353/nabeul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388" table:style-name="ce1">
            <text:p>153388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unis - Commerciaux terrain en Microfinance</text:p>
          </table:table-cell>
          <table:table-cell office:value-type="string" table:style-name="ce1">
            <text:p>https://www.keejob.com/offres-emploi/153375/tunis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56" table:style-name="ce1">
            <text:p>152356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388/attaché-commercial-showroom/</text:p>
          </table:table-cell>
          <table:table-cell office:value-type="string" table:style-name="ce1">
            <text:p>CITY DESK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12" table:style-name="ce1">
            <text:p>152312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r Cash Van</text:p>
          </table:table-cell>
          <table:table-cell office:value-type="string" table:style-name="ce1">
            <text:p>https://www.keejob.com/offres-emploi/152356/vendeur-cash-van/</text:p>
          </table:table-cell>
          <table:table-cell office:value-type="string" table:style-name="ce1">
            <text:p>ARGANIA DISTRIBUTION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406" table:style-name="ce1">
            <text:p>153406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nager point de vente Sfax</text:p>
          </table:table-cell>
          <table:table-cell office:value-type="string" table:style-name="ce1">
            <text:p>https://www.keejob.com/offres-emploi/152312/manager-point-vente-sfax/</text:p>
          </table:table-cell>
          <table:table-cell office:value-type="string" table:style-name="ce1">
            <text:p>TUNTEX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65" table:style-name="ce1">
            <text:p>153365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éj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406/comptable/</text:p>
          </table:table-cell>
          <table:table-cell office:value-type="string" table:style-name="ce1">
            <text:p>AMEX</text:p>
          </table:table-cell>
          <table:table-cell office:value-type="string" table:style-name="ce1">
            <text:p>autres</text:p>
          </table:table-cell>
          <table:table-cell office:value-type="float" office:value="153377" table:style-name="ce1">
            <text:p>153377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eja - Commerciaux terrain en Microfinance</text:p>
          </table:table-cell>
          <table:table-cell office:value-type="string" table:style-name="ce1">
            <text:p>https://www.keejob.com/offres-emploi/153365/beja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51" table:style-name="ce1">
            <text:p>153351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édenin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Génie Electrique</text:p>
          </table:table-cell>
          <table:table-cell office:value-type="string" table:style-name="ce1">
            <text:p>https://www.keejob.com/offres-emploi/153377/ingénieur-génie-électrique-h-f/</text:p>
          </table:table-cell>
          <table:table-cell office:value-type="string" table:style-name="ce1">
            <text:p>COMET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384" table:style-name="ce1">
            <text:p>153384</text:p>
          </table:table-cell>
          <table:table-cell office:value-type="date" office:date-value="2022-03-15T00:00:00" table:style-name="ce2">
            <text:p>15-mars-22</text:p>
          </table:table-cell>
          <table:table-cell office:value-type="float" office:value="0" table:formula="of:=-$$CDD-$$SIVP" table:style-name="ce1">
            <text:p>#NOM?</text:p>
          </table:table-cell>
          <table:table-cell office:value-type="string" table:style-name="ce1">
            <text:p>Bizerte NordBizert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denine Commerciaux terrain en Microfinance</text:p>
          </table:table-cell>
          <table:table-cell office:value-type="string" table:style-name="ce1">
            <text:p>https://www.keejob.com/offres-emploi/153351/medenine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autres</text:p>
          </table:table-cell>
          <table:table-cell office:value-type="float" office:value="153357" table:style-name="ce1">
            <text:p>153357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 Terrain H/F</text:p>
          </table:table-cell>
          <table:table-cell office:value-type="string" table:style-name="ce1">
            <text:p>https://www.keejob.com/offres-emploi/153384/commercial-terrain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315" table:style-name="ce1">
            <text:p>152315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Espagnol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sinateur Autocad</text:p>
          </table:table-cell>
          <table:table-cell office:value-type="string" table:style-name="ce1">
            <text:p>https://www.keejob.com/offres-emploi/153357/dessinateur-autocad/</text:p>
          </table:table-cell>
          <table:table-cell office:value-type="string" table:style-name="ce1">
            <text:p>COMET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356" table:style-name="ce1">
            <text:p>153356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ZarzisMédenin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58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s HELPDESK en langue Espagnole</text:p>
          </table:table-cell>
          <table:table-cell office:value-type="string" table:style-name="ce1">
            <text:p>https://www.keejob.com/offres-emploi/152315/techniciens-helpdesk-en-langue-espagnole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393" table:style-name="ce1">
            <text:p>153393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issier et Caissière ZARZIS H/F</text:p>
          </table:table-cell>
          <table:table-cell office:value-type="string" table:style-name="ce1">
            <text:p>https://www.keejob.com/offres-emploi/153356/caissier-et-caissière-zarzis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291" table:style-name="ce1">
            <text:p>152291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HSE</text:p>
          </table:table-cell>
          <table:table-cell office:value-type="string" table:style-name="ce1">
            <text:p>https://www.keejob.com/offres-emploi/153393/responsable-hse/</text:p>
          </table:table-cell>
          <table:table-cell office:value-type="string" table:style-name="ce1">
            <text:p>MLIHA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80" table:style-name="ce1">
            <text:p>153380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Téléphonie/ VOIP</text:p>
          </table:table-cell>
          <table:table-cell office:value-type="string" table:style-name="ce1">
            <text:p>https://www.keejob.com/offres-emploi/152291/ingénieur-téléphonie-voip/</text:p>
          </table:table-cell>
          <table:table-cell office:value-type="string" table:style-name="ce1">
            <text:p>OZEOL.</text:p>
          </table:table-cell>
          <table:table-cell office:value-type="string" table:style-name="ce1">
            <text:p>call center / télévente</text:p>
          </table:table-cell>
          <table:table-cell office:value-type="float" office:value="153378" table:style-name="ce1">
            <text:p>153378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ExpertRecherche</text:p>
          </table:table-cell>
          <table:table-cell office:value-type="string" table:style-name="ce1">
            <text:p>1000 - 104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Italie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ousse - Commerciaux terrain en Microfinance</text:p>
          </table:table-cell>
          <table:table-cell office:value-type="string" table:style-name="ce1">
            <text:p>https://www.keejob.com/offres-emploi/153380/sousse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373" table:style-name="ce1">
            <text:p>153373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opérateurs</text:p>
          </table:table-cell>
          <table:table-cell office:value-type="string" table:style-name="ce1">
            <text:p>https://www.keejob.com/offres-emploi/153378/téléopérateurs-h-f/</text:p>
          </table:table-cell>
          <table:table-cell office:value-type="string" table:style-name="ce1">
            <text:p>PROFIT PARADISE</text:p>
          </table:table-cell>
          <table:table-cell office:value-type="string" table:style-name="ce1">
            <text:p>industrie métalliques</text:p>
          </table:table-cell>
          <table:table-cell office:value-type="float" office:value="153401" table:style-name="ce1">
            <text:p>153401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pprovisionneur Planificateur</text:p>
          </table:table-cell>
          <table:table-cell office:value-type="string" table:style-name="ce1">
            <text:p>https://www.keejob.com/offres-emploi/153373/approvisionneur-planificateur/</text:p>
          </table:table-cell>
          <table:table-cell office:value-type="string" table:style-name="ce1">
            <text:p>ARGANIA DISTRIBUTION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50" table:style-name="ce1">
            <text:p>153350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Gabe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en maintenance</text:p>
          </table:table-cell>
          <table:table-cell office:value-type="string" table:style-name="ce1">
            <text:p>https://www.keejob.com/offres-emploi/153401/technicien-supérieur-en-maintenance/</text:p>
          </table:table-cell>
          <table:table-cell office:value-type="string" table:style-name="ce1">
            <text:p>VOTORANTIM CIMENTO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57" table:style-name="ce1">
            <text:p>152357</text:p>
          </table:table-cell>
          <table:table-cell office:value-type="date" office:date-value="2022-03-15T00:00:00" table:style-name="ce2">
            <text:p>15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izert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abes - Commerciaux terrain en Microfinance</text:p>
          </table:table-cell>
          <table:table-cell office:value-type="string" table:style-name="ce1">
            <text:p>https://www.keejob.com/offres-emploi/153350/gabes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call center / télévente</text:p>
          </table:table-cell>
          <table:table-cell office:value-type="float" office:value="153307" table:style-name="ce1">
            <text:p>153307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r Cash Van - Bizerte</text:p>
          </table:table-cell>
          <table:table-cell office:value-type="string" table:style-name="ce1">
            <text:p>https://www.keejob.com/offres-emploi/152357/vendeur-cash-van-bizerte/</text:p>
          </table:table-cell>
          <table:table-cell office:value-type="string" table:style-name="ce1">
            <text:p>ARGANIA DISTRIBUTION</text:p>
          </table:table-cell>
          <table:table-cell office:value-type="string" table:style-name="ce1">
            <text:p>informatique / télécoms</text:p>
          </table:table-cell>
          <table:table-cell office:value-type="float" office:value="152929" table:style-name="ce1">
            <text:p>152929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Conseillers en Vente de Mutuelle</text:p>
          </table:table-cell>
          <table:table-cell office:value-type="string" table:style-name="ce1">
            <text:p>https://www.keejob.com/offres-emploi/153307/des-conseillers-en-vente-de-mutuelle/</text:p>
          </table:table-cell>
          <table:table-cell office:value-type="string" table:style-name="ce1">
            <text:p>MELEINE TUNISIE BRANCHE</text:p>
          </table:table-cell>
          <table:table-cell office:value-type="string" table:style-name="ce1">
            <text:p>industrie métalliques</text:p>
          </table:table-cell>
          <table:table-cell office:value-type="float" office:value="153202" table:style-name="ce1">
            <text:p>15320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ullStack Engineer Team Lead</text:p>
          </table:table-cell>
          <table:table-cell office:value-type="string" table:style-name="ce1">
            <text:p>https://www.keejob.com/offres-emploi/152929/fullstack-rd-engineer-team-lead/</text:p>
          </table:table-cell>
          <table:table-cell office:value-type="string" table:style-name="ce1">
            <text:p>MACHINESTALK TUNISI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12" table:style-name="ce1">
            <text:p>15321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5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202/commercial/</text:p>
          </table:table-cell>
          <table:table-cell office:value-type="string" table:style-name="ce1">
            <text:p>FORTISTORE</text:p>
          </table:table-cell>
          <table:table-cell office:value-type="string" table:style-name="ce1">
            <text:p>banque / finance / assurances</text:p>
          </table:table-cell>
          <table:table-cell office:value-type="float" office:value="153292" table:style-name="ce1">
            <text:p>15329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BEN AROUS</text:p>
          </table:table-cell>
          <table:table-cell office:value-type="string" table:style-name="ce1">
            <text:p>https://www.keejob.com/offres-emploi/153212/agent-magasin-hf-ben-arous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13" table:style-name="ce1">
            <text:p>153213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5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NALYSTE REPORTING F/H</text:p>
          </table:table-cell>
          <table:table-cell office:value-type="string" table:style-name="ce1">
            <text:p>https://www.keejob.com/offres-emploi/153292/analyste-reporting-fh/</text:p>
          </table:table-cell>
          <table:table-cell office:value-type="string" table:style-name="ce1">
            <text:p>FILIASSUR TUNISIE</text:p>
          </table:table-cell>
          <table:table-cell office:value-type="string" table:style-name="ce1">
            <text:p>droit / fiscalité</text:p>
          </table:table-cell>
          <table:table-cell office:value-type="float" office:value="153152" table:style-name="ce1">
            <text:p>15315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LA MARSA</text:p>
          </table:table-cell>
          <table:table-cell office:value-type="string" table:style-name="ce1">
            <text:p>https://www.keejob.com/offres-emploi/153213/agent-magasin-hf-la-marsa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informatique / télécoms</text:p>
          </table:table-cell>
          <table:table-cell office:value-type="float" office:value="153247" table:style-name="ce1">
            <text:p>153247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Frontend</text:p>
          </table:table-cell>
          <table:table-cell office:value-type="string" table:style-name="ce1">
            <text:p>https://www.keejob.com/offres-emploi/153152/développeur-frontend/</text:p>
          </table:table-cell>
          <table:table-cell office:value-type="string" table:style-name="ce1">
            <text:p>PAPERLAB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38" table:style-name="ce1">
            <text:p>153238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ZaghouanZaghouan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ull Stack Web Developer</text:p>
          </table:table-cell>
          <table:table-cell office:value-type="string" table:style-name="ce1">
            <text:p>https://www.keejob.com/offres-emploi/153247/full-stack-web-developer/</text:p>
          </table:table-cell>
          <table:table-cell office:value-type="string" table:style-name="ce1">
            <text:p>QUERMES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293" table:style-name="ce1">
            <text:p>153293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El Kabbari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UAP (H/F)</text:p>
          </table:table-cell>
          <table:table-cell office:value-type="string" table:style-name="ce1">
            <text:p>https://www.keejob.com/offres-emploi/153238/un-responsable-uap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170" table:style-name="ce1">
            <text:p>153170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Risk mangement</text:p>
          </table:table-cell>
          <table:table-cell office:value-type="string" table:style-name="ce1">
            <text:p>https://www.keejob.com/offres-emploi/153293/junior-risk-management-fh/</text:p>
          </table:table-cell>
          <table:table-cell office:value-type="string" table:style-name="ce1">
            <text:p>KPMG</text:p>
          </table:table-cell>
          <table:table-cell office:value-type="string" table:style-name="ce1">
            <text:p>call center / télévente</text:p>
          </table:table-cell>
          <table:table-cell office:value-type="float" office:value="153283" table:style-name="ce1">
            <text:p>153283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170/cherche-des-commerciaux/</text:p>
          </table:table-cell>
          <table:table-cell office:value-type="string" table:style-name="ce1">
            <text:p>SONOCA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267" table:style-name="ce1">
            <text:p>153267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crétaire administrative en CIVP</text:p>
          </table:table-cell>
          <table:table-cell office:value-type="string" table:style-name="ce1">
            <text:p>https://www.keejob.com/offres-emploi/153283/une-secrétaire-administrative-en-civp/</text:p>
          </table:table-cell>
          <table:table-cell office:value-type="string" table:style-name="ce1">
            <text:p>CALLMAX</text:p>
          </table:table-cell>
          <table:table-cell office:value-type="string" table:style-name="ce1">
            <text:p>informatique / télécoms</text:p>
          </table:table-cell>
          <table:table-cell office:value-type="float" office:value="153321" table:style-name="ce1">
            <text:p>15332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Kairouan SudKair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ographiste</text:p>
          </table:table-cell>
          <table:table-cell office:value-type="string" table:style-name="ce1">
            <text:p>https://www.keejob.com/offres-emploi/153267/infographiste-web-marketing/</text:p>
          </table:table-cell>
          <table:table-cell office:value-type="string" table:style-name="ce1">
            <text:p>COGES GARGOURI - COMPTOIR GENERAL DU SUD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39" table:style-name="ce1">
            <text:p>153239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100 - 13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ministrateur du système d’information</text:p>
          </table:table-cell>
          <table:table-cell office:value-type="string" table:style-name="ce1">
            <text:p>https://www.keejob.com/offres-emploi/153321/administrateur-du-système-dinformation/</text:p>
          </table:table-cell>
          <table:table-cell office:value-type="string" table:style-name="ce1">
            <text:p>BIOMEDIQA TUNISI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271" table:style-name="ce1">
            <text:p>15327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les Advisor H/F</text:p>
          </table:table-cell>
          <table:table-cell office:value-type="string" table:style-name="ce1">
            <text:p>https://www.keejob.com/offres-emploi/153239/sales-advisor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318" table:style-name="ce1">
            <text:p>153318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</text:p>
          </table:table-cell>
          <table:table-cell office:value-type="string" table:style-name="ce1">
            <text:p>https://www.keejob.com/offres-emploi/153271/responsable-commercial/</text:p>
          </table:table-cell>
          <table:table-cell office:value-type="string" table:style-name="ce1">
            <text:p>COGES GARGOURI - COMPTOIR GENERAL DU SUD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36" table:style-name="ce1">
            <text:p>153236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3318/commercial/</text:p>
          </table:table-cell>
          <table:table-cell office:value-type="string" table:style-name="ce1">
            <text:p>BSB EQUIPEMENTS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275" table:style-name="ce1">
            <text:p>153275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Process &amp; Méthodes (H/F)</text:p>
          </table:table-cell>
          <table:table-cell office:value-type="string" table:style-name="ce1">
            <text:p>https://www.keejob.com/offres-emploi/153236/ingénieur-process-méthodes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3249" table:style-name="ce1">
            <text:p>153249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aintenance électronique</text:p>
          </table:table-cell>
          <table:table-cell office:value-type="string" table:style-name="ce1">
            <text:p>https://www.keejob.com/offres-emploi/153275/technicien-maintenance-électronique/</text:p>
          </table:table-cell>
          <table:table-cell office:value-type="string" table:style-name="ce1">
            <text:p>MACHINE MANAGEMENT SOLUTIONS</text:p>
          </table:table-cell>
          <table:table-cell office:value-type="string" table:style-name="ce1">
            <text:p>banque / finance / assurances</text:p>
          </table:table-cell>
          <table:table-cell office:value-type="float" office:value="153223" table:style-name="ce1">
            <text:p>153223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Goulett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veloppeur web Fullstack React JS / Node JS</text:p>
          </table:table-cell>
          <table:table-cell office:value-type="string" table:style-name="ce1">
            <text:p>https://www.keejob.com/offres-emploi/153249/developpeur-web-fullstack-react-js-node-js/</text:p>
          </table:table-cell>
          <table:table-cell office:value-type="string" table:style-name="ce1">
            <text:p>QUERMES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263" table:style-name="ce1">
            <text:p>153263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xecutive Assistant</text:p>
          </table:table-cell>
          <table:table-cell office:value-type="string" table:style-name="ce1">
            <text:p>https://www.keejob.com/offres-emploi/153223/executive-assistant/</text:p>
          </table:table-cell>
          <table:table-cell office:value-type="string" table:style-name="ce1">
            <text:p>MSH TUNISI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35" table:style-name="ce1">
            <text:p>153235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cience Teacher</text:p>
          </table:table-cell>
          <table:table-cell office:value-type="string" table:style-name="ce1">
            <text:p>https://www.keejob.com/offres-emploi/153263/science-teacher/</text:p>
          </table:table-cell>
          <table:table-cell office:value-type="string" table:style-name="ce1">
            <text:p>INTERNATIONAL DEUTSCHE SCHOOL</text:p>
          </table:table-cell>
          <table:table-cell office:value-type="string" table:style-name="ce1">
            <text:p>call center / télévente</text:p>
          </table:table-cell>
          <table:table-cell office:value-type="float" office:value="153241" table:style-name="ce1">
            <text:p>15324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lant Manager (H/F)</text:p>
          </table:table-cell>
          <table:table-cell office:value-type="string" table:style-name="ce1">
            <text:p>https://www.keejob.com/offres-emploi/153235/plant-manager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banque / finance / assurances</text:p>
          </table:table-cell>
          <table:table-cell office:value-type="float" office:value="153302" table:style-name="ce1">
            <text:p>15330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Le Kef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ll Center Supervisor (Experience is a must)</text:p>
          </table:table-cell>
          <table:table-cell office:value-type="string" table:style-name="ce1">
            <text:p>https://www.keejob.com/offres-emploi/153241/call-center-supervisor-experience-is-a-must/</text:p>
          </table:table-cell>
          <table:table-cell office:value-type="string" table:style-name="ce1">
            <text:p>VOICECOM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301" table:style-name="ce1">
            <text:p>15330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e Kef - Commerciaux terrain en Microfinance</text:p>
          </table:table-cell>
          <table:table-cell office:value-type="string" table:style-name="ce1">
            <text:p>https://www.keejob.com/offres-emploi/153302/le-kef-commerciaux-terrain-en-microfinance/</text:p>
          </table:table-cell>
          <table:table-cell office:value-type="string" table:style-name="ce1">
            <text:p>ADVANS TUNISIE MICROFINANCE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168" table:style-name="ce1">
            <text:p>153168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Menzel Bouzelfa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acilities assistant</text:p>
          </table:table-cell>
          <table:table-cell office:value-type="string" table:style-name="ce1">
            <text:p>https://www.keejob.com/offres-emploi/153301/facilities-assistant/</text:p>
          </table:table-cell>
          <table:table-cell office:value-type="string" table:style-name="ce1">
            <text:p>ERNST &amp; YOUNG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22" table:style-name="ce1">
            <text:p>15322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Fabrication Mécanique</text:p>
          </table:table-cell>
          <table:table-cell office:value-type="string" table:style-name="ce1">
            <text:p>https://www.keejob.com/offres-emploi/153168/techniciens-hf/</text:p>
          </table:table-cell>
          <table:table-cell office:value-type="string" table:style-name="ce1">
            <text:p>MPM</text:p>
          </table:table-cell>
          <table:table-cell office:value-type="string" table:style-name="ce1">
            <text:p>call center / télévente</text:p>
          </table:table-cell>
          <table:table-cell office:value-type="float" office:value="153284" table:style-name="ce1">
            <text:p>153284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lient Service Manager</text:p>
          </table:table-cell>
          <table:table-cell office:value-type="string" table:style-name="ce1">
            <text:p>https://www.keejob.com/offres-emploi/153222/client-service-manager/</text:p>
          </table:table-cell>
          <table:table-cell office:value-type="string" table:style-name="ce1">
            <text:p>CRIT</text:p>
          </table:table-cell>
          <table:table-cell office:value-type="string" table:style-name="ce1">
            <text:p>banque / finance / assurances</text:p>
          </table:table-cell>
          <table:table-cell office:value-type="float" office:value="146812" table:style-name="ce1">
            <text:p>14681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igie ( Centre d'appel )</text:p>
          </table:table-cell>
          <table:table-cell office:value-type="string" table:style-name="ce1">
            <text:p>https://www.keejob.com/offres-emploi/153284/vigie-centre-dappel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265" table:style-name="ce1">
            <text:p>153265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nance Officer</text:p>
          </table:table-cell>
          <table:table-cell office:value-type="string" table:style-name="ce1">
            <text:p>https://www.keejob.com/offres-emploi/146812/finance-officer/</text:p>
          </table:table-cell>
          <table:table-cell office:value-type="string" table:style-name="ce1">
            <text:p>BANK ABC</text:p>
          </table:table-cell>
          <table:table-cell office:value-type="string" table:style-name="ce1">
            <text:p>informatique / télécoms</text:p>
          </table:table-cell>
          <table:table-cell office:value-type="float" office:value="153326" table:style-name="ce1">
            <text:p>153326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iteur</text:p>
          </table:table-cell>
          <table:table-cell office:value-type="string" table:style-name="ce1">
            <text:p>https://www.keejob.com/offres-emploi/153265/auditeur/</text:p>
          </table:table-cell>
          <table:table-cell office:value-type="string" table:style-name="ce1">
            <text:p>EXACOM</text:p>
          </table:table-cell>
          <table:table-cell office:value-type="string" table:style-name="ce1">
            <text:p>call center / télévente</text:p>
          </table:table-cell>
          <table:table-cell office:value-type="float" office:value="153315" table:style-name="ce1">
            <text:p>153315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950 - 3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support client</text:p>
          </table:table-cell>
          <table:table-cell office:value-type="string" table:style-name="ce1">
            <text:p>https://www.keejob.com/offres-emploi/153326/chargé-de-support-client-marché-français/</text:p>
          </table:table-cell>
          <table:table-cell office:value-type="string" table:style-name="ce1">
            <text:p>EVIIVO</text:p>
          </table:table-cell>
          <table:table-cell office:value-type="string" table:style-name="ce1">
            <text:p>call center / télévente</text:p>
          </table:table-cell>
          <table:table-cell office:value-type="float" office:value="153310" table:style-name="ce1">
            <text:p>153310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950 - 3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Télévendeurs Mutuelle Santé</text:p>
          </table:table-cell>
          <table:table-cell office:value-type="string" table:style-name="ce1">
            <text:p>https://www.keejob.com/offres-emploi/153315/des-télévendeurs-mutuelle-santé/</text:p>
          </table:table-cell>
          <table:table-cell office:value-type="string" table:style-name="ce1">
            <text:p>MELEINE TUNISIE BRANCHE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269" table:style-name="ce1">
            <text:p>153269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llemand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Chargés des Ventes cabinet de Courtage</text:p>
          </table:table-cell>
          <table:table-cell office:value-type="string" table:style-name="ce1">
            <text:p>https://www.keejob.com/offres-emploi/153310/des-chargés-des-ventes-cabinet-de-courtage/</text:p>
          </table:table-cell>
          <table:table-cell office:value-type="string" table:style-name="ce1">
            <text:p>MELEINE TUNISIE BRANCHE</text:p>
          </table:table-cell>
          <table:table-cell office:value-type="string" table:style-name="ce1">
            <text:p>informatique / télécoms</text:p>
          </table:table-cell>
          <table:table-cell office:value-type="float" office:value="153246" table:style-name="ce1">
            <text:p>153246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izert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rman Teacher</text:p>
          </table:table-cell>
          <table:table-cell office:value-type="string" table:style-name="ce1">
            <text:p>https://www.keejob.com/offres-emploi/153269/german-teacher/</text:p>
          </table:table-cell>
          <table:table-cell office:value-type="string" table:style-name="ce1">
            <text:p>INTERNATIONAL DEUTSCHE SCHOOL</text:p>
          </table:table-cell>
          <table:table-cell office:value-type="string" table:style-name="ce1">
            <text:p>informatique / télécoms</text:p>
          </table:table-cell>
          <table:table-cell office:value-type="float" office:value="153325" table:style-name="ce1">
            <text:p>153325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éveloppement RH</text:p>
          </table:table-cell>
          <table:table-cell office:value-type="string" table:style-name="ce1">
            <text:p>https://www.keejob.com/offres-emploi/153246/responsable-développement-rh/</text:p>
          </table:table-cell>
          <table:table-cell office:value-type="string" table:style-name="ce1">
            <text:p>ONETECH HOLDING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277" table:style-name="ce1">
            <text:p>153277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ustomer support Agent - UK Market</text:p>
          </table:table-cell>
          <table:table-cell office:value-type="string" table:style-name="ce1">
            <text:p>https://www.keejob.com/offres-emploi/153325/customer-support-agent-uk-market/</text:p>
          </table:table-cell>
          <table:table-cell office:value-type="string" table:style-name="ce1">
            <text:p>EVIIVO</text:p>
          </table:table-cell>
          <table:table-cell office:value-type="string" table:style-name="ce1">
            <text:p>call center / télévente</text:p>
          </table:table-cell>
          <table:table-cell office:value-type="float" office:value="153244" table:style-name="ce1">
            <text:p>153244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les experts</text:p>
          </table:table-cell>
          <table:table-cell office:value-type="string" table:style-name="ce1">
            <text:p>https://www.keejob.com/offres-emploi/153277/sales-experts/</text:p>
          </table:table-cell>
          <table:table-cell office:value-type="string" table:style-name="ce1">
            <text:p>MERCHANDISING IMPACT TEAM</text:p>
          </table:table-cell>
          <table:table-cell office:value-type="string" table:style-name="ce1">
            <text:p>autres</text:p>
          </table:table-cell>
          <table:table-cell office:value-type="float" office:value="153322" table:style-name="ce1">
            <text:p>15332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ZarzisMédenin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Plateau ( Expérience exigée)</text:p>
          </table:table-cell>
          <table:table-cell office:value-type="string" table:style-name="ce1">
            <text:p>https://www.keejob.com/offres-emploi/153244/responsable-plateau-expérience-exigée/</text:p>
          </table:table-cell>
          <table:table-cell office:value-type="string" table:style-name="ce1">
            <text:p>VOICECOM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286" table:style-name="ce1">
            <text:p>153286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siness Developer</text:p>
          </table:table-cell>
          <table:table-cell office:value-type="string" table:style-name="ce1">
            <text:p>https://www.keejob.com/offres-emploi/153322/business-developer/</text:p>
          </table:table-cell>
          <table:table-cell office:value-type="string" table:style-name="ce1">
            <text:p>SOCIÉTÉ DE DÉVELOPPEMENT ET D EXPLOITATION DU PARC D ACTIVITÉS ECONOMIQUES DE ZARZI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228" table:style-name="ce1">
            <text:p>153228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administratif</text:p>
          </table:table-cell>
          <table:table-cell office:value-type="string" table:style-name="ce1">
            <text:p>https://www.keejob.com/offres-emploi/153286/agent-de-stage/</text:p>
          </table:table-cell>
          <table:table-cell office:value-type="string" table:style-name="ce1">
            <text:p>ISEG TUNIS</text:p>
          </table:table-cell>
          <table:table-cell office:value-type="string" table:style-name="ce1">
            <text:p>artisanat / textile / cuir</text:p>
          </table:table-cell>
          <table:table-cell office:value-type="float" office:value="153303" table:style-name="ce1">
            <text:p>153303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Relation Client</text:p>
          </table:table-cell>
          <table:table-cell office:value-type="string" table:style-name="ce1">
            <text:p>https://www.keejob.com/offres-emploi/153228/assistante-relation-client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informatique / télécoms</text:p>
          </table:table-cell>
          <table:table-cell office:value-type="float" office:value="153291" table:style-name="ce1">
            <text:p>15329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Menzel JemilBizert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gasin</text:p>
          </table:table-cell>
          <table:table-cell office:value-type="string" table:style-name="ce1">
            <text:p>https://www.keejob.com/offres-emploi/153303/responsable-magasin-omiz-sfax-centre-ville/</text:p>
          </table:table-cell>
          <table:table-cell office:value-type="string" table:style-name="ce1">
            <text:p>OMIZ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72" table:style-name="ce1">
            <text:p>15327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1100 - 13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Qualité</text:p>
          </table:table-cell>
          <table:table-cell office:value-type="string" table:style-name="ce1">
            <text:p>https://www.keejob.com/offres-emploi/153291/technicien-qualité/</text:p>
          </table:table-cell>
          <table:table-cell office:value-type="string" table:style-name="ce1">
            <text:p>ONETECH HOLDING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319" table:style-name="ce1">
            <text:p>153319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(e) chargée de recrutement</text:p>
          </table:table-cell>
          <table:table-cell office:value-type="string" table:style-name="ce1">
            <text:p>https://www.keejob.com/offres-emploi/153272/une-chargée-de-recrutement/</text:p>
          </table:table-cell>
          <table:table-cell office:value-type="string" table:style-name="ce1">
            <text:p>CPL JOB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281" table:style-name="ce1">
            <text:p>15328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Paie</text:p>
          </table:table-cell>
          <table:table-cell office:value-type="string" table:style-name="ce1">
            <text:p>https://www.keejob.com/offres-emploi/153319/une-gestionnaire-de-paie/</text:p>
          </table:table-cell>
          <table:table-cell office:value-type="string" table:style-name="ce1">
            <text:p>KPMG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258" table:style-name="ce1">
            <text:p>153258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6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Technique</text:p>
          </table:table-cell>
          <table:table-cell office:value-type="string" table:style-name="ce1">
            <text:p>https://www.keejob.com/offres-emploi/153281/assistante-technique/</text:p>
          </table:table-cell>
          <table:table-cell office:value-type="string" table:style-name="ce1">
            <text:p>SNE SOMETEL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252" table:style-name="ce1">
            <text:p>15325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258/titulaire-dun-master-prof-en-comptabilité/</text:p>
          </table:table-cell>
          <table:table-cell office:value-type="string" table:style-name="ce1">
            <text:p>CABINET CHOUK</text:p>
          </table:table-cell>
          <table:table-cell office:value-type="string" table:style-name="ce1">
            <text:p>call center / télévente</text:p>
          </table:table-cell>
          <table:table-cell office:value-type="float" office:value="153230" table:style-name="ce1">
            <text:p>153230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(e)</text:p>
          </table:table-cell>
          <table:table-cell office:value-type="string" table:style-name="ce1">
            <text:p>https://www.keejob.com/offres-emploi/153252/responsable-commerciale/</text:p>
          </table:table-cell>
          <table:table-cell office:value-type="string" table:style-name="ce1">
            <text:p>FRESH FRUI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324" table:style-name="ce1">
            <text:p>153324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s Réception D'appels</text:p>
          </table:table-cell>
          <table:table-cell office:value-type="string" table:style-name="ce1">
            <text:p>https://www.keejob.com/offres-emploi/153230/téléconseillers-réception-dappels/</text:p>
          </table:table-cell>
          <table:table-cell office:value-type="string" table:style-name="ce1">
            <text:p>PHONEACT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260" table:style-name="ce1">
            <text:p>153260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logistique</text:p>
          </table:table-cell>
          <table:table-cell office:value-type="string" table:style-name="ce1">
            <text:p>https://www.keejob.com/offres-emploi/153324/un-chargé-logistique/</text:p>
          </table:table-cell>
          <table:table-cell office:value-type="string" table:style-name="ce1">
            <text:p>NOVOPHARM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11" table:style-name="ce1">
            <text:p>15321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5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NGLISH TEACHER</text:p>
          </table:table-cell>
          <table:table-cell office:value-type="string" table:style-name="ce1">
            <text:p>https://www.keejob.com/offres-emploi/153260/english-teacher/</text:p>
          </table:table-cell>
          <table:table-cell office:value-type="string" table:style-name="ce1">
            <text:p>INTERNATIONAL DEUTSCHE SCHOO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290" table:style-name="ce1">
            <text:p>153290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TUNIS</text:p>
          </table:table-cell>
          <table:table-cell office:value-type="string" table:style-name="ce1">
            <text:p>https://www.keejob.com/offres-emploi/153211/agent-magasin-hf-tunis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all center / télévente</text:p>
          </table:table-cell>
          <table:table-cell office:value-type="float" office:value="153316" table:style-name="ce1">
            <text:p>153316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100 - 2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Logistique</text:p>
          </table:table-cell>
          <table:table-cell office:value-type="string" table:style-name="ce1">
            <text:p>https://www.keejob.com/offres-emploi/153290/assistante-logistique/</text:p>
          </table:table-cell>
          <table:table-cell office:value-type="string" table:style-name="ce1">
            <text:p>GOLDEN COFFEE</text:p>
          </table:table-cell>
          <table:table-cell office:value-type="string" table:style-name="ce1">
            <text:p>call center / télévente</text:p>
          </table:table-cell>
          <table:table-cell office:value-type="float" office:value="153282" table:style-name="ce1">
            <text:p>15328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100 - 2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Commerciaux Energie 1100 DT</text:p>
          </table:table-cell>
          <table:table-cell office:value-type="string" table:style-name="ce1">
            <text:p>https://www.keejob.com/offres-emploi/153316/conseillers-commerciaux-energie-1100-dt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256" table:style-name="ce1">
            <text:p>153256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idi Thabet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Commerciaux sur des Leads 900 D</text:p>
          </table:table-cell>
          <table:table-cell office:value-type="string" table:style-name="ce1">
            <text:p>https://www.keejob.com/offres-emploi/153282/conseillers-commerciaux-sur-des-leads-900-d/</text:p>
          </table:table-cell>
          <table:table-cell office:value-type="string" table:style-name="ce1">
            <text:p>ACTIVE CONTACT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09" table:style-name="ce1">
            <text:p>153209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5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</text:p>
          </table:table-cell>
          <table:table-cell office:value-type="string" table:style-name="ce1">
            <text:p>https://www.keejob.com/offres-emploi/153256/responsable-marketing/</text:p>
          </table:table-cell>
          <table:table-cell office:value-type="string" table:style-name="ce1">
            <text:p>MEDITERRANO PESCA</text:p>
          </table:table-cell>
          <table:table-cell office:value-type="string" table:style-name="ce1">
            <text:p>call center / télévente</text:p>
          </table:table-cell>
          <table:table-cell office:value-type="float" office:value="153226" table:style-name="ce1">
            <text:p>153226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MORNAG</text:p>
          </table:table-cell>
          <table:table-cell office:value-type="string" table:style-name="ce1">
            <text:p>https://www.keejob.com/offres-emploi/153209/agent-magasin-hf-mornag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all center / télévente</text:p>
          </table:table-cell>
          <table:table-cell office:value-type="float" office:value="153243" table:style-name="ce1">
            <text:p>153243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pérateurs téléphoniques</text:p>
          </table:table-cell>
          <table:table-cell office:value-type="string" table:style-name="ce1">
            <text:p>https://www.keejob.com/offres-emploi/153226/opérateurs-téléphoniques/</text:p>
          </table:table-cell>
          <table:table-cell office:value-type="string" table:style-name="ce1">
            <text:p>TANI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37" table:style-name="ce1">
            <text:p>153237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erviseur en Télévente(SFR/ORANGE/BOUYGUES)</text:p>
          </table:table-cell>
          <table:table-cell office:value-type="string" table:style-name="ce1">
            <text:p>https://www.keejob.com/offres-emploi/153243/superviseur-en-téléventesfrorangebouygues/</text:p>
          </table:table-cell>
          <table:table-cell office:value-type="string" table:style-name="ce1">
            <text:p>VOICECOM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221" table:style-name="ce1">
            <text:p>15322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 Technicien Qualité (H/F)</text:p>
          </table:table-cell>
          <table:table-cell office:value-type="string" table:style-name="ce1">
            <text:p>https://www.keejob.com/offres-emploi/153237/un-technicien-qualité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3232" table:style-name="ce1">
            <text:p>15323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viseur Comptable en comptabilité française</text:p>
          </table:table-cell>
          <table:table-cell office:value-type="string" table:style-name="ce1">
            <text:p>https://www.keejob.com/offres-emploi/153221/réviseur-comptable-en-comptabilité-française/</text:p>
          </table:table-cell>
          <table:table-cell office:value-type="string" table:style-name="ce1">
            <text:p>FINOPTI</text:p>
          </table:table-cell>
          <table:table-cell office:value-type="string" table:style-name="ce1">
            <text:p>call center / télévente</text:p>
          </table:table-cell>
          <table:table-cell office:value-type="float" office:value="153311" table:style-name="ce1">
            <text:p>15331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maintenance industrielle</text:p>
          </table:table-cell>
          <table:table-cell office:value-type="string" table:style-name="ce1">
            <text:p>https://www.keejob.com/offres-emploi/153232/technicien-en-maintenance-industrielle-civp/</text:p>
          </table:table-cell>
          <table:table-cell office:value-type="string" table:style-name="ce1">
            <text:p>HYGIENE INDUSTRIELL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233" table:style-name="ce1">
            <text:p>153233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idi Thabet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Televendeurs/Teleconseillers</text:p>
          </table:table-cell>
          <table:table-cell office:value-type="string" table:style-name="ce1">
            <text:p>https://www.keejob.com/offres-emploi/153311/des-televendeursteleconseillers/</text:p>
          </table:table-cell>
          <table:table-cell office:value-type="string" table:style-name="ce1">
            <text:p>MELEINE TUNISIE BRANCHE</text:p>
          </table:table-cell>
          <table:table-cell office:value-type="string" table:style-name="ce1">
            <text:p>informatique / télécoms</text:p>
          </table:table-cell>
          <table:table-cell office:value-type="float" office:value="153261" table:style-name="ce1">
            <text:p>15326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stock</text:p>
          </table:table-cell>
          <table:table-cell office:value-type="string" table:style-name="ce1">
            <text:p>https://www.keejob.com/offres-emploi/153233/gestionnaire-de-stock/</text:p>
          </table:table-cell>
          <table:table-cell office:value-type="string" table:style-name="ce1">
            <text:p>MEDITERRANO PESCA</text:p>
          </table:table-cell>
          <table:table-cell office:value-type="string" table:style-name="ce1">
            <text:p>artisanat / textile / cuir</text:p>
          </table:table-cell>
          <table:table-cell office:value-type="float" office:value="153234" table:style-name="ce1">
            <text:p>153234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Ksibet El Mediouni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Finance</text:p>
          </table:table-cell>
          <table:table-cell office:value-type="string" table:style-name="ce1">
            <text:p>https://www.keejob.com/offres-emploi/153261/consultant-finance-expérimenté-erp/</text:p>
          </table:table-cell>
          <table:table-cell office:value-type="string" table:style-name="ce1">
            <text:p>IDM SYSTEM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08" table:style-name="ce1">
            <text:p>153208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5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clientèle</text:p>
          </table:table-cell>
          <table:table-cell office:value-type="string" table:style-name="ce1">
            <text:p>https://www.keejob.com/offres-emploi/153234/chargé-clientèle/</text:p>
          </table:table-cell>
          <table:table-cell office:value-type="string" table:style-name="ce1">
            <text:p>LEMTECH</text:p>
          </table:table-cell>
          <table:table-cell office:value-type="string" table:style-name="ce1">
            <text:p>informatique / télécoms</text:p>
          </table:table-cell>
          <table:table-cell office:value-type="float" office:value="153279" table:style-name="ce1">
            <text:p>153279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HAMMAMLIF</text:p>
          </table:table-cell>
          <table:table-cell office:value-type="string" table:style-name="ce1">
            <text:p>https://www.keejob.com/offres-emploi/153208/agent-magasin-hf-hammamli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all center / télévente</text:p>
          </table:table-cell>
          <table:table-cell office:value-type="float" office:value="153312" table:style-name="ce1">
            <text:p>153312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100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mobile</text:p>
          </table:table-cell>
          <table:table-cell office:value-type="string" table:style-name="ce1">
            <text:p>https://www.keejob.com/offres-emploi/153279/développeur-mobile/</text:p>
          </table:table-cell>
          <table:table-cell office:value-type="string" table:style-name="ce1">
            <text:p>SOBEK</text:p>
          </table:table-cell>
          <table:table-cell office:value-type="string" table:style-name="ce1">
            <text:p>call center / télévente</text:p>
          </table:table-cell>
          <table:table-cell office:value-type="float" office:value="153306" table:style-name="ce1">
            <text:p>153306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100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Commerciaux Sédentaires</text:p>
          </table:table-cell>
          <table:table-cell office:value-type="string" table:style-name="ce1">
            <text:p>https://www.keejob.com/offres-emploi/153312/des-commerciaux-sédentaires/</text:p>
          </table:table-cell>
          <table:table-cell office:value-type="string" table:style-name="ce1">
            <text:p>MELEINE TUNISIE BRANCHE</text:p>
          </table:table-cell>
          <table:table-cell office:value-type="string" table:style-name="ce1">
            <text:p>informatique / télécoms</text:p>
          </table:table-cell>
          <table:table-cell office:value-type="float" office:value="153161" table:style-name="ce1">
            <text:p>153161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2000 - 3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Télévendeurs Assurance Auto</text:p>
          </table:table-cell>
          <table:table-cell office:value-type="string" table:style-name="ce1">
            <text:p>https://www.keejob.com/offres-emploi/153306/des-télévendeurs-assurance-auto/</text:p>
          </table:table-cell>
          <table:table-cell office:value-type="string" table:style-name="ce1">
            <text:p>MELEINE TUNISIE BRANCHE</text:p>
          </table:table-cell>
          <table:table-cell office:value-type="string" table:style-name="ce1">
            <text:p>informatique / télécoms</text:p>
          </table:table-cell>
          <table:table-cell office:value-type="float" office:value="153257" table:style-name="ce1">
            <text:p>153257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Java Spring Boot</text:p>
          </table:table-cell>
          <table:table-cell office:value-type="string" table:style-name="ce1">
            <text:p>https://www.keejob.com/offres-emploi/153161/développeur-senior-java-spring-boot/</text:p>
          </table:table-cell>
          <table:table-cell office:value-type="string" table:style-name="ce1">
            <text:p>ONLINEVIP CONSULTING</text:p>
          </table:table-cell>
          <table:table-cell office:value-type="string" table:style-name="ce1">
            <text:p>call center / télévente</text:p>
          </table:table-cell>
          <table:table-cell office:value-type="float" office:value="153245" table:style-name="ce1">
            <text:p>153245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Fullstack</text:p>
          </table:table-cell>
          <table:table-cell office:value-type="string" table:style-name="ce1">
            <text:p>https://www.keejob.com/offres-emploi/153257/développeur-fullstack/</text:p>
          </table:table-cell>
          <table:table-cell office:value-type="string" table:style-name="ce1">
            <text:p>TSI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227" table:style-name="ce1">
            <text:p>153227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50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conseillers Commerciaux 1200 DT/Net</text:p>
          </table:table-cell>
          <table:table-cell office:value-type="string" table:style-name="ce1">
            <text:p>https://www.keejob.com/offres-emploi/153245/téléconseillers-commerciaux-1200-dtnet/</text:p>
          </table:table-cell>
          <table:table-cell office:value-type="string" table:style-name="ce1">
            <text:p>VOICECOM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266" table:style-name="ce1">
            <text:p>153266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T Spécialist H/F</text:p>
          </table:table-cell>
          <table:table-cell office:value-type="string" table:style-name="ce1">
            <text:p>https://www.keejob.com/offres-emploi/153227/it-spécialist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259" table:style-name="ce1">
            <text:p>153259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50 - 6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th Teacher</text:p>
          </table:table-cell>
          <table:table-cell office:value-type="string" table:style-name="ce1">
            <text:p>https://www.keejob.com/offres-emploi/153266/math-teacher/</text:p>
          </table:table-cell>
          <table:table-cell office:value-type="string" table:style-name="ce1">
            <text:p>INTERNATIONAL DEUTSCHE SCHOOL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297" table:style-name="ce1">
            <text:p>153297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 magasin dépôt vente</text:p>
          </table:table-cell>
          <table:table-cell office:value-type="string" table:style-name="ce1">
            <text:p>https://www.keejob.com/offres-emploi/153259/gestion-magasin-dépôt-vente/</text:p>
          </table:table-cell>
          <table:table-cell office:value-type="string" table:style-name="ce1">
            <text:p>SHWOPPY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304" table:style-name="ce1">
            <text:p>153304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uriste</text:p>
          </table:table-cell>
          <table:table-cell office:value-type="string" table:style-name="ce1">
            <text:p>https://www.keejob.com/offres-emploi/153297/juriste-fh/</text:p>
          </table:table-cell>
          <table:table-cell office:value-type="string" table:style-name="ce1">
            <text:p>KPMG</text:p>
          </table:table-cell>
          <table:table-cell office:value-type="string" table:style-name="ce1">
            <text:p>call center / télévente</text:p>
          </table:table-cell>
          <table:table-cell office:value-type="float" office:value="153204" table:style-name="ce1">
            <text:p>153204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BI</text:p>
          </table:table-cell>
          <table:table-cell office:value-type="string" table:style-name="ce1">
            <text:p>https://www.keejob.com/offres-emploi/153304/développeur-bi/</text:p>
          </table:table-cell>
          <table:table-cell office:value-type="string" table:style-name="ce1">
            <text:p>BINITNS</text:p>
          </table:table-cell>
          <table:table-cell office:value-type="string" table:style-name="ce1">
            <text:p>call center / télévente</text:p>
          </table:table-cell>
          <table:table-cell office:value-type="float" office:value="153313" table:style-name="ce1">
            <text:p>153313</text:p>
          </table:table-cell>
          <table:table-cell office:value-type="date" office:date-value="2022-03-14T00:00:00" table:style-name="ce2">
            <text:p>1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Conseillers clients appels Entrants</text:p>
          </table:table-cell>
          <table:table-cell office:value-type="string" table:style-name="ce1">
            <text:p>https://www.keejob.com/offres-emploi/153204/des-conseillers-clients-appels-entrants/</text:p>
          </table:table-cell>
          <table:table-cell office:value-type="string" table:style-name="ce1">
            <text:p>MEZZO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162" table:style-name="ce1">
            <text:p>153162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Télévendeurs</text:p>
          </table:table-cell>
          <table:table-cell office:value-type="string" table:style-name="ce1">
            <text:p>https://www.keejob.com/offres-emploi/153313/des-télévendeurs/</text:p>
          </table:table-cell>
          <table:table-cell office:value-type="string" table:style-name="ce1">
            <text:p>MELEINE TUNISIE BRANCH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84" table:style-name="ce1">
            <text:p>153184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comptableAuditeur comptable</text:p>
          </table:table-cell>
          <table:table-cell office:value-type="string" table:style-name="ce1">
            <text:p>https://www.keejob.com/offres-emploi/153162/auditeur-comptable/</text:p>
          </table:table-cell>
          <table:table-cell office:value-type="string" table:style-name="ce1">
            <text:p>ATLAS AUDITING CONSULTING</text:p>
          </table:table-cell>
          <table:table-cell office:value-type="string" table:style-name="ce1">
            <text:p>informatique / télécoms</text:p>
          </table:table-cell>
          <table:table-cell office:value-type="float" office:value="153050" table:style-name="ce1">
            <text:p>153050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gasinier</text:p>
          </table:table-cell>
          <table:table-cell office:value-type="string" table:style-name="ce1">
            <text:p>https://www.keejob.com/offres-emploi/153184/magasinier/</text:p>
          </table:table-cell>
          <table:table-cell office:value-type="string" table:style-name="ce1">
            <text:p>UNO DISTRIBUTION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191" table:style-name="ce1">
            <text:p>153191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OC Analyst L1</text:p>
          </table:table-cell>
          <table:table-cell office:value-type="string" table:style-name="ce1">
            <text:p>https://www.keejob.com/offres-emploi/153050/soc-analyst-l1/</text:p>
          </table:table-cell>
          <table:table-cell office:value-type="string" table:style-name="ce1">
            <text:p>RAISEGUARD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49" table:style-name="ce1">
            <text:p>153149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 full-stack</text:p>
          </table:table-cell>
          <table:table-cell office:value-type="string" table:style-name="ce1">
            <text:p>https://www.keejob.com/offres-emploi/153191/dozane-recrute-développeur-web-full-stack/</text:p>
          </table:table-cell>
          <table:table-cell office:value-type="string" table:style-name="ce1">
            <text:p>DOZANE STUDIO</text:p>
          </table:table-cell>
          <table:table-cell office:value-type="string" table:style-name="ce1">
            <text:p>autres</text:p>
          </table:table-cell>
          <table:table-cell office:value-type="float" office:value="153163" table:style-name="ce1">
            <text:p>153163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saken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MERCIALE BILINGUE Français</text:p>
          </table:table-cell>
          <table:table-cell office:value-type="string" table:style-name="ce1">
            <text:p>https://www.keejob.com/offres-emploi/153149/assistante-commerciale-bilingue-français/</text:p>
          </table:table-cell>
          <table:table-cell office:value-type="string" table:style-name="ce1">
            <text:p>HYDROLA</text:p>
          </table:table-cell>
          <table:table-cell office:value-type="string" table:style-name="ce1">
            <text:p>autres</text:p>
          </table:table-cell>
          <table:table-cell office:value-type="float" office:value="153154" table:style-name="ce1">
            <text:p>153154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Korba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bureau d'étude (Meuble)</text:p>
          </table:table-cell>
          <table:table-cell office:value-type="string" table:style-name="ce1">
            <text:p>https://www.keejob.com/offres-emploi/153163/technicien-bureau-détude-meuble/</text:p>
          </table:table-cell>
          <table:table-cell office:value-type="string" table:style-name="ce1">
            <text:p>ORIENTAL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48" table:style-name="ce1">
            <text:p>153148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juridique</text:p>
          </table:table-cell>
          <table:table-cell office:value-type="string" table:style-name="ce1">
            <text:p>https://www.keejob.com/offres-emploi/153154/responsable-juridique/</text:p>
          </table:table-cell>
          <table:table-cell office:value-type="string" table:style-name="ce1">
            <text:p>MARMOTEK</text:p>
          </table:table-cell>
          <table:table-cell office:value-type="string" table:style-name="ce1">
            <text:p>informatique / télécoms</text:p>
          </table:table-cell>
          <table:table-cell office:value-type="float" office:value="153147" table:style-name="ce1">
            <text:p>153147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Kairouan SudKair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d'Administration RH et Paie</text:p>
          </table:table-cell>
          <table:table-cell office:value-type="string" table:style-name="ce1">
            <text:p>https://www.keejob.com/offres-emploi/153148/assistant-dadministration-rh-et-paie/</text:p>
          </table:table-cell>
          <table:table-cell office:value-type="string" table:style-name="ce1">
            <text:p>ARGANIA DISTRIBUTION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85" table:style-name="ce1">
            <text:p>153185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responsable en radioprotection</text:p>
          </table:table-cell>
          <table:table-cell office:value-type="string" table:style-name="ce1">
            <text:p>https://www.keejob.com/offres-emploi/153147/assistant-responsable-du-support-produit/</text:p>
          </table:table-cell>
          <table:table-cell office:value-type="string" table:style-name="ce1">
            <text:p>BIOMEDIQA TUNISIE</text:p>
          </table:table-cell>
          <table:table-cell office:value-type="string" table:style-name="ce1">
            <text:p>transport / logistique</text:p>
          </table:table-cell>
          <table:table-cell office:value-type="float" office:value="153153" table:style-name="ce1">
            <text:p>153153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merciale</text:p>
          </table:table-cell>
          <table:table-cell office:value-type="string" table:style-name="ce1">
            <text:p>https://www.keejob.com/offres-emploi/153185/assistante-commerciale/</text:p>
          </table:table-cell>
          <table:table-cell office:value-type="string" table:style-name="ce1">
            <text:p>UNO DISTRIBUTION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97" table:style-name="ce1">
            <text:p>153197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Kelibia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600 - 7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’équipe d’exploitation.</text:p>
          </table:table-cell>
          <table:table-cell office:value-type="string" table:style-name="ce1">
            <text:p>https://www.keejob.com/offres-emploi/153153/chef-déquipe-dexploitation/</text:p>
          </table:table-cell>
          <table:table-cell office:value-type="string" table:style-name="ce1">
            <text:p>ULYSSE LOGISTICS COMPANY</text:p>
          </table:table-cell>
          <table:table-cell office:value-type="string" table:style-name="ce1">
            <text:p>autres</text:p>
          </table:table-cell>
          <table:table-cell office:value-type="float" office:value="153186" table:style-name="ce1">
            <text:p>153186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Commercial</text:p>
          </table:table-cell>
          <table:table-cell office:value-type="string" table:style-name="ce1">
            <text:p>https://www.keejob.com/offres-emploi/153197/assistant-commercial-marketing/</text:p>
          </table:table-cell>
          <table:table-cell office:value-type="string" table:style-name="ce1">
            <text:p>SUNSHINE ELEGANCE</text:p>
          </table:table-cell>
          <table:table-cell office:value-type="string" table:style-name="ce1">
            <text:p>chimie / biologie / physique</text:p>
          </table:table-cell>
          <table:table-cell office:value-type="float" office:value="153190" table:style-name="ce1">
            <text:p>153190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gestion des achats</text:p>
          </table:table-cell>
          <table:table-cell office:value-type="string" table:style-name="ce1">
            <text:p>https://www.keejob.com/offres-emploi/153186/chargé-gestion-des-achats/</text:p>
          </table:table-cell>
          <table:table-cell office:value-type="string" table:style-name="ce1">
            <text:p>CARTHAGO CERAMIC</text:p>
          </table:table-cell>
          <table:table-cell office:value-type="string" table:style-name="ce1">
            <text:p>autres</text:p>
          </table:table-cell>
          <table:table-cell office:value-type="float" office:value="153198" table:style-name="ce1">
            <text:p>153198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formulateur détergent</text:p>
          </table:table-cell>
          <table:table-cell office:value-type="string" table:style-name="ce1">
            <text:p>https://www.keejob.com/offres-emploi/153190/technicien-formulateur-détergent/</text:p>
          </table:table-cell>
          <table:table-cell office:value-type="string" table:style-name="ce1">
            <text:p>SUNLIN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173" table:style-name="ce1">
            <text:p>153173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Kalaa El Kebira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</text:p>
          </table:table-cell>
          <table:table-cell office:value-type="string" table:style-name="ce1">
            <text:p>https://www.keejob.com/offres-emploi/153198/technicien-supérieur/</text:p>
          </table:table-cell>
          <table:table-cell office:value-type="string" table:style-name="ce1">
            <text:p>PPM ENGINEERING</text:p>
          </table:table-cell>
          <table:table-cell office:value-type="string" table:style-name="ce1">
            <text:p>banque / finance / assurances</text:p>
          </table:table-cell>
          <table:table-cell office:value-type="float" office:value="150204" table:style-name="ce1">
            <text:p>150204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Laboratoire</text:p>
          </table:table-cell>
          <table:table-cell office:value-type="string" table:style-name="ce1">
            <text:p>https://www.keejob.com/offres-emploi/153173/technicien-laboratoire/</text:p>
          </table:table-cell>
          <table:table-cell office:value-type="string" table:style-name="ce1">
            <text:p>UNIMED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87" table:style-name="ce1">
            <text:p>153187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StageSIVP</text:p>
          </table:table-cell>
          <table:table-cell office:value-type="string" table:style-name="ce1">
            <text:p>Saisonnier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150 - 200 DT / Mois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Arabe Françai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Organization Officer</text:p>
          </table:table-cell>
          <table:table-cell office:value-type="string" table:style-name="ce1">
            <text:p>https://www.keejob.com/offres-emploi/150204/organization-officer/</text:p>
          </table:table-cell>
          <table:table-cell office:value-type="string" table:style-name="ce1">
            <text:p>BANK ABC</text:p>
          </table:table-cell>
          <table:table-cell office:value-type="string" table:style-name="ce1">
            <text:p>chimie / biologie / physique</text:p>
          </table:table-cell>
          <table:table-cell office:value-type="float" office:value="153188" table:style-name="ce1">
            <text:p>153188</text:p>
          </table:table-cell>
          <table:table-cell office:value-type="date" office:date-value="2022-03-13T00:00:00" table:style-name="ce2">
            <text:p>1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réatrice de contenu sur Instagram</text:p>
          </table:table-cell>
          <table:table-cell office:value-type="string" table:style-name="ce1">
            <text:p>https://www.keejob.com/offres-emploi/153187/créatrice-de-contenu-sur-instagram/</text:p>
          </table:table-cell>
          <table:table-cell office:value-type="string" table:style-name="ce1">
            <text:p>SHWOPPY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204" table:style-name="ce1">
            <text:p>152204</text:p>
          </table:table-cell>
          <table:table-cell office:value-type="date" office:date-value="2022-03-12T00:00:00" table:style-name="ce2">
            <text:p>1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heteur</text:p>
          </table:table-cell>
          <table:table-cell office:value-type="string" table:style-name="ce1">
            <text:p>https://www.keejob.com/offres-emploi/153188/acheteur/</text:p>
          </table:table-cell>
          <table:table-cell office:value-type="string" table:style-name="ce1">
            <text:p>SUNLINE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202" table:style-name="ce1">
            <text:p>152202</text:p>
          </table:table-cell>
          <table:table-cell office:value-type="date" office:date-value="2022-03-12T00:00:00" table:style-name="ce2">
            <text:p>1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Fonctionnel en Sureté (H/F)</text:p>
          </table:table-cell>
          <table:table-cell office:value-type="string" table:style-name="ce1">
            <text:p>https://www.keejob.com/offres-emploi/152204/consultant-fonctionnel-en-sureté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203" table:style-name="ce1">
            <text:p>152203</text:p>
          </table:table-cell>
          <table:table-cell office:value-type="date" office:date-value="2022-03-12T00:00:00" table:style-name="ce2">
            <text:p>1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JAVA JEE (H/F)</text:p>
          </table:table-cell>
          <table:table-cell office:value-type="string" table:style-name="ce1">
            <text:p>https://www.keejob.com/offres-emploi/152202/développeur-java-jee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informatique / télécoms</text:p>
          </table:table-cell>
          <table:table-cell office:value-type="float" office:value="152189" table:style-name="ce1">
            <text:p>152189</text:p>
          </table:table-cell>
          <table:table-cell office:value-type="date" office:date-value="2022-03-12T00:00:00" table:style-name="ce2">
            <text:p>1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enzel JemilBizert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port IT (H/F)</text:p>
          </table:table-cell>
          <table:table-cell office:value-type="string" table:style-name="ce1">
            <text:p>https://www.keejob.com/offres-emploi/152203/technicien-support-it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205" table:style-name="ce1">
            <text:p>152205</text:p>
          </table:table-cell>
          <table:table-cell office:value-type="date" office:date-value="2022-03-12T00:00:00" table:style-name="ce2">
            <text:p>1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Qualité</text:p>
          </table:table-cell>
          <table:table-cell office:value-type="string" table:style-name="ce1">
            <text:p>https://www.keejob.com/offres-emploi/152189/ingénieur-qualité/</text:p>
          </table:table-cell>
          <table:table-cell office:value-type="string" table:style-name="ce1">
            <text:p>ONETECH HOLDING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085" table:style-name="ce1">
            <text:p>153085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rmacien Responsable Production (H/F)</text:p>
          </table:table-cell>
          <table:table-cell office:value-type="string" table:style-name="ce1">
            <text:p>https://www.keejob.com/offres-emploi/152205/pharmacien-responsable-production-hf/</text:p>
          </table:table-cell>
          <table:table-cell office:value-type="string" table:style-name="ce1">
            <text:p>HR HOUSE INTERNATIONAL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144" table:style-name="ce1">
            <text:p>153144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rastructure Advisory Analyst</text:p>
          </table:table-cell>
          <table:table-cell office:value-type="string" table:style-name="ce1">
            <text:p>https://www.keejob.com/offres-emploi/153085/infrastructure-advisory-analyst/</text:p>
          </table:table-cell>
          <table:table-cell office:value-type="string" table:style-name="ce1">
            <text:p>JADE ADVISORY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87" table:style-name="ce1">
            <text:p>152887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7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stand et évènementiel</text:p>
          </table:table-cell>
          <table:table-cell office:value-type="string" table:style-name="ce1">
            <text:p>https://www.keejob.com/offres-emploi/153144/chef-de-projet-stand-et-évènementiel/</text:p>
          </table:table-cell>
          <table:table-cell office:value-type="string" table:style-name="ce1">
            <text:p>COMSOLUTION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118" table:style-name="ce1">
            <text:p>153118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de vente</text:p>
          </table:table-cell>
          <table:table-cell office:value-type="string" table:style-name="ce1">
            <text:p>https://www.keejob.com/offres-emploi/152887/conseiller-de-vente/</text:p>
          </table:table-cell>
          <table:table-cell office:value-type="string" table:style-name="ce1">
            <text:p>LORD STOR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109" table:style-name="ce1">
            <text:p>153109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El Hrairi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études électricité</text:p>
          </table:table-cell>
          <table:table-cell office:value-type="string" table:style-name="ce1">
            <text:p>https://www.keejob.com/offres-emploi/153118/ingénieur-études-électricité-cfo-cfa-et-si/</text:p>
          </table:table-cell>
          <table:table-cell office:value-type="string" table:style-name="ce1">
            <text:p>ENGINEERING ORCH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143" table:style-name="ce1">
            <text:p>153143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qualification et validation</text:p>
          </table:table-cell>
          <table:table-cell office:value-type="string" table:style-name="ce1">
            <text:p>https://www.keejob.com/offres-emploi/153109/chargé-qualification-et-validation/</text:p>
          </table:table-cell>
          <table:table-cell office:value-type="string" table:style-name="ce1">
            <text:p>LABORATOIRE THERA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132" table:style-name="ce1">
            <text:p>153132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merciale</text:p>
          </table:table-cell>
          <table:table-cell office:value-type="string" table:style-name="ce1">
            <text:p>https://www.keejob.com/offres-emploi/153143/assistante-commerciale/</text:p>
          </table:table-cell>
          <table:table-cell office:value-type="string" table:style-name="ce1">
            <text:p>COMSOLUTIONS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140" table:style-name="ce1">
            <text:p>153140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raphique Designer</text:p>
          </table:table-cell>
          <table:table-cell office:value-type="string" table:style-name="ce1">
            <text:p>https://www.keejob.com/offres-emploi/153132/graphique-designer/</text:p>
          </table:table-cell>
          <table:table-cell office:value-type="string" table:style-name="ce1">
            <text:p>EUNOIA ACADEMY</text:p>
          </table:table-cell>
          <table:table-cell office:value-type="string" table:style-name="ce1">
            <text:p>informatique / télécoms</text:p>
          </table:table-cell>
          <table:table-cell office:value-type="float" office:value="153112" table:style-name="ce1">
            <text:p>153112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uffeur</text:p>
          </table:table-cell>
          <table:table-cell office:value-type="string" table:style-name="ce1">
            <text:p>https://www.keejob.com/offres-emploi/153140/chauffeur/</text:p>
          </table:table-cell>
          <table:table-cell office:value-type="string" table:style-name="ce1">
            <text:p>COMSOLUTIONS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097" table:style-name="ce1">
            <text:p>153097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Le Bardo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ministrateur Système</text:p>
          </table:table-cell>
          <table:table-cell office:value-type="string" table:style-name="ce1">
            <text:p>https://www.keejob.com/offres-emploi/153112/administrateur-système/</text:p>
          </table:table-cell>
          <table:table-cell office:value-type="string" table:style-name="ce1">
            <text:p>TANIT WEB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122" table:style-name="ce1">
            <text:p>153122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en Dév.Informatique</text:p>
          </table:table-cell>
          <table:table-cell office:value-type="string" table:style-name="ce1">
            <text:p>https://www.keejob.com/offres-emploi/153097/technicien-supérieur-en-dévinformatique/</text:p>
          </table:table-cell>
          <table:table-cell office:value-type="string" table:style-name="ce1">
            <text:p>O2S PLUS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3105" table:style-name="ce1">
            <text:p>153105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génie civil</text:p>
          </table:table-cell>
          <table:table-cell office:value-type="string" table:style-name="ce1">
            <text:p>https://www.keejob.com/offres-emploi/153122/ingénieur-génie-civil/</text:p>
          </table:table-cell>
          <table:table-cell office:value-type="string" table:style-name="ce1">
            <text:p>LE CONSULTANT INGÉNIERIE</text:p>
          </table:table-cell>
          <table:table-cell office:value-type="string" table:style-name="ce1">
            <text:p>call center / télévente</text:p>
          </table:table-cell>
          <table:table-cell office:value-type="float" office:value="153114" table:style-name="ce1">
            <text:p>153114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de gestion budgétaire et comptable</text:p>
          </table:table-cell>
          <table:table-cell office:value-type="string" table:style-name="ce1">
            <text:p>https://www.keejob.com/offres-emploi/153105/chargée-de-gestion-budgétaire-et-comptable/</text:p>
          </table:table-cell>
          <table:table-cell office:value-type="string" table:style-name="ce1">
            <text:p>KAMOUN AUTO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134" table:style-name="ce1">
            <text:p>153134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en Assurance</text:p>
          </table:table-cell>
          <table:table-cell office:value-type="string" table:style-name="ce1">
            <text:p>https://www.keejob.com/offres-emploi/153114/conseiller-en-assurance/</text:p>
          </table:table-cell>
          <table:table-cell office:value-type="string" table:style-name="ce1">
            <text:p>CALL UP CENTER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099" table:style-name="ce1">
            <text:p>153099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 Allemand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académique</text:p>
          </table:table-cell>
          <table:table-cell office:value-type="string" table:style-name="ce1">
            <text:p>https://www.keejob.com/offres-emploi/153134/consultant-académique/</text:p>
          </table:table-cell>
          <table:table-cell office:value-type="string" table:style-name="ce1">
            <text:p>NETMARKETING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07" table:style-name="ce1">
            <text:p>153107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 - 2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ôtel recrute</text:p>
          </table:table-cell>
          <table:table-cell office:value-type="string" table:style-name="ce1">
            <text:p>https://www.keejob.com/offres-emploi/153099/hôtel-de-renommée-catégorie-5-étoiles/</text:p>
          </table:table-cell>
          <table:table-cell office:value-type="string" table:style-name="ce1">
            <text:p>GROUPE AZUR HOTELS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3055" table:style-name="ce1">
            <text:p>153055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Hammam Chatt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(se) .NET</text:p>
          </table:table-cell>
          <table:table-cell office:value-type="string" table:style-name="ce1">
            <text:p>https://www.keejob.com/offres-emploi/153107/développeurse-net/</text:p>
          </table:table-cell>
          <table:table-cell office:value-type="string" table:style-name="ce1">
            <text:p>GROUPDC INTERNATIONAL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110" table:style-name="ce1">
            <text:p>153110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biologie médicale</text:p>
          </table:table-cell>
          <table:table-cell office:value-type="string" table:style-name="ce1">
            <text:p>https://www.keejob.com/offres-emploi/153055/technicien-en-biologie-médicale/</text:p>
          </table:table-cell>
          <table:table-cell office:value-type="string" table:style-name="ce1">
            <text:p>LABORATOIRE D ANALYSES MEDICALES BORJ CEDRIA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108" table:style-name="ce1">
            <text:p>153108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sécurité</text:p>
          </table:table-cell>
          <table:table-cell office:value-type="string" table:style-name="ce1">
            <text:p>https://www.keejob.com/offres-emploi/153110/chef-de-sécurité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autres</text:p>
          </table:table-cell>
          <table:table-cell office:value-type="float" office:value="153095" table:style-name="ce1">
            <text:p>153095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sinateur Autocad</text:p>
          </table:table-cell>
          <table:table-cell office:value-type="string" table:style-name="ce1">
            <text:p>https://www.keejob.com/offres-emploi/153108/dessinateur-autocad/</text:p>
          </table:table-cell>
          <table:table-cell office:value-type="string" table:style-name="ce1">
            <text:p>DKAB GROUP</text:p>
          </table:table-cell>
          <table:table-cell office:value-type="string" table:style-name="ce1">
            <text:p>autres</text:p>
          </table:table-cell>
          <table:table-cell office:value-type="float" office:value="153128" table:style-name="ce1">
            <text:p>153128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billetterie</text:p>
          </table:table-cell>
          <table:table-cell office:value-type="string" table:style-name="ce1">
            <text:p>https://www.keejob.com/offres-emploi/153095/agent-de-billetterie/</text:p>
          </table:table-cell>
          <table:table-cell office:value-type="string" table:style-name="ce1">
            <text:p>Voyageair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3142" table:style-name="ce1">
            <text:p>153142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illettiste Amadeus</text:p>
          </table:table-cell>
          <table:table-cell office:value-type="string" table:style-name="ce1">
            <text:p>https://www.keejob.com/offres-emploi/153128/billettiste-amadeus-poste-basé-à-hammamet/</text:p>
          </table:table-cell>
          <table:table-cell office:value-type="string" table:style-name="ce1">
            <text:p>IMPACT PLAYE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130" table:style-name="ce1">
            <text:p>153130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de coupe</text:p>
          </table:table-cell>
          <table:table-cell office:value-type="string" table:style-name="ce1">
            <text:p>https://www.keejob.com/offres-emploi/153142/technicien-de-coupe/</text:p>
          </table:table-cell>
          <table:table-cell office:value-type="string" table:style-name="ce1">
            <text:p>COMSOLUTION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3141" table:style-name="ce1">
            <text:p>153141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5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 Account Manager GMS</text:p>
          </table:table-cell>
          <table:table-cell office:value-type="string" table:style-name="ce1">
            <text:p>https://www.keejob.com/offres-emploi/153130/key-account-manager-gms/</text:p>
          </table:table-cell>
          <table:table-cell office:value-type="string" table:style-name="ce1">
            <text:p>GEI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082" table:style-name="ce1">
            <text:p>153082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Stage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agasin H/FEL MOUROUJ</text:p>
          </table:table-cell>
          <table:table-cell office:value-type="string" table:style-name="ce1">
            <text:p>https://www.keejob.com/offres-emploi/153141/agent-magasin-hf-el-mourouj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103" table:style-name="ce1">
            <text:p>153103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tern - remotely</text:p>
          </table:table-cell>
          <table:table-cell office:value-type="string" table:style-name="ce1">
            <text:p>https://www.keejob.com/offres-emploi/153082/intern-remotely/</text:p>
          </table:table-cell>
          <table:table-cell office:value-type="string" table:style-name="ce1">
            <text:p>JADE ADVISORY</text:p>
          </table:table-cell>
          <table:table-cell office:value-type="string" table:style-name="ce1">
            <text:p>informatique / télécoms</text:p>
          </table:table-cell>
          <table:table-cell office:value-type="float" office:value="153116" table:style-name="ce1">
            <text:p>153116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illeur de nuit</text:p>
          </table:table-cell>
          <table:table-cell office:value-type="string" table:style-name="ce1">
            <text:p>https://www.keejob.com/offres-emploi/153103/veilleur-de-nuit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3135" table:style-name="ce1">
            <text:p>153135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d'affaire IT</text:p>
          </table:table-cell>
          <table:table-cell office:value-type="string" table:style-name="ce1">
            <text:p>https://www.keejob.com/offres-emploi/153116/ingénieur-daffaire-it/</text:p>
          </table:table-cell>
          <table:table-cell office:value-type="string" table:style-name="ce1">
            <text:p>NUMERY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104" table:style-name="ce1">
            <text:p>153104</text:p>
          </table:table-cell>
          <table:table-cell office:value-type="date" office:date-value="2022-03-11T00:00:00" table:style-name="ce2">
            <text:p>1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rketing Specialist</text:p>
          </table:table-cell>
          <table:table-cell office:value-type="string" table:style-name="ce1">
            <text:p>https://www.keejob.com/offres-emploi/153135/marketing-specialist/</text:p>
          </table:table-cell>
          <table:table-cell office:value-type="string" table:style-name="ce1">
            <text:p>NETMARKETING</text:p>
          </table:table-cell>
          <table:table-cell office:value-type="string" table:style-name="ce1">
            <text:p>autres</text:p>
          </table:table-cell>
          <table:table-cell office:value-type="float" office:value="153072" table:style-name="ce1">
            <text:p>153072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rveur / serveuse</text:p>
          </table:table-cell>
          <table:table-cell office:value-type="string" table:style-name="ce1">
            <text:p>https://www.keejob.com/offres-emploi/153104/serveur-serveuse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045" table:style-name="ce1">
            <text:p>153045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Indépendant/Freelance</text:p>
          </table:table-cell>
          <table:table-cell office:value-type="string" table:style-name="ce1">
            <text:p>Saisonnier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en sécurité</text:p>
          </table:table-cell>
          <table:table-cell office:value-type="string" table:style-name="ce1">
            <text:p>https://www.keejob.com/offres-emploi/153072/ingénieur-spécialiste-en-sécurité/</text:p>
          </table:table-cell>
          <table:table-cell office:value-type="string" table:style-name="ce1">
            <text:p>IAPS AFRICA</text:p>
          </table:table-cell>
          <table:table-cell office:value-type="string" table:style-name="ce1">
            <text:p>industrie électro-mécaniques</text:p>
          </table:table-cell>
          <table:table-cell office:value-type="float" office:value="153015" table:style-name="ce1">
            <text:p>153015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uffeurs de bus Touristique</text:p>
          </table:table-cell>
          <table:table-cell office:value-type="string" table:style-name="ce1">
            <text:p>https://www.keejob.com/offres-emploi/153045/chauffeurs-de-bus-touristique/</text:p>
          </table:table-cell>
          <table:table-cell office:value-type="string" table:style-name="ce1">
            <text:p>LA REALISATION INVEST TOURISTIQUE</text:p>
          </table:table-cell>
          <table:table-cell office:value-type="string" table:style-name="ce1">
            <text:p>call center / télévente</text:p>
          </table:table-cell>
          <table:table-cell office:value-type="float" office:value="153056" table:style-name="ce1">
            <text:p>153056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Méthodes Maintenance</text:p>
          </table:table-cell>
          <table:table-cell office:value-type="string" table:style-name="ce1">
            <text:p>https://www.keejob.com/offres-emploi/153015/chargée-méthodes-maintenance/</text:p>
          </table:table-cell>
          <table:table-cell office:value-type="string" table:style-name="ce1">
            <text:p>HUTCHINSON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009" table:style-name="ce1">
            <text:p>153009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El Ouerdi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50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</text:p>
          </table:table-cell>
          <table:table-cell office:value-type="string" table:style-name="ce1">
            <text:p>https://www.keejob.com/offres-emploi/153056/développeur-web/</text:p>
          </table:table-cell>
          <table:table-cell office:value-type="string" table:style-name="ce1">
            <text:p>CESAR</text:p>
          </table:table-cell>
          <table:table-cell office:value-type="string" table:style-name="ce1">
            <text:p>informatique / télécoms</text:p>
          </table:table-cell>
          <table:table-cell office:value-type="float" office:value="153013" table:style-name="ce1">
            <text:p>153013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20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saisie</text:p>
          </table:table-cell>
          <table:table-cell office:value-type="string" table:style-name="ce1">
            <text:p>https://www.keejob.com/offres-emploi/153009/agent-de-saisie/</text:p>
          </table:table-cell>
          <table:table-cell office:value-type="string" table:style-name="ce1">
            <text:p>THE COFFEE STUDIO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019" table:style-name="ce1">
            <text:p>153019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 Lead Front End</text:p>
          </table:table-cell>
          <table:table-cell office:value-type="string" table:style-name="ce1">
            <text:p>https://www.keejob.com/offres-emploi/153013/tech-lead-front-end/</text:p>
          </table:table-cell>
          <table:table-cell office:value-type="string" table:style-name="ce1">
            <text:p>FININFOSOLUTION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016" table:style-name="ce1">
            <text:p>153016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contrôle de gestion</text:p>
          </table:table-cell>
          <table:table-cell office:value-type="string" table:style-name="ce1">
            <text:p>https://www.keejob.com/offres-emploi/153019/chef-contrôle-de-gestion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autres</text:p>
          </table:table-cell>
          <table:table-cell office:value-type="float" office:value="153058" table:style-name="ce1">
            <text:p>153058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saken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ide gouvernante / gouvernante d'étage</text:p>
          </table:table-cell>
          <table:table-cell office:value-type="string" table:style-name="ce1">
            <text:p>https://www.keejob.com/offres-emploi/153016/aide-gouvernante-gouvernante-détage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3086" table:style-name="ce1">
            <text:p>153086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ministrateur système</text:p>
          </table:table-cell>
          <table:table-cell office:value-type="string" table:style-name="ce1">
            <text:p>https://www.keejob.com/offres-emploi/153058/administrateur-systeme/</text:p>
          </table:table-cell>
          <table:table-cell office:value-type="string" table:style-name="ce1">
            <text:p>LP PAINT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030" table:style-name="ce1">
            <text:p>153030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fesseur de français</text:p>
          </table:table-cell>
          <table:table-cell office:value-type="string" table:style-name="ce1">
            <text:p>https://www.keejob.com/offres-emploi/153086/professeur-de-français/</text:p>
          </table:table-cell>
          <table:table-cell office:value-type="string" table:style-name="ce1">
            <text:p>INTERNATIONAL DEUTSCHE SCHOO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446" table:style-name="ce1">
            <text:p>152446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QuébecCanada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030/comptable/</text:p>
          </table:table-cell>
          <table:table-cell office:value-type="string" table:style-name="ce1">
            <text:p>ALPHA AUDI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076" table:style-name="ce1">
            <text:p>153076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 Allemand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oudeur Cuivre CANADA</text:p>
          </table:table-cell>
          <table:table-cell office:value-type="string" table:style-name="ce1">
            <text:p>https://www.keejob.com/offres-emploi/152446/soudeur-cuivre-canada/</text:p>
          </table:table-cell>
          <table:table-cell office:value-type="string" table:style-name="ce1">
            <text:p>PARTNER RECRUITMENT</text:p>
          </table:table-cell>
          <table:table-cell office:value-type="string" table:style-name="ce1">
            <text:p>informatique / télécoms</text:p>
          </table:table-cell>
          <table:table-cell office:value-type="float" office:value="153074" table:style-name="ce1">
            <text:p>153074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0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'affaires</text:p>
          </table:table-cell>
          <table:table-cell office:value-type="string" table:style-name="ce1">
            <text:p>https://www.keejob.com/offres-emploi/153076/charge-daffaires/</text:p>
          </table:table-cell>
          <table:table-cell office:value-type="string" table:style-name="ce1">
            <text:p>MULTIVAC NORTH AFRICA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3041" table:style-name="ce1">
            <text:p>153041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</text:p>
          </table:table-cell>
          <table:table-cell office:value-type="string" table:style-name="ce1">
            <text:p>https://www.keejob.com/offres-emploi/153074/développeur-web/</text:p>
          </table:table-cell>
          <table:table-cell office:value-type="string" table:style-name="ce1">
            <text:p>HUXIUM</text:p>
          </table:table-cell>
          <table:table-cell office:value-type="string" table:style-name="ce1">
            <text:p>informatique / télécoms</text:p>
          </table:table-cell>
          <table:table-cell office:value-type="float" office:value="153075" table:style-name="ce1">
            <text:p>153075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3041/comptable-confirmé/</text:p>
          </table:table-cell>
          <table:table-cell office:value-type="string" table:style-name="ce1">
            <text:p>CABINET COH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017" table:style-name="ce1">
            <text:p>153017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ystème et stockage</text:p>
          </table:table-cell>
          <table:table-cell office:value-type="string" table:style-name="ce1">
            <text:p>https://www.keejob.com/offres-emploi/153075/ingénieur-système-et-stockage/</text:p>
          </table:table-cell>
          <table:table-cell office:value-type="string" table:style-name="ce1">
            <text:p>TUNELEC</text:p>
          </table:table-cell>
          <table:table-cell office:value-type="string" table:style-name="ce1">
            <text:p>informatique / télécoms</text:p>
          </table:table-cell>
          <table:table-cell office:value-type="float" office:value="153043" table:style-name="ce1">
            <text:p>153043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réception</text:p>
          </table:table-cell>
          <table:table-cell office:value-type="string" table:style-name="ce1">
            <text:p>https://www.keejob.com/offres-emploi/153017/chef-de-réception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industrie métalliques</text:p>
          </table:table-cell>
          <table:table-cell office:value-type="float" office:value="153032" table:style-name="ce1">
            <text:p>153032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saken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A Test Lead</text:p>
          </table:table-cell>
          <table:table-cell office:value-type="string" table:style-name="ce1">
            <text:p>https://www.keejob.com/offres-emploi/153043/qa-test-lead/</text:p>
          </table:table-cell>
          <table:table-cell office:value-type="string" table:style-name="ce1">
            <text:p>NEOSYS</text:p>
          </table:table-cell>
          <table:table-cell office:value-type="string" table:style-name="ce1">
            <text:p>artisanat / textile / cuir</text:p>
          </table:table-cell>
          <table:table-cell office:value-type="float" office:value="153021" table:style-name="ce1">
            <text:p>153021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zzahr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cepteur de moule</text:p>
          </table:table-cell>
          <table:table-cell office:value-type="string" table:style-name="ce1">
            <text:p>https://www.keejob.com/offres-emploi/153032/concepteur-de-moule-developpeur/</text:p>
          </table:table-cell>
          <table:table-cell office:value-type="string" table:style-name="ce1">
            <text:p>APPLICATION MECANIQUE DU CENTRE</text:p>
          </table:table-cell>
          <table:table-cell office:value-type="string" table:style-name="ce1">
            <text:p>autres</text:p>
          </table:table-cell>
          <table:table-cell office:value-type="float" office:value="152995" table:style-name="ce1">
            <text:p>152995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éthodiste</text:p>
          </table:table-cell>
          <table:table-cell office:value-type="string" table:style-name="ce1">
            <text:p>https://www.keejob.com/offres-emploi/153021/méthodiste/</text:p>
          </table:table-cell>
          <table:table-cell office:value-type="string" table:style-name="ce1">
            <text:p>SONESSE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018" table:style-name="ce1">
            <text:p>153018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automatisme industriel</text:p>
          </table:table-cell>
          <table:table-cell office:value-type="string" table:style-name="ce1">
            <text:p>https://www.keejob.com/offres-emploi/152995/ingénieur-automatisme-inf-indus/</text:p>
          </table:table-cell>
          <table:table-cell office:value-type="string" table:style-name="ce1">
            <text:p>CARTHAGO CERAMIC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020" table:style-name="ce1">
            <text:p>153020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artie / chef cuisinier</text:p>
          </table:table-cell>
          <table:table-cell office:value-type="string" table:style-name="ce1">
            <text:p>https://www.keejob.com/offres-emploi/153018/chef-de-partie-chef-cuisinier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call center / télévente</text:p>
          </table:table-cell>
          <table:table-cell office:value-type="float" office:value="153051" table:style-name="ce1">
            <text:p>153051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3020/community-manager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071" table:style-name="ce1">
            <text:p>153071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jimMédenin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nalyste des données certifié</text:p>
          </table:table-cell>
          <table:table-cell office:value-type="string" table:style-name="ce1">
            <text:p>https://www.keejob.com/offres-emploi/153051/analyste-des-données-certifié/</text:p>
          </table:table-cell>
          <table:table-cell office:value-type="string" table:style-name="ce1">
            <text:p>ASTRAGAL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029" table:style-name="ce1">
            <text:p>153029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frigoriste</text:p>
          </table:table-cell>
          <table:table-cell office:value-type="string" table:style-name="ce1">
            <text:p>https://www.keejob.com/offres-emploi/153071/technicien-frioriste/</text:p>
          </table:table-cell>
          <table:table-cell office:value-type="string" table:style-name="ce1">
            <text:p>BEN AYED SEAFOOD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3077" table:style-name="ce1">
            <text:p>153077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(e) client</text:p>
          </table:table-cell>
          <table:table-cell office:value-type="string" table:style-name="ce1">
            <text:p>https://www.keejob.com/offres-emploi/153029/architecte-dintérieur-conseillere-client/</text:p>
          </table:table-cell>
          <table:table-cell office:value-type="string" table:style-name="ce1">
            <text:p>CONFORTA</text:p>
          </table:table-cell>
          <table:table-cell office:value-type="string" table:style-name="ce1">
            <text:p>informatique / télécoms</text:p>
          </table:table-cell>
          <table:table-cell office:value-type="float" office:value="153014" table:style-name="ce1">
            <text:p>153014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400 - 1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lingerie</text:p>
          </table:table-cell>
          <table:table-cell office:value-type="string" table:style-name="ce1">
            <text:p>https://www.keejob.com/offres-emploi/153077/chef-lingerie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3047" table:style-name="ce1">
            <text:p>153047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FrontEnd</text:p>
          </table:table-cell>
          <table:table-cell office:value-type="string" table:style-name="ce1">
            <text:p>https://www.keejob.com/offres-emploi/153014/développeur-frontend/</text:p>
          </table:table-cell>
          <table:table-cell office:value-type="string" table:style-name="ce1">
            <text:p>FININFOSOLUTION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083" table:style-name="ce1">
            <text:p>153083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égociateurs en Immobilier</text:p>
          </table:table-cell>
          <table:table-cell office:value-type="string" table:style-name="ce1">
            <text:p>https://www.keejob.com/offres-emploi/153047/négociateurs-en-immobilier/</text:p>
          </table:table-cell>
          <table:table-cell office:value-type="string" table:style-name="ce1">
            <text:p>LA CITY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957" table:style-name="ce1">
            <text:p>152957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akiet Ezzit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3083/technico-commerce/</text:p>
          </table:table-cell>
          <table:table-cell office:value-type="string" table:style-name="ce1">
            <text:p>DOUDECH DE CREATION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3069" table:style-name="ce1">
            <text:p>153069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Kairouan SudKair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2957/technico-commercial/</text:p>
          </table:table-cell>
          <table:table-cell office:value-type="string" table:style-name="ce1">
            <text:p>APOSTROPHE MÉDICAL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3057" table:style-name="ce1">
            <text:p>153057</text:p>
          </table:table-cell>
          <table:table-cell office:value-type="date" office:date-value="2022-03-10T00:00:00" table:style-name="ce2">
            <text:p>10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saken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de gestion</text:p>
          </table:table-cell>
          <table:table-cell office:value-type="string" table:style-name="ce1">
            <text:p>https://www.keejob.com/offres-emploi/153069/assistante-de-gestion-rmadhnia-kairouan/</text:p>
          </table:table-cell>
          <table:table-cell office:value-type="string" table:style-name="ce1">
            <text:p>KEROANE-GROUP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952" table:style-name="ce1">
            <text:p>152952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ministrateur système</text:p>
          </table:table-cell>
          <table:table-cell office:value-type="string" table:style-name="ce1">
            <text:p>https://www.keejob.com/offres-emploi/153057/aadministrateur-systeme/</text:p>
          </table:table-cell>
          <table:table-cell office:value-type="string" table:style-name="ce1">
            <text:p>IDI COULEUR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975" table:style-name="ce1">
            <text:p>152975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(e) d'éducation</text:p>
          </table:table-cell>
          <table:table-cell office:value-type="string" table:style-name="ce1">
            <text:p>https://www.keejob.com/offres-emploi/152952/assistant-e-déducation/</text:p>
          </table:table-cell>
          <table:table-cell office:value-type="string" table:style-name="ce1">
            <text:p>GROUPE SCOLAIRE RENE DESCARTE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980" table:style-name="ce1">
            <text:p>152980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Saisonnier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2975/comptable/</text:p>
          </table:table-cell>
          <table:table-cell office:value-type="string" table:style-name="ce1">
            <text:p>ECOVIS KDH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954" table:style-name="ce1">
            <text:p>152954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issiers</text:p>
          </table:table-cell>
          <table:table-cell office:value-type="string" table:style-name="ce1">
            <text:p>https://www.keejob.com/offres-emploi/152980/carthage-land-recrute-des-caissiers/</text:p>
          </table:table-cell>
          <table:table-cell office:value-type="string" table:style-name="ce1">
            <text:p>CARTHAGE LAND TUNIS</text:p>
          </table:table-cell>
          <table:table-cell office:value-type="string" table:style-name="ce1">
            <text:p>industrie électro-mécaniques</text:p>
          </table:table-cell>
          <table:table-cell office:value-type="float" office:value="152946" table:style-name="ce1">
            <text:p>152946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ahline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ceptionniste</text:p>
          </table:table-cell>
          <table:table-cell office:value-type="string" table:style-name="ce1">
            <text:p>https://www.keejob.com/offres-emploi/152954/receptionniste/</text:p>
          </table:table-cell>
          <table:table-cell office:value-type="string" table:style-name="ce1">
            <text:p>CLINIQUE ELMOUROUJ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940" table:style-name="ce1">
            <text:p>152940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aintenance outillage</text:p>
          </table:table-cell>
          <table:table-cell office:value-type="string" table:style-name="ce1">
            <text:p>https://www.keejob.com/offres-emploi/152946/technicien-maintenance-outillage/</text:p>
          </table:table-cell>
          <table:table-cell office:value-type="string" table:style-name="ce1">
            <text:p>AXOPLAST</text:p>
          </table:table-cell>
          <table:table-cell office:value-type="string" table:style-name="ce1">
            <text:p>informatique / télécoms</text:p>
          </table:table-cell>
          <table:table-cell office:value-type="float" office:value="152945" table:style-name="ce1">
            <text:p>152945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iteur Interne</text:p>
          </table:table-cell>
          <table:table-cell office:value-type="string" table:style-name="ce1">
            <text:p>https://www.keejob.com/offres-emploi/152940/auditeur-interne/</text:p>
          </table:table-cell>
          <table:table-cell office:value-type="string" table:style-name="ce1">
            <text:p>AMEN SANTE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979" table:style-name="ce1">
            <text:p>152979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Saisonnier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iteur interne</text:p>
          </table:table-cell>
          <table:table-cell office:value-type="string" table:style-name="ce1">
            <text:p>https://www.keejob.com/offres-emploi/152945/auditeur-interne-junior/</text:p>
          </table:table-cell>
          <table:table-cell office:value-type="string" table:style-name="ce1">
            <text:p>SYNOTEC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969" table:style-name="ce1">
            <text:p>152969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aisonniers en restaurant</text:p>
          </table:table-cell>
          <table:table-cell office:value-type="string" table:style-name="ce1">
            <text:p>https://www.keejob.com/offres-emploi/152979/des-saisonniers-en-restaurant/</text:p>
          </table:table-cell>
          <table:table-cell office:value-type="string" table:style-name="ce1">
            <text:p>CARTHAGE LAND TUNIS</text:p>
          </table:table-cell>
          <table:table-cell office:value-type="string" table:style-name="ce1">
            <text:p>informatique / télécoms</text:p>
          </table:table-cell>
          <table:table-cell office:value-type="float" office:value="152934" table:style-name="ce1">
            <text:p>152934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Arabe Français Anglais Espagnol Russe Chino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en electricité</text:p>
          </table:table-cell>
          <table:table-cell office:value-type="string" table:style-name="ce1">
            <text:p>https://www.keejob.com/offres-emploi/152969/technicien-supérieur-en-electricité/</text:p>
          </table:table-cell>
          <table:table-cell office:value-type="string" table:style-name="ce1">
            <text:p>LES CLINIQUES EL MANAR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970" table:style-name="ce1">
            <text:p>152970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odle Course Content Writer</text:p>
          </table:table-cell>
          <table:table-cell office:value-type="string" table:style-name="ce1">
            <text:p>https://www.keejob.com/offres-emploi/152934/moodle-course-content-writer/</text:p>
          </table:table-cell>
          <table:table-cell office:value-type="string" table:style-name="ce1">
            <text:p>RIADVICE</text:p>
          </table:table-cell>
          <table:table-cell office:value-type="string" table:style-name="ce1">
            <text:p>informatique / télécoms</text:p>
          </table:table-cell>
          <table:table-cell office:value-type="float" office:value="152935" table:style-name="ce1">
            <text:p>152935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 Allemand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administrative</text:p>
          </table:table-cell>
          <table:table-cell office:value-type="string" table:style-name="ce1">
            <text:p>https://www.keejob.com/offres-emploi/152970/deux-2-assistantes-administratives/</text:p>
          </table:table-cell>
          <table:table-cell office:value-type="string" table:style-name="ce1">
            <text:p>CEFOR</text:p>
          </table:table-cell>
          <table:table-cell office:value-type="string" table:style-name="ce1">
            <text:p>transport / logistique</text:p>
          </table:table-cell>
          <table:table-cell office:value-type="float" office:value="152931" table:style-name="ce1">
            <text:p>152931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ternational Business Developer</text:p>
          </table:table-cell>
          <table:table-cell office:value-type="string" table:style-name="ce1">
            <text:p>https://www.keejob.com/offres-emploi/152935/international-business-developer/</text:p>
          </table:table-cell>
          <table:table-cell office:value-type="string" table:style-name="ce1">
            <text:p>RIADVICE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989" table:style-name="ce1">
            <text:p>152989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'agence</text:p>
          </table:table-cell>
          <table:table-cell office:value-type="string" table:style-name="ce1">
            <text:p>https://www.keejob.com/offres-emploi/152931/chef-dagence-sousse/</text:p>
          </table:table-cell>
          <table:table-cell office:value-type="string" table:style-name="ce1">
            <text:p>LOG DELIVERY STAR</text:p>
          </table:table-cell>
          <table:table-cell office:value-type="string" table:style-name="ce1">
            <text:p>call center / télévente</text:p>
          </table:table-cell>
          <table:table-cell office:value-type="float" office:value="152984" table:style-name="ce1">
            <text:p>152984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ormaticien</text:p>
          </table:table-cell>
          <table:table-cell office:value-type="string" table:style-name="ce1">
            <text:p>https://www.keejob.com/offres-emploi/152989/un-informaticien/</text:p>
          </table:table-cell>
          <table:table-cell office:value-type="string" table:style-name="ce1">
            <text:p>CEFOR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964" table:style-name="ce1">
            <text:p>152964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opérateur</text:p>
          </table:table-cell>
          <table:table-cell office:value-type="string" table:style-name="ce1">
            <text:p>https://www.keejob.com/offres-emploi/152984/nous-recrutons-rejoignez-nous/</text:p>
          </table:table-cell>
          <table:table-cell office:value-type="string" table:style-name="ce1">
            <text:p>CALLCOM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962" table:style-name="ce1">
            <text:p>152962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fesseur de français</text:p>
          </table:table-cell>
          <table:table-cell office:value-type="string" table:style-name="ce1">
            <text:p>https://www.keejob.com/offres-emploi/152964/professeur-de-français/</text:p>
          </table:table-cell>
          <table:table-cell office:value-type="string" table:style-name="ce1">
            <text:p>INTERNATIONAL DEUSCHE SCHOOL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2938" table:style-name="ce1">
            <text:p>152938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sthéticienne-coiffeuse-cosméticienne</text:p>
          </table:table-cell>
          <table:table-cell office:value-type="string" table:style-name="ce1">
            <text:p>https://www.keejob.com/offres-emploi/152962/esthéticienne-coiffeuse-cosméticienne/</text:p>
          </table:table-cell>
          <table:table-cell office:value-type="string" table:style-name="ce1">
            <text:p>KAP PHARMA</text:p>
          </table:table-cell>
          <table:table-cell office:value-type="string" table:style-name="ce1">
            <text:p>autres</text:p>
          </table:table-cell>
          <table:table-cell office:value-type="float" office:value="152937" table:style-name="ce1">
            <text:p>152937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ir Mcherga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5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 Géomatique Afrique</text:p>
          </table:table-cell>
          <table:table-cell office:value-type="string" table:style-name="ce1">
            <text:p>https://www.keejob.com/offres-emploi/152938/commercial-géomatique-afrique/</text:p>
          </table:table-cell>
          <table:table-cell office:value-type="string" table:style-name="ce1">
            <text:p>ATGT TUNISIE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965" table:style-name="ce1">
            <text:p>152965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Administratif et comptable</text:p>
          </table:table-cell>
          <table:table-cell office:value-type="string" table:style-name="ce1">
            <text:p>https://www.keejob.com/offres-emploi/152937/assistance-administratif-et-comptable/</text:p>
          </table:table-cell>
          <table:table-cell office:value-type="string" table:style-name="ce1">
            <text:p>ECRI PLAST</text:p>
          </table:table-cell>
          <table:table-cell office:value-type="string" table:style-name="ce1">
            <text:p>informatique / télécoms</text:p>
          </table:table-cell>
          <table:table-cell office:value-type="float" office:value="152936" table:style-name="ce1">
            <text:p>152936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 Allemand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électrique</text:p>
          </table:table-cell>
          <table:table-cell office:value-type="string" table:style-name="ce1">
            <text:p>https://www.keejob.com/offres-emploi/152965/ingénieur-electrique-électromécanique/</text:p>
          </table:table-cell>
          <table:table-cell office:value-type="string" table:style-name="ce1">
            <text:p>ETELEC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971" table:style-name="ce1">
            <text:p>152971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ta Protection Compliancy Lawyer Internship</text:p>
          </table:table-cell>
          <table:table-cell office:value-type="string" table:style-name="ce1">
            <text:p>https://www.keejob.com/offres-emploi/152936/data-protection-compliancy-lawyer-internship/</text:p>
          </table:table-cell>
          <table:table-cell office:value-type="string" table:style-name="ce1">
            <text:p>RIADVICE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987" table:style-name="ce1">
            <text:p>152987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2971/community-manager-hf/</text:p>
          </table:table-cell>
          <table:table-cell office:value-type="string" table:style-name="ce1">
            <text:p>CASASQUAR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939" table:style-name="ce1">
            <text:p>152939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parc &amp; logistique</text:p>
          </table:table-cell>
          <table:table-cell office:value-type="string" table:style-name="ce1">
            <text:p>https://www.keejob.com/offres-emploi/152987/responsable-parc-logistique/</text:p>
          </table:table-cell>
          <table:table-cell office:value-type="string" table:style-name="ce1">
            <text:p>NATECH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57" table:style-name="ce1">
            <text:p>152857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administratif et financier</text:p>
          </table:table-cell>
          <table:table-cell office:value-type="string" table:style-name="ce1">
            <text:p>https://www.keejob.com/offres-emploi/152939/responsable-adminstratif-et-financier/</text:p>
          </table:table-cell>
          <table:table-cell office:value-type="string" table:style-name="ce1">
            <text:p>MEDCLIM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933" table:style-name="ce1">
            <text:p>152933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700 - 1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marketing</text:p>
          </table:table-cell>
          <table:table-cell office:value-type="string" table:style-name="ce1">
            <text:p>https://www.keejob.com/offres-emploi/152857/assistante-marketing/</text:p>
          </table:table-cell>
          <table:table-cell office:value-type="string" table:style-name="ce1">
            <text:p>GOLDEN COFFEE</text:p>
          </table:table-cell>
          <table:table-cell office:value-type="string" table:style-name="ce1">
            <text:p>call center / télévente</text:p>
          </table:table-cell>
          <table:table-cell office:value-type="float" office:value="152972" table:style-name="ce1">
            <text:p>152972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500 - 30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uditeur</text:p>
          </table:table-cell>
          <table:table-cell office:value-type="string" table:style-name="ce1">
            <text:p>https://www.keejob.com/offres-emploi/152933/auditeur-comptable/</text:p>
          </table:table-cell>
          <table:table-cell office:value-type="string" table:style-name="ce1">
            <text:p>CABINET KHALED RAHALI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959" table:style-name="ce1">
            <text:p>152959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commercial en assurances</text:p>
          </table:table-cell>
          <table:table-cell office:value-type="string" table:style-name="ce1">
            <text:p>https://www.keejob.com/offres-emploi/152972/conseiller-commercial-en-assurances/</text:p>
          </table:table-cell>
          <table:table-cell office:value-type="string" table:style-name="ce1">
            <text:p>AECS</text:p>
          </table:table-cell>
          <table:table-cell office:value-type="string" table:style-name="ce1">
            <text:p>call center / télévente</text:p>
          </table:table-cell>
          <table:table-cell office:value-type="float" office:value="152994" table:style-name="ce1">
            <text:p>152994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intenance</text:p>
          </table:table-cell>
          <table:table-cell office:value-type="string" table:style-name="ce1">
            <text:p>https://www.keejob.com/offres-emploi/152959/responsable-maintenance/</text:p>
          </table:table-cell>
          <table:table-cell office:value-type="string" table:style-name="ce1">
            <text:p>KAP PHARM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992" table:style-name="ce1">
            <text:p>152992</text:p>
          </table:table-cell>
          <table:table-cell office:value-type="date" office:date-value="2022-03-09T00:00:00" table:style-name="ce2">
            <text:p>9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Gabes MedinaGabe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58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Mathématiques</text:p>
          </table:table-cell>
          <table:table-cell office:value-type="string" table:style-name="ce1">
            <text:p>https://www.keejob.com/offres-emploi/152994/scientifique-bac-5/</text:p>
          </table:table-cell>
          <table:table-cell office:value-type="string" table:style-name="ce1">
            <text:p>SYSTEMICS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921" table:style-name="ce1">
            <text:p>152921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issier et Caissière GABES H/F</text:p>
          </table:table-cell>
          <table:table-cell office:value-type="string" table:style-name="ce1">
            <text:p>https://www.keejob.com/offres-emploi/152992/caissier-et-caissière-gabes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all center / télévente</text:p>
          </table:table-cell>
          <table:table-cell office:value-type="float" office:value="152851" table:style-name="ce1">
            <text:p>152851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Méthodes Logistique</text:p>
          </table:table-cell>
          <table:table-cell office:value-type="string" table:style-name="ce1">
            <text:p>https://www.keejob.com/offres-emploi/152921/ingénieur-méthodes-logistique/</text:p>
          </table:table-cell>
          <table:table-cell office:value-type="string" table:style-name="ce1">
            <text:p>SOMEF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852" table:style-name="ce1">
            <text:p>152852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750 - 1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opérateur</text:p>
          </table:table-cell>
          <table:table-cell office:value-type="string" table:style-name="ce1">
            <text:p>https://www.keejob.com/offres-emploi/152851/teleoperateur-trices/</text:p>
          </table:table-cell>
          <table:table-cell office:value-type="string" table:style-name="ce1">
            <text:p>DREAM CALL CENTER</text:p>
          </table:table-cell>
          <table:table-cell office:value-type="string" table:style-name="ce1">
            <text:p>call center / télévente</text:p>
          </table:table-cell>
          <table:table-cell office:value-type="float" office:value="152906" table:style-name="ce1">
            <text:p>152906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 Produits Cosmetiques</text:p>
          </table:table-cell>
          <table:table-cell office:value-type="string" table:style-name="ce1">
            <text:p>https://www.keejob.com/offres-emploi/152852/commercial-produits-cosmetiques/</text:p>
          </table:table-cell>
          <table:table-cell office:value-type="string" table:style-name="ce1">
            <text:p>HAVELANG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756" table:style-name="ce1">
            <text:p>152756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ZaghouanZaghouan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opérateur</text:p>
          </table:table-cell>
          <table:table-cell office:value-type="string" table:style-name="ce1">
            <text:p>https://www.keejob.com/offres-emploi/152906/agent-prise-de-rdv/</text:p>
          </table:table-cell>
          <table:table-cell office:value-type="string" table:style-name="ce1">
            <text:p>POWERFUL COMMUNICATION BUSINESS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877" table:style-name="ce1">
            <text:p>152877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MonastirMonastir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éthodes</text:p>
          </table:table-cell>
          <table:table-cell office:value-type="string" table:style-name="ce1">
            <text:p>https://www.keejob.com/offres-emploi/152756/responsable-méthodes/</text:p>
          </table:table-cell>
          <table:table-cell office:value-type="string" table:style-name="ce1">
            <text:p>HEMODIA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910" table:style-name="ce1">
            <text:p>152910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ebmaster</text:p>
          </table:table-cell>
          <table:table-cell office:value-type="string" table:style-name="ce1">
            <text:p>https://www.keejob.com/offres-emploi/152877/webmaster/</text:p>
          </table:table-cell>
          <table:table-cell office:value-type="string" table:style-name="ce1">
            <text:p>KENSHO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71" table:style-name="ce1">
            <text:p>152871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450 - 7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ressources humaines</text:p>
          </table:table-cell>
          <table:table-cell office:value-type="string" table:style-name="ce1">
            <text:p>https://www.keejob.com/offres-emploi/152910/responsable-ressources-humaines/</text:p>
          </table:table-cell>
          <table:table-cell office:value-type="string" table:style-name="ce1">
            <text:p>EL ATHIR</text:p>
          </table:table-cell>
          <table:table-cell office:value-type="string" table:style-name="ce1">
            <text:p>informatique / télécoms</text:p>
          </table:table-cell>
          <table:table-cell office:value-type="float" office:value="152927" table:style-name="ce1">
            <text:p>152927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871/commercial-terrain-sousse/</text:p>
          </table:table-cell>
          <table:table-cell office:value-type="string" table:style-name="ce1">
            <text:p>GALERIE DES DÉCORS</text:p>
          </table:table-cell>
          <table:table-cell office:value-type="string" table:style-name="ce1">
            <text:p>informatique / télécoms</text:p>
          </table:table-cell>
          <table:table-cell office:value-type="float" office:value="152895" table:style-name="ce1">
            <text:p>152895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ExpertRecherche</text:p>
          </table:table-cell>
          <table:table-cell office:value-type="string" table:style-name="ce1">
            <text:p>1000 - 14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A Functional Engineer</text:p>
          </table:table-cell>
          <table:table-cell office:value-type="string" table:style-name="ce1">
            <text:p>https://www.keejob.com/offres-emploi/152927/qa-functional-engineer/</text:p>
          </table:table-cell>
          <table:table-cell office:value-type="string" table:style-name="ce1">
            <text:p>MACHINESTALK TUNISIA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847" table:style-name="ce1">
            <text:p>152847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</text:p>
          </table:table-cell>
          <table:table-cell office:value-type="string" table:style-name="ce1">
            <text:p>https://www.keejob.com/offres-emploi/152895/télévendeurs-mutue/</text:p>
          </table:table-cell>
          <table:table-cell office:value-type="string" table:style-name="ce1">
            <text:p>PRODEXPERT CONSULTING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84" table:style-name="ce1">
            <text:p>152884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comptable</text:p>
          </table:table-cell>
          <table:table-cell office:value-type="string" table:style-name="ce1">
            <text:p>https://www.keejob.com/offres-emploi/152847/assistant-comptable/</text:p>
          </table:table-cell>
          <table:table-cell office:value-type="string" table:style-name="ce1">
            <text:p>UNIVERSAL AUDITING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846" table:style-name="ce1">
            <text:p>152846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gasin</text:p>
          </table:table-cell>
          <table:table-cell office:value-type="string" table:style-name="ce1">
            <text:p>https://www.keejob.com/offres-emploi/152884/responsable-magasin-nabeul/</text:p>
          </table:table-cell>
          <table:table-cell office:value-type="string" table:style-name="ce1">
            <text:p>MAZRAA MARKET</text:p>
          </table:table-cell>
          <table:table-cell office:value-type="string" table:style-name="ce1">
            <text:p>banque / finance / assurances</text:p>
          </table:table-cell>
          <table:table-cell office:value-type="float" office:value="152893" table:style-name="ce1">
            <text:p>152893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viseur comptable</text:p>
          </table:table-cell>
          <table:table-cell office:value-type="string" table:style-name="ce1">
            <text:p>https://www.keejob.com/offres-emploi/152846/réviseurs-comptables/</text:p>
          </table:table-cell>
          <table:table-cell office:value-type="string" table:style-name="ce1">
            <text:p>UNIVERSAL AUDITING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858" table:style-name="ce1">
            <text:p>152858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Santé</text:p>
          </table:table-cell>
          <table:table-cell office:value-type="string" table:style-name="ce1">
            <text:p>https://www.keejob.com/offres-emploi/152893/gestionnaire-santé-bilingue-fh/</text:p>
          </table:table-cell>
          <table:table-cell office:value-type="string" table:style-name="ce1">
            <text:p>HENNER TUNI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866" table:style-name="ce1">
            <text:p>152866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75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858/commercial/</text:p>
          </table:table-cell>
          <table:table-cell office:value-type="string" table:style-name="ce1">
            <text:p>REGIA PHARMA</text:p>
          </table:table-cell>
          <table:table-cell office:value-type="string" table:style-name="ce1">
            <text:p>informatique / télécoms</text:p>
          </table:table-cell>
          <table:table-cell office:value-type="float" office:value="152903" table:style-name="ce1">
            <text:p>152903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nimateurs</text:p>
          </table:table-cell>
          <table:table-cell office:value-type="string" table:style-name="ce1">
            <text:p>https://www.keejob.com/offres-emploi/152866/animateurs-hf-pour-park-de-trampoline/</text:p>
          </table:table-cell>
          <table:table-cell office:value-type="string" table:style-name="ce1">
            <text:p>JUMP PARK</text:p>
          </table:table-cell>
          <table:table-cell office:value-type="string" table:style-name="ce1">
            <text:p>call center / télévente</text:p>
          </table:table-cell>
          <table:table-cell office:value-type="float" office:value="152923" table:style-name="ce1">
            <text:p>152923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zzahra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ExpertRecherch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ullStack R&amp;D Engineer</text:p>
          </table:table-cell>
          <table:table-cell office:value-type="string" table:style-name="ce1">
            <text:p>https://www.keejob.com/offres-emploi/152903/fullstack-rd-engineer/</text:p>
          </table:table-cell>
          <table:table-cell office:value-type="string" table:style-name="ce1">
            <text:p>MACHINESTALK TUNISIA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872" table:style-name="ce1">
            <text:p>152872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secrétariat</text:p>
          </table:table-cell>
          <table:table-cell office:value-type="string" table:style-name="ce1">
            <text:p>https://www.keejob.com/offres-emploi/152923/recrutement/</text:p>
          </table:table-cell>
          <table:table-cell office:value-type="string" table:style-name="ce1">
            <text:p>NELYIO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873" table:style-name="ce1">
            <text:p>152873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ographiste</text:p>
          </table:table-cell>
          <table:table-cell office:value-type="string" table:style-name="ce1">
            <text:p>https://www.keejob.com/offres-emploi/152872/infographiste/</text:p>
          </table:table-cell>
          <table:table-cell office:value-type="string" table:style-name="ce1">
            <text:p>SLIM FIT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912" table:style-name="ce1">
            <text:p>152912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strumentiste</text:p>
          </table:table-cell>
          <table:table-cell office:value-type="string" table:style-name="ce1">
            <text:p>https://www.keejob.com/offres-emploi/152873/instrumentiste/</text:p>
          </table:table-cell>
          <table:table-cell office:value-type="string" table:style-name="ce1">
            <text:p>LES CLINIQUES EL MANAR</text:p>
          </table:table-cell>
          <table:table-cell office:value-type="string" table:style-name="ce1">
            <text:p>industrie métalliques</text:p>
          </table:table-cell>
          <table:table-cell office:value-type="float" office:value="152924" table:style-name="ce1">
            <text:p>152924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ygiéniste</text:p>
          </table:table-cell>
          <table:table-cell office:value-type="string" table:style-name="ce1">
            <text:p>https://www.keejob.com/offres-emploi/152912/carthage-land-tunis-recrute-une-hygiéniste/</text:p>
          </table:table-cell>
          <table:table-cell office:value-type="string" table:style-name="ce1">
            <text:p>CARTHAGE LAND TUNI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50" table:style-name="ce1">
            <text:p>152850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Rade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</text:p>
          </table:table-cell>
          <table:table-cell office:value-type="string" table:style-name="ce1">
            <text:p>https://www.keejob.com/offres-emploi/152924/assistante/</text:p>
          </table:table-cell>
          <table:table-cell office:value-type="string" table:style-name="ce1">
            <text:p>MEUBLE FRIKHA CONCEPT</text:p>
          </table:table-cell>
          <table:table-cell office:value-type="string" table:style-name="ce1">
            <text:p>autres</text:p>
          </table:table-cell>
          <table:table-cell office:value-type="float" office:value="152863" table:style-name="ce1">
            <text:p>152863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ahlineMonastir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5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unication</text:p>
          </table:table-cell>
          <table:table-cell office:value-type="string" table:style-name="ce1">
            <text:p>https://www.keejob.com/offres-emploi/152850/responsable-communication/</text:p>
          </table:table-cell>
          <table:table-cell office:value-type="string" table:style-name="ce1">
            <text:p>MED OIL CAMPANY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899" table:style-name="ce1">
            <text:p>152899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lectricien</text:p>
          </table:table-cell>
          <table:table-cell office:value-type="string" table:style-name="ce1">
            <text:p>https://www.keejob.com/offres-emploi/152863/demande-d-offre-emploie-electricien/</text:p>
          </table:table-cell>
          <table:table-cell office:value-type="string" table:style-name="ce1">
            <text:p>LINPACK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874" table:style-name="ce1">
            <text:p>152874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ull Developer</text:p>
          </table:table-cell>
          <table:table-cell office:value-type="string" table:style-name="ce1">
            <text:p>https://www.keejob.com/offres-emploi/152899/senior-full-developer/</text:p>
          </table:table-cell>
          <table:table-cell office:value-type="string" table:style-name="ce1">
            <text:p>BUSINESS OFFICE AND MANAGEMENT SERVICE</text:p>
          </table:table-cell>
          <table:table-cell office:value-type="string" table:style-name="ce1">
            <text:p>import / export</text:p>
          </table:table-cell>
          <table:table-cell office:value-type="float" office:value="152909" table:style-name="ce1">
            <text:p>152909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70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recouvrement</text:p>
          </table:table-cell>
          <table:table-cell office:value-type="string" table:style-name="ce1">
            <text:p>https://www.keejob.com/offres-emploi/152874/assistante-recouvrement-client/</text:p>
          </table:table-cell>
          <table:table-cell office:value-type="string" table:style-name="ce1">
            <text:p>TTI ELECSA TN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876" table:style-name="ce1">
            <text:p>152876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ducteur</text:p>
          </table:table-cell>
          <table:table-cell office:value-type="string" table:style-name="ce1">
            <text:p>https://www.keejob.com/offres-emploi/152909/conducteur/</text:p>
          </table:table-cell>
          <table:table-cell office:value-type="string" table:style-name="ce1">
            <text:p>YMC TRADING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907" table:style-name="ce1">
            <text:p>152907</text:p>
          </table:table-cell>
          <table:table-cell office:value-type="date" office:date-value="2022-03-08T00:00:00" table:style-name="ce2">
            <text:p>8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erchandiseur</text:p>
          </table:table-cell>
          <table:table-cell office:value-type="string" table:style-name="ce1">
            <text:p>https://www.keejob.com/offres-emploi/152876/merchandiseur-grand-tunis/</text:p>
          </table:table-cell>
          <table:table-cell office:value-type="string" table:style-name="ce1">
            <text:p>DECLIC MO</text:p>
          </table:table-cell>
          <table:table-cell office:value-type="string" table:style-name="ce1">
            <text:p>informatique / télécoms</text:p>
          </table:table-cell>
          <table:table-cell office:value-type="float" office:value="152818" table:style-name="ce1">
            <text:p>152818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uffeur</text:p>
          </table:table-cell>
          <table:table-cell office:value-type="string" table:style-name="ce1">
            <text:p>https://www.keejob.com/offres-emploi/152907/chauffeur/</text:p>
          </table:table-cell>
          <table:table-cell office:value-type="string" table:style-name="ce1">
            <text:p>URBA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787" table:style-name="ce1">
            <text:p>152787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de recrutement international</text:p>
          </table:table-cell>
          <table:table-cell office:value-type="string" table:style-name="ce1">
            <text:p>https://www.keejob.com/offres-emploi/152818/chargée-de-recrutement-international/</text:p>
          </table:table-cell>
          <table:table-cell office:value-type="string" table:style-name="ce1">
            <text:p>ITEM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766" table:style-name="ce1">
            <text:p>152766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merciale</text:p>
          </table:table-cell>
          <table:table-cell office:value-type="string" table:style-name="ce1">
            <text:p>https://www.keejob.com/offres-emploi/152787/cherchons-assistante-commerciale/</text:p>
          </table:table-cell>
          <table:table-cell office:value-type="string" table:style-name="ce1">
            <text:p>MEGASTORE TECHNOLOGY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749" table:style-name="ce1">
            <text:p>152749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Rades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60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sinateur(trice) en construction</text:p>
          </table:table-cell>
          <table:table-cell office:value-type="string" table:style-name="ce1">
            <text:p>https://www.keejob.com/offres-emploi/152766/dessinateurtrice-junior-en-construction/</text:p>
          </table:table-cell>
          <table:table-cell office:value-type="string" table:style-name="ce1">
            <text:p>GROUPDC INTERNATIONAL</text:p>
          </table:table-cell>
          <table:table-cell office:value-type="string" table:style-name="ce1">
            <text:p>artisanat / textile / cuir</text:p>
          </table:table-cell>
          <table:table-cell office:value-type="float" office:value="152755" table:style-name="ce1">
            <text:p>152755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ou Merdes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Marketing et Communication</text:p>
          </table:table-cell>
          <table:table-cell office:value-type="string" table:style-name="ce1">
            <text:p>https://www.keejob.com/offres-emploi/152749/assistante-marketing-et-communication/</text:p>
          </table:table-cell>
          <table:table-cell office:value-type="string" table:style-name="ce1">
            <text:p>ANIMOES</text:p>
          </table:table-cell>
          <table:table-cell office:value-type="string" table:style-name="ce1">
            <text:p>artisanat / textile / cuir</text:p>
          </table:table-cell>
          <table:table-cell office:value-type="float" office:value="152752" table:style-name="ce1">
            <text:p>152752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ou MerdesMahdi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Salle de Coupe</text:p>
          </table:table-cell>
          <table:table-cell office:value-type="string" table:style-name="ce1">
            <text:p>https://www.keejob.com/offres-emploi/152755/responsable-salle-de-coupe/</text:p>
          </table:table-cell>
          <table:table-cell office:value-type="string" table:style-name="ce1">
            <text:p>BACOVET</text:p>
          </table:table-cell>
          <table:table-cell office:value-type="string" table:style-name="ce1">
            <text:p>informatique / télécoms</text:p>
          </table:table-cell>
          <table:table-cell office:value-type="float" office:value="152843" table:style-name="ce1">
            <text:p>152843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Île de FranceFranc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de gestion</text:p>
          </table:table-cell>
          <table:table-cell office:value-type="string" table:style-name="ce1">
            <text:p>https://www.keejob.com/offres-emploi/152752/contrôleur-de-gestion/</text:p>
          </table:table-cell>
          <table:table-cell office:value-type="string" table:style-name="ce1">
            <text:p>BACOVE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806" table:style-name="ce1">
            <text:p>152806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Msaken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DevOps</text:p>
          </table:table-cell>
          <table:table-cell office:value-type="string" table:style-name="ce1">
            <text:p>https://www.keejob.com/offres-emploi/152843/ingénieur-devops/</text:p>
          </table:table-cell>
          <table:table-cell office:value-type="string" table:style-name="ce1">
            <text:p>TEOLIA</text:p>
          </table:table-cell>
          <table:table-cell office:value-type="string" table:style-name="ce1">
            <text:p>informatique / télécoms</text:p>
          </table:table-cell>
          <table:table-cell office:value-type="float" office:value="152838" table:style-name="ce1">
            <text:p>152838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ptable</text:p>
          </table:table-cell>
          <table:table-cell office:value-type="string" table:style-name="ce1">
            <text:p>https://www.keejob.com/offres-emploi/152806/assistante-comptable/</text:p>
          </table:table-cell>
          <table:table-cell office:value-type="string" table:style-name="ce1">
            <text:p>IDI COULEUR</text:p>
          </table:table-cell>
          <table:table-cell office:value-type="string" table:style-name="ce1">
            <text:p>industrie électro-mécaniques</text:p>
          </table:table-cell>
          <table:table-cell office:value-type="float" office:value="152789" table:style-name="ce1">
            <text:p>152789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informatique</text:p>
          </table:table-cell>
          <table:table-cell office:value-type="string" table:style-name="ce1">
            <text:p>https://www.keejob.com/offres-emploi/152838/technicien-superieur-en-informatique/</text:p>
          </table:table-cell>
          <table:table-cell office:value-type="string" table:style-name="ce1">
            <text:p>INFONET SERVICE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782" table:style-name="ce1">
            <text:p>152782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A/QC engineer</text:p>
          </table:table-cell>
          <table:table-cell office:value-type="string" table:style-name="ce1">
            <text:p>https://www.keejob.com/offres-emploi/152789/senior-qaqc-engineer/</text:p>
          </table:table-cell>
          <table:table-cell office:value-type="string" table:style-name="ce1">
            <text:p>PETROGAS SYSTEMS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835" table:style-name="ce1">
            <text:p>152835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uffeur</text:p>
          </table:table-cell>
          <table:table-cell office:value-type="string" table:style-name="ce1">
            <text:p>https://www.keejob.com/offres-emploi/152782/chauffeur/</text:p>
          </table:table-cell>
          <table:table-cell office:value-type="string" table:style-name="ce1">
            <text:p>SOCIÉTÉ CONSULTING EN DÉVELOPPEMENT COMMUNAUTAIRE</text:p>
          </table:table-cell>
          <table:table-cell office:value-type="string" table:style-name="ce1">
            <text:p>informatique / télécoms</text:p>
          </table:table-cell>
          <table:table-cell office:value-type="float" office:value="152816" table:style-name="ce1">
            <text:p>152816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ethode</text:p>
          </table:table-cell>
          <table:table-cell office:value-type="string" table:style-name="ce1">
            <text:p>https://www.keejob.com/offres-emploi/152835/technicien-methode/</text:p>
          </table:table-cell>
          <table:table-cell office:value-type="string" table:style-name="ce1">
            <text:p>SOMEF</text:p>
          </table:table-cell>
          <table:table-cell office:value-type="string" table:style-name="ce1">
            <text:p>artisanat / textile / cuir</text:p>
          </table:table-cell>
          <table:table-cell office:value-type="float" office:value="152753" table:style-name="ce1">
            <text:p>152753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ou MerdesMahdi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Fullstack Javascrip</text:p>
          </table:table-cell>
          <table:table-cell office:value-type="string" table:style-name="ce1">
            <text:p>https://www.keejob.com/offres-emploi/152816/fullstack-javascripttypescript-developer/</text:p>
          </table:table-cell>
          <table:table-cell office:value-type="string" table:style-name="ce1">
            <text:p>SOFFLEX</text:p>
          </table:table-cell>
          <table:table-cell office:value-type="string" table:style-name="ce1">
            <text:p>informatique / télécoms</text:p>
          </table:table-cell>
          <table:table-cell office:value-type="float" office:value="152832" table:style-name="ce1">
            <text:p>152832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lanificateur spécialiste</text:p>
          </table:table-cell>
          <table:table-cell office:value-type="string" table:style-name="ce1">
            <text:p>https://www.keejob.com/offres-emploi/152753/planificateur-spécialiste/</text:p>
          </table:table-cell>
          <table:table-cell office:value-type="string" table:style-name="ce1">
            <text:p>BACOVET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764" table:style-name="ce1">
            <text:p>152764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PHP / Symfony</text:p>
          </table:table-cell>
          <table:table-cell office:value-type="string" table:style-name="ce1">
            <text:p>https://www.keejob.com/offres-emploi/152832/développeur-php-symfony/</text:p>
          </table:table-cell>
          <table:table-cell office:value-type="string" table:style-name="ce1">
            <text:p>FEKI INFORMATIQUE</text:p>
          </table:table-cell>
          <table:table-cell office:value-type="string" table:style-name="ce1">
            <text:p>informatique / télécoms</text:p>
          </table:table-cell>
          <table:table-cell office:value-type="float" office:value="152844" table:style-name="ce1">
            <text:p>152844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Neuilly-sur-SeineÎle de FranceFranc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2764/comptable/</text:p>
          </table:table-cell>
          <table:table-cell office:value-type="string" table:style-name="ce1">
            <text:p>TUNISIE MEDICAL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803" table:style-name="ce1">
            <text:p>152803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Indépendant/Freelance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ta Analyst</text:p>
          </table:table-cell>
          <table:table-cell office:value-type="string" table:style-name="ce1">
            <text:p>https://www.keejob.com/offres-emploi/152844/data-analyst/</text:p>
          </table:table-cell>
          <table:table-cell office:value-type="string" table:style-name="ce1">
            <text:p>TEOLIA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834" table:style-name="ce1">
            <text:p>152834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fesseur d'anglais</text:p>
          </table:table-cell>
          <table:table-cell office:value-type="string" table:style-name="ce1">
            <text:p>https://www.keejob.com/offres-emploi/152803/professeur-danglais/</text:p>
          </table:table-cell>
          <table:table-cell office:value-type="string" table:style-name="ce1">
            <text:p>PROLAN FORMATIONS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771" table:style-name="ce1">
            <text:p>152771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perviseur maintenance</text:p>
          </table:table-cell>
          <table:table-cell office:value-type="string" table:style-name="ce1">
            <text:p>https://www.keejob.com/offres-emploi/152834/superviseur-maintenance-hf/</text:p>
          </table:table-cell>
          <table:table-cell office:value-type="string" table:style-name="ce1">
            <text:p>CLARKE ENERGY TUNISIE SERVICE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814" table:style-name="ce1">
            <text:p>152814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Indépendant/Freelance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ide comptable</text:p>
          </table:table-cell>
          <table:table-cell office:value-type="string" table:style-name="ce1">
            <text:p>https://www.keejob.com/offres-emploi/152771/aide-comptable/</text:p>
          </table:table-cell>
          <table:table-cell office:value-type="string" table:style-name="ce1">
            <text:p>IMAC</text:p>
          </table:table-cell>
          <table:table-cell office:value-type="string" table:style-name="ce1">
            <text:p>informatique / télécoms</text:p>
          </table:table-cell>
          <table:table-cell office:value-type="float" office:value="152841" table:style-name="ce1">
            <text:p>152841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Île de FranceFranc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en Photographie</text:p>
          </table:table-cell>
          <table:table-cell office:value-type="string" table:style-name="ce1">
            <text:p>https://www.keejob.com/offres-emploi/152814/formateur-en-photographie/</text:p>
          </table:table-cell>
          <table:table-cell office:value-type="string" table:style-name="ce1">
            <text:p>CODEJOBS</text:p>
          </table:table-cell>
          <table:table-cell office:value-type="string" table:style-name="ce1">
            <text:p>transport / logistique</text:p>
          </table:table-cell>
          <table:table-cell office:value-type="float" office:value="152142" table:style-name="ce1">
            <text:p>152142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ta Engineer</text:p>
          </table:table-cell>
          <table:table-cell office:value-type="string" table:style-name="ce1">
            <text:p>https://www.keejob.com/offres-emploi/152841/data-engineer/</text:p>
          </table:table-cell>
          <table:table-cell office:value-type="string" table:style-name="ce1">
            <text:p>TEOLIA</text:p>
          </table:table-cell>
          <table:table-cell office:value-type="string" table:style-name="ce1">
            <text:p>informatique / télécoms</text:p>
          </table:table-cell>
          <table:table-cell office:value-type="float" office:value="152836" table:style-name="ce1">
            <text:p>152836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eb Designer</text:p>
          </table:table-cell>
          <table:table-cell office:value-type="string" table:style-name="ce1">
            <text:p>https://www.keejob.com/offres-emploi/152142/web-designer/</text:p>
          </table:table-cell>
          <table:table-cell office:value-type="string" table:style-name="ce1">
            <text:p>ARMADA DELIVERY SOLUTIONS CO. W.L.L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780" table:style-name="ce1">
            <text:p>152780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Goulett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spatcheur</text:p>
          </table:table-cell>
          <table:table-cell office:value-type="string" table:style-name="ce1">
            <text:p>https://www.keejob.com/offres-emploi/152836/dispatcheur-dispatcheuse/</text:p>
          </table:table-cell>
          <table:table-cell office:value-type="string" table:style-name="ce1">
            <text:p>DELISOLUTIONS MONRESTO</text:p>
          </table:table-cell>
          <table:table-cell office:value-type="string" table:style-name="ce1">
            <text:p>informatique / télécoms</text:p>
          </table:table-cell>
          <table:table-cell office:value-type="float" office:value="152842" table:style-name="ce1">
            <text:p>152842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Île de FranceFranc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RH</text:p>
          </table:table-cell>
          <table:table-cell office:value-type="string" table:style-name="ce1">
            <text:p>https://www.keejob.com/offres-emploi/152780/assistant-rh/</text:p>
          </table:table-cell>
          <table:table-cell office:value-type="string" table:style-name="ce1">
            <text:p>CLINIQUE LA ROSE</text:p>
          </table:table-cell>
          <table:table-cell office:value-type="string" table:style-name="ce1">
            <text:p>informatique / télécoms</text:p>
          </table:table-cell>
          <table:table-cell office:value-type="float" office:value="152839" table:style-name="ce1">
            <text:p>152839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fullstack Java/Angular/React</text:p>
          </table:table-cell>
          <table:table-cell office:value-type="string" table:style-name="ce1">
            <text:p>https://www.keejob.com/offres-emploi/152842/développeur-fullstack-javaangularreact/</text:p>
          </table:table-cell>
          <table:table-cell office:value-type="string" table:style-name="ce1">
            <text:p>TEOLIA</text:p>
          </table:table-cell>
          <table:table-cell office:value-type="string" table:style-name="ce1">
            <text:p>transport / logistique</text:p>
          </table:table-cell>
          <table:table-cell office:value-type="float" office:value="152746" table:style-name="ce1">
            <text:p>152746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Indépendant/Freelance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telecommunication</text:p>
          </table:table-cell>
          <table:table-cell office:value-type="string" table:style-name="ce1">
            <text:p>https://www.keejob.com/offres-emploi/152839/technicien-telecommunication/</text:p>
          </table:table-cell>
          <table:table-cell office:value-type="string" table:style-name="ce1">
            <text:p>INFONET SERVICES</text:p>
          </table:table-cell>
          <table:table-cell office:value-type="string" table:style-name="ce1">
            <text:p>call center / télévente</text:p>
          </table:table-cell>
          <table:table-cell office:value-type="float" office:value="152790" table:style-name="ce1">
            <text:p>152790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(e)</text:p>
          </table:table-cell>
          <table:table-cell office:value-type="string" table:style-name="ce1">
            <text:p>https://www.keejob.com/offres-emploi/152746/commerciale-freelance-grand-tunis/</text:p>
          </table:table-cell>
          <table:table-cell office:value-type="string" table:style-name="ce1">
            <text:p>LOG DELIVERY STAR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783" table:style-name="ce1">
            <text:p>152783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php</text:p>
          </table:table-cell>
          <table:table-cell office:value-type="string" table:style-name="ce1">
            <text:p>https://www.keejob.com/offres-emploi/152790/développeur-php/</text:p>
          </table:table-cell>
          <table:table-cell office:value-type="string" table:style-name="ce1">
            <text:p>CESA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799" table:style-name="ce1">
            <text:p>152799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 E-commerce</text:p>
          </table:table-cell>
          <table:table-cell office:value-type="string" table:style-name="ce1">
            <text:p>https://www.keejob.com/offres-emploi/152783/responsable-marketing-e-commerce/</text:p>
          </table:table-cell>
          <table:table-cell office:value-type="string" table:style-name="ce1">
            <text:p>P2IR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792" table:style-name="ce1">
            <text:p>152792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gital marketing specialist</text:p>
          </table:table-cell>
          <table:table-cell office:value-type="string" table:style-name="ce1">
            <text:p>https://www.keejob.com/offres-emploi/152799/digital-marketing-specialist/</text:p>
          </table:table-cell>
          <table:table-cell office:value-type="string" table:style-name="ce1">
            <text:p>CARLCARE SERVICE TN LIMITED - TRANSSION HOLDING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797" table:style-name="ce1">
            <text:p>152797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de recouvrement</text:p>
          </table:table-cell>
          <table:table-cell office:value-type="string" table:style-name="ce1">
            <text:p>https://www.keejob.com/offres-emploi/152792/chargée-de-recouvrement-français-luparlé/</text:p>
          </table:table-cell>
          <table:table-cell office:value-type="string" table:style-name="ce1">
            <text:p>ÉQUILIBRE FINANCES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819" table:style-name="ce1">
            <text:p>152819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IRM</text:p>
          </table:table-cell>
          <table:table-cell office:value-type="string" table:style-name="ce1">
            <text:p>https://www.keejob.com/offres-emploi/152797/technicien-irm/</text:p>
          </table:table-cell>
          <table:table-cell office:value-type="string" table:style-name="ce1">
            <text:p>LES CLINIQUES EL MANAR</text:p>
          </table:table-cell>
          <table:table-cell office:value-type="string" table:style-name="ce1">
            <text:p>autres</text:p>
          </table:table-cell>
          <table:table-cell office:value-type="float" office:value="152825" table:style-name="ce1">
            <text:p>152825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idi MakhloufMédenin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comptable</text:p>
          </table:table-cell>
          <table:table-cell office:value-type="string" table:style-name="ce1">
            <text:p>https://www.keejob.com/offres-emploi/152819/assistante-comptable/</text:p>
          </table:table-cell>
          <table:table-cell office:value-type="string" table:style-name="ce1">
            <text:p>MEDIGEST</text:p>
          </table:table-cell>
          <table:table-cell office:value-type="string" table:style-name="ce1">
            <text:p>autres</text:p>
          </table:table-cell>
          <table:table-cell office:value-type="float" office:value="152793" table:style-name="ce1">
            <text:p>152793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73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d’exploitation</text:p>
          </table:table-cell>
          <table:table-cell office:value-type="string" table:style-name="ce1">
            <text:p>https://www.keejob.com/offres-emploi/152825/directeur-dexploitation/</text:p>
          </table:table-cell>
          <table:table-cell office:value-type="string" table:style-name="ce1">
            <text:p>MKG CONCEPT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800" table:style-name="ce1">
            <text:p>152800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upérieur en HSE</text:p>
          </table:table-cell>
          <table:table-cell office:value-type="string" table:style-name="ce1">
            <text:p>https://www.keejob.com/offres-emploi/152793/ingénieur-supérieur-en-hse/</text:p>
          </table:table-cell>
          <table:table-cell office:value-type="string" table:style-name="ce1">
            <text:p>CARTHAGO CERAMIC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729" table:style-name="ce1">
            <text:p>152729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et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projet</text:p>
          </table:table-cell>
          <table:table-cell office:value-type="string" table:style-name="ce1">
            <text:p>https://www.keejob.com/offres-emploi/152800/gestionnaire-de-projet/</text:p>
          </table:table-cell>
          <table:table-cell office:value-type="string" table:style-name="ce1">
            <text:p>SOCIÉTÉ CONSULTING EN DÉVELOPPEMENT COMMUNAUTAIR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767" table:style-name="ce1">
            <text:p>152767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en informatique</text:p>
          </table:table-cell>
          <table:table-cell office:value-type="string" table:style-name="ce1">
            <text:p>https://www.keejob.com/offres-emploi/152729/technicien-supérieur-en-informatique/</text:p>
          </table:table-cell>
          <table:table-cell office:value-type="string" table:style-name="ce1">
            <text:p>STSA HOTEL CLUB EL FELL</text:p>
          </table:table-cell>
          <table:table-cell office:value-type="string" table:style-name="ce1">
            <text:p>autres</text:p>
          </table:table-cell>
          <table:table-cell office:value-type="float" office:value="152794" table:style-name="ce1">
            <text:p>152794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 commercial</text:p>
          </table:table-cell>
          <table:table-cell office:value-type="string" table:style-name="ce1">
            <text:p>https://www.keejob.com/offres-emploi/152767/technico-commercial/</text:p>
          </table:table-cell>
          <table:table-cell office:value-type="string" table:style-name="ce1">
            <text:p>GEI</text:p>
          </table:table-cell>
          <table:table-cell office:value-type="string" table:style-name="ce1">
            <text:p>artisanat / textile / cuir</text:p>
          </table:table-cell>
          <table:table-cell office:value-type="float" office:value="152346" table:style-name="ce1">
            <text:p>152346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industriel usine</text:p>
          </table:table-cell>
          <table:table-cell office:value-type="string" table:style-name="ce1">
            <text:p>https://www.keejob.com/offres-emploi/152794/chef-de-projet-industriel-usine-40/</text:p>
          </table:table-cell>
          <table:table-cell office:value-type="string" table:style-name="ce1">
            <text:p>CARTHAGO CERAMIC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769" table:style-name="ce1">
            <text:p>152769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ogarphiste</text:p>
          </table:table-cell>
          <table:table-cell office:value-type="string" table:style-name="ce1">
            <text:p>https://www.keejob.com/offres-emploi/152346/recherche-des-infogarphistes/</text:p>
          </table:table-cell>
          <table:table-cell office:value-type="string" table:style-name="ce1">
            <text:p>SOFABI</text:p>
          </table:table-cell>
          <table:table-cell office:value-type="string" table:style-name="ce1">
            <text:p>informatique / télécoms</text:p>
          </table:table-cell>
          <table:table-cell office:value-type="float" office:value="152748" table:style-name="ce1">
            <text:p>152748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Financier</text:p>
          </table:table-cell>
          <table:table-cell office:value-type="string" table:style-name="ce1">
            <text:p>https://www.keejob.com/offres-emploi/152769/assistant-financier/</text:p>
          </table:table-cell>
          <table:table-cell office:value-type="string" table:style-name="ce1">
            <text:p>LEADERFOOD COMPANY</text:p>
          </table:table-cell>
          <table:table-cell office:value-type="string" table:style-name="ce1">
            <text:p>artisanat / textile / cuir</text:p>
          </table:table-cell>
          <table:table-cell office:value-type="float" office:value="152754" table:style-name="ce1">
            <text:p>152754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ou MerdesMahdi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autour des métiers de la banque</text:p>
          </table:table-cell>
          <table:table-cell office:value-type="string" table:style-name="ce1">
            <text:p>https://www.keejob.com/offres-emploi/152748/consultant-autour-des-métiers-de-la-banque/</text:p>
          </table:table-cell>
          <table:table-cell office:value-type="string" table:style-name="ce1">
            <text:p>IDE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733" table:style-name="ce1">
            <text:p>152733</text:p>
          </table:table-cell>
          <table:table-cell office:value-type="date" office:date-value="2022-03-07T00:00:00" table:style-name="ce2">
            <text:p>7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Mornag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500 - 7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Méthodes Confection</text:p>
          </table:table-cell>
          <table:table-cell office:value-type="string" table:style-name="ce1">
            <text:p>https://www.keejob.com/offres-emploi/152754/agent-méthodes-confection/</text:p>
          </table:table-cell>
          <table:table-cell office:value-type="string" table:style-name="ce1">
            <text:p>BACOVET</text:p>
          </table:table-cell>
          <table:table-cell office:value-type="string" table:style-name="ce1">
            <text:p>autres</text:p>
          </table:table-cell>
          <table:table-cell office:value-type="float" office:value="152737" table:style-name="ce1">
            <text:p>152737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agronomie</text:p>
          </table:table-cell>
          <table:table-cell office:value-type="string" table:style-name="ce1">
            <text:p>https://www.keejob.com/offres-emploi/152733/btp-ou-bts-agronomiemachinismehydraulique/</text:p>
          </table:table-cell>
          <table:table-cell office:value-type="string" table:style-name="ce1">
            <text:p>SADIR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697" table:style-name="ce1">
            <text:p>152697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ohamadi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ouvernante</text:p>
          </table:table-cell>
          <table:table-cell office:value-type="string" table:style-name="ce1">
            <text:p>https://www.keejob.com/offres-emploi/152737/gouvernante/</text:p>
          </table:table-cell>
          <table:table-cell office:value-type="string" table:style-name="ce1">
            <text:p>GROUPE MAS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720" table:style-name="ce1">
            <text:p>152720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e Production</text:p>
          </table:table-cell>
          <table:table-cell office:value-type="string" table:style-name="ce1">
            <text:p>https://www.keejob.com/offres-emploi/152697/responsable-de-production/</text:p>
          </table:table-cell>
          <table:table-cell office:value-type="string" table:style-name="ce1">
            <text:p>SUN ANTIPASTI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716" table:style-name="ce1">
            <text:p>152716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ckaging Designer</text:p>
          </table:table-cell>
          <table:table-cell office:value-type="string" table:style-name="ce1">
            <text:p>https://www.keejob.com/offres-emploi/152720/packaging-designer/</text:p>
          </table:table-cell>
          <table:table-cell office:value-type="string" table:style-name="ce1">
            <text:p>VIRALCREATIK</text:p>
          </table:table-cell>
          <table:table-cell office:value-type="string" table:style-name="ce1">
            <text:p>informatique / télécoms</text:p>
          </table:table-cell>
          <table:table-cell office:value-type="float" office:value="152700" table:style-name="ce1">
            <text:p>152700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en Voyages / Graphic Designer</text:p>
          </table:table-cell>
          <table:table-cell office:value-type="string" table:style-name="ce1">
            <text:p>https://www.keejob.com/offres-emploi/152716/conseiller-en-voyages-graphic-designer/</text:p>
          </table:table-cell>
          <table:table-cell office:value-type="string" table:style-name="ce1">
            <text:p>PROMIA VOYAGE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738" table:style-name="ce1">
            <text:p>152738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Test et Validation</text:p>
          </table:table-cell>
          <table:table-cell office:value-type="string" table:style-name="ce1">
            <text:p>https://www.keejob.com/offres-emploi/152700/ingénieur-test-et-validation/</text:p>
          </table:table-cell>
          <table:table-cell office:value-type="string" table:style-name="ce1">
            <text:p>ENNOV TUNISIE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704" table:style-name="ce1">
            <text:p>152704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DIAGNOSTIC AUTOMOBILE</text:p>
          </table:table-cell>
          <table:table-cell office:value-type="string" table:style-name="ce1">
            <text:p>https://www.keejob.com/offres-emploi/152738/technicien-diagnostic-automobile/</text:p>
          </table:table-cell>
          <table:table-cell office:value-type="string" table:style-name="ce1">
            <text:p>GROUPE ZOUARI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724" table:style-name="ce1">
            <text:p>152724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ordinateur Général</text:p>
          </table:table-cell>
          <table:table-cell office:value-type="string" table:style-name="ce1">
            <text:p>https://www.keejob.com/offres-emploi/152704/coordinateur-général/</text:p>
          </table:table-cell>
          <table:table-cell office:value-type="string" table:style-name="ce1">
            <text:p>SSK EVENT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727" table:style-name="ce1">
            <text:p>152727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2724/assistante-de-direction/</text:p>
          </table:table-cell>
          <table:table-cell office:value-type="string" table:style-name="ce1">
            <text:p>COSMA PLUS BERBERYI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698" table:style-name="ce1">
            <text:p>152698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ohamadi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en Agro-alimentaire</text:p>
          </table:table-cell>
          <table:table-cell office:value-type="string" table:style-name="ce1">
            <text:p>https://www.keejob.com/offres-emploi/152727/technicien-supérieur-en-agro-alimentaire/</text:p>
          </table:table-cell>
          <table:table-cell office:value-type="string" table:style-name="ce1">
            <text:p>ELMAZRAA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699" table:style-name="ce1">
            <text:p>152699</text:p>
          </table:table-cell>
          <table:table-cell office:value-type="date" office:date-value="2022-03-06T00:00:00" table:style-name="ce2">
            <text:p>6-mars-22</text:p>
          </table:table-cell>
          <table:table-cell office:value-type="float" office:value="0" table:formula="of:=-$$CDD-$$SIVP" table:style-name="ce1">
            <text:p>#NOM?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e contrôle qualité</text:p>
          </table:table-cell>
          <table:table-cell office:value-type="string" table:style-name="ce1">
            <text:p>https://www.keejob.com/offres-emploi/152698/responsable-de-contrôle-qualité/</text:p>
          </table:table-cell>
          <table:table-cell office:value-type="string" table:style-name="ce1">
            <text:p>SUN ANTIPASTI</text:p>
          </table:table-cell>
          <table:table-cell office:value-type="string" table:style-name="ce1">
            <text:p>banque / finance / assurances</text:p>
          </table:table-cell>
          <table:table-cell office:value-type="float" office:value="152714" table:style-name="ce1">
            <text:p>152714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utritioniste hamamet</text:p>
          </table:table-cell>
          <table:table-cell office:value-type="string" table:style-name="ce1">
            <text:p>https://www.keejob.com/offres-emploi/152699/nutritioniste-hamametsousse-et-ksar-helal/</text:p>
          </table:table-cell>
          <table:table-cell office:value-type="string" table:style-name="ce1">
            <text:p>BODYTEC STUDIO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723" table:style-name="ce1">
            <text:p>152723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 Italie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ecertification Administrator</text:p>
          </table:table-cell>
          <table:table-cell office:value-type="string" table:style-name="ce1">
            <text:p>https://www.keejob.com/offres-emploi/152714/precertification-administrator/</text:p>
          </table:table-cell>
          <table:table-cell office:value-type="string" table:style-name="ce1">
            <text:p>MSH TUNISIA</text:p>
          </table:table-cell>
          <table:table-cell office:value-type="string" table:style-name="ce1">
            <text:p>autres</text:p>
          </table:table-cell>
          <table:table-cell office:value-type="float" office:value="152742" table:style-name="ce1">
            <text:p>152742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Saisonnier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 F</text:p>
          </table:table-cell>
          <table:table-cell office:value-type="string" table:style-name="ce1">
            <text:p>https://www.keejob.com/offres-emploi/152723/comptable-f/</text:p>
          </table:table-cell>
          <table:table-cell office:value-type="string" table:style-name="ce1">
            <text:p>BIBEN</text:p>
          </table:table-cell>
          <table:table-cell office:value-type="string" table:style-name="ce1">
            <text:p>autres</text:p>
          </table:table-cell>
          <table:table-cell office:value-type="float" office:value="152743" table:style-name="ce1">
            <text:p>152743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e Bardo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650 - 7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nimateur/Animatrice Parc d'attraction</text:p>
          </table:table-cell>
          <table:table-cell office:value-type="string" table:style-name="ce1">
            <text:p>https://www.keejob.com/offres-emploi/152742/animateuranimatrice-parc-dattraction/</text:p>
          </table:table-cell>
          <table:table-cell office:value-type="string" table:style-name="ce1">
            <text:p>GROUPE MAS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725" table:style-name="ce1">
            <text:p>152725</text:p>
          </table:table-cell>
          <table:table-cell office:value-type="date" office:date-value="2022-03-06T00:00:00" table:style-name="ce2">
            <text:p>6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7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ffee shop Barista</text:p>
          </table:table-cell>
          <table:table-cell office:value-type="string" table:style-name="ce1">
            <text:p>https://www.keejob.com/offres-emploi/152743/coffee-shop-barista/</text:p>
          </table:table-cell>
          <table:table-cell office:value-type="string" table:style-name="ce1">
            <text:p>H2M GROUP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654" table:style-name="ce1">
            <text:p>152654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400 - 1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ptable et financière</text:p>
          </table:table-cell>
          <table:table-cell office:value-type="string" table:style-name="ce1">
            <text:p>https://www.keejob.com/offres-emploi/152725/assistante-comptable-et-financière/</text:p>
          </table:table-cell>
          <table:table-cell office:value-type="string" table:style-name="ce1">
            <text:p>COSMA PLUS BERBERYIA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643" table:style-name="ce1">
            <text:p>152643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izert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qualité</text:p>
          </table:table-cell>
          <table:table-cell office:value-type="string" table:style-name="ce1">
            <text:p>https://www.keejob.com/offres-emploi/152654/technicien-qualité/</text:p>
          </table:table-cell>
          <table:table-cell office:value-type="string" table:style-name="ce1">
            <text:p>ARTHA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642" table:style-name="ce1">
            <text:p>152642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Bizert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s PHP/Symfony</text:p>
          </table:table-cell>
          <table:table-cell office:value-type="string" table:style-name="ce1">
            <text:p>https://www.keejob.com/offres-emploi/152643/développeurs-phpsymfony/</text:p>
          </table:table-cell>
          <table:table-cell office:value-type="string" table:style-name="ce1">
            <text:p>MBDesign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658" table:style-name="ce1">
            <text:p>152658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2642/community-manager/</text:p>
          </table:table-cell>
          <table:table-cell office:value-type="string" table:style-name="ce1">
            <text:p>MBDesign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71" table:style-name="ce1">
            <text:p>152671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ndu 3D Unreal Engine5</text:p>
          </table:table-cell>
          <table:table-cell office:value-type="string" table:style-name="ce1">
            <text:p>https://www.keejob.com/offres-emploi/152658/rendu-3d-unreal-engine5/</text:p>
          </table:table-cell>
          <table:table-cell office:value-type="string" table:style-name="ce1">
            <text:p>EASY SCHOOL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623" table:style-name="ce1">
            <text:p>152623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Monastir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Section Marketing &amp; Communication</text:p>
          </table:table-cell>
          <table:table-cell office:value-type="string" table:style-name="ce1">
            <text:p>https://www.keejob.com/offres-emploi/152671/chef-section-marketing-communication-hf/</text:p>
          </table:table-cell>
          <table:table-cell office:value-type="string" table:style-name="ce1">
            <text:p>GOLDEN COFFE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81" table:style-name="ce1">
            <text:p>152681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saken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ère client</text:p>
          </table:table-cell>
          <table:table-cell office:value-type="string" table:style-name="ce1">
            <text:p>https://www.keejob.com/offres-emploi/152623/conseillère-client/</text:p>
          </table:table-cell>
          <table:table-cell office:value-type="string" table:style-name="ce1">
            <text:p>KENSHO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657" table:style-name="ce1">
            <text:p>152657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intenance industrielle</text:p>
          </table:table-cell>
          <table:table-cell office:value-type="string" table:style-name="ce1">
            <text:p>https://www.keejob.com/offres-emploi/152681/responsable-maintenance-industrielle/</text:p>
          </table:table-cell>
          <table:table-cell office:value-type="string" table:style-name="ce1">
            <text:p>IDI COULEUR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669" table:style-name="ce1">
            <text:p>152669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fax SudSfax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iggs 3D</text:p>
          </table:table-cell>
          <table:table-cell office:value-type="string" table:style-name="ce1">
            <text:p>https://www.keejob.com/offres-emploi/152657/concepteur-3d-rigging/</text:p>
          </table:table-cell>
          <table:table-cell office:value-type="string" table:style-name="ce1">
            <text:p>EASY SCHOO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52" table:style-name="ce1">
            <text:p>152652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669/commercial/</text:p>
          </table:table-cell>
          <table:table-cell office:value-type="string" table:style-name="ce1">
            <text:p>ELKHABIA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566" table:style-name="ce1">
            <text:p>152566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(e)</text:p>
          </table:table-cell>
          <table:table-cell office:value-type="string" table:style-name="ce1">
            <text:p>https://www.keejob.com/offres-emploi/152652/responsable-commerciale/</text:p>
          </table:table-cell>
          <table:table-cell office:value-type="string" table:style-name="ce1">
            <text:p>GLOBAL CORPORATION</text:p>
          </table:table-cell>
          <table:table-cell office:value-type="string" table:style-name="ce1">
            <text:p>autres</text:p>
          </table:table-cell>
          <table:table-cell office:value-type="float" office:value="152708" table:style-name="ce1">
            <text:p>152708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commercial(e)</text:p>
          </table:table-cell>
          <table:table-cell office:value-type="string" table:style-name="ce1">
            <text:p>https://www.keejob.com/offres-emploi/152566/assistante-commerciale/</text:p>
          </table:table-cell>
          <table:table-cell office:value-type="string" table:style-name="ce1">
            <text:p>KAP PHARMA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646" table:style-name="ce1">
            <text:p>152646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Électricité</text:p>
          </table:table-cell>
          <table:table-cell office:value-type="string" table:style-name="ce1">
            <text:p>https://www.keejob.com/offres-emploi/152708/bts-ts-btp-cap-génie-élec-auto-inf-indus/</text:p>
          </table:table-cell>
          <table:table-cell office:value-type="string" table:style-name="ce1">
            <text:p>CARTHAGO CERAMIC</text:p>
          </table:table-cell>
          <table:table-cell office:value-type="string" table:style-name="ce1">
            <text:p>industrie métalliques</text:p>
          </table:table-cell>
          <table:table-cell office:value-type="float" office:value="152630" table:style-name="ce1">
            <text:p>152630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Menzel Bouzelfa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(trice) D'Anglais</text:p>
          </table:table-cell>
          <table:table-cell office:value-type="string" table:style-name="ce1">
            <text:p>https://www.keejob.com/offres-emploi/152646/formateurtrice-danglais/</text:p>
          </table:table-cell>
          <table:table-cell office:value-type="string" table:style-name="ce1">
            <text:p>GLOBAL LANGUES</text:p>
          </table:table-cell>
          <table:table-cell office:value-type="string" table:style-name="ce1">
            <text:p>industrie métalliques</text:p>
          </table:table-cell>
          <table:table-cell office:value-type="float" office:value="152624" table:style-name="ce1">
            <text:p>152624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saken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Projets</text:p>
          </table:table-cell>
          <table:table-cell office:value-type="string" table:style-name="ce1">
            <text:p>https://www.keejob.com/offres-emploi/152630/chef-projets/</text:p>
          </table:table-cell>
          <table:table-cell office:value-type="string" table:style-name="ce1">
            <text:p>MIST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50" table:style-name="ce1">
            <text:p>152650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Espagnol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atelier</text:p>
          </table:table-cell>
          <table:table-cell office:value-type="string" table:style-name="ce1">
            <text:p>https://www.keejob.com/offres-emploi/152624/chef-atelier/</text:p>
          </table:table-cell>
          <table:table-cell office:value-type="string" table:style-name="ce1">
            <text:p>APPLICATION MECANIQUE DU CENTR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27" table:style-name="ce1">
            <text:p>152627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logistique</text:p>
          </table:table-cell>
          <table:table-cell office:value-type="string" table:style-name="ce1">
            <text:p>https://www.keejob.com/offres-emploi/152650/chargé-logistique-import-et-transit-hf/</text:p>
          </table:table-cell>
          <table:table-cell office:value-type="string" table:style-name="ce1">
            <text:p>SANIBAIN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663" table:style-name="ce1">
            <text:p>152663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JarzounaBizert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pieces de rechange</text:p>
          </table:table-cell>
          <table:table-cell office:value-type="string" table:style-name="ce1">
            <text:p>https://www.keejob.com/offres-emploi/152627/assistante-pieces-de-rechange/</text:p>
          </table:table-cell>
          <table:table-cell office:value-type="string" table:style-name="ce1">
            <text:p>MULTIVAC NORTH AFRIC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72" table:style-name="ce1">
            <text:p>152672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2663/comptable-financier-auditeur-interne/</text:p>
          </table:table-cell>
          <table:table-cell office:value-type="string" table:style-name="ce1">
            <text:p>BEN AYED SEAFOOD</text:p>
          </table:table-cell>
          <table:table-cell office:value-type="string" table:style-name="ce1">
            <text:p>artisanat / textile / cuir</text:p>
          </table:table-cell>
          <table:table-cell office:value-type="float" office:value="152679" table:style-name="ce1">
            <text:p>152679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 GMS</text:p>
          </table:table-cell>
          <table:table-cell office:value-type="string" table:style-name="ce1">
            <text:p>https://www.keejob.com/offres-emploi/152672/responsable-commercial-gms/</text:p>
          </table:table-cell>
          <table:table-cell office:value-type="string" table:style-name="ce1">
            <text:p>GOLDEN COFFEE</text:p>
          </table:table-cell>
          <table:table-cell office:value-type="string" table:style-name="ce1">
            <text:p>informatique / télécoms</text:p>
          </table:table-cell>
          <table:table-cell office:value-type="float" office:value="152685" table:style-name="ce1">
            <text:p>152685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se</text:p>
          </table:table-cell>
          <table:table-cell office:value-type="string" table:style-name="ce1">
            <text:p>https://www.keejob.com/offres-emploi/152679/vendeuse/</text:p>
          </table:table-cell>
          <table:table-cell office:value-type="string" table:style-name="ce1">
            <text:p>SKILA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622" table:style-name="ce1">
            <text:p>152622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nalystes Développeurs</text:p>
          </table:table-cell>
          <table:table-cell office:value-type="string" table:style-name="ce1">
            <text:p>https://www.keejob.com/offres-emploi/152685/analystes-développeurs/</text:p>
          </table:table-cell>
          <table:table-cell office:value-type="string" table:style-name="ce1">
            <text:p>IID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684" table:style-name="ce1">
            <text:p>152684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Administrative</text:p>
          </table:table-cell>
          <table:table-cell office:value-type="string" table:style-name="ce1">
            <text:p>https://www.keejob.com/offres-emploi/152622/assistante-administrative/</text:p>
          </table:table-cell>
          <table:table-cell office:value-type="string" table:style-name="ce1">
            <text:p>INTO EVIDENC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25" table:style-name="ce1">
            <text:p>152625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2684/comptable-auditeur/</text:p>
          </table:table-cell>
          <table:table-cell office:value-type="string" table:style-name="ce1">
            <text:p>UNIVERS AUDIT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683" table:style-name="ce1">
            <text:p>152683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raphiste</text:p>
          </table:table-cell>
          <table:table-cell office:value-type="string" table:style-name="ce1">
            <text:p>https://www.keejob.com/offres-emploi/152625/graphiste/</text:p>
          </table:table-cell>
          <table:table-cell office:value-type="string" table:style-name="ce1">
            <text:p>CICOPAP</text:p>
          </table:table-cell>
          <table:table-cell office:value-type="string" table:style-name="ce1">
            <text:p>autres</text:p>
          </table:table-cell>
          <table:table-cell office:value-type="float" office:value="152637" table:style-name="ce1">
            <text:p>152637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ceptionniste</text:p>
          </table:table-cell>
          <table:table-cell office:value-type="string" table:style-name="ce1">
            <text:p>https://www.keejob.com/offres-emploi/152683/réceptionniste/</text:p>
          </table:table-cell>
          <table:table-cell office:value-type="string" table:style-name="ce1">
            <text:p>LES CLINIQUES EL MANAR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2668" table:style-name="ce1">
            <text:p>152668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637/commercial-saisonnier/</text:p>
          </table:table-cell>
          <table:table-cell office:value-type="string" table:style-name="ce1">
            <text:p>SMART DISHES COMPANY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28" table:style-name="ce1">
            <text:p>152628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immobilier</text:p>
          </table:table-cell>
          <table:table-cell office:value-type="string" table:style-name="ce1">
            <text:p>https://www.keejob.com/offres-emploi/152668/agent-immobilier/</text:p>
          </table:table-cell>
          <table:table-cell office:value-type="string" table:style-name="ce1">
            <text:p>ARCANE IMMOBILIÈR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51" table:style-name="ce1">
            <text:p>152651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se</text:p>
          </table:table-cell>
          <table:table-cell office:value-type="string" table:style-name="ce1">
            <text:p>https://www.keejob.com/offres-emploi/152628/vendeuse/</text:p>
          </table:table-cell>
          <table:table-cell office:value-type="string" table:style-name="ce1">
            <text:p>JOLIESSE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677" table:style-name="ce1">
            <text:p>152677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2651/technico-commercial/</text:p>
          </table:table-cell>
          <table:table-cell office:value-type="string" table:style-name="ce1">
            <text:p>SMART SMT NA</text:p>
          </table:table-cell>
          <table:table-cell office:value-type="string" table:style-name="ce1">
            <text:p>autres</text:p>
          </table:table-cell>
          <table:table-cell office:value-type="float" office:value="152687" table:style-name="ce1">
            <text:p>152687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saken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nalyste financier</text:p>
          </table:table-cell>
          <table:table-cell office:value-type="string" table:style-name="ce1">
            <text:p>https://www.keejob.com/offres-emploi/152677/analyste-financier-junior-fh/</text:p>
          </table:table-cell>
          <table:table-cell office:value-type="string" table:style-name="ce1">
            <text:p>CABINET AREF MALLEK</text:p>
          </table:table-cell>
          <table:table-cell office:value-type="string" table:style-name="ce1">
            <text:p>artisanat / textile / cuir</text:p>
          </table:table-cell>
          <table:table-cell office:value-type="float" office:value="152678" table:style-name="ce1">
            <text:p>152678</text:p>
          </table:table-cell>
          <table:table-cell office:value-type="date" office:date-value="2022-03-04T00:00:00" table:style-name="ce2">
            <text:p>4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40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ide Comptable</text:p>
          </table:table-cell>
          <table:table-cell office:value-type="string" table:style-name="ce1">
            <text:p>https://www.keejob.com/offres-emploi/152687/aide-comptable-expérimentée/</text:p>
          </table:table-cell>
          <table:table-cell office:value-type="string" table:style-name="ce1">
            <text:p>ORIENTAL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82" table:style-name="ce1">
            <text:p>152582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MannoubaLa Manoub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stock</text:p>
          </table:table-cell>
          <table:table-cell office:value-type="string" table:style-name="ce1">
            <text:p>https://www.keejob.com/offres-emploi/152678/une-gestionnaire-de-stock/</text:p>
          </table:table-cell>
          <table:table-cell office:value-type="string" table:style-name="ce1">
            <text:p>RAYHANA CRÉATION ARTISANALE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560" table:style-name="ce1">
            <text:p>152560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2582/technico-commercial/</text:p>
          </table:table-cell>
          <table:table-cell office:value-type="string" table:style-name="ce1">
            <text:p>REALSCAN MEDICAL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02" table:style-name="ce1">
            <text:p>152602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</text:p>
          </table:table-cell>
          <table:table-cell office:value-type="string" table:style-name="ce1">
            <text:p>https://www.keejob.com/offres-emploi/152560/chargé-marketing/</text:p>
          </table:table-cell>
          <table:table-cell office:value-type="string" table:style-name="ce1">
            <text:p>KAP PHARMA</text:p>
          </table:table-cell>
          <table:table-cell office:value-type="string" table:style-name="ce1">
            <text:p>autres</text:p>
          </table:table-cell>
          <table:table-cell office:value-type="float" office:value="152620" table:style-name="ce1">
            <text:p>152620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Plus que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igner</text:p>
          </table:table-cell>
          <table:table-cell office:value-type="string" table:style-name="ce1">
            <text:p>https://www.keejob.com/offres-emploi/152602/designer/</text:p>
          </table:table-cell>
          <table:table-cell office:value-type="string" table:style-name="ce1">
            <text:p>MEUBLES INTERIEURS</text:p>
          </table:table-cell>
          <table:table-cell office:value-type="string" table:style-name="ce1">
            <text:p>informatique / télécoms</text:p>
          </table:table-cell>
          <table:table-cell office:value-type="float" office:value="152537" table:style-name="ce1">
            <text:p>152537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Garenne La colombesÎle de FranceFranc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nance &amp; Administration Manager</text:p>
          </table:table-cell>
          <table:table-cell office:value-type="string" table:style-name="ce1">
            <text:p>https://www.keejob.com/offres-emploi/152620/finance-administration-manager/</text:p>
          </table:table-cell>
          <table:table-cell office:value-type="string" table:style-name="ce1">
            <text:p>COMITÉ INTERNATIONAL DE LA CROIX-ROUGE</text:p>
          </table:table-cell>
          <table:table-cell office:value-type="string" table:style-name="ce1">
            <text:p>industrie électro-mécaniques</text:p>
          </table:table-cell>
          <table:table-cell office:value-type="float" office:value="152562" table:style-name="ce1">
            <text:p>152562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.Net C# WPF</text:p>
          </table:table-cell>
          <table:table-cell office:value-type="string" table:style-name="ce1">
            <text:p>https://www.keejob.com/offres-emploi/152537/développeur-net-c-wpf/</text:p>
          </table:table-cell>
          <table:table-cell office:value-type="string" table:style-name="ce1">
            <text:p>DAUPHINE CONSULTING TUNISIE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2536" table:style-name="ce1">
            <text:p>152536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ressources humaines</text:p>
          </table:table-cell>
          <table:table-cell office:value-type="string" table:style-name="ce1">
            <text:p>https://www.keejob.com/offres-emploi/152562/responsable-ressources-humaines/</text:p>
          </table:table-cell>
          <table:table-cell office:value-type="string" table:style-name="ce1">
            <text:p>ESM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603" table:style-name="ce1">
            <text:p>152603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Gestion</text:p>
          </table:table-cell>
          <table:table-cell office:value-type="string" table:style-name="ce1">
            <text:p>https://www.keejob.com/offres-emploi/152536/assistante-de-gestion-et-gestion-informatique/</text:p>
          </table:table-cell>
          <table:table-cell office:value-type="string" table:style-name="ce1">
            <text:p>BLOCSTA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61" table:style-name="ce1">
            <text:p>152561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8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</text:p>
          </table:table-cell>
          <table:table-cell office:value-type="string" table:style-name="ce1">
            <text:p>https://www.keejob.com/offres-emploi/152603/société-golf-advanced-services-cherche/</text:p>
          </table:table-cell>
          <table:table-cell office:value-type="string" table:style-name="ce1">
            <text:p>G.A.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13" table:style-name="ce1">
            <text:p>152613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odéliste</text:p>
          </table:table-cell>
          <table:table-cell office:value-type="string" table:style-name="ce1">
            <text:p>https://www.keejob.com/offres-emploi/152561/modéliste-styliste/</text:p>
          </table:table-cell>
          <table:table-cell office:value-type="string" table:style-name="ce1">
            <text:p>LIK TEX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80" table:style-name="ce1">
            <text:p>152580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Rades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FE Rémunéré: Chef de projet référenceur SEO</text:p>
          </table:table-cell>
          <table:table-cell office:value-type="string" table:style-name="ce1">
            <text:p>https://www.keejob.com/offres-emploi/152613/pfe-rémunéré-chef-de-projet-référenceur-seo/</text:p>
          </table:table-cell>
          <table:table-cell office:value-type="string" table:style-name="ce1">
            <text:p>DREST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577" table:style-name="ce1">
            <text:p>152577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 Facturation clients</text:p>
          </table:table-cell>
          <table:table-cell office:value-type="string" table:style-name="ce1">
            <text:p>https://www.keejob.com/offres-emploi/152580/chargé-de-facturation-clients/</text:p>
          </table:table-cell>
          <table:table-cell office:value-type="string" table:style-name="ce1">
            <text:p>MED OIL CAMPANY</text:p>
          </table:table-cell>
          <table:table-cell office:value-type="string" table:style-name="ce1">
            <text:p>banque / finance / assurances</text:p>
          </table:table-cell>
          <table:table-cell office:value-type="float" office:value="152358" table:style-name="ce1">
            <text:p>152358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Nouvelle Medina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tégrateur Web</text:p>
          </table:table-cell>
          <table:table-cell office:value-type="string" table:style-name="ce1">
            <text:p>https://www.keejob.com/offres-emploi/152577/intégrateur-web-hf/</text:p>
          </table:table-cell>
          <table:table-cell office:value-type="string" table:style-name="ce1">
            <text:p>P2IR</text:p>
          </table:table-cell>
          <table:table-cell office:value-type="string" table:style-name="ce1">
            <text:p>informatique / télécoms</text:p>
          </table:table-cell>
          <table:table-cell office:value-type="float" office:value="152600" table:style-name="ce1">
            <text:p>152600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</text:p>
          </table:table-cell>
          <table:table-cell office:value-type="string" table:style-name="ce1">
            <text:p>https://www.keejob.com/offres-emploi/152358/responsable-commercial/</text:p>
          </table:table-cell>
          <table:table-cell office:value-type="string" table:style-name="ce1">
            <text:p>AGENCE AHMED EZZEDDINE ASSURANCES BIAT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601" table:style-name="ce1">
            <text:p>152601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.e Paramétrage</text:p>
          </table:table-cell>
          <table:table-cell office:value-type="string" table:style-name="ce1">
            <text:p>https://www.keejob.com/offres-emploi/152600/chargée-paramétrage/</text:p>
          </table:table-cell>
          <table:table-cell office:value-type="string" table:style-name="ce1">
            <text:p>SAQARA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599" table:style-name="ce1">
            <text:p>152599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6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ociété Golf Advanced Services cherche</text:p>
          </table:table-cell>
          <table:table-cell office:value-type="string" table:style-name="ce1">
            <text:p>https://www.keejob.com/offres-emploi/152601/société-golf-advanced-services-cherche/</text:p>
          </table:table-cell>
          <table:table-cell office:value-type="string" table:style-name="ce1">
            <text:p>G.A.S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616" table:style-name="ce1">
            <text:p>152616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ohamadi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2599/assistante-de-direction/</text:p>
          </table:table-cell>
          <table:table-cell office:value-type="string" table:style-name="ce1">
            <text:p>SMART DIAGNOSTIC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569" table:style-name="ce1">
            <text:p>152569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e sécurité alimentaire</text:p>
          </table:table-cell>
          <table:table-cell office:value-type="string" table:style-name="ce1">
            <text:p>https://www.keejob.com/offres-emploi/152616/responsable-de-scurité-alimentaire/</text:p>
          </table:table-cell>
          <table:table-cell office:value-type="string" table:style-name="ce1">
            <text:p>SUN ANTIPASTI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2459" table:style-name="ce1">
            <text:p>152459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 commercial</text:p>
          </table:table-cell>
          <table:table-cell office:value-type="string" table:style-name="ce1">
            <text:p>https://www.keejob.com/offres-emploi/152569/technico-commercial/</text:p>
          </table:table-cell>
          <table:table-cell office:value-type="string" table:style-name="ce1">
            <text:p>B4 CREATION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442" table:style-name="ce1">
            <text:p>152442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commerciale</text:p>
          </table:table-cell>
          <table:table-cell office:value-type="string" table:style-name="ce1">
            <text:p>https://www.keejob.com/offres-emploi/152459/assistance/</text:p>
          </table:table-cell>
          <table:table-cell office:value-type="string" table:style-name="ce1">
            <text:p>CENTURY 21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56" table:style-name="ce1">
            <text:p>152556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intenance</text:p>
          </table:table-cell>
          <table:table-cell office:value-type="string" table:style-name="ce1">
            <text:p>https://www.keejob.com/offres-emploi/152442/responsable-maintenance/</text:p>
          </table:table-cell>
          <table:table-cell office:value-type="string" table:style-name="ce1">
            <text:p>SPEARHEAD CONSULTING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617" table:style-name="ce1">
            <text:p>152617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ebmaster</text:p>
          </table:table-cell>
          <table:table-cell office:value-type="string" table:style-name="ce1">
            <text:p>https://www.keejob.com/offres-emploi/152556/webmaster/</text:p>
          </table:table-cell>
          <table:table-cell office:value-type="string" table:style-name="ce1">
            <text:p>ASWEK.TN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570" table:style-name="ce1">
            <text:p>152570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ptable</text:p>
          </table:table-cell>
          <table:table-cell office:value-type="string" table:style-name="ce1">
            <text:p>https://www.keejob.com/offres-emploi/152617/responsable-comptable/</text:p>
          </table:table-cell>
          <table:table-cell office:value-type="string" table:style-name="ce1">
            <text:p>VIE SUBLIM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67" table:style-name="ce1">
            <text:p>152567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Production</text:p>
          </table:table-cell>
          <table:table-cell office:value-type="string" table:style-name="ce1">
            <text:p>https://www.keejob.com/offres-emploi/152570/ingénieur-production/</text:p>
          </table:table-cell>
          <table:table-cell office:value-type="string" table:style-name="ce1">
            <text:p>TIS CIRCUITS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2436" table:style-name="ce1">
            <text:p>152436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llemagneAllemagn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Allemand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logistique</text:p>
          </table:table-cell>
          <table:table-cell office:value-type="string" table:style-name="ce1">
            <text:p>https://www.keejob.com/offres-emploi/152567/agent-logistique/</text:p>
          </table:table-cell>
          <table:table-cell office:value-type="string" table:style-name="ce1">
            <text:p>MULTIVAC NORTH AFRICA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554" table:style-name="ce1">
            <text:p>152554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ssijoumi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500 - 15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Automobile</text:p>
          </table:table-cell>
          <table:table-cell office:value-type="string" table:style-name="ce1">
            <text:p>https://www.keejob.com/offres-emploi/152436/ingénieur-automobile-infotaimnet-allemagne/</text:p>
          </table:table-cell>
          <table:table-cell office:value-type="string" table:style-name="ce1">
            <text:p>MICLA ENGINEERING AND DESIGN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100" table:style-name="ce1">
            <text:p>152100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 confirmée H/F</text:p>
          </table:table-cell>
          <table:table-cell office:value-type="string" table:style-name="ce1">
            <text:p>https://www.keejob.com/offres-emploi/152554/assistante-de-direction-confirmée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597" table:style-name="ce1">
            <text:p>152597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100/un-agent-commercial/</text:p>
          </table:table-cell>
          <table:table-cell office:value-type="string" table:style-name="ce1">
            <text:p>ABIOR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615" table:style-name="ce1">
            <text:p>152615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ohamadi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2597/assistante-de-direction/</text:p>
          </table:table-cell>
          <table:table-cell office:value-type="string" table:style-name="ce1">
            <text:p>INSTITUT CENTRAL DES CADRES SUPÉRIEURS</text:p>
          </table:table-cell>
          <table:table-cell office:value-type="string" table:style-name="ce1">
            <text:p>autres</text:p>
          </table:table-cell>
          <table:table-cell office:value-type="float" office:value="152611" table:style-name="ce1">
            <text:p>152611</text:p>
          </table:table-cell>
          <table:table-cell office:value-type="date" office:date-value="2022-03-03T00:00:00" table:style-name="ce2">
            <text:p>3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intenance</text:p>
          </table:table-cell>
          <table:table-cell office:value-type="string" table:style-name="ce1">
            <text:p>https://www.keejob.com/offres-emploi/152615/responsable-maintenance/</text:p>
          </table:table-cell>
          <table:table-cell office:value-type="string" table:style-name="ce1">
            <text:p>SUN ANTIPASTI</text:p>
          </table:table-cell>
          <table:table-cell office:value-type="string" table:style-name="ce1">
            <text:p>informatique / télécoms</text:p>
          </table:table-cell>
          <table:table-cell office:value-type="float" office:value="152486" table:style-name="ce1">
            <text:p>152486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tructure eurocode</text:p>
          </table:table-cell>
          <table:table-cell office:value-type="string" table:style-name="ce1">
            <text:p>https://www.keejob.com/offres-emploi/152611/ingénieur-structure-eurocode/</text:p>
          </table:table-cell>
          <table:table-cell office:value-type="string" table:style-name="ce1">
            <text:p>COMETA</text:p>
          </table:table-cell>
          <table:table-cell office:value-type="string" table:style-name="ce1">
            <text:p>informatique / télécoms</text:p>
          </table:table-cell>
          <table:table-cell office:value-type="float" office:value="152462" table:style-name="ce1">
            <text:p>152462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ull-Stack Developer</text:p>
          </table:table-cell>
          <table:table-cell office:value-type="string" table:style-name="ce1">
            <text:p>https://www.keejob.com/offres-emploi/152486/full-stack-developer/</text:p>
          </table:table-cell>
          <table:table-cell office:value-type="string" table:style-name="ce1">
            <text:p>AZURREO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515" table:style-name="ce1">
            <text:p>152515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RH</text:p>
          </table:table-cell>
          <table:table-cell office:value-type="string" table:style-name="ce1">
            <text:p>https://www.keejob.com/offres-emploi/152462/assistante-rh-fr/</text:p>
          </table:table-cell>
          <table:table-cell office:value-type="string" table:style-name="ce1">
            <text:p>SAQARA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2506" table:style-name="ce1">
            <text:p>152506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Korba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Italie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Enseignant de Français</text:p>
          </table:table-cell>
          <table:table-cell office:value-type="string" table:style-name="ce1">
            <text:p>https://www.keejob.com/offres-emploi/152515/enseignant-de-français/</text:p>
          </table:table-cell>
          <table:table-cell office:value-type="string" table:style-name="ce1">
            <text:p>KS SOLUTIONS AND CO</text:p>
          </table:table-cell>
          <table:table-cell office:value-type="string" table:style-name="ce1">
            <text:p>informatique / télécoms</text:p>
          </table:table-cell>
          <table:table-cell office:value-type="float" office:value="152510" table:style-name="ce1">
            <text:p>152510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gestion de stock</text:p>
          </table:table-cell>
          <table:table-cell office:value-type="string" table:style-name="ce1">
            <text:p>https://www.keejob.com/offres-emploi/152506/responsable-gestion-de-stock/</text:p>
          </table:table-cell>
          <table:table-cell office:value-type="string" table:style-name="ce1">
            <text:p>CUISINA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475" table:style-name="ce1">
            <text:p>152475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de développement .NET fullstack</text:p>
          </table:table-cell>
          <table:table-cell office:value-type="string" table:style-name="ce1">
            <text:p>https://www.keejob.com/offres-emploi/152510/ingénieur-de-développement-net-fullstack/</text:p>
          </table:table-cell>
          <table:table-cell office:value-type="string" table:style-name="ce1">
            <text:p>IYA SOFT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487" table:style-name="ce1">
            <text:p>152487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Doctora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(e) junior</text:p>
          </table:table-cell>
          <table:table-cell office:value-type="string" table:style-name="ce1">
            <text:p>https://www.keejob.com/offres-emploi/152475/consultante-junior/</text:p>
          </table:table-cell>
          <table:table-cell office:value-type="string" table:style-name="ce1">
            <text:p>AMEF CONSULTING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528" table:style-name="ce1">
            <text:p>152528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armacienne</text:p>
          </table:table-cell>
          <table:table-cell office:value-type="string" table:style-name="ce1">
            <text:p>https://www.keejob.com/offres-emploi/152487/pharmacienne/</text:p>
          </table:table-cell>
          <table:table-cell office:value-type="string" table:style-name="ce1">
            <text:p>LES CLINIQUES EL MANAR</text:p>
          </table:table-cell>
          <table:table-cell office:value-type="string" table:style-name="ce1">
            <text:p>informatique / télécoms</text:p>
          </table:table-cell>
          <table:table-cell office:value-type="float" office:value="152489" table:style-name="ce1">
            <text:p>152489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Robotique</text:p>
          </table:table-cell>
          <table:table-cell office:value-type="string" table:style-name="ce1">
            <text:p>https://www.keejob.com/offres-emploi/152528/formateur-robotique-graines-dentrepreneurs/</text:p>
          </table:table-cell>
          <table:table-cell office:value-type="string" table:style-name="ce1">
            <text:p>GRAINES ENTREPRENEURS TUNISIE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519" table:style-name="ce1">
            <text:p>152519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 de Recrutement Senior</text:p>
          </table:table-cell>
          <table:table-cell office:value-type="string" table:style-name="ce1">
            <text:p>https://www.keejob.com/offres-emploi/152489/chargé-de-recrutement-senior/</text:p>
          </table:table-cell>
          <table:table-cell office:value-type="string" table:style-name="ce1">
            <text:p>AZURREO</text:p>
          </table:table-cell>
          <table:table-cell office:value-type="string" table:style-name="ce1">
            <text:p>autres</text:p>
          </table:table-cell>
          <table:table-cell office:value-type="float" office:value="152532" table:style-name="ce1">
            <text:p>152532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</text:p>
          </table:table-cell>
          <table:table-cell office:value-type="string" table:style-name="ce1">
            <text:p>https://www.keejob.com/offres-emploi/152519/responsable-commercial/</text:p>
          </table:table-cell>
          <table:table-cell office:value-type="string" table:style-name="ce1">
            <text:p>MERCHANDISING IMPACT TEAM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473" table:style-name="ce1">
            <text:p>152473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Indépendant/Freelance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n-e spécialiste forensique (médico-légal)</text:p>
          </table:table-cell>
          <table:table-cell office:value-type="string" table:style-name="ce1">
            <text:p>https://www.keejob.com/offres-emploi/152532/un-e-spécialiste-forensique-médico-légal/</text:p>
          </table:table-cell>
          <table:table-cell office:value-type="string" table:style-name="ce1">
            <text:p>COMITÉ INTERNATIONAL DE LA CROIX-ROUGE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484" table:style-name="ce1">
            <text:p>152484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Youth Technical Expert</text:p>
          </table:table-cell>
          <table:table-cell office:value-type="string" table:style-name="ce1">
            <text:p>https://www.keejob.com/offres-emploi/152473/consultancy/</text:p>
          </table:table-cell>
          <table:table-cell office:value-type="string" table:style-name="ce1">
            <text:p>IBTCI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525" table:style-name="ce1">
            <text:p>152525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ographiste</text:p>
          </table:table-cell>
          <table:table-cell office:value-type="string" table:style-name="ce1">
            <text:p>https://www.keejob.com/offres-emploi/152484/infographiste-technicien-en-impression/</text:p>
          </table:table-cell>
          <table:table-cell office:value-type="string" table:style-name="ce1">
            <text:p>GO PRINT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445" table:style-name="ce1">
            <text:p>152445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(e) en performance des entreprises</text:p>
          </table:table-cell>
          <table:table-cell office:value-type="string" table:style-name="ce1">
            <text:p>https://www.keejob.com/offres-emploi/152525/consultante-en-performance-des-entreprises/</text:p>
          </table:table-cell>
          <table:table-cell office:value-type="string" table:style-name="ce1">
            <text:p>COST PERFORMANCE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471" table:style-name="ce1">
            <text:p>152471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test</text:p>
          </table:table-cell>
          <table:table-cell office:value-type="string" table:style-name="ce1">
            <text:p>https://www.keejob.com/offres-emploi/152445/ingénieur-test/</text:p>
          </table:table-cell>
          <table:table-cell office:value-type="string" table:style-name="ce1">
            <text:p>TIS CIRCUITS</text:p>
          </table:table-cell>
          <table:table-cell office:value-type="string" table:style-name="ce1">
            <text:p>informatique / télécoms</text:p>
          </table:table-cell>
          <table:table-cell office:value-type="float" office:value="152490" table:style-name="ce1">
            <text:p>152490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ocal Field Researcher</text:p>
          </table:table-cell>
          <table:table-cell office:value-type="string" table:style-name="ce1">
            <text:p>https://www.keejob.com/offres-emploi/152471/consultancy/</text:p>
          </table:table-cell>
          <table:table-cell office:value-type="string" table:style-name="ce1">
            <text:p>IBTCI</text:p>
          </table:table-cell>
          <table:table-cell office:value-type="string" table:style-name="ce1">
            <text:p>autres</text:p>
          </table:table-cell>
          <table:table-cell office:value-type="float" office:value="152527" table:style-name="ce1">
            <text:p>152527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ahlineMonastir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700 - 75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Back office &amp; channel</text:p>
          </table:table-cell>
          <table:table-cell office:value-type="string" table:style-name="ce1">
            <text:p>https://www.keejob.com/offres-emploi/152490/responsable-back-office-channel/</text:p>
          </table:table-cell>
          <table:table-cell office:value-type="string" table:style-name="ce1">
            <text:p>TUNELEC</text:p>
          </table:table-cell>
          <table:table-cell office:value-type="string" table:style-name="ce1">
            <text:p>informatique / télécoms</text:p>
          </table:table-cell>
          <table:table-cell office:value-type="float" office:value="152491" table:style-name="ce1">
            <text:p>152491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Achat</text:p>
          </table:table-cell>
          <table:table-cell office:value-type="string" table:style-name="ce1">
            <text:p>https://www.keejob.com/offres-emploi/152527/responsable-achat/</text:p>
          </table:table-cell>
          <table:table-cell office:value-type="string" table:style-name="ce1">
            <text:p>LINPACK</text:p>
          </table:table-cell>
          <table:table-cell office:value-type="string" table:style-name="ce1">
            <text:p>autres</text:p>
          </table:table-cell>
          <table:table-cell office:value-type="float" office:value="152502" table:style-name="ce1">
            <text:p>152502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écurité</text:p>
          </table:table-cell>
          <table:table-cell office:value-type="string" table:style-name="ce1">
            <text:p>https://www.keejob.com/offres-emploi/152491/ingénieur-sécurité/</text:p>
          </table:table-cell>
          <table:table-cell office:value-type="string" table:style-name="ce1">
            <text:p>TUNELEC</text:p>
          </table:table-cell>
          <table:table-cell office:value-type="string" table:style-name="ce1">
            <text:p>informatique / télécoms</text:p>
          </table:table-cell>
          <table:table-cell office:value-type="float" office:value="152529" table:style-name="ce1">
            <text:p>152529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-e de terrain RLF</text:p>
          </table:table-cell>
          <table:table-cell office:value-type="string" table:style-name="ce1">
            <text:p>https://www.keejob.com/offres-emploi/152502/agent-e-de-terrain-rlf/</text:p>
          </table:table-cell>
          <table:table-cell office:value-type="string" table:style-name="ce1">
            <text:p>COMITÉ INTERNATIONAL DE LA CROIX-ROUG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03" table:style-name="ce1">
            <text:p>152503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MannoubaLa Manoub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529/account-manager/</text:p>
          </table:table-cell>
          <table:table-cell office:value-type="string" table:style-name="ce1">
            <text:p>XPERTOS IT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467" table:style-name="ce1">
            <text:p>152467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 and Sales</text:p>
          </table:table-cell>
          <table:table-cell office:value-type="string" table:style-name="ce1">
            <text:p>https://www.keejob.com/offres-emploi/152503/responsable-marketing-and-sales/</text:p>
          </table:table-cell>
          <table:table-cell office:value-type="string" table:style-name="ce1">
            <text:p>BABA ALI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483" table:style-name="ce1">
            <text:p>152483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Doctora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 en vente</text:p>
          </table:table-cell>
          <table:table-cell office:value-type="string" table:style-name="ce1">
            <text:p>https://www.keejob.com/offres-emploi/152467/conseillerère-en-vente/</text:p>
          </table:table-cell>
          <table:table-cell office:value-type="string" table:style-name="ce1">
            <text:p>OWEN-MENS WEAR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513" table:style-name="ce1">
            <text:p>152513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édecins anesthésie et réanimation</text:p>
          </table:table-cell>
          <table:table-cell office:value-type="string" table:style-name="ce1">
            <text:p>https://www.keejob.com/offres-emploi/152483/médecins-anesthésie-et-réanimation/</text:p>
          </table:table-cell>
          <table:table-cell office:value-type="string" table:style-name="ce1">
            <text:p>CLINIQUE ELMOUROUJ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493" table:style-name="ce1">
            <text:p>152493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RH</text:p>
          </table:table-cell>
          <table:table-cell office:value-type="string" table:style-name="ce1">
            <text:p>https://www.keejob.com/offres-emploi/152513/assistant-rh/</text:p>
          </table:table-cell>
          <table:table-cell office:value-type="string" table:style-name="ce1">
            <text:p>ELMAZRAA</text:p>
          </table:table-cell>
          <table:table-cell office:value-type="string" table:style-name="ce1">
            <text:p>artisanat / textile / cuir</text:p>
          </table:table-cell>
          <table:table-cell office:value-type="float" office:value="152508" table:style-name="ce1">
            <text:p>152508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Kalaa El Kebi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2493/ingénieur-technico-commercial-sav/</text:p>
          </table:table-cell>
          <table:table-cell office:value-type="string" table:style-name="ce1">
            <text:p>CLIMATECH-TRAN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501" table:style-name="ce1">
            <text:p>152501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raphiste dessinateur</text:p>
          </table:table-cell>
          <table:table-cell office:value-type="string" table:style-name="ce1">
            <text:p>https://www.keejob.com/offres-emploi/152508/graphiste-dessinateur/</text:p>
          </table:table-cell>
          <table:table-cell office:value-type="string" table:style-name="ce1">
            <text:p>VOILE DU SUD INGENIERIE</text:p>
          </table:table-cell>
          <table:table-cell office:value-type="string" table:style-name="ce1">
            <text:p>artisanat / textile / cuir</text:p>
          </table:table-cell>
          <table:table-cell office:value-type="float" office:value="152509" table:style-name="ce1">
            <text:p>152509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Kalaa El Kebi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</text:p>
          </table:table-cell>
          <table:table-cell office:value-type="string" table:style-name="ce1">
            <text:p>https://www.keejob.com/offres-emploi/152501/développeur-web/</text:p>
          </table:table-cell>
          <table:table-cell office:value-type="string" table:style-name="ce1">
            <text:p>D TUSNISIA</text:p>
          </table:table-cell>
          <table:table-cell office:value-type="string" table:style-name="ce1">
            <text:p>industrie métalliques</text:p>
          </table:table-cell>
          <table:table-cell office:value-type="float" office:value="152495" table:style-name="ce1">
            <text:p>152495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Menzel BouzelfaNabeul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 Italien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2509/assistante-de-direction/</text:p>
          </table:table-cell>
          <table:table-cell office:value-type="string" table:style-name="ce1">
            <text:p>VOILE DU SUD INGENIERIE</text:p>
          </table:table-cell>
          <table:table-cell office:value-type="string" table:style-name="ce1">
            <text:p>artisanat / textile / cuir</text:p>
          </table:table-cell>
          <table:table-cell office:value-type="float" office:value="152507" table:style-name="ce1">
            <text:p>152507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Kalaa El Kebi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Qualité Projets</text:p>
          </table:table-cell>
          <table:table-cell office:value-type="string" table:style-name="ce1">
            <text:p>https://www.keejob.com/offres-emploi/152495/ingénieur-qualité-projets/</text:p>
          </table:table-cell>
          <table:table-cell office:value-type="string" table:style-name="ce1">
            <text:p>MISTA</text:p>
          </table:table-cell>
          <table:table-cell office:value-type="string" table:style-name="ce1">
            <text:p>autres</text:p>
          </table:table-cell>
          <table:table-cell office:value-type="float" office:value="152465" table:style-name="ce1">
            <text:p>152465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2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Webmaster</text:p>
          </table:table-cell>
          <table:table-cell office:value-type="string" table:style-name="ce1">
            <text:p>https://www.keejob.com/offres-emploi/152507/webmaster/</text:p>
          </table:table-cell>
          <table:table-cell office:value-type="string" table:style-name="ce1">
            <text:p>VOILE DU SUD INGENIERIE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511" table:style-name="ce1">
            <text:p>152511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20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s clientèles</text:p>
          </table:table-cell>
          <table:table-cell office:value-type="string" table:style-name="ce1">
            <text:p>https://www.keejob.com/offres-emploi/152465/chargés-de-clientèles-chez-mezghani-meubles/</text:p>
          </table:table-cell>
          <table:table-cell office:value-type="string" table:style-name="ce1">
            <text:p>MEUBLES MEZGAHNI</text:p>
          </table:table-cell>
          <table:table-cell office:value-type="string" table:style-name="ce1">
            <text:p>informatique / télécoms</text:p>
          </table:table-cell>
          <table:table-cell office:value-type="float" office:value="152498" table:style-name="ce1">
            <text:p>152498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JendoubaJendoub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20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siness and Partnership Development Manager</text:p>
          </table:table-cell>
          <table:table-cell office:value-type="string" table:style-name="ce1">
            <text:p>https://www.keejob.com/offres-emploi/152511/business-and-partnership-development-manager/</text:p>
          </table:table-cell>
          <table:table-cell office:value-type="string" table:style-name="ce1">
            <text:p>CW LEARNING CENTER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485" table:style-name="ce1">
            <text:p>152485</text:p>
          </table:table-cell>
          <table:table-cell office:value-type="date" office:date-value="2022-03-02T00:00:00" table:style-name="ce2">
            <text:p>2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a Manoub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back end</text:p>
          </table:table-cell>
          <table:table-cell office:value-type="string" table:style-name="ce1">
            <text:p>https://www.keejob.com/offres-emploi/152498/developpeur-senior-backend/</text:p>
          </table:table-cell>
          <table:table-cell office:value-type="string" table:style-name="ce1">
            <text:p>TF TELECONCEPTION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388" table:style-name="ce1">
            <text:p>152388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igner</text:p>
          </table:table-cell>
          <table:table-cell office:value-type="string" table:style-name="ce1">
            <text:p>https://www.keejob.com/offres-emploi/152485/junior-garphic-designer/</text:p>
          </table:table-cell>
          <table:table-cell office:value-type="string" table:style-name="ce1">
            <text:p>JINSPIRE AGENCY</text:p>
          </table:table-cell>
          <table:table-cell office:value-type="string" table:style-name="ce1">
            <text:p>informatique / télécoms</text:p>
          </table:table-cell>
          <table:table-cell office:value-type="float" office:value="152416" table:style-name="ce1">
            <text:p>152416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kouda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age MultiMedia/Digital</text:p>
          </table:table-cell>
          <table:table-cell office:value-type="string" table:style-name="ce1">
            <text:p>https://www.keejob.com/offres-emploi/152388/stage-multimediadigital-marketingdesign-gra/</text:p>
          </table:table-cell>
          <table:table-cell office:value-type="string" table:style-name="ce1">
            <text:p>NATULYN</text:p>
          </table:table-cell>
          <table:table-cell office:value-type="string" table:style-name="ce1">
            <text:p>industrie électro-mécaniques</text:p>
          </table:table-cell>
          <table:table-cell office:value-type="float" office:value="152402" table:style-name="ce1">
            <text:p>152402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nihl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Qualité</text:p>
          </table:table-cell>
          <table:table-cell office:value-type="string" table:style-name="ce1">
            <text:p>https://www.keejob.com/offres-emploi/152416/un-consultant-qualité-confirmé/</text:p>
          </table:table-cell>
          <table:table-cell office:value-type="string" table:style-name="ce1">
            <text:p>WHITECAPE TECHNOLOGIE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380" table:style-name="ce1">
            <text:p>152380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 Est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uffeur bus</text:p>
          </table:table-cell>
          <table:table-cell office:value-type="string" table:style-name="ce1">
            <text:p>https://www.keejob.com/offres-emploi/152402/chauffeur-bus/</text:p>
          </table:table-cell>
          <table:table-cell office:value-type="string" table:style-name="ce1">
            <text:p>MPM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385" table:style-name="ce1">
            <text:p>152385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r</text:p>
          </table:table-cell>
          <table:table-cell office:value-type="string" table:style-name="ce1">
            <text:p>https://www.keejob.com/offres-emploi/152380/vendeur/</text:p>
          </table:table-cell>
          <table:table-cell office:value-type="string" table:style-name="ce1">
            <text:p>HEARTS WIT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384" table:style-name="ce1">
            <text:p>152384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Stage/PFE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RH</text:p>
          </table:table-cell>
          <table:table-cell office:value-type="string" table:style-name="ce1">
            <text:p>https://www.keejob.com/offres-emploi/152385/assistante-rh-et-daf-stage/</text:p>
          </table:table-cell>
          <table:table-cell office:value-type="string" table:style-name="ce1">
            <text:p>LOUIZA</text:p>
          </table:table-cell>
          <table:table-cell office:value-type="string" table:style-name="ce1">
            <text:p>informatique / télécoms</text:p>
          </table:table-cell>
          <table:table-cell office:value-type="float" office:value="152417" table:style-name="ce1">
            <text:p>152417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koudaSouss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25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administrative</text:p>
          </table:table-cell>
          <table:table-cell office:value-type="string" table:style-name="ce1">
            <text:p>https://www.keejob.com/offres-emploi/152384/assistante-daf/</text:p>
          </table:table-cell>
          <table:table-cell office:value-type="string" table:style-name="ce1">
            <text:p>LOUIZA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405" table:style-name="ce1">
            <text:p>152405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egr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1 Développeur odoo confirmé</text:p>
          </table:table-cell>
          <table:table-cell office:value-type="string" table:style-name="ce1">
            <text:p>https://www.keejob.com/offres-emploi/152417/01-développeur-odoo-confirmé/</text:p>
          </table:table-cell>
          <table:table-cell office:value-type="string" table:style-name="ce1">
            <text:p>WHITECAPE TECHNOLOGIE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383" table:style-name="ce1">
            <text:p>152383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 et Mobile</text:p>
          </table:table-cell>
          <table:table-cell office:value-type="string" table:style-name="ce1">
            <text:p>https://www.keejob.com/offres-emploi/152405/développeur-web-et-mobile/</text:p>
          </table:table-cell>
          <table:table-cell office:value-type="string" table:style-name="ce1">
            <text:p>EASY SCHOOL</text:p>
          </table:table-cell>
          <table:table-cell office:value-type="string" table:style-name="ce1">
            <text:p>call center / télévente</text:p>
          </table:table-cell>
          <table:table-cell office:value-type="float" office:value="152453" table:style-name="ce1">
            <text:p>152453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comptable</text:p>
          </table:table-cell>
          <table:table-cell office:value-type="string" table:style-name="ce1">
            <text:p>https://www.keejob.com/offres-emploi/152383/assistant-daf-e-comptabilité-finance/</text:p>
          </table:table-cell>
          <table:table-cell office:value-type="string" table:style-name="ce1">
            <text:p>VIFCO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2395" table:style-name="ce1">
            <text:p>152395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Goulette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LECONSEILLERS</text:p>
          </table:table-cell>
          <table:table-cell office:value-type="string" table:style-name="ce1">
            <text:p>https://www.keejob.com/offres-emploi/152453/teleconseillers/</text:p>
          </table:table-cell>
          <table:table-cell office:value-type="string" table:style-name="ce1">
            <text:p>EUROPATECH</text:p>
          </table:table-cell>
          <table:table-cell office:value-type="string" table:style-name="ce1">
            <text:p>autres</text:p>
          </table:table-cell>
          <table:table-cell office:value-type="float" office:value="151423" table:style-name="ce1">
            <text:p>151423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d'affaires Bureau d'études</text:p>
          </table:table-cell>
          <table:table-cell office:value-type="string" table:style-name="ce1">
            <text:p>https://www.keejob.com/offres-emploi/152395/ingénieur-daffaires-bureau-détudes/</text:p>
          </table:table-cell>
          <table:table-cell office:value-type="string" table:style-name="ce1">
            <text:p>GROUPE STUDI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389" table:style-name="ce1">
            <text:p>152389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e Bardo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1423/2-representants-commerciaux-tunis-sfax/</text:p>
          </table:table-cell>
          <table:table-cell office:value-type="string" table:style-name="ce1">
            <text:p>SOFRIP</text:p>
          </table:table-cell>
          <table:table-cell office:value-type="string" table:style-name="ce1">
            <text:p>informatique / télécoms</text:p>
          </table:table-cell>
          <table:table-cell office:value-type="float" office:value="152438" table:style-name="ce1">
            <text:p>152438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utritionniste</text:p>
          </table:table-cell>
          <table:table-cell office:value-type="string" table:style-name="ce1">
            <text:p>https://www.keejob.com/offres-emploi/152389/nutritionniste/</text:p>
          </table:table-cell>
          <table:table-cell office:value-type="string" table:style-name="ce1">
            <text:p>CLINIQUE LE BARDO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424" table:style-name="ce1">
            <text:p>152424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ab Bhar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upport Logiciel IT</text:p>
          </table:table-cell>
          <table:table-cell office:value-type="string" table:style-name="ce1">
            <text:p>https://www.keejob.com/offres-emploi/152438/ingénieur-support-sénior/</text:p>
          </table:table-cell>
          <table:table-cell office:value-type="string" table:style-name="ce1">
            <text:p>ENNOV TUNISI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412" table:style-name="ce1">
            <text:p>152412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7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illeur de nuit</text:p>
          </table:table-cell>
          <table:table-cell office:value-type="string" table:style-name="ce1">
            <text:p>https://www.keejob.com/offres-emploi/152424/veilleur-de-nuit/</text:p>
          </table:table-cell>
          <table:table-cell office:value-type="string" table:style-name="ce1">
            <text:p>CLINIQUE DE LA LIBERTE</text:p>
          </table:table-cell>
          <table:table-cell office:value-type="string" table:style-name="ce1">
            <text:p>informatique / télécoms</text:p>
          </table:table-cell>
          <table:table-cell office:value-type="float" office:value="152425" table:style-name="ce1">
            <text:p>152425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</text:p>
          </table:table-cell>
          <table:table-cell office:value-type="string" table:style-name="ce1">
            <text:p>https://www.keejob.com/offres-emploi/152412/recrutement-formateurformatrice/</text:p>
          </table:table-cell>
          <table:table-cell office:value-type="string" table:style-name="ce1">
            <text:p>CARDIOLIFE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420" table:style-name="ce1">
            <text:p>152420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Système</text:p>
          </table:table-cell>
          <table:table-cell office:value-type="string" table:style-name="ce1">
            <text:p>https://www.keejob.com/offres-emploi/152425/ingénieur-système/</text:p>
          </table:table-cell>
          <table:table-cell office:value-type="string" table:style-name="ce1">
            <text:p>DIGITALIZE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454" table:style-name="ce1">
            <text:p>152454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countant</text:p>
          </table:table-cell>
          <table:table-cell office:value-type="string" table:style-name="ce1">
            <text:p>https://www.keejob.com/offres-emploi/152420/accountant/</text:p>
          </table:table-cell>
          <table:table-cell office:value-type="string" table:style-name="ce1">
            <text:p>MEETING POINT TUNISI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458" table:style-name="ce1">
            <text:p>152458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9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web</text:p>
          </table:table-cell>
          <table:table-cell office:value-type="string" table:style-name="ce1">
            <text:p>https://www.keejob.com/offres-emploi/152454/développeur/</text:p>
          </table:table-cell>
          <table:table-cell office:value-type="string" table:style-name="ce1">
            <text:p>NETMARKETING</text:p>
          </table:table-cell>
          <table:table-cell office:value-type="string" table:style-name="ce1">
            <text:p>artisanat / textile / cuir</text:p>
          </table:table-cell>
          <table:table-cell office:value-type="float" office:value="152450" table:style-name="ce1">
            <text:p>152450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458/commercial-porte-a-porteproduits-restaurant/</text:p>
          </table:table-cell>
          <table:table-cell office:value-type="string" table:style-name="ce1">
            <text:p>DISTRI-BURGER</text:p>
          </table:table-cell>
          <table:table-cell office:value-type="string" table:style-name="ce1">
            <text:p>autres</text:p>
          </table:table-cell>
          <table:table-cell office:value-type="float" office:value="152428" table:style-name="ce1">
            <text:p>152428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e production</text:p>
          </table:table-cell>
          <table:table-cell office:value-type="string" table:style-name="ce1">
            <text:p>https://www.keejob.com/offres-emploi/152450/responsable-de-production/</text:p>
          </table:table-cell>
          <table:table-cell office:value-type="string" table:style-name="ce1">
            <text:p>T.S.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440" table:style-name="ce1">
            <text:p>152440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raphiste</text:p>
          </table:table-cell>
          <table:table-cell office:value-type="string" table:style-name="ce1">
            <text:p>https://www.keejob.com/offres-emploi/152428/graphiste-polyvalente/</text:p>
          </table:table-cell>
          <table:table-cell office:value-type="string" table:style-name="ce1">
            <text:p>NETGLASS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452" table:style-name="ce1">
            <text:p>152452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secrétaires Médicales Réception d’Appels</text:p>
          </table:table-cell>
          <table:table-cell office:value-type="string" table:style-name="ce1">
            <text:p>https://www.keejob.com/offres-emploi/152440/télésecrétaires-médicales-réception-dappels/</text:p>
          </table:table-cell>
          <table:table-cell office:value-type="string" table:style-name="ce1">
            <text:p>AXESS MEDICAL</text:p>
          </table:table-cell>
          <table:table-cell office:value-type="string" table:style-name="ce1">
            <text:p>autres</text:p>
          </table:table-cell>
          <table:table-cell office:value-type="float" office:value="152406" table:style-name="ce1">
            <text:p>152406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650 - 7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ENIEUR PRODUCTION UNITE STERILE</text:p>
          </table:table-cell>
          <table:table-cell office:value-type="string" table:style-name="ce1">
            <text:p>https://www.keejob.com/offres-emploi/152452/ingenieur-production-unite-sterile/</text:p>
          </table:table-cell>
          <table:table-cell office:value-type="string" table:style-name="ce1">
            <text:p>LABORATOIRES ADWYA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387" table:style-name="ce1">
            <text:p>152387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400 - 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Techniciens en maintenances industrielles</text:p>
          </table:table-cell>
          <table:table-cell office:value-type="string" table:style-name="ce1">
            <text:p>https://www.keejob.com/offres-emploi/152406/des-techniciens-en-maintenances-industrielles/</text:p>
          </table:table-cell>
          <table:table-cell office:value-type="string" table:style-name="ce1">
            <text:p>STRAMIFLEX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411" table:style-name="ce1">
            <text:p>152411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ecrétaire médicale</text:p>
          </table:table-cell>
          <table:table-cell office:value-type="string" table:style-name="ce1">
            <text:p>https://www.keejob.com/offres-emploi/152387/secrétaire-médicale/</text:p>
          </table:table-cell>
          <table:table-cell office:value-type="string" table:style-name="ce1">
            <text:p>CABINET PÉDOPSYCHIATRIE DR BEN MABROUK</text:p>
          </table:table-cell>
          <table:table-cell office:value-type="string" table:style-name="ce1">
            <text:p>call center / télévente</text:p>
          </table:table-cell>
          <table:table-cell office:value-type="float" office:value="152439" table:style-name="ce1">
            <text:p>152439</text:p>
          </table:table-cell>
          <table:table-cell office:value-type="date" office:date-value="2022-03-01T00:00:00" table:style-name="ce2">
            <text:p>1-mars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7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rigoriste</text:p>
          </table:table-cell>
          <table:table-cell office:value-type="string" table:style-name="ce1">
            <text:p>https://www.keejob.com/offres-emploi/152411/frigoriste/</text:p>
          </table:table-cell>
          <table:table-cell office:value-type="string" table:style-name="ce1">
            <text:p>LE CORAIL SUITES HOTEL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318" table:style-name="ce1">
            <text:p>152318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ise de RDV Rachat de Crédit</text:p>
          </table:table-cell>
          <table:table-cell office:value-type="string" table:style-name="ce1">
            <text:p>https://www.keejob.com/offres-emploi/152439/produits-financiers-emission-et-réception/</text:p>
          </table:table-cell>
          <table:table-cell office:value-type="string" table:style-name="ce1">
            <text:p>AXESS GLOBAL SERVICE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39" table:style-name="ce1">
            <text:p>152339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Comptabilité</text:p>
          </table:table-cell>
          <table:table-cell office:value-type="string" table:style-name="ce1">
            <text:p>https://www.keejob.com/offres-emploi/152318/formateur-comptabilité/</text:p>
          </table:table-cell>
          <table:table-cell office:value-type="string" table:style-name="ce1">
            <text:p>INSTITUT CENTRAL DES CADRES SUPÉRIEURS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2348" table:style-name="ce1">
            <text:p>152348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9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2339/comptable/</text:p>
          </table:table-cell>
          <table:table-cell office:value-type="string" table:style-name="ce1">
            <text:p>GOLDEN COFFEE</text:p>
          </table:table-cell>
          <table:table-cell office:value-type="string" table:style-name="ce1">
            <text:p>informatique / télécoms</text:p>
          </table:table-cell>
          <table:table-cell office:value-type="float" office:value="152284" table:style-name="ce1">
            <text:p>152284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fluide coordinateur BIM</text:p>
          </table:table-cell>
          <table:table-cell office:value-type="string" table:style-name="ce1">
            <text:p>https://www.keejob.com/offres-emploi/152348/ingénieur-fluide-coordinateur-bim-revit-mep/</text:p>
          </table:table-cell>
          <table:table-cell office:value-type="string" table:style-name="ce1">
            <text:p>ATGT TUNISIE</text:p>
          </table:table-cell>
          <table:table-cell office:value-type="string" table:style-name="ce1">
            <text:p>gardiennage / sécurité / maintenance</text:p>
          </table:table-cell>
          <table:table-cell office:value-type="float" office:value="152292" table:style-name="ce1">
            <text:p>152292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55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aintenance informatique</text:p>
          </table:table-cell>
          <table:table-cell office:value-type="string" table:style-name="ce1">
            <text:p>https://www.keejob.com/offres-emploi/152284/technicien-maintenance-informatique/</text:p>
          </table:table-cell>
          <table:table-cell office:value-type="string" table:style-name="ce1">
            <text:p>NG-MULTIMEDI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17" table:style-name="ce1">
            <text:p>152317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arthage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s de sécurité</text:p>
          </table:table-cell>
          <table:table-cell office:value-type="string" table:style-name="ce1">
            <text:p>https://www.keejob.com/offres-emploi/152292/agents-de-sécurité-conducteur/</text:p>
          </table:table-cell>
          <table:table-cell office:value-type="string" table:style-name="ce1">
            <text:p>DKCTS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320" table:style-name="ce1">
            <text:p>152320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Retail Media</text:p>
          </table:table-cell>
          <table:table-cell office:value-type="string" table:style-name="ce1">
            <text:p>https://www.keejob.com/offres-emploi/152317/responsable-retail-media/</text:p>
          </table:table-cell>
          <table:table-cell office:value-type="string" table:style-name="ce1">
            <text:p>MONOPRIX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233" table:style-name="ce1">
            <text:p>152233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0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informatique</text:p>
          </table:table-cell>
          <table:table-cell office:value-type="string" table:style-name="ce1">
            <text:p>https://www.keejob.com/offres-emploi/152320/formateur-informatique/</text:p>
          </table:table-cell>
          <table:table-cell office:value-type="string" table:style-name="ce1">
            <text:p>INSTITUT CENTRAL DES CADRES SUPÉRIEURS</text:p>
          </table:table-cell>
          <table:table-cell office:value-type="string" table:style-name="ce1">
            <text:p>call center / télévente</text:p>
          </table:table-cell>
          <table:table-cell office:value-type="float" office:value="152298" table:style-name="ce1">
            <text:p>152298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Espagnol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2233/assistante-de-direction/</text:p>
          </table:table-cell>
          <table:table-cell office:value-type="string" table:style-name="ce1">
            <text:p>LOOK UP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367" table:style-name="ce1">
            <text:p>152367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s</text:p>
          </table:table-cell>
          <table:table-cell office:value-type="string" table:style-name="ce1">
            <text:p>https://www.keejob.com/offres-emploi/152298/télévendeurs/</text:p>
          </table:table-cell>
          <table:table-cell office:value-type="string" table:style-name="ce1">
            <text:p>DIRECT PHONE SERVICES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321" table:style-name="ce1">
            <text:p>152321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reative Designer</text:p>
          </table:table-cell>
          <table:table-cell office:value-type="string" table:style-name="ce1">
            <text:p>https://www.keejob.com/offres-emploi/152367/creative-designer/</text:p>
          </table:table-cell>
          <table:table-cell office:value-type="string" table:style-name="ce1">
            <text:p>EMINENCE TUNISIE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311" table:style-name="ce1">
            <text:p>152311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anglais</text:p>
          </table:table-cell>
          <table:table-cell office:value-type="string" table:style-name="ce1">
            <text:p>https://www.keejob.com/offres-emploi/152321/formateur-anglais/</text:p>
          </table:table-cell>
          <table:table-cell office:value-type="string" table:style-name="ce1">
            <text:p>INSTITUT CENTRAL DES CADRES SUPÉRIEURS</text:p>
          </table:table-cell>
          <table:table-cell office:value-type="string" table:style-name="ce1">
            <text:p>informatique / télécoms</text:p>
          </table:table-cell>
          <table:table-cell office:value-type="float" office:value="152285" table:style-name="ce1">
            <text:p>152285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firmier</text:p>
          </table:table-cell>
          <table:table-cell office:value-type="string" table:style-name="ce1">
            <text:p>https://www.keejob.com/offres-emploi/152311/recrutement-du-personnel-paramédical/</text:p>
          </table:table-cell>
          <table:table-cell office:value-type="string" table:style-name="ce1">
            <text:p>MAHDHYIA MEDICAL SERVICES</text:p>
          </table:table-cell>
          <table:table-cell office:value-type="string" table:style-name="ce1">
            <text:p>autres</text:p>
          </table:table-cell>
          <table:table-cell office:value-type="float" office:value="152275" table:style-name="ce1">
            <text:p>152275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ministrateur Réseaux Informatique</text:p>
          </table:table-cell>
          <table:table-cell office:value-type="string" table:style-name="ce1">
            <text:p>https://www.keejob.com/offres-emploi/152285/administrateur-réseaux-informatique/</text:p>
          </table:table-cell>
          <table:table-cell office:value-type="string" table:style-name="ce1">
            <text:p>NG-MULTIMEDI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335" table:style-name="ce1">
            <text:p>152335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légué pharmaceutique</text:p>
          </table:table-cell>
          <table:table-cell office:value-type="string" table:style-name="ce1">
            <text:p>https://www.keejob.com/offres-emploi/152275/délégué-pharmaceutique/</text:p>
          </table:table-cell>
          <table:table-cell office:value-type="string" table:style-name="ce1">
            <text:p>LABORATOIRE AGROLINE</text:p>
          </table:table-cell>
          <table:table-cell office:value-type="string" table:style-name="ce1">
            <text:p>cosmétique / parfumerie / luxe</text:p>
          </table:table-cell>
          <table:table-cell office:value-type="float" office:value="152296" table:style-name="ce1">
            <text:p>152296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1500 - 18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en maintenance mécanique</text:p>
          </table:table-cell>
          <table:table-cell office:value-type="string" table:style-name="ce1">
            <text:p>https://www.keejob.com/offres-emploi/152335/technicien-supérieur-en-maintenance-mécanique/</text:p>
          </table:table-cell>
          <table:table-cell office:value-type="string" table:style-name="ce1">
            <text:p>ELMAZRAA</text:p>
          </table:table-cell>
          <table:table-cell office:value-type="string" table:style-name="ce1">
            <text:p>industrie métalliques</text:p>
          </table:table-cell>
          <table:table-cell office:value-type="float" office:value="152295" table:style-name="ce1">
            <text:p>152295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Mohamadia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entre Esthétique et Spa</text:p>
          </table:table-cell>
          <table:table-cell office:value-type="string" table:style-name="ce1">
            <text:p>https://www.keejob.com/offres-emploi/152296/responsables-centre-spa/</text:p>
          </table:table-cell>
          <table:table-cell office:value-type="string" table:style-name="ce1">
            <text:p>BIENUS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294" table:style-name="ce1">
            <text:p>152294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Production</text:p>
          </table:table-cell>
          <table:table-cell office:value-type="string" table:style-name="ce1">
            <text:p>https://www.keejob.com/offres-emploi/152295/technicien-production/</text:p>
          </table:table-cell>
          <table:table-cell office:value-type="string" table:style-name="ce1">
            <text:p>ECOMAT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322" table:style-name="ce1">
            <text:p>152322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2294/assistante-de-direction/</text:p>
          </table:table-cell>
          <table:table-cell office:value-type="string" table:style-name="ce1">
            <text:p>INTERTEK CRISTAL TUNISIE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328" table:style-name="ce1">
            <text:p>152328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réseau et télécommunication</text:p>
          </table:table-cell>
          <table:table-cell office:value-type="string" table:style-name="ce1">
            <text:p>https://www.keejob.com/offres-emploi/152322/formateur-réseau-et-télécommunication/</text:p>
          </table:table-cell>
          <table:table-cell office:value-type="string" table:style-name="ce1">
            <text:p>INSTITUT CENTRAL DES CADRES SUPÉRIEURS</text:p>
          </table:table-cell>
          <table:table-cell office:value-type="string" table:style-name="ce1">
            <text:p>transport / logistique</text:p>
          </table:table-cell>
          <table:table-cell office:value-type="float" office:value="152340" table:style-name="ce1">
            <text:p>152340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ornag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posal and Cost Control Engineer</text:p>
          </table:table-cell>
          <table:table-cell office:value-type="string" table:style-name="ce1">
            <text:p>https://www.keejob.com/offres-emploi/152328/proposal-and-cost-control-engineer/</text:p>
          </table:table-cell>
          <table:table-cell office:value-type="string" table:style-name="ce1">
            <text:p>FUTURE HORIZONS COMPANY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345" table:style-name="ce1">
            <text:p>152345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de Gestion</text:p>
          </table:table-cell>
          <table:table-cell office:value-type="string" table:style-name="ce1">
            <text:p>https://www.keejob.com/offres-emploi/152340/contrôleur-de-gestion/</text:p>
          </table:table-cell>
          <table:table-cell office:value-type="string" table:style-name="ce1">
            <text:p>ULYSSE LOGISTICS COMPANY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337" table:style-name="ce1">
            <text:p>152337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pédagogique</text:p>
          </table:table-cell>
          <table:table-cell office:value-type="string" table:style-name="ce1">
            <text:p>https://www.keejob.com/offres-emploi/152345/assistante-pédagogique/</text:p>
          </table:table-cell>
          <table:table-cell office:value-type="string" table:style-name="ce1">
            <text:p>COLLEGE LASALLE INTERNATIONAL TUNIS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331" table:style-name="ce1">
            <text:p>152331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Appels d’Offres et Marchés Publics</text:p>
          </table:table-cell>
          <table:table-cell office:value-type="string" table:style-name="ce1">
            <text:p>https://www.keejob.com/offres-emploi/152337/chargée-appels-doffres-et-marchés-publics/</text:p>
          </table:table-cell>
          <table:table-cell office:value-type="string" table:style-name="ce1">
            <text:p>SMARTSKILLS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304" table:style-name="ce1">
            <text:p>152304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2331/assistante-de-direction-qualifiée/</text:p>
          </table:table-cell>
          <table:table-cell office:value-type="string" table:style-name="ce1">
            <text:p>FONDATION BOUEBDELLI LA MARSA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341" table:style-name="ce1">
            <text:p>152341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Kair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informatique</text:p>
          </table:table-cell>
          <table:table-cell office:value-type="string" table:style-name="ce1">
            <text:p>https://www.keejob.com/offres-emploi/152304/technicien-informatique/</text:p>
          </table:table-cell>
          <table:table-cell office:value-type="string" table:style-name="ce1">
            <text:p>ALPHA PROD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323" table:style-name="ce1">
            <text:p>152323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2341/technico-commerciale/</text:p>
          </table:table-cell>
          <table:table-cell office:value-type="string" table:style-name="ce1">
            <text:p>SOCIÉTÉ ALFET AL MACHIA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288" table:style-name="ce1">
            <text:p>152288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Le Kef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VB.NET / JAVA</text:p>
          </table:table-cell>
          <table:table-cell office:value-type="string" table:style-name="ce1">
            <text:p>https://www.keejob.com/offres-emploi/152323/formateur-vbnet-java/</text:p>
          </table:table-cell>
          <table:table-cell office:value-type="string" table:style-name="ce1">
            <text:p>INSTITUT CENTRAL DES CADRES SUPÉRIEUR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287" table:style-name="ce1">
            <text:p>152287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Rade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secteur ( Nord-ouest )</text:p>
          </table:table-cell>
          <table:table-cell office:value-type="string" table:style-name="ce1">
            <text:p>https://www.keejob.com/offres-emploi/152288/chef-de-secteur-nord-ouest/</text:p>
          </table:table-cell>
          <table:table-cell office:value-type="string" table:style-name="ce1">
            <text:p>MED OIL CAMPANY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301" table:style-name="ce1">
            <text:p>152301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e Bardo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secteur (Commercial terrain)</text:p>
          </table:table-cell>
          <table:table-cell office:value-type="string" table:style-name="ce1">
            <text:p>https://www.keejob.com/offres-emploi/152287/chef-de-secteur-commercial-terrain/</text:p>
          </table:table-cell>
          <table:table-cell office:value-type="string" table:style-name="ce1">
            <text:p>MED OIL CAMPANY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363" table:style-name="ce1">
            <text:p>152363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ygiéniste</text:p>
          </table:table-cell>
          <table:table-cell office:value-type="string" table:style-name="ce1">
            <text:p>https://www.keejob.com/offres-emploi/152301/hygiéniste/</text:p>
          </table:table-cell>
          <table:table-cell office:value-type="string" table:style-name="ce1">
            <text:p>CLINIQUE LE BARDO</text:p>
          </table:table-cell>
          <table:table-cell office:value-type="string" table:style-name="ce1">
            <text:p>informatique / télécoms</text:p>
          </table:table-cell>
          <table:table-cell office:value-type="float" office:value="152372" table:style-name="ce1">
            <text:p>152372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vendeur</text:p>
          </table:table-cell>
          <table:table-cell office:value-type="string" table:style-name="ce1">
            <text:p>https://www.keejob.com/offres-emploi/152363/télévendeur-h-f/</text:p>
          </table:table-cell>
          <table:table-cell office:value-type="string" table:style-name="ce1">
            <text:p>SYKLON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00" table:style-name="ce1">
            <text:p>152300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A en architecture d'intérieur</text:p>
          </table:table-cell>
          <table:table-cell office:value-type="string" table:style-name="ce1">
            <text:p>https://www.keejob.com/offres-emploi/152372/da-en-architecture-dintérieur-anglais/</text:p>
          </table:table-cell>
          <table:table-cell office:value-type="string" table:style-name="ce1">
            <text:p>3D FORDECO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324" table:style-name="ce1">
            <text:p>152324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de direction</text:p>
          </table:table-cell>
          <table:table-cell office:value-type="string" table:style-name="ce1">
            <text:p>https://www.keejob.com/offres-emploi/152300/assistante-de-direction/</text:p>
          </table:table-cell>
          <table:table-cell office:value-type="string" table:style-name="ce1">
            <text:p>URBAT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299" table:style-name="ce1">
            <text:p>152299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ormateur en français</text:p>
          </table:table-cell>
          <table:table-cell office:value-type="string" table:style-name="ce1">
            <text:p>https://www.keejob.com/offres-emploi/152324/formateur-en-français/</text:p>
          </table:table-cell>
          <table:table-cell office:value-type="string" table:style-name="ce1">
            <text:p>INSTITUT CENTRAL DES CADRES SUPÉRIEUR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375" table:style-name="ce1">
            <text:p>152375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Goulett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(e) de Gestion</text:p>
          </table:table-cell>
          <table:table-cell office:value-type="string" table:style-name="ce1">
            <text:p>https://www.keejob.com/offres-emploi/152299/assistante-de-gestion/</text:p>
          </table:table-cell>
          <table:table-cell office:value-type="string" table:style-name="ce1">
            <text:p>AMEF CONSULTING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74" table:style-name="ce1">
            <text:p>152374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Rades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Rang</text:p>
          </table:table-cell>
          <table:table-cell office:value-type="string" table:style-name="ce1">
            <text:p>https://www.keejob.com/offres-emploi/152375/hôtel-novotel-tunis-lac-recrute-chef-de-rang/</text:p>
          </table:table-cell>
          <table:table-cell office:value-type="string" table:style-name="ce1">
            <text:p>HÔTEL NOVOTEL LES BERGES DU LAC II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362" table:style-name="ce1">
            <text:p>152362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izerte SudBizert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(e) du commerce extérieur</text:p>
          </table:table-cell>
          <table:table-cell office:value-type="string" table:style-name="ce1">
            <text:p>https://www.keejob.com/offres-emploi/152374/chargée-du-commerce-extérieur/</text:p>
          </table:table-cell>
          <table:table-cell office:value-type="string" table:style-name="ce1">
            <text:p>MED OIL CAMPANY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297" table:style-name="ce1">
            <text:p>152297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20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Qualité Système</text:p>
          </table:table-cell>
          <table:table-cell office:value-type="string" table:style-name="ce1">
            <text:p>https://www.keejob.com/offres-emploi/152362/ingénieur-qualité-système/</text:p>
          </table:table-cell>
          <table:table-cell office:value-type="string" table:style-name="ce1">
            <text:p>PRINCE MEDICAL INDUSTRY</text:p>
          </table:table-cell>
          <table:table-cell office:value-type="string" table:style-name="ce1">
            <text:p>call center / télévente</text:p>
          </table:table-cell>
          <table:table-cell office:value-type="float" office:value="152330" table:style-name="ce1">
            <text:p>152330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10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informatique H/F</text:p>
          </table:table-cell>
          <table:table-cell office:value-type="string" table:style-name="ce1">
            <text:p>https://www.keejob.com/offres-emploi/152297/responsable-informatique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376" table:style-name="ce1">
            <text:p>152376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Goulett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 conseillers en Vente Assurance- 2022</text:p>
          </table:table-cell>
          <table:table-cell office:value-type="string" table:style-name="ce1">
            <text:p>https://www.keejob.com/offres-emploi/152330/des-conseillers-en-vente-2022/</text:p>
          </table:table-cell>
          <table:table-cell office:value-type="string" table:style-name="ce1">
            <text:p>MEZZO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302" table:style-name="ce1">
            <text:p>152302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ître d'hôtel</text:p>
          </table:table-cell>
          <table:table-cell office:value-type="string" table:style-name="ce1">
            <text:p>https://www.keejob.com/offres-emploi/152376/novotel-tunis-lac-recrute-maître-dhôtel/</text:p>
          </table:table-cell>
          <table:table-cell office:value-type="string" table:style-name="ce1">
            <text:p>HÔTEL NOVOTEL LES BERGES DU LAC II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60" table:style-name="ce1">
            <text:p>152360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ASABLANCACASABLANCAMaroc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o commercial</text:p>
          </table:table-cell>
          <table:table-cell office:value-type="string" table:style-name="ce1">
            <text:p>https://www.keejob.com/offres-emploi/152302/techno-commercial/</text:p>
          </table:table-cell>
          <table:table-cell office:value-type="string" table:style-name="ce1">
            <text:p>ALPHA PROD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344" table:style-name="ce1">
            <text:p>152344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Indépendant/FreelanceSIVP</text:p>
          </table:table-cell>
          <table:table-cell office:value-type="string" table:style-name="ce1">
            <text:p>NabeulNabeul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Arabe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360/ingénieur-commercial-au-maroc/</text:p>
          </table:table-cell>
          <table:table-cell office:value-type="string" table:style-name="ce1">
            <text:p>MULTIVAC NORTH AFRICA</text:p>
          </table:table-cell>
          <table:table-cell office:value-type="string" table:style-name="ce1">
            <text:p>industrie électro-mécaniques</text:p>
          </table:table-cell>
          <table:table-cell office:value-type="float" office:value="152334" table:style-name="ce1">
            <text:p>152334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El Mourouj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hotographe</text:p>
          </table:table-cell>
          <table:table-cell office:value-type="string" table:style-name="ce1">
            <text:p>https://www.keejob.com/offres-emploi/152344/photographe-freelance/</text:p>
          </table:table-cell>
          <table:table-cell office:value-type="string" table:style-name="ce1">
            <text:p>MEDIA MK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371" table:style-name="ce1">
            <text:p>152371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400 - 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machine CNC</text:p>
          </table:table-cell>
          <table:table-cell office:value-type="string" table:style-name="ce1">
            <text:p>https://www.keejob.com/offres-emploi/152334/technicien-machine-cnc/</text:p>
          </table:table-cell>
          <table:table-cell office:value-type="string" table:style-name="ce1">
            <text:p>ESM</text:p>
          </table:table-cell>
          <table:table-cell office:value-type="string" table:style-name="ce1">
            <text:p>industrie métalliques</text:p>
          </table:table-cell>
          <table:table-cell office:value-type="float" office:value="151776" table:style-name="ce1">
            <text:p>151776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371/commercial/</text:p>
          </table:table-cell>
          <table:table-cell office:value-type="string" table:style-name="ce1">
            <text:p>ETS ALLANI</text:p>
          </table:table-cell>
          <table:table-cell office:value-type="string" table:style-name="ce1">
            <text:p>autres</text:p>
          </table:table-cell>
          <table:table-cell office:value-type="float" office:value="152347" table:style-name="ce1">
            <text:p>152347</text:p>
          </table:table-cell>
          <table:table-cell office:value-type="date" office:date-value="2022-02-28T00:00:00" table:style-name="ce2">
            <text:p>28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Mahdia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A automation Testing</text:p>
          </table:table-cell>
          <table:table-cell office:value-type="string" table:style-name="ce1">
            <text:p>https://www.keejob.com/offres-emploi/151776/experienced-automator/</text:p>
          </table:table-cell>
          <table:table-cell office:value-type="string" table:style-name="ce1">
            <text:p>ARKENZA IT SOLUTIONS</text:p>
          </table:table-cell>
          <table:table-cell office:value-type="string" table:style-name="ce1">
            <text:p>artisanat / textile / cuir</text:p>
          </table:table-cell>
          <table:table-cell office:value-type="float" office:value="152246" table:style-name="ce1">
            <text:p>152246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OuerdanineMonastir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2347/comptable/</text:p>
          </table:table-cell>
          <table:table-cell office:value-type="string" table:style-name="ce1">
            <text:p>MNAT MAHDIA</text:p>
          </table:table-cell>
          <table:table-cell office:value-type="string" table:style-name="ce1">
            <text:p>informatique / télécoms</text:p>
          </table:table-cell>
          <table:table-cell office:value-type="float" office:value="152261" table:style-name="ce1">
            <text:p>152261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246/commercial/</text:p>
          </table:table-cell>
          <table:table-cell office:value-type="string" table:style-name="ce1">
            <text:p>BLUE PANAMA</text:p>
          </table:table-cell>
          <table:table-cell office:value-type="string" table:style-name="ce1">
            <text:p>artisanat / textile / cuir</text:p>
          </table:table-cell>
          <table:table-cell office:value-type="float" office:value="152243" table:style-name="ce1">
            <text:p>152243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Ouerdanine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d’affaires DATA CENTER &amp; CLOUD COMP</text:p>
          </table:table-cell>
          <table:table-cell office:value-type="string" table:style-name="ce1">
            <text:p>https://www.keejob.com/offres-emploi/152261/ingénieur-daffaires-data-center-cloud-comp/</text:p>
          </table:table-cell>
          <table:table-cell office:value-type="string" table:style-name="ce1">
            <text:p>SOTETEL</text:p>
          </table:table-cell>
          <table:table-cell office:value-type="string" table:style-name="ce1">
            <text:p>informatique / télécoms</text:p>
          </table:table-cell>
          <table:table-cell office:value-type="float" office:value="152258" table:style-name="ce1">
            <text:p>152258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achat</text:p>
          </table:table-cell>
          <table:table-cell office:value-type="string" table:style-name="ce1">
            <text:p>https://www.keejob.com/offres-emploi/152243/responsable-achat/</text:p>
          </table:table-cell>
          <table:table-cell office:value-type="string" table:style-name="ce1">
            <text:p>BLUE PANAMA</text:p>
          </table:table-cell>
          <table:table-cell office:value-type="string" table:style-name="ce1">
            <text:p>artisanat / textile / cuir</text:p>
          </table:table-cell>
          <table:table-cell office:value-type="float" office:value="152254" table:style-name="ce1">
            <text:p>152254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ou Merdes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DATA CENTER</text:p>
          </table:table-cell>
          <table:table-cell office:value-type="string" table:style-name="ce1">
            <text:p>https://www.keejob.com/offres-emploi/152258/ingénieur-data-center/</text:p>
          </table:table-cell>
          <table:table-cell office:value-type="string" table:style-name="ce1">
            <text:p>SOTETEL</text:p>
          </table:table-cell>
          <table:table-cell office:value-type="string" table:style-name="ce1">
            <text:p>informatique / télécoms</text:p>
          </table:table-cell>
          <table:table-cell office:value-type="float" office:value="152235" table:style-name="ce1">
            <text:p>152235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des Ressources Humaines</text:p>
          </table:table-cell>
          <table:table-cell office:value-type="string" table:style-name="ce1">
            <text:p>https://www.keejob.com/offres-emploi/152254/responsable-des-ressources-humaines/</text:p>
          </table:table-cell>
          <table:table-cell office:value-type="string" table:style-name="ce1">
            <text:p>BACOVET</text:p>
          </table:table-cell>
          <table:table-cell office:value-type="string" table:style-name="ce1">
            <text:p>industrie métalliques</text:p>
          </table:table-cell>
          <table:table-cell office:value-type="float" office:value="152269" table:style-name="ce1">
            <text:p>152269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El AliaBizerte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Mobile IOS</text:p>
          </table:table-cell>
          <table:table-cell office:value-type="string" table:style-name="ce1">
            <text:p>https://www.keejob.com/offres-emploi/152235/développeur-mobile-ios-hf/</text:p>
          </table:table-cell>
          <table:table-cell office:value-type="string" table:style-name="ce1">
            <text:p>200 FACTORY</text:p>
          </table:table-cell>
          <table:table-cell office:value-type="string" table:style-name="ce1">
            <text:p>industrie métalliques</text:p>
          </table:table-cell>
          <table:table-cell office:value-type="float" office:value="152255" table:style-name="ce1">
            <text:p>152255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ssinateur construction métallique</text:p>
          </table:table-cell>
          <table:table-cell office:value-type="string" table:style-name="ce1">
            <text:p>https://www.keejob.com/offres-emploi/152269/dessinateur-construction-métallique/</text:p>
          </table:table-cell>
          <table:table-cell office:value-type="string" table:style-name="ce1">
            <text:p>EXTRA METAL</text:p>
          </table:table-cell>
          <table:table-cell office:value-type="string" table:style-name="ce1">
            <text:p>artisanat / textile / cuir</text:p>
          </table:table-cell>
          <table:table-cell office:value-type="float" office:value="152239" table:style-name="ce1">
            <text:p>152239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Ouerdanine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on génie mécanique</text:p>
          </table:table-cell>
          <table:table-cell office:value-type="string" table:style-name="ce1">
            <text:p>https://www.keejob.com/offres-emploi/152255/technicien-supérieur-on-génie-mécanique/</text:p>
          </table:table-cell>
          <table:table-cell office:value-type="string" table:style-name="ce1">
            <text:p>FMA MAGHREB INDUSTRIE</text:p>
          </table:table-cell>
          <table:table-cell office:value-type="string" table:style-name="ce1">
            <text:p>autres</text:p>
          </table:table-cell>
          <table:table-cell office:value-type="float" office:value="152242" table:style-name="ce1">
            <text:p>152242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Sfax Sud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gasin</text:p>
          </table:table-cell>
          <table:table-cell office:value-type="string" table:style-name="ce1">
            <text:p>https://www.keejob.com/offres-emploi/152239/responsable-magasin/</text:p>
          </table:table-cell>
          <table:table-cell office:value-type="string" table:style-name="ce1">
            <text:p>BLUE PANAMA</text:p>
          </table:table-cell>
          <table:table-cell office:value-type="string" table:style-name="ce1">
            <text:p>artisanat / textile / cuir</text:p>
          </table:table-cell>
          <table:table-cell office:value-type="float" office:value="152253" table:style-name="ce1">
            <text:p>152253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ou MerdesMahdi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PARC D'ATTRACTION F/H</text:p>
          </table:table-cell>
          <table:table-cell office:value-type="string" table:style-name="ce1">
            <text:p>https://www.keejob.com/offres-emploi/152242/responsable-parc-dattraction-fh/</text:p>
          </table:table-cell>
          <table:table-cell office:value-type="string" table:style-name="ce1">
            <text:p>GROUPE MAS</text:p>
          </table:table-cell>
          <table:table-cell office:value-type="string" table:style-name="ce1">
            <text:p>informatique / télécoms</text:p>
          </table:table-cell>
          <table:table-cell office:value-type="float" office:value="152236" table:style-name="ce1">
            <text:p>152236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Hardware</text:p>
          </table:table-cell>
          <table:table-cell office:value-type="string" table:style-name="ce1">
            <text:p>https://www.keejob.com/offres-emploi/152253/ingénieur-hardware/</text:p>
          </table:table-cell>
          <table:table-cell office:value-type="string" table:style-name="ce1">
            <text:p>BACOVET</text:p>
          </table:table-cell>
          <table:table-cell office:value-type="string" table:style-name="ce1">
            <text:p>call center / télévente</text:p>
          </table:table-cell>
          <table:table-cell office:value-type="float" office:value="152266" table:style-name="ce1">
            <text:p>152266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zzahraBen Arous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EVELOPPEUR FULL STACK</text:p>
          </table:table-cell>
          <table:table-cell office:value-type="string" table:style-name="ce1">
            <text:p>https://www.keejob.com/offres-emploi/152236/developpeur-full-stack-hf/</text:p>
          </table:table-cell>
          <table:table-cell office:value-type="string" table:style-name="ce1">
            <text:p>200 FACTORY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278" table:style-name="ce1">
            <text:p>152278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GrombaliaNabeul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éléopérateur</text:p>
          </table:table-cell>
          <table:table-cell office:value-type="string" table:style-name="ce1">
            <text:p>https://www.keejob.com/offres-emploi/152266/recrutement-a-ezahra/</text:p>
          </table:table-cell>
          <table:table-cell office:value-type="string" table:style-name="ce1">
            <text:p>ADVCALL CNETER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272" table:style-name="ce1">
            <text:p>152272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e Bardo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trôleur Qualité</text:p>
          </table:table-cell>
          <table:table-cell office:value-type="string" table:style-name="ce1">
            <text:p>https://www.keejob.com/offres-emploi/152278/contrôleur-qualité/</text:p>
          </table:table-cell>
          <table:table-cell office:value-type="string" table:style-name="ce1">
            <text:p>SIAME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281" table:style-name="ce1">
            <text:p>152281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Bou Mhel El Bassatine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Secondaire</text:p>
          </table:table-cell>
          <table:table-cell office:value-type="string" table:style-name="ce1">
            <text:p>40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fonctionnel et technique (H/F)</text:p>
          </table:table-cell>
          <table:table-cell office:value-type="string" table:style-name="ce1">
            <text:p>https://www.keejob.com/offres-emploi/152272/consultant-fonctionnel-et-technique-hf/</text:p>
          </table:table-cell>
          <table:table-cell office:value-type="string" table:style-name="ce1">
            <text:p>O2S PLUS</text:p>
          </table:table-cell>
          <table:table-cell office:value-type="string" table:style-name="ce1">
            <text:p>autres</text:p>
          </table:table-cell>
          <table:table-cell office:value-type="float" office:value="152249" table:style-name="ce1">
            <text:p>152249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Tchèque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se / commerciale</text:p>
          </table:table-cell>
          <table:table-cell office:value-type="string" table:style-name="ce1">
            <text:p>https://www.keejob.com/offres-emploi/152281/cherche-vendeuse-commerciale/</text:p>
          </table:table-cell>
          <table:table-cell office:value-type="string" table:style-name="ce1">
            <text:p>TRUST TECH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256" table:style-name="ce1">
            <text:p>152256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argée Client</text:p>
          </table:table-cell>
          <table:table-cell office:value-type="string" table:style-name="ce1">
            <text:p>https://www.keejob.com/offres-emploi/152249/chargée-client/</text:p>
          </table:table-cell>
          <table:table-cell office:value-type="string" table:style-name="ce1">
            <text:p>OLYMPE THALASSO</text:p>
          </table:table-cell>
          <table:table-cell office:value-type="string" table:style-name="ce1">
            <text:p>autres</text:p>
          </table:table-cell>
          <table:table-cell office:value-type="float" office:value="152259" table:style-name="ce1">
            <text:p>152259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.sup.Contrôle Qualité alimentaire</text:p>
          </table:table-cell>
          <table:table-cell office:value-type="string" table:style-name="ce1">
            <text:p>https://www.keejob.com/offres-emploi/152256/technsupcontrôle-qualité-alimentaire/</text:p>
          </table:table-cell>
          <table:table-cell office:value-type="string" table:style-name="ce1">
            <text:p>BAGUETTE &amp; BAGUETTE</text:p>
          </table:table-cell>
          <table:table-cell office:value-type="string" table:style-name="ce1">
            <text:p>informatique / télécoms</text:p>
          </table:table-cell>
          <table:table-cell office:value-type="float" office:value="152238" table:style-name="ce1">
            <text:p>152238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age pré-embauche Graphic Designer</text:p>
          </table:table-cell>
          <table:table-cell office:value-type="string" table:style-name="ce1">
            <text:p>https://www.keejob.com/offres-emploi/152259/stage-pré-embauche-graphic-designer/</text:p>
          </table:table-cell>
          <table:table-cell office:value-type="string" table:style-name="ce1">
            <text:p>COCREA</text:p>
          </table:table-cell>
          <table:table-cell office:value-type="string" table:style-name="ce1">
            <text:p>import / export</text:p>
          </table:table-cell>
          <table:table-cell office:value-type="float" office:value="152274" table:style-name="ce1">
            <text:p>152274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Indépendant/Freelance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Mi-temps/Temps partiel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STEUR QA</text:p>
          </table:table-cell>
          <table:table-cell office:value-type="string" table:style-name="ce1">
            <text:p>https://www.keejob.com/offres-emploi/152238/testeur-qa-hf/</text:p>
          </table:table-cell>
          <table:table-cell office:value-type="string" table:style-name="ce1">
            <text:p>200 FACTORY</text:p>
          </table:table-cell>
          <table:table-cell office:value-type="string" table:style-name="ce1">
            <text:p>informatique / télécoms</text:p>
          </table:table-cell>
          <table:table-cell office:value-type="float" office:value="152260" table:style-name="ce1">
            <text:p>152260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2274/community-manager/</text:p>
          </table:table-cell>
          <table:table-cell office:value-type="string" table:style-name="ce1">
            <text:p>W3H Import Export Holding</text:p>
          </table:table-cell>
          <table:table-cell office:value-type="string" table:style-name="ce1">
            <text:p>informatique / télécoms</text:p>
          </table:table-cell>
          <table:table-cell office:value-type="float" office:value="152277" table:style-name="ce1">
            <text:p>152277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MahdiaMahdi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1000 - 14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Réseaux &amp; Télécoms</text:p>
          </table:table-cell>
          <table:table-cell office:value-type="string" table:style-name="ce1">
            <text:p>https://www.keejob.com/offres-emploi/152260/ingénieur-réseaux-télécoms/</text:p>
          </table:table-cell>
          <table:table-cell office:value-type="string" table:style-name="ce1">
            <text:p>SOTETEL</text:p>
          </table:table-cell>
          <table:table-cell office:value-type="string" table:style-name="ce1">
            <text:p>informatique / télécoms</text:p>
          </table:table-cell>
          <table:table-cell office:value-type="float" office:value="152234" table:style-name="ce1">
            <text:p>152234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- Développement Full Stack MERN</text:p>
          </table:table-cell>
          <table:table-cell office:value-type="string" table:style-name="ce1">
            <text:p>https://www.keejob.com/offres-emploi/152277/ingénieur-développement-full-stack-mern/</text:p>
          </table:table-cell>
          <table:table-cell office:value-type="string" table:style-name="ce1">
            <text:p>YES'WENOV</text:p>
          </table:table-cell>
          <table:table-cell office:value-type="string" table:style-name="ce1">
            <text:p>informatique / télécoms</text:p>
          </table:table-cell>
          <table:table-cell office:value-type="float" office:value="152273" table:style-name="ce1">
            <text:p>152273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Gafsa SudGafs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450 - 6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Digital</text:p>
          </table:table-cell>
          <table:table-cell office:value-type="string" table:style-name="ce1">
            <text:p>https://www.keejob.com/offres-emploi/152234/chef-de-projet-digital-hf/</text:p>
          </table:table-cell>
          <table:table-cell office:value-type="string" table:style-name="ce1">
            <text:p>200 FACTORY</text:p>
          </table:table-cell>
          <table:table-cell office:value-type="string" table:style-name="ce1">
            <text:p>informatique / télécoms</text:p>
          </table:table-cell>
          <table:table-cell office:value-type="float" office:value="152267" table:style-name="ce1">
            <text:p>152267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6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dacteur Web à Gafsa</text:p>
          </table:table-cell>
          <table:table-cell office:value-type="string" table:style-name="ce1">
            <text:p>https://www.keejob.com/offres-emploi/152273/rédacteur-web-à-gafsa/</text:p>
          </table:table-cell>
          <table:table-cell office:value-type="string" table:style-name="ce1">
            <text:p>NEXT PROGRAMS</text:p>
          </table:table-cell>
          <table:table-cell office:value-type="string" table:style-name="ce1">
            <text:p>artisanat / textile / cuir</text:p>
          </table:table-cell>
          <table:table-cell office:value-type="float" office:value="152241" table:style-name="ce1">
            <text:p>152241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OuerdanineMonastir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e</text:p>
          </table:table-cell>
          <table:table-cell office:value-type="string" table:style-name="ce1">
            <text:p>https://www.keejob.com/offres-emploi/152267/commerciale/</text:p>
          </table:table-cell>
          <table:table-cell office:value-type="string" table:style-name="ce1">
            <text:p>TECNOINFO</text:p>
          </table:table-cell>
          <table:table-cell office:value-type="string" table:style-name="ce1">
            <text:p>informatique / télécoms</text:p>
          </table:table-cell>
          <table:table-cell office:value-type="float" office:value="152232" table:style-name="ce1">
            <text:p>152232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Hammam Sousse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de qualité d'habillement</text:p>
          </table:table-cell>
          <table:table-cell office:value-type="string" table:style-name="ce1">
            <text:p>https://www.keejob.com/offres-emploi/152241/technicien-de-qualité-dhabillement/</text:p>
          </table:table-cell>
          <table:table-cell office:value-type="string" table:style-name="ce1">
            <text:p>BLUE PANAMA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257" table:style-name="ce1">
            <text:p>152257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veloppeur Mobile ANDROID</text:p>
          </table:table-cell>
          <table:table-cell office:value-type="string" table:style-name="ce1">
            <text:p>https://www.keejob.com/offres-emploi/152232/développeur-mobile-android/</text:p>
          </table:table-cell>
          <table:table-cell office:value-type="string" table:style-name="ce1">
            <text:p>200 FACTORY</text:p>
          </table:table-cell>
          <table:table-cell office:value-type="string" table:style-name="ce1">
            <text:p>informatique / télécoms</text:p>
          </table:table-cell>
          <table:table-cell office:value-type="float" office:value="152279" table:style-name="ce1">
            <text:p>152279</text:p>
          </table:table-cell>
          <table:table-cell office:value-type="date" office:date-value="2022-02-27T00:00:00" table:style-name="ce2">
            <text:p>27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3000 - 5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s Comptables</text:p>
          </table:table-cell>
          <table:table-cell office:value-type="string" table:style-name="ce1">
            <text:p>https://www.keejob.com/offres-emploi/152257/assistants-comptables/</text:p>
          </table:table-cell>
          <table:table-cell office:value-type="string" table:style-name="ce1">
            <text:p>CMM</text:p>
          </table:table-cell>
          <table:table-cell office:value-type="string" table:style-name="ce1">
            <text:p>architecture / immobilier / BTP</text:p>
          </table:table-cell>
          <table:table-cell office:value-type="float" office:value="152214" table:style-name="ce1">
            <text:p>152214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s Informatique</text:p>
          </table:table-cell>
          <table:table-cell office:value-type="string" table:style-name="ce1">
            <text:p>https://www.keejob.com/offres-emploi/152279/ingénieurs-informatique-société-offshore/</text:p>
          </table:table-cell>
          <table:table-cell office:value-type="string" table:style-name="ce1">
            <text:p>OFFSHORE OUTSOURCING SERVICE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201" table:style-name="ce1">
            <text:p>152201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NANCIER</text:p>
          </table:table-cell>
          <table:table-cell office:value-type="string" table:style-name="ce1">
            <text:p>https://www.keejob.com/offres-emploi/152214/financier/</text:p>
          </table:table-cell>
          <table:table-cell office:value-type="string" table:style-name="ce1">
            <text:p>ENERBAT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231" table:style-name="ce1">
            <text:p>152231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2201/cherchons-community-manager-web-marketeur/</text:p>
          </table:table-cell>
          <table:table-cell office:value-type="string" table:style-name="ce1">
            <text:p>MEGASTORE TECHNOLOGY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225" table:style-name="ce1">
            <text:p>152225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Douar HicherLa Manoub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ducteur ligne GMS</text:p>
          </table:table-cell>
          <table:table-cell office:value-type="string" table:style-name="ce1">
            <text:p>https://www.keejob.com/offres-emploi/152231/tech-conducteur-ligne-cms/</text:p>
          </table:table-cell>
          <table:table-cell office:value-type="string" table:style-name="ce1">
            <text:p>ELECTRONIC TUNISIE SYSTEM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227" table:style-name="ce1">
            <text:p>152227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El Menzah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2225/technico-commercial-équipement-médical/</text:p>
          </table:table-cell>
          <table:table-cell office:value-type="string" table:style-name="ce1">
            <text:p>HYGIE BIOMED</text:p>
          </table:table-cell>
          <table:table-cell office:value-type="string" table:style-name="ce1">
            <text:p>chimie / biologie / physique</text:p>
          </table:table-cell>
          <table:table-cell office:value-type="float" office:value="152217" table:style-name="ce1">
            <text:p>152217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en automatisme</text:p>
          </table:table-cell>
          <table:table-cell office:value-type="string" table:style-name="ce1">
            <text:p>https://www.keejob.com/offres-emploi/152227/technicien-supérieur-en-automatisme/</text:p>
          </table:table-cell>
          <table:table-cell office:value-type="string" table:style-name="ce1">
            <text:p>BIBEN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109" table:style-name="ce1">
            <text:p>152109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Commercial</text:p>
          </table:table-cell>
          <table:table-cell office:value-type="string" table:style-name="ce1">
            <text:p>https://www.keejob.com/offres-emploi/152217/responsable-commercial-activité-santé/</text:p>
          </table:table-cell>
          <table:table-cell office:value-type="string" table:style-name="ce1">
            <text:p>LINDE GA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188" table:style-name="ce1">
            <text:p>152188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r(se)</text:p>
          </table:table-cell>
          <table:table-cell office:value-type="string" table:style-name="ce1">
            <text:p>https://www.keejob.com/offres-emploi/152109/vendeur-vendeuse-conseil-en-décoration/</text:p>
          </table:table-cell>
          <table:table-cell office:value-type="string" table:style-name="ce1">
            <text:p>SOCIETE DE PROMOTION DE MEUBLE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187" table:style-name="ce1">
            <text:p>152187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00 - 15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Projet Événementiel</text:p>
          </table:table-cell>
          <table:table-cell office:value-type="string" table:style-name="ce1">
            <text:p>https://www.keejob.com/offres-emploi/152188/chef-de-projet-événementiel/</text:p>
          </table:table-cell>
          <table:table-cell office:value-type="string" table:style-name="ce1">
            <text:p>ACTIVE TRAVEL</text:p>
          </table:table-cell>
          <table:table-cell office:value-type="string" table:style-name="ce1">
            <text:p>autres</text:p>
          </table:table-cell>
          <table:table-cell office:value-type="float" office:value="152223" table:style-name="ce1">
            <text:p>152223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Zagh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Produit</text:p>
          </table:table-cell>
          <table:table-cell office:value-type="string" table:style-name="ce1">
            <text:p>https://www.keejob.com/offres-emploi/152187/responsable-produit-tourisme/</text:p>
          </table:table-cell>
          <table:table-cell office:value-type="string" table:style-name="ce1">
            <text:p>ACTIVE TRAVEL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194" table:style-name="ce1">
            <text:p>152194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ZarzisMédenine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580 -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génie mécanique</text:p>
          </table:table-cell>
          <table:table-cell office:value-type="string" table:style-name="ce1">
            <text:p>https://www.keejob.com/offres-emploi/152223/diplômé-cap-ou-bts-en-génie-mécanique/</text:p>
          </table:table-cell>
          <table:table-cell office:value-type="string" table:style-name="ce1">
            <text:p>CARTHAGO CERAMIC</text:p>
          </table:table-cell>
          <table:table-cell office:value-type="string" table:style-name="ce1">
            <text:p>chimie / biologie / physique</text:p>
          </table:table-cell>
          <table:table-cell office:value-type="float" office:value="152218" table:style-name="ce1">
            <text:p>152218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Fouchana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aissier et Caissière Zarzis H/F</text:p>
          </table:table-cell>
          <table:table-cell office:value-type="string" table:style-name="ce1">
            <text:p>https://www.keejob.com/offres-emploi/152194/caissier-et-caissière-zarzis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216" table:style-name="ce1">
            <text:p>152216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Ben Arou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2218/un-ingénieur-technico-commercial-hf/</text:p>
          </table:table-cell>
          <table:table-cell office:value-type="string" table:style-name="ce1">
            <text:p>LINDE GAS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191" table:style-name="ce1">
            <text:p>152191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Kalaa Essghira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gasinier</text:p>
          </table:table-cell>
          <table:table-cell office:value-type="string" table:style-name="ce1">
            <text:p>https://www.keejob.com/offres-emploi/152216/magasinier/</text:p>
          </table:table-cell>
          <table:table-cell office:value-type="string" table:style-name="ce1">
            <text:p>ARCHILABS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213" table:style-name="ce1">
            <text:p>152213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Sousse JaouharaSousse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 (e) Administratif(Ve)</text:p>
          </table:table-cell>
          <table:table-cell office:value-type="string" table:style-name="ce1">
            <text:p>https://www.keejob.com/offres-emploi/152191/attachée-administratifve/</text:p>
          </table:table-cell>
          <table:table-cell office:value-type="string" table:style-name="ce1">
            <text:p>GROUPE DE FORMATION ET DE TECHNOLOGIE</text:p>
          </table:table-cell>
          <table:table-cell office:value-type="string" table:style-name="ce1">
            <text:p>automobile / moteurs / engins mécaniques</text:p>
          </table:table-cell>
          <table:table-cell office:value-type="float" office:value="152192" table:style-name="ce1">
            <text:p>152192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El Kram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estionnaire de stock</text:p>
          </table:table-cell>
          <table:table-cell office:value-type="string" table:style-name="ce1">
            <text:p>https://www.keejob.com/offres-emploi/152213/gestionnaire-de-stock/</text:p>
          </table:table-cell>
          <table:table-cell office:value-type="string" table:style-name="ce1">
            <text:p>YOUBI TRADING</text:p>
          </table:table-cell>
          <table:table-cell office:value-type="string" table:style-name="ce1">
            <text:p>autres</text:p>
          </table:table-cell>
          <table:table-cell office:value-type="float" office:value="152206" table:style-name="ce1">
            <text:p>152206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ènieur Automobile FEM</text:p>
          </table:table-cell>
          <table:table-cell office:value-type="string" table:style-name="ce1">
            <text:p>https://www.keejob.com/offres-emploi/152192/ingènieur-automobile-fem/</text:p>
          </table:table-cell>
          <table:table-cell office:value-type="string" table:style-name="ce1">
            <text:p>MICLA ENGINEERING AND DESIGN</text:p>
          </table:table-cell>
          <table:table-cell office:value-type="string" table:style-name="ce1">
            <text:p>autres</text:p>
          </table:table-cell>
          <table:table-cell office:value-type="float" office:value="152224" table:style-name="ce1">
            <text:p>152224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génieur HVAC</text:p>
          </table:table-cell>
          <table:table-cell office:value-type="string" table:style-name="ce1">
            <text:p>https://www.keejob.com/offres-emploi/152206/ingénieur-hvac-hf/</text:p>
          </table:table-cell>
          <table:table-cell office:value-type="string" table:style-name="ce1">
            <text:p>IAPS AFRICA</text:p>
          </table:table-cell>
          <table:table-cell office:value-type="string" table:style-name="ce1">
            <text:p>informatique / télécoms</text:p>
          </table:table-cell>
          <table:table-cell office:value-type="float" office:value="152200" table:style-name="ce1">
            <text:p>152200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2400 - 4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-Commercial</text:p>
          </table:table-cell>
          <table:table-cell office:value-type="string" table:style-name="ce1">
            <text:p>https://www.keejob.com/offres-emploi/152224/technico-commercial/</text:p>
          </table:table-cell>
          <table:table-cell office:value-type="string" table:style-name="ce1">
            <text:p>STEP</text:p>
          </table:table-cell>
          <table:table-cell office:value-type="string" table:style-name="ce1">
            <text:p>informatique / télécoms</text:p>
          </table:table-cell>
          <table:table-cell office:value-type="float" office:value="152219" table:style-name="ce1">
            <text:p>152219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2000 - 3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nglais</text:p>
          </table:table-cell>
          <table:table-cell office:value-type="string" table:style-name="ce1">
            <text:p>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support modules Finance Sage X3</text:p>
          </table:table-cell>
          <table:table-cell office:value-type="string" table:style-name="ce1">
            <text:p>https://www.keejob.com/offres-emploi/152200/consultant-support-sage-x3/</text:p>
          </table:table-cell>
          <table:table-cell office:value-type="string" table:style-name="ce1">
            <text:p>NERIUM SOFTWARE</text:p>
          </table:table-cell>
          <table:table-cell office:value-type="string" table:style-name="ce1">
            <text:p>consulting / étude / stratégie</text:p>
          </table:table-cell>
          <table:table-cell office:value-type="float" office:value="152185" table:style-name="ce1">
            <text:p>152185</text:p>
          </table:table-cell>
          <table:table-cell office:value-type="date" office:date-value="2022-02-25T00:00:00" table:style-name="ce2">
            <text:p>25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ava Developer (JSF)</text:p>
          </table:table-cell>
          <table:table-cell office:value-type="string" table:style-name="ce1">
            <text:p>https://www.keejob.com/offres-emploi/152219/java-developer-jsf/</text:p>
          </table:table-cell>
          <table:table-cell office:value-type="string" table:style-name="ce1">
            <text:p>NOVOBIT PARTNERS</text:p>
          </table:table-cell>
          <table:table-cell office:value-type="string" table:style-name="ce1">
            <text:p>informatique / télécoms</text:p>
          </table:table-cell>
          <table:table-cell office:value-type="float" office:value="152115" table:style-name="ce1">
            <text:p>152115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Bou Mhel El Bassatine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800 - 12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 Italie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ual Language cum Math trainer</text:p>
          </table:table-cell>
          <table:table-cell office:value-type="string" table:style-name="ce1">
            <text:p>https://www.keejob.com/offres-emploi/152185/dual-language-cum-math-trainer/</text:p>
          </table:table-cell>
          <table:table-cell office:value-type="string" table:style-name="ce1">
            <text:p>ALBERT LEARNING</text:p>
          </table:table-cell>
          <table:table-cell office:value-type="string" table:style-name="ce1">
            <text:p>autres</text:p>
          </table:table-cell>
          <table:table-cell office:value-type="float" office:value="152162" table:style-name="ce1">
            <text:p>152162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Mahdia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upérieur réseau informatique</text:p>
          </table:table-cell>
          <table:table-cell office:value-type="string" table:style-name="ce1">
            <text:p>https://www.keejob.com/offres-emploi/152115/technicien-supérieur-réseau-informatique/</text:p>
          </table:table-cell>
          <table:table-cell office:value-type="string" table:style-name="ce1">
            <text:p>CYBERMIS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172" table:style-name="ce1">
            <text:p>152172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-SIVP-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cheteur</text:p>
          </table:table-cell>
          <table:table-cell office:value-type="string" table:style-name="ce1">
            <text:p>https://www.keejob.com/offres-emploi/152162/achteur/</text:p>
          </table:table-cell>
          <table:table-cell office:value-type="string" table:style-name="ce1">
            <text:p>MNAT MAHDIA</text:p>
          </table:table-cell>
          <table:table-cell office:value-type="string" table:style-name="ce1">
            <text:p>artisanat / textile / cuir</text:p>
          </table:table-cell>
          <table:table-cell office:value-type="float" office:value="152129" table:style-name="ce1">
            <text:p>152129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Ksour Essaf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</text:p>
          </table:table-cell>
          <table:table-cell office:value-type="string" table:style-name="ce1">
            <text:p>https://www.keejob.com/offres-emploi/152172/responsable-marketing/</text:p>
          </table:table-cell>
          <table:table-cell office:value-type="string" table:style-name="ce1">
            <text:p>BAGUETTE &amp; BAGUETTE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134" table:style-name="ce1">
            <text:p>152134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e Bardo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gent de méthode confection</text:p>
          </table:table-cell>
          <table:table-cell office:value-type="string" table:style-name="ce1">
            <text:p>https://www.keejob.com/offres-emploi/152129/agent-de-méthode-conf-chaine-et-trame/</text:p>
          </table:table-cell>
          <table:table-cell office:value-type="string" table:style-name="ce1">
            <text:p>CODAR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085" table:style-name="ce1">
            <text:p>152085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urchase Assistant</text:p>
          </table:table-cell>
          <table:table-cell office:value-type="string" table:style-name="ce1">
            <text:p>https://www.keejob.com/offres-emploi/152134/purchase-assistant/</text:p>
          </table:table-cell>
          <table:table-cell office:value-type="string" table:style-name="ce1">
            <text:p>BOSTANI CHOCALATE BELGIUM SRL</text:p>
          </table:table-cell>
          <table:table-cell office:value-type="string" table:style-name="ce1">
            <text:p>électronique / électricité / énergie</text:p>
          </table:table-cell>
          <table:table-cell office:value-type="float" office:value="152148" table:style-name="ce1">
            <text:p>152148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rofesseur d'Histoire Géographie</text:p>
          </table:table-cell>
          <table:table-cell office:value-type="string" table:style-name="ce1">
            <text:p>https://www.keejob.com/offres-emploi/152085/professeur-dhistoire-géographie/</text:p>
          </table:table-cell>
          <table:table-cell office:value-type="string" table:style-name="ce1">
            <text:p>GROUPE SCOLAIRE RENE DESCARTES</text:p>
          </table:table-cell>
          <table:table-cell office:value-type="string" table:style-name="ce1">
            <text:p>artisanat / textile / cuir</text:p>
          </table:table-cell>
          <table:table-cell office:value-type="float" office:value="152127" table:style-name="ce1">
            <text:p>152127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Ksour EssafMahdi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en Electricité</text:p>
          </table:table-cell>
          <table:table-cell office:value-type="string" table:style-name="ce1">
            <text:p>https://www.keejob.com/offres-emploi/152148/technicien-en-electricité/</text:p>
          </table:table-cell>
          <table:table-cell office:value-type="string" table:style-name="ce1">
            <text:p>SMARTELEC</text:p>
          </table:table-cell>
          <table:table-cell office:value-type="string" table:style-name="ce1">
            <text:p>agriculture / agro-alimentaire / environnement</text:p>
          </table:table-cell>
          <table:table-cell office:value-type="float" office:value="152163" table:style-name="ce1">
            <text:p>152163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atelier de confection chaine et trame</text:p>
          </table:table-cell>
          <table:table-cell office:value-type="string" table:style-name="ce1">
            <text:p>https://www.keejob.com/offres-emploi/152127/chef-atelier-de-confection-chaine-et-trame/</text:p>
          </table:table-cell>
          <table:table-cell office:value-type="string" table:style-name="ce1">
            <text:p>CODAR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123" table:style-name="ce1">
            <text:p>152123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ssistante administrative</text:p>
          </table:table-cell>
          <table:table-cell office:value-type="string" table:style-name="ce1">
            <text:p>https://www.keejob.com/offres-emploi/152163/assistante-administrative/</text:p>
          </table:table-cell>
          <table:table-cell office:value-type="string" table:style-name="ce1">
            <text:p>SOCIÉTÉ ALFET AL MACHIA</text:p>
          </table:table-cell>
          <table:table-cell office:value-type="string" table:style-name="ce1">
            <text:p>santé / paramédical / optique</text:p>
          </table:table-cell>
          <table:table-cell office:value-type="float" office:value="152136" table:style-name="ce1">
            <text:p>152136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rand manager</text:p>
          </table:table-cell>
          <table:table-cell office:value-type="string" table:style-name="ce1">
            <text:p>https://www.keejob.com/offres-emploi/152123/brand-manager/</text:p>
          </table:table-cell>
          <table:table-cell office:value-type="string" table:style-name="ce1">
            <text:p>GEI</text:p>
          </table:table-cell>
          <table:table-cell office:value-type="string" table:style-name="ce1">
            <text:p>informatique / télécoms</text:p>
          </table:table-cell>
          <table:table-cell office:value-type="float" office:value="152149" table:style-name="ce1">
            <text:p>152149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élègue médical</text:p>
          </table:table-cell>
          <table:table-cell office:value-type="string" table:style-name="ce1">
            <text:p>https://www.keejob.com/offres-emploi/152136/delegue-medical/</text:p>
          </table:table-cell>
          <table:table-cell office:value-type="string" table:style-name="ce1">
            <text:p>IGE - INTERNATIONAL GENERAL EQUIPMENT</text:p>
          </table:table-cell>
          <table:table-cell office:value-type="string" table:style-name="ce1">
            <text:p>informatique / télécoms</text:p>
          </table:table-cell>
          <table:table-cell office:value-type="float" office:value="152137" table:style-name="ce1">
            <text:p>152137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Fonctionnel</text:p>
          </table:table-cell>
          <table:table-cell office:value-type="string" table:style-name="ce1">
            <text:p>https://www.keejob.com/offres-emploi/152149/consultant-fonctionnel/</text:p>
          </table:table-cell>
          <table:table-cell office:value-type="string" table:style-name="ce1">
            <text:p>FININFOSOLUTIONS</text:p>
          </table:table-cell>
          <table:table-cell office:value-type="string" table:style-name="ce1">
            <text:p>informatique / télécoms</text:p>
          </table:table-cell>
          <table:table-cell office:value-type="float" office:value="152105" table:style-name="ce1">
            <text:p>152105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o commercial</text:p>
          </table:table-cell>
          <table:table-cell office:value-type="string" table:style-name="ce1">
            <text:p>https://www.keejob.com/offres-emploi/152137/technico-commercial/</text:p>
          </table:table-cell>
          <table:table-cell office:value-type="string" table:style-name="ce1">
            <text:p>SYNOTEC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159" table:style-name="ce1">
            <text:p>152159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Réseau</text:p>
          </table:table-cell>
          <table:table-cell office:value-type="string" table:style-name="ce1">
            <text:p>https://www.keejob.com/offres-emploi/152105/technicien-réseau/</text:p>
          </table:table-cell>
          <table:table-cell office:value-type="string" table:style-name="ce1">
            <text:p>IPSOFT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110" table:style-name="ce1">
            <text:p>152110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Sousse VilleSousse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 Account ManagerNorth AfricaM/F</text:p>
          </table:table-cell>
          <table:table-cell office:value-type="string" table:style-name="ce1">
            <text:p>https://www.keejob.com/offres-emploi/152159/key-account-manager-north-africa-m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industrie métalliques</text:p>
          </table:table-cell>
          <table:table-cell office:value-type="float" office:value="152157" table:style-name="ce1">
            <text:p>152157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ptable</text:p>
          </table:table-cell>
          <table:table-cell office:value-type="string" table:style-name="ce1">
            <text:p>https://www.keejob.com/offres-emploi/152110/comptable/</text:p>
          </table:table-cell>
          <table:table-cell office:value-type="string" table:style-name="ce1">
            <text:p>SIGMA AUDIT</text:p>
          </table:table-cell>
          <table:table-cell office:value-type="string" table:style-name="ce1">
            <text:p>tourisme / hôtellerie / restauration / loisirs</text:p>
          </table:table-cell>
          <table:table-cell office:value-type="float" office:value="152111" table:style-name="ce1">
            <text:p>152111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 Italie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ordinateur logistique</text:p>
          </table:table-cell>
          <table:table-cell office:value-type="string" table:style-name="ce1">
            <text:p>https://www.keejob.com/offres-emploi/152157/coordinateur-logistique/</text:p>
          </table:table-cell>
          <table:table-cell office:value-type="string" table:style-name="ce1">
            <text:p>LES ATELIERS MECANIQUES DE PRECISION AMECAP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155" table:style-name="ce1">
            <text:p>152155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Ariana VilleAriana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ère de voyages - Lafayette Tunis</text:p>
          </table:table-cell>
          <table:table-cell office:value-type="string" table:style-name="ce1">
            <text:p>https://www.keejob.com/offres-emploi/152111/conseillère-de-voyages-et-hôtels-nabeul/</text:p>
          </table:table-cell>
          <table:table-cell office:value-type="string" table:style-name="ce1">
            <text:p>EVOLUTION VOYAGES</text:p>
          </table:table-cell>
          <table:table-cell office:value-type="string" table:style-name="ce1">
            <text:p>informatique / télécoms</text:p>
          </table:table-cell>
          <table:table-cell office:value-type="float" office:value="151982" table:style-name="ce1">
            <text:p>151982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SIVPSIVP</text:p>
          </table:table-cell>
          <table:table-cell office:value-type="string" table:style-name="ce1">
            <text:p>La SoukraArianaTunisie</text:p>
          </table:table-cell>
          <table:table-cell office:value-type="string" table:style-name="ce1">
            <text:p>Moins d'un an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endeuse</text:p>
          </table:table-cell>
          <table:table-cell office:value-type="string" table:style-name="ce1">
            <text:p>https://www.keejob.com/offres-emploi/152155/vendeuse/</text:p>
          </table:table-cell>
          <table:table-cell office:value-type="string" table:style-name="ce1">
            <text:p>BENNOUR DECO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178" table:style-name="ce1">
            <text:p>152178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-SIVP-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ultant fonctionnel</text:p>
          </table:table-cell>
          <table:table-cell office:value-type="string" table:style-name="ce1">
            <text:p>https://www.keejob.com/offres-emploi/151982/consultant-fonctionnel/</text:p>
          </table:table-cell>
          <table:table-cell office:value-type="string" table:style-name="ce1">
            <text:p>SOFTSYS</text:p>
          </table:table-cell>
          <table:table-cell office:value-type="string" table:style-name="ce1">
            <text:p>recrutement / ressources humaines</text:p>
          </table:table-cell>
          <table:table-cell office:value-type="float" office:value="152143" table:style-name="ce1">
            <text:p>152143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Centre villeTuni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nseillers de ventes</text:p>
          </table:table-cell>
          <table:table-cell office:value-type="string" table:style-name="ce1">
            <text:p>https://www.keejob.com/offres-emploi/152178/conseillers-de-ventes/</text:p>
          </table:table-cell>
          <table:table-cell office:value-type="string" table:style-name="ce1">
            <text:p>HENI COLLECTION</text:p>
          </table:table-cell>
          <table:table-cell office:value-type="string" table:style-name="ce1">
            <text:p>commerce / vente / distribution</text:p>
          </table:table-cell>
          <table:table-cell office:value-type="float" office:value="152122" table:style-name="ce1">
            <text:p>152122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Local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Marketing Digital H/F</text:p>
          </table:table-cell>
          <table:table-cell office:value-type="string" table:style-name="ce1">
            <text:p>https://www.keejob.com/offres-emploi/152143/responsable-marketing-digital-hf/</text:p>
          </table:table-cell>
          <table:table-cell office:value-type="string" table:style-name="ce1">
            <text:p>Manpower</text:p>
          </table:table-cell>
          <table:table-cell office:value-type="string" table:style-name="ce1">
            <text:p>informatique / télécoms</text:p>
          </table:table-cell>
          <table:table-cell office:value-type="float" office:value="152135" table:style-name="ce1">
            <text:p>152135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SIVP</text:p>
          </table:table-cell>
          <table:table-cell office:value-type="string" table:style-name="ce1">
            <text:p>RaouedArianaTunisie</text:p>
          </table:table-cell>
          <table:table-cell office:value-type="string" table:style-name="ce1">
            <text:p>Entre 5 et 10 ans</text:p>
          </table:table-cell>
          <table:table-cell office:value-type="string" table:style-name="ce1">
            <text:p>Bac + 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Technicien SAV</text:p>
          </table:table-cell>
          <table:table-cell office:value-type="string" table:style-name="ce1">
            <text:p>https://www.keejob.com/offres-emploi/152122/technicien-sav/</text:p>
          </table:table-cell>
          <table:table-cell office:value-type="string" table:style-name="ce1">
            <text:p>GEI</text:p>
          </table:table-cell>
          <table:table-cell office:value-type="string" table:style-name="ce1">
            <text:p>autres</text:p>
          </table:table-cell>
          <table:table-cell office:value-type="float" office:value="152116" table:style-name="ce1">
            <text:p>152116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SIVP</text:p>
          </table:table-cell>
          <table:table-cell office:value-type="string" table:style-name="ce1">
            <text:p>Kairouan NordKairouan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irecteur financier et comptable</text:p>
          </table:table-cell>
          <table:table-cell office:value-type="string" table:style-name="ce1">
            <text:p>https://www.keejob.com/offres-emploi/152135/directeur-financier-et-comptable/</text:p>
          </table:table-cell>
          <table:table-cell office:value-type="string" table:style-name="ce1">
            <text:p>SYNOTEC</text:p>
          </table:table-cell>
          <table:table-cell office:value-type="string" table:style-name="ce1">
            <text:p>autres</text:p>
          </table:table-cell>
          <table:table-cell office:value-type="float" office:value="152150" table:style-name="ce1">
            <text:p>152150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UNKNOWNSIVP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Formations professionnelle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HEF DE CHAINE</text:p>
          </table:table-cell>
          <table:table-cell office:value-type="string" table:style-name="ce1">
            <text:p>https://www.keejob.com/offres-emploi/152116/chef-de-chaine/</text:p>
          </table:table-cell>
          <table:table-cell office:value-type="string" table:style-name="ce1">
            <text:p>NEO CONFECTION</text:p>
          </table:table-cell>
          <table:table-cell office:value-type="string" table:style-name="ce1">
            <text:p>industrie électro-mécaniques</text:p>
          </table:table-cell>
          <table:table-cell office:value-type="float" office:value="152138" table:style-name="ce1">
            <text:p>152138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-CDD-SIVP</text:p>
          </table:table-cell>
          <table:table-cell office:value-type="string" table:style-name="ce1">
            <text:p>Sousse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âtissier</text:p>
          </table:table-cell>
          <table:table-cell office:value-type="string" table:style-name="ce1">
            <text:p>https://www.keejob.com/offres-emploi/152150/pâtissier/</text:p>
          </table:table-cell>
          <table:table-cell office:value-type="string" table:style-name="ce1">
            <text:p>STER LE GOURMET</text:p>
          </table:table-cell>
          <table:table-cell office:value-type="string" table:style-name="ce1">
            <text:p>industrie métalliques</text:p>
          </table:table-cell>
          <table:table-cell office:value-type="float" office:value="152158" table:style-name="ce1">
            <text:p>152158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D-SIVP-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sponsable projet industrialisation</text:p>
          </table:table-cell>
          <table:table-cell office:value-type="string" table:style-name="ce1">
            <text:p>https://www.keejob.com/offres-emploi/152138/responsable-projet-industrialisation/</text:p>
          </table:table-cell>
          <table:table-cell office:value-type="string" table:style-name="ce1">
            <text:p>VENTANA MECAWELD SOUSSE</text:p>
          </table:table-cell>
          <table:table-cell office:value-type="string" table:style-name="ce1">
            <text:p>informatique / télécoms</text:p>
          </table:table-cell>
          <table:table-cell office:value-type="float" office:value="152114" table:style-name="ce1">
            <text:p>152114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Stage/PFE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ercial</text:p>
          </table:table-cell>
          <table:table-cell office:value-type="string" table:style-name="ce1">
            <text:p>https://www.keejob.com/offres-emploi/152158/ingénieur-commercial/</text:p>
          </table:table-cell>
          <table:table-cell office:value-type="string" table:style-name="ce1">
            <text:p>LES ATELIERS MECANIQUES DE PRECISION AMECAP</text:p>
          </table:table-cell>
          <table:table-cell office:value-type="string" table:style-name="ce1">
            <text:p>informatique / télécoms</text:p>
          </table:table-cell>
          <table:table-cell office:value-type="float" office:value="152128" table:style-name="ce1">
            <text:p>152128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-SIVP-</text:p>
          </table:table-cell>
          <table:table-cell office:value-type="string" table:style-name="ce1">
            <text:p>Cite El Khadr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age PFE - Data Science</text:p>
          </table:table-cell>
          <table:table-cell office:value-type="string" table:style-name="ce1">
            <text:p>https://www.keejob.com/offres-emploi/152114/stage-pfe-data-science/</text:p>
          </table:table-cell>
          <table:table-cell office:value-type="string" table:style-name="ce1">
            <text:p>ISS4U</text:p>
          </table:table-cell>
          <table:table-cell office:value-type="string" table:style-name="ce1">
            <text:p>comptabilité / gestion / audit</text:p>
          </table:table-cell>
          <table:table-cell office:value-type="float" office:value="152029" table:style-name="ce1">
            <text:p>152029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SIVP</text:p>
          </table:table-cell>
          <table:table-cell office:value-type="string" table:style-name="ce1">
            <text:p>Sfax VilleSfaxTunisie</text:p>
          </table:table-cell>
          <table:table-cell office:value-type="string" table:style-name="ce1">
            <text:p>Aucune expérience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édacteur Web Freelance</text:p>
          </table:table-cell>
          <table:table-cell office:value-type="string" table:style-name="ce1">
            <text:p>https://www.keejob.com/offres-emploi/152128/rédacteur-web-freelance/</text:p>
          </table:table-cell>
          <table:table-cell office:value-type="string" table:style-name="ce1">
            <text:p>VISEMEO</text:p>
          </table:table-cell>
          <table:table-cell office:value-type="string" table:style-name="ce1">
            <text:p>communication / publicité / média</text:p>
          </table:table-cell>
          <table:table-cell office:value-type="float" office:value="152176" table:style-name="ce1">
            <text:p>152176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-SIVP-</text:p>
          </table:table-cell>
          <table:table-cell office:value-type="string" table:style-name="ce1">
            <text:p>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ide Comptable</text:p>
          </table:table-cell>
          <table:table-cell office:value-type="string" table:style-name="ce1">
            <text:p>https://www.keejob.com/offres-emploi/152029/aide-comptable/</text:p>
          </table:table-cell>
          <table:table-cell office:value-type="string" table:style-name="ce1">
            <text:p>CABINET JMK</text:p>
          </table:table-cell>
          <table:table-cell office:value-type="string" table:style-name="ce1">
            <text:p>enseignement / formation / puériculture</text:p>
          </table:table-cell>
          <table:table-cell office:value-type="float" office:value="152168" table:style-name="ce1">
            <text:p>152168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La MarsaTunisTunisie</text:p>
          </table:table-cell>
          <table:table-cell office:value-type="string" table:style-name="ce1">
            <text:p>Entre 1 et 2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500 - 1000 DT / Mois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 Anglais</text:p>
          </table:table-cell>
          <table:table-cell office:value-type="string" table:style-name="ce1">
            <text:p>LocaleInternational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mmunity Manager</text:p>
          </table:table-cell>
          <table:table-cell office:value-type="string" table:style-name="ce1">
            <text:p>https://www.keejob.com/offres-emploi/152176/community-manager/</text:p>
          </table:table-cell>
          <table:table-cell office:value-type="string" table:style-name="ce1">
            <text:p>AGENCE CAMELEON</text:p>
          </table:table-cell>
          <table:table-cell office:value-type="string" table:style-name="ce1">
            <text:p>industrie métalliques</text:p>
          </table:table-cell>
          <table:table-cell office:value-type="float" office:value="152171" table:style-name="ce1">
            <text:p>152171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-CDD-</text:p>
          </table:table-cell>
          <table:table-cell office:value-type="string" table:style-name="ce1">
            <text:p>Hammam Chatt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Arabe Franç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dministrator Education Consulting</text:p>
          </table:table-cell>
          <table:table-cell office:value-type="string" table:style-name="ce1">
            <text:p>https://www.keejob.com/offres-emploi/152168/administrator-education-consulting-lac-2/</text:p>
          </table:table-cell>
          <table:table-cell office:value-type="string" table:style-name="ce1">
            <text:p>EDUSMART</text:p>
          </table:table-cell>
          <table:table-cell office:value-type="string" table:style-name="ce1">
            <text:p>industrie électro-mécaniques</text:p>
          </table:table-cell>
          <table:table-cell office:value-type="float" office:value="152104" table:style-name="ce1">
            <text:p>152104</text:p>
          </table:table-cell>
          <table:table-cell office:value-type="date" office:date-value="2022-02-24T00:00:00" table:style-name="ce2">
            <text:p>24-févr.-22</text:p>
          </table:table-cell>
          <table:table-cell office:value-type="string" table:style-name="ce1">
            <text:p>CDI</text:p>
          </table:table-cell>
          <table:table-cell office:value-type="string" table:style-name="ce1">
            <text:p>Ben ArousBen ArousTunisie</text:p>
          </table:table-cell>
          <table:table-cell office:value-type="string" table:style-name="ce1">
            <text:p>Entre 2 et 5 ans</text:p>
          </table:table-cell>
          <table:table-cell office:value-type="string" table:style-name="ce1">
            <text:p>Bac + 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lein temps</text:p>
          </table:table-cell>
          <table:table-cell office:value-type="string" table:style-name="ce1">
            <text:p>Français Anglais</text:p>
          </table:table-cell>
          <table:table-cell office:value-type="string" table:style-name="ce1">
            <text:p>UNKNOWN</text:p>
          </table:table-cell>
          <table:table-cell table:number-columns-repeated="16370"/>
        </table:table-row>
        <table:table-row table:number-rows-repeated="10472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P0" number:language="fr" number:country="FR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style:style style:name="_50_0_160__37__32_-_32_Accent1" style:display-name="20 % - Accent1" style:family="table-cell" style:data-style-name="N0">
      <style:table-cell-properties fo:background-color="#DDEBF7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9E1F2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DD7EE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4C6E7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9BC2E6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F4B08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9C9C9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FFD966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8EA9DB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SHIBA</meta:initial-creator>
    <dc:creator>TOSHIBA</dc:creator>
    <meta:creation-date>2022-04-27T20:53:24Z</meta:creation-date>
    <dc:date>2022-04-27T20:53:25Z</dc:date>
  </office:meta>
</office:document-meta>
</file>